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1.204cm"/>
    </style:style>
    <style:style style:name="co3" style:family="table-column">
      <style:table-column-properties fo:break-before="auto" style:column-width="7.724cm"/>
    </style:style>
    <style:style style:name="co4" style:family="table-column">
      <style:table-column-properties fo:break-before="auto" style:column-width="23.604cm"/>
    </style:style>
    <style:style style:name="co5" style:family="table-column">
      <style:table-column-properties fo:break-before="auto" style:column-width="3.424cm"/>
    </style:style>
    <style:style style:name="co6" style:family="table-column">
      <style:table-column-properties fo:break-before="auto" style:column-width="11.395cm"/>
    </style:style>
    <style:style style:name="co7" style:family="table-column">
      <style:table-column-properties fo:break-before="auto" style:column-width="20.962cm"/>
    </style:style>
    <style:style style:name="co8" style:family="table-column">
      <style:table-column-properties fo:break-before="auto" style:column-width="2.778cm"/>
    </style:style>
    <style:style style:name="co9" style:family="table-column">
      <style:table-column-properties fo:break-before="auto" style:column-width="20.532cm"/>
    </style:style>
    <style:style style:name="co10" style:family="table-column">
      <style:table-column-properties fo:break-before="auto" style:column-width="19.304cm"/>
    </style:style>
    <style:style style:name="co11" style:family="table-column">
      <style:table-column-properties fo:break-before="auto" style:column-width="13.499cm"/>
    </style:style>
    <style:style style:name="co12" style:family="table-column">
      <style:table-column-properties fo:break-before="auto" style:column-width="22.68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>
      <style:text-properties style:font-name="Arial" style:font-name-asian="Droid Sans" style:font-name-complex="Lohit Hindi"/>
    </style:style>
    <style:style style:name="ce3" style:family="table-cell" style:parent-style-name="Default" style:data-style-name="N11"/>
  </office:automatic-styles>
  <office:body>
    <office:spreadsheet>
      <table:table table:name="OAIPMH - resumptionTokens (level=1)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resumptionToken</text:p>
          </table:table-cell>
          <table:table-cell office:value-type="string">
            <text:p>FirstList</text:p>
          </table:table-cell>
          <table:table-cell office:value-type="string">
            <text:p>LastList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06">
            <text:p>0.06</text:p>
          </table:table-cell>
          <table:table-cell/>
          <table:table-cell table:formula="of:=CONCATENATE(&quot;{&quot;;[.A2];&quot;} &amp; &quot;; &quot;{\tablenum[table-format=4.2]{&quot;;IF(ISERROR([.D2]*1000); [.D2]; [.D2]*1000);&quot;}} &amp; &quot;; &quot;{\tablenum[table-format=4.2]{&quot;;IF(ISERROR([.E2]*1000); [.E2]; [.E2]*1000);&quot;}} &amp; &quot;; ; &quot;{\tablenum[table-format=4.2]{&quot;;IF(ISERROR([.D17]*1000); [.D17]; [.D17]*1000);&quot;}} &amp; &quot;; ; &quot;{\tablenum[table-format=4.2]{&quot;;IF(ISERROR([.E17]*1000); [.E17]; [.E17]*1000);&quot;}} &amp; &quot;; ; &quot;{\tablenum[table-format=4.2]{&quot;;IF(ISERROR([.D32]*1000); [.D32]; [.D32]*1000);&quot;}} &amp; &quot;; ; &quot;{\tablenum[table-format=4.2]{&quot;;IF(ISERROR([.E32]*1000); [.E32]; [.E32]*1000);&quot;}} \\ &quot;)" office:value-type="string" office:string-value="{W1} &amp; {\tablenum[table-format=4.2]{60}} &amp; {\tablenum[table-format=4.2]{60}} &amp; {\tablenum[table-format=4.2]{480}} &amp; {\tablenum[table-format=4.2]{-}} &amp; {\tablenum[table-format=4.2]{490}} &amp; {\tablenum[table-format=4.2]{-}} \\ ">
            <text:p>{W1} &amp; {\tablenum[table-format=4.2]{60}} &amp; {\tablenum[table-format=4.2]{60}} &amp; {\tablenum[table-format=4.2]{480}} &amp; {\tablenum[table-format=4.2]{-}} &amp; {\tablenum[table-format=4.2]{490}} &amp; {\tablenum[table-format=4.2]{-}} \\ 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06">
            <text:p>0.06</text:p>
          </table:table-cell>
          <table:table-cell/>
          <table:table-cell table:formula="of:=CONCATENATE(&quot;{&quot;;[.A3];&quot;} &amp; &quot;; &quot;{\tablenum[table-format=4.2]{&quot;;IF(ISERROR([.D3]*1000); [.D3]; [.D3]*1000);&quot;}} &amp; &quot;; &quot;{\tablenum[table-format=4.2]{&quot;;IF(ISERROR([.E3]*1000); [.E3]; [.E3]*1000);&quot;}} &amp; &quot;; ; &quot;{\tablenum[table-format=4.2]{&quot;;IF(ISERROR([.D18]*1000); [.D18]; [.D18]*1000);&quot;}} &amp; &quot;; ; &quot;{\tablenum[table-format=4.2]{&quot;;IF(ISERROR([.E18]*1000); [.E18]; [.E18]*1000);&quot;}} &amp; &quot;; ; &quot;{\tablenum[table-format=4.2]{&quot;;IF(ISERROR([.D33]*1000); [.D33]; [.D33]*1000);&quot;}} &amp; &quot;; ; &quot;{\tablenum[table-format=4.2]{&quot;;IF(ISERROR([.E33]*1000); [.E33]; [.E33]*1000);&quot;}} \\ &quot;)" office:value-type="string" office:string-value="{W2} &amp; {\tablenum[table-format=4.2]{60}} &amp; {\tablenum[table-format=4.2]{60}} &amp; {\tablenum[table-format=4.2]{480}} &amp; {\tablenum[table-format=4.2]{500}} &amp; {\tablenum[table-format=4.2]{980}} &amp; {\tablenum[table-format=4.2]{-}} \\ ">
            <text:p>{W2} &amp; {\tablenum[table-format=4.2]{60}} &amp; {\tablenum[table-format=4.2]{60}} &amp; {\tablenum[table-format=4.2]{480}} &amp; {\tablenum[table-format=4.2]{500}} &amp; {\tablenum[table-format=4.2]{980}} &amp; {\tablenum[table-format=4.2]{-}} \\ 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07">
            <text:p>0.07</text:p>
          </table:table-cell>
          <table:table-cell/>
          <table:table-cell table:formula="of:=CONCATENATE(&quot;{&quot;;[.A4];&quot;} &amp; &quot;; &quot;{\tablenum[table-format=4.2]{&quot;;IF(ISERROR([.D4]*1000); [.D4]; [.D4]*1000);&quot;}} &amp; &quot;; &quot;{\tablenum[table-format=4.2]{&quot;;IF(ISERROR([.E4]*1000); [.E4]; [.E4]*1000);&quot;}} &amp; &quot;; ; &quot;{\tablenum[table-format=4.2]{&quot;;IF(ISERROR([.D19]*1000); [.D19]; [.D19]*1000);&quot;}} &amp; &quot;; ; &quot;{\tablenum[table-format=4.2]{&quot;;IF(ISERROR([.E19]*1000); [.E19]; [.E19]*1000);&quot;}} &amp; &quot;; ; &quot;{\tablenum[table-format=4.2]{&quot;;IF(ISERROR([.D34]*1000); [.D34]; [.D34]*1000);&quot;}} &amp; &quot;; ; &quot;{\tablenum[table-format=4.2]{&quot;;IF(ISERROR([.E34]*1000); [.E34]; [.E34]*1000);&quot;}} \\ &quot;)" office:value-type="string" office:string-value="{W3} &amp; {\tablenum[table-format=4.2]{70}} &amp; {\tablenum[table-format=4.2]{70}} &amp; {\tablenum[table-format=4.2]{510}} &amp; {\tablenum[table-format=4.2]{520}} &amp; {\tablenum[table-format=4.2]{1980}} &amp; {\tablenum[table-format=4.2]{-}} \\ ">
            <text:p>{W3} &amp; {\tablenum[table-format=4.2]{70}} &amp; {\tablenum[table-format=4.2]{70}} &amp; {\tablenum[table-format=4.2]{510}} &amp; {\tablenum[table-format=4.2]{520}} &amp; {\tablenum[table-format=4.2]{1980}} &amp; {\tablenum[table-format=4.2]{-}} \\ 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8">
            <text:p>0.08</text:p>
          </table:table-cell>
          <table:table-cell/>
          <table:table-cell table:formula="of:=CONCATENATE(&quot;{&quot;;[.A5];&quot;} &amp; &quot;; &quot;{\tablenum[table-format=4.2]{&quot;;IF(ISERROR([.D5]*1000); [.D5]; [.D5]*1000);&quot;}} &amp; &quot;; &quot;{\tablenum[table-format=4.2]{&quot;;IF(ISERROR([.E5]*1000); [.E5]; [.E5]*1000);&quot;}} &amp; &quot;; ; &quot;{\tablenum[table-format=4.2]{&quot;;IF(ISERROR([.D20]*1000); [.D20]; [.D20]*1000);&quot;}} &amp; &quot;; ; &quot;{\tablenum[table-format=4.2]{&quot;;IF(ISERROR([.E20]*1000); [.E20]; [.E20]*1000);&quot;}} &amp; &quot;; ; &quot;{\tablenum[table-format=4.2]{&quot;;IF(ISERROR([.D35]*1000); [.D35]; [.D35]*1000);&quot;}} &amp; &quot;; ; &quot;{\tablenum[table-format=4.2]{&quot;;IF(ISERROR([.E35]*1000); [.E35]; [.E35]*1000);&quot;}} \\ &quot;)" office:value-type="string" office:string-value="{W4} &amp; {\tablenum[table-format=4.2]{90}} &amp; {\tablenum[table-format=4.2]{80}} &amp; {\tablenum[table-format=4.2]{540}} &amp; {\tablenum[table-format=4.2]{550}} &amp; {\tablenum[table-format=4.2]{4080}} &amp; {\tablenum[table-format=4.2]{-}} \\ ">
            <text:p>{W4} &amp; {\tablenum[table-format=4.2]{90}} &amp; {\tablenum[table-format=4.2]{80}} &amp; {\tablenum[table-format=4.2]{540}} &amp; {\tablenum[table-format=4.2]{550}} &amp; {\tablenum[table-format=4.2]{4080}} &amp; {\tablenum[table-format=4.2]{-}} \\ 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12">
            <text:p>0.12</text:p>
          </table:table-cell>
          <table:table-cell/>
          <table:table-cell table:formula="of:=CONCATENATE(&quot;{&quot;;[.A6];&quot;} &amp; &quot;; &quot;{\tablenum[table-format=4.2]{&quot;;IF(ISERROR([.D6]*1000); [.D6]; [.D6]*1000);&quot;}} &amp; &quot;; &quot;{\tablenum[table-format=4.2]{&quot;;IF(ISERROR([.E6]*1000); [.E6]; [.E6]*1000);&quot;}} &amp; &quot;; ; &quot;{\tablenum[table-format=4.2]{&quot;;IF(ISERROR([.D21]*1000); [.D21]; [.D21]*1000);&quot;}} &amp; &quot;; ; &quot;{\tablenum[table-format=4.2]{&quot;;IF(ISERROR([.E21]*1000); [.E21]; [.E21]*1000);&quot;}} &amp; &quot;; ; &quot;{\tablenum[table-format=4.2]{&quot;;IF(ISERROR([.D36]*1000); [.D36]; [.D36]*1000);&quot;}} &amp; &quot;; ; &quot;{\tablenum[table-format=4.2]{&quot;;IF(ISERROR([.E36]*1000); [.E36]; [.E36]*1000);&quot;}} \\ &quot;)" office:value-type="string" office:string-value="{W5} &amp; {\tablenum[table-format=4.2]{120}} &amp; {\tablenum[table-format=4.2]{120}} &amp; {\tablenum[table-format=4.2]{590}} &amp; {\tablenum[table-format=4.2]{620}} &amp; {\tablenum[table-format=4.2]{5410}} &amp; {\tablenum[table-format=4.2]{3390}} \\ ">
            <text:p>{W5} &amp; {\tablenum[table-format=4.2]{120}} &amp; {\tablenum[table-format=4.2]{120}} &amp; {\tablenum[table-format=4.2]{590}} &amp; {\tablenum[table-format=4.2]{620}} &amp; {\tablenum[table-format=4.2]{5410}} &amp; {\tablenum[table-format=4.2]{3390}} \\ 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18">
            <text:p>0.18</text:p>
          </table:table-cell>
          <table:table-cell/>
          <table:table-cell table:formula="of:=CONCATENATE(&quot;{&quot;;[.A7];&quot;} &amp; &quot;; &quot;{\tablenum[table-format=4.2]{&quot;;IF(ISERROR([.D7]*1000); [.D7]; [.D7]*1000);&quot;}} &amp; &quot;; &quot;{\tablenum[table-format=4.2]{&quot;;IF(ISERROR([.E7]*1000); [.E7]; [.E7]*1000);&quot;}} &amp; &quot;; ; &quot;{\tablenum[table-format=4.2]{&quot;;IF(ISERROR([.D22]*1000); [.D22]; [.D22]*1000);&quot;}} &amp; &quot;; ; &quot;{\tablenum[table-format=4.2]{&quot;;IF(ISERROR([.E22]*1000); [.E22]; [.E22]*1000);&quot;}} &amp; &quot;; ; &quot;{\tablenum[table-format=4.2]{&quot;;IF(ISERROR([.D37]*1000); [.D37]; [.D37]*1000);&quot;}} &amp; &quot;; ; &quot;{\tablenum[table-format=4.2]{&quot;;IF(ISERROR([.E37]*1000); [.E37]; [.E37]*1000);&quot;}} \\ &quot;)" office:value-type="string" office:string-value="{W6} &amp; {\tablenum[table-format=4.2]{180}} &amp; {\tablenum[table-format=4.2]{180}} &amp; {\tablenum[table-format=4.2]{700}} &amp; {\tablenum[table-format=4.2]{690}} &amp; {\tablenum[table-format=4.2]{5910}} &amp; {\tablenum[table-format=4.2]{6010}} \\ ">
            <text:p>{W6} &amp; {\tablenum[table-format=4.2]{180}} &amp; {\tablenum[table-format=4.2]{180}} &amp; {\tablenum[table-format=4.2]{700}} &amp; {\tablenum[table-format=4.2]{690}} &amp; {\tablenum[table-format=4.2]{5910}} &amp; {\tablenum[table-format=4.2]{6010}} \\ 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0.31">
            <text:p>0.31</text:p>
          </table:table-cell>
          <table:table-cell/>
          <table:table-cell table:formula="of:=CONCATENATE(&quot;{&quot;;[.A8];&quot;} &amp; &quot;; &quot;{\tablenum[table-format=4.2]{&quot;;IF(ISERROR([.D8]*1000); [.D8]; [.D8]*1000);&quot;}} &amp; &quot;; &quot;{\tablenum[table-format=4.2]{&quot;;IF(ISERROR([.E8]*1000); [.E8]; [.E8]*1000);&quot;}} &amp; &quot;; ; &quot;{\tablenum[table-format=4.2]{&quot;;IF(ISERROR([.D23]*1000); [.D23]; [.D23]*1000);&quot;}} &amp; &quot;; ; &quot;{\tablenum[table-format=4.2]{&quot;;IF(ISERROR([.E23]*1000); [.E23]; [.E23]*1000);&quot;}} &amp; &quot;; ; &quot;{\tablenum[table-format=4.2]{&quot;;IF(ISERROR([.D38]*1000); [.D38]; [.D38]*1000);&quot;}} &amp; &quot;; ; &quot;{\tablenum[table-format=4.2]{&quot;;IF(ISERROR([.E38]*1000); [.E38]; [.E38]*1000);&quot;}} \\ &quot;)" office:value-type="string" office:string-value="{W7} &amp; {\tablenum[table-format=4.2]{310}} &amp; {\tablenum[table-format=4.2]{310}} &amp; {\tablenum[table-format=4.2]{890}} &amp; {\tablenum[table-format=4.2]{880}} &amp; {\tablenum[table-format=4.2]{6720}} &amp; {\tablenum[table-format=4.2]{6890}} \\ ">
            <text:p>{W7} &amp; {\tablenum[table-format=4.2]{310}} &amp; {\tablenum[table-format=4.2]{310}} &amp; {\tablenum[table-format=4.2]{890}} &amp; {\tablenum[table-format=4.2]{880}} &amp; {\tablenum[table-format=4.2]{6720}} &amp; {\tablenum[table-format=4.2]{6890}} \\ 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table:style-name="ce1" office:value-type="float" office:value="0.57">
            <text:p>0.57</text:p>
          </table:table-cell>
          <table:table-cell table:style-name="ce1" office:value-type="float" office:value="0.56">
            <text:p>0.56</text:p>
          </table:table-cell>
          <table:table-cell/>
          <table:table-cell table:formula="of:=CONCATENATE(&quot;{&quot;;[.A9];&quot;} &amp; &quot;; &quot;{\tablenum[table-format=4.2]{&quot;;IF(ISERROR([.D9]*1000); [.D9]; [.D9]*1000);&quot;}} &amp; &quot;; &quot;{\tablenum[table-format=4.2]{&quot;;IF(ISERROR([.E9]*1000); [.E9]; [.E9]*1000);&quot;}} &amp; &quot;; ; &quot;{\tablenum[table-format=4.2]{&quot;;IF(ISERROR([.D24]*1000); [.D24]; [.D24]*1000);&quot;}} &amp; &quot;; ; &quot;{\tablenum[table-format=4.2]{&quot;;IF(ISERROR([.E24]*1000); [.E24]; [.E24]*1000);&quot;}} &amp; &quot;; ; &quot;{\tablenum[table-format=4.2]{&quot;;IF(ISERROR([.D39]*1000); [.D39]; [.D39]*1000);&quot;}} &amp; &quot;; ; &quot;{\tablenum[table-format=4.2]{&quot;;IF(ISERROR([.E39]*1000); [.E39]; [.E39]*1000);&quot;}} \\ &quot;)" office:value-type="string" office:string-value="{W8} &amp; {\tablenum[table-format=4.2]{570}} &amp; {\tablenum[table-format=4.2]{560}} &amp; {\tablenum[table-format=4.2]{1280}} &amp; {\tablenum[table-format=4.2]{1270}} &amp; {\tablenum[table-format=4.2]{8440}} &amp; {\tablenum[table-format=4.2]{8570}} \\ ">
            <text:p>{W8} &amp; {\tablenum[table-format=4.2]{570}} &amp; {\tablenum[table-format=4.2]{560}} &amp; {\tablenum[table-format=4.2]{1280}} &amp; {\tablenum[table-format=4.2]{1270}} &amp; {\tablenum[table-format=4.2]{8440}} &amp; {\tablenum[table-format=4.2]{8570}} \\ 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table:style-name="ce1" office:value-type="float" office:value="1.09">
            <text:p>1.09</text:p>
          </table:table-cell>
          <table:table-cell table:style-name="ce1" office:value-type="float" office:value="1.07">
            <text:p>1.07</text:p>
          </table:table-cell>
          <table:table-cell/>
          <table:table-cell table:formula="of:=CONCATENATE(&quot;{&quot;;[.A10];&quot;} &amp; &quot;; &quot;{\tablenum[table-format=4.2]{&quot;;IF(ISERROR([.D10]*1000); [.D10]; [.D10]*1000);&quot;}} &amp; &quot;; &quot;{\tablenum[table-format=4.2]{&quot;;IF(ISERROR([.E10]*1000); [.E10]; [.E10]*1000);&quot;}} &amp; &quot;; ; &quot;{\tablenum[table-format=4.2]{&quot;;IF(ISERROR([.D25]*1000); [.D25]; [.D25]*1000);&quot;}} &amp; &quot;; ; &quot;{\tablenum[table-format=4.2]{&quot;;IF(ISERROR([.E25]*1000); [.E25]; [.E25]*1000);&quot;}} &amp; &quot;; ; &quot;{\tablenum[table-format=4.2]{&quot;;IF(ISERROR([.D40]*1000); [.D40]; [.D40]*1000);&quot;}} &amp; &quot;; ; &quot;{\tablenum[table-format=4.2]{&quot;;IF(ISERROR([.E40]*1000); [.E40]; [.E40]*1000);&quot;}} \\ &quot;)" office:value-type="string" office:string-value="{W9} &amp; {\tablenum[table-format=4.2]{1090}} &amp; {\tablenum[table-format=4.2]{1070}} &amp; {\tablenum[table-format=4.2]{2060}} &amp; {\tablenum[table-format=4.2]{2050}} &amp; {\tablenum[table-format=4.2]{11780}} &amp; {\tablenum[table-format=4.2]{12690}} \\ ">
            <text:p>{W9} &amp; {\tablenum[table-format=4.2]{1090}} &amp; {\tablenum[table-format=4.2]{1070}} &amp; {\tablenum[table-format=4.2]{2060}} &amp; {\tablenum[table-format=4.2]{2050}} &amp; {\tablenum[table-format=4.2]{11780}} &amp; {\tablenum[table-format=4.2]{12690}} \\ 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table:style-name="ce1" office:value-type="float" office:value="2.13">
            <text:p>2.13</text:p>
          </table:table-cell>
          <table:table-cell table:style-name="ce1" office:value-type="float" office:value="2.1">
            <text:p>2.10</text:p>
          </table:table-cell>
          <table:table-cell/>
          <table:table-cell table:formula="of:=CONCATENATE(&quot;{&quot;;[.A11];&quot;} &amp; &quot;; &quot;{\tablenum[table-format=4.2]{&quot;;IF(ISERROR([.D11]*1000); [.D11]; [.D11]*1000);&quot;}} &amp; &quot;; &quot;{\tablenum[table-format=4.2]{&quot;;IF(ISERROR([.E11]*1000); [.E11]; [.E11]*1000);&quot;}} &amp; &quot;; ; &quot;{\tablenum[table-format=4.2]{&quot;;IF(ISERROR([.D26]*1000); [.D26]; [.D26]*1000);&quot;}} &amp; &quot;; ; &quot;{\tablenum[table-format=4.2]{&quot;;IF(ISERROR([.E26]*1000); [.E26]; [.E26]*1000);&quot;}} &amp; &quot;; ; &quot;{\tablenum[table-format=4.2]{&quot;;IF(ISERROR([.D41]*1000); [.D41]; [.D41]*1000);&quot;}} &amp; &quot;; ; &quot;{\tablenum[table-format=4.2]{&quot;;IF(ISERROR([.E41]*1000); [.E41]; [.E41]*1000);&quot;}} \\ &quot;)" office:value-type="string" office:string-value="{W10} &amp; {\tablenum[table-format=4.2]{2130}} &amp; {\tablenum[table-format=4.2]{2100}} &amp; {\tablenum[table-format=4.2]{3680}} &amp; {\tablenum[table-format=4.2]{3670}} &amp; {\tablenum[table-format=4.2]{19090}} &amp; {\tablenum[table-format=4.2]{19920}} \\ ">
            <text:p>{W10} &amp; {\tablenum[table-format=4.2]{2130}} &amp; {\tablenum[table-format=4.2]{2100}} &amp; {\tablenum[table-format=4.2]{3680}} &amp; {\tablenum[table-format=4.2]{3670}} &amp; {\tablenum[table-format=4.2]{19090}} &amp; {\tablenum[table-format=4.2]{19920}} \\ 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table:style-name="ce1" office:value-type="float" office:value="4.28">
            <text:p>4.28</text:p>
          </table:table-cell>
          <table:table-cell table:style-name="ce1" office:value-type="float" office:value="4.21">
            <text:p>4.21</text:p>
          </table:table-cell>
          <table:table-cell/>
          <table:table-cell table:formula="of:=CONCATENATE(&quot;{&quot;;[.A12];&quot;} &amp; &quot;; &quot;{\tablenum[table-format=4.2]{&quot;;IF(ISERROR([.D12]*1000); [.D12]; [.D12]*1000);&quot;}} &amp; &quot;; &quot;{\tablenum[table-format=4.2]{&quot;;IF(ISERROR([.E12]*1000); [.E12]; [.E12]*1000);&quot;}} &amp; &quot;; ; &quot;{\tablenum[table-format=4.2]{&quot;;IF(ISERROR([.D27]*1000); [.D27]; [.D27]*1000);&quot;}} &amp; &quot;; ; &quot;{\tablenum[table-format=4.2]{&quot;;IF(ISERROR([.E27]*1000); [.E27]; [.E27]*1000);&quot;}} &amp; &quot;; ; &quot;{\tablenum[table-format=4.2]{&quot;;IF(ISERROR([.D42]*1000); [.D42]; [.D42]*1000);&quot;}} &amp; &quot;; ; &quot;{\tablenum[table-format=4.2]{&quot;;IF(ISERROR([.E42]*1000); [.E42]; [.E42]*1000);&quot;}} \\ &quot;)" office:value-type="string" office:string-value="{W11} &amp; {\tablenum[table-format=4.2]{4280}} &amp; {\tablenum[table-format=4.2]{4210}} &amp; {\tablenum[table-format=4.2]{6910}} &amp; {\tablenum[table-format=4.2]{6960}} &amp; {\tablenum[table-format=4.2]{34260}} &amp; {\tablenum[table-format=4.2]{36850}} \\ ">
            <text:p>{W11} &amp; {\tablenum[table-format=4.2]{4280}} &amp; {\tablenum[table-format=4.2]{4210}} &amp; {\tablenum[table-format=4.2]{6910}} &amp; {\tablenum[table-format=4.2]{6960}} &amp; {\tablenum[table-format=4.2]{34260}} &amp; {\tablenum[table-format=4.2]{36850}} \\ 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table:style-name="ce1" office:value-type="float" office:value="8.68">
            <text:p>8.68</text:p>
          </table:table-cell>
          <table:table-cell table:style-name="ce1" office:value-type="float" office:value="8.55">
            <text:p>8.55</text:p>
          </table:table-cell>
          <table:table-cell/>
          <table:table-cell table:formula="of:=CONCATENATE(&quot;{&quot;;[.A13];&quot;} &amp; &quot;; &quot;{\tablenum[table-format=4.2]{&quot;;IF(ISERROR([.D13]*1000); [.D13]; [.D13]*1000);&quot;}} &amp; &quot;; &quot;{\tablenum[table-format=4.2]{&quot;;IF(ISERROR([.E13]*1000); [.E13]; [.E13]*1000);&quot;}} &amp; &quot;; ; &quot;{\tablenum[table-format=4.2]{&quot;;IF(ISERROR([.D28]*1000); [.D28]; [.D28]*1000);&quot;}} &amp; &quot;; ; &quot;{\tablenum[table-format=4.2]{&quot;;IF(ISERROR([.E28]*1000); [.E28]; [.E28]*1000);&quot;}} &amp; &quot;; ; &quot;{\tablenum[table-format=4.2]{&quot;;IF(ISERROR([.D43]*1000); [.D43]; [.D43]*1000);&quot;}} &amp; &quot;; ; &quot;{\tablenum[table-format=4.2]{&quot;;IF(ISERROR([.E43]*1000); [.E43]; [.E43]*1000);&quot;}} \\ &quot;)" office:value-type="string" office:string-value="{W12} &amp; {\tablenum[table-format=4.2]{8680}} &amp; {\tablenum[table-format=4.2]{8550}} &amp; {\tablenum[table-format=4.2]{13700}} &amp; {\tablenum[table-format=4.2]{13860}} &amp; {\tablenum[table-format=4.2]{67590}} &amp; {\tablenum[table-format=4.2]{73030}} \\ ">
            <text:p>{W12} &amp; {\tablenum[table-format=4.2]{8680}} &amp; {\tablenum[table-format=4.2]{8550}} &amp; {\tablenum[table-format=4.2]{13700}} &amp; {\tablenum[table-format=4.2]{13860}} &amp; {\tablenum[table-format=4.2]{67590}} &amp; {\tablenum[table-format=4.2]{73030}} \\ 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table:style-name="ce1" office:value-type="float" office:value="17.38">
            <text:p>17.38</text:p>
          </table:table-cell>
          <table:table-cell table:style-name="ce1" office:value-type="float" office:value="16.93">
            <text:p>16.93</text:p>
          </table:table-cell>
          <table:table-cell/>
          <table:table-cell table:formula="of:=CONCATENATE(&quot;{&quot;;[.A14];&quot;} &amp; &quot;; &quot;{\tablenum[table-format=4.2]{&quot;;IF(ISERROR([.D14]*1000); [.D14]; [.D14]*1000);&quot;}} &amp; &quot;; &quot;{\tablenum[table-format=4.2]{&quot;;IF(ISERROR([.E14]*1000); [.E14]; [.E14]*1000);&quot;}} &amp; &quot;; ; &quot;{\tablenum[table-format=4.2]{&quot;;IF(ISERROR([.D29]*1000); [.D29]; [.D29]*1000);&quot;}} &amp; &quot;; ; &quot;{\tablenum[table-format=4.2]{&quot;;IF(ISERROR([.E29]*1000); [.E29]; [.E29]*1000);&quot;}} &amp; &quot;; ; &quot;{\tablenum[table-format=4.2]{&quot;;IF(ISERROR([.D44]*1000); [.D44]; [.D44]*1000);&quot;}} &amp; &quot;; ; &quot;{\tablenum[table-format=4.2]{&quot;;IF(ISERROR([.E44]*1000); [.E44]; [.E44]*1000);&quot;}} \\ &quot;)" office:value-type="string" office:string-value="{W13} &amp; {\tablenum[table-format=4.2]{17380}} &amp; {\tablenum[table-format=4.2]{16930}} &amp; {\tablenum[table-format=4.2]{27400}} &amp; {\tablenum[table-format=4.2]{27380}} &amp; {\tablenum[table-format=4.2]{143860}} &amp; {\tablenum[table-format=4.2]{157450}} \\ ">
            <text:p>{W13} &amp; {\tablenum[table-format=4.2]{17380}} &amp; {\tablenum[table-format=4.2]{16930}} &amp; {\tablenum[table-format=4.2]{27400}} &amp; {\tablenum[table-format=4.2]{27380}} &amp; {\tablenum[table-format=4.2]{143860}} &amp; {\tablenum[table-format=4.2]{157450}} \\ 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table:style-name="ce1" office:value-type="float" office:value="262.48">
            <text:p>262.48</text:p>
          </table:table-cell>
          <table:table-cell table:style-name="ce1" office:value-type="float" office:value="37.02">
            <text:p>37.02</text:p>
          </table:table-cell>
          <table:table-cell/>
          <table:table-cell table:formula="of:=CONCATENATE(&quot;{&quot;;[.A15];&quot;} &amp; &quot;; &quot;{\tablenum[table-format=4.2]{&quot;;IF(ISERROR([.D15]*1000); [.D15]; [.D15]*1000);&quot;}} &amp; &quot;; &quot;{\tablenum[table-format=4.2]{&quot;;IF(ISERROR([.E15]*1000); [.E15]; [.E15]*1000);&quot;}} &amp; &quot;; ; &quot;{\tablenum[table-format=4.2]{&quot;;IF(ISERROR([.D30]*1000); [.D30]; [.D30]*1000);&quot;}} &amp; &quot;; ; &quot;{\tablenum[table-format=4.2]{&quot;;IF(ISERROR([.E30]*1000); [.E30]; [.E30]*1000);&quot;}} &amp; &quot;; ; &quot;{\tablenum[table-format=4.2]{&quot;;IF(ISERROR([.D45]*1000); [.D45]; [.D45]*1000);&quot;}} &amp; &quot;; ; &quot;{\tablenum[table-format=4.2]{&quot;;IF(ISERROR([.E45]*1000); [.E45]; [.E45]*1000);&quot;}} \\ &quot;)" office:value-type="string" office:string-value="{W14} &amp; {\tablenum[table-format=4.2]{262480}} &amp; {\tablenum[table-format=4.2]{37020}} &amp; {\tablenum[table-format=4.2]{57020}} &amp; {\tablenum[table-format=4.2]{57000}} &amp; {\tablenum[table-format=4.2]{552250}} &amp; {\tablenum[table-format=4.2]{611790}} \\ ">
            <text:p>{W14} &amp; {\tablenum[table-format=4.2]{262480}} &amp; {\tablenum[table-format=4.2]{37020}} &amp; {\tablenum[table-format=4.2]{57020}} &amp; {\tablenum[table-format=4.2]{57000}} &amp; {\tablenum[table-format=4.2]{552250}} &amp; {\tablenum[table-format=4.2]{611790}} \\ 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table:style-name="ce1" office:value-type="float" office:value="1276.84">
            <text:p>1276.84</text:p>
          </table:table-cell>
          <table:table-cell table:style-name="ce1" office:value-type="float" office:value="1266.52">
            <text:p>1266.52</text:p>
          </table:table-cell>
          <table:table-cell/>
          <table:table-cell table:formula="of:=CONCATENATE(&quot;{&quot;;[.A16];&quot;} &amp; &quot;; &quot;{\tablenum[table-format=4.2]{&quot;;IF(ISERROR([.D16]*1000); [.D16]; [.D16]*1000);&quot;}} &amp; &quot;; &quot;{\tablenum[table-format=4.2]{&quot;;IF(ISERROR([.E16]*1000); [.E16]; [.E16]*1000);&quot;}} &amp; &quot;; ; &quot;{\tablenum[table-format=4.2]{&quot;;IF(ISERROR([.D31]*1000); [.D31]; [.D31]*1000);&quot;}} &amp; &quot;; ; &quot;{\tablenum[table-format=4.2]{&quot;;IF(ISERROR([.E31]*1000); [.E31]; [.E31]*1000);&quot;}} &amp; &quot;; ; &quot;{\tablenum[table-format=4.2]{&quot;;IF(ISERROR([.D46]*1000); [.D46]; [.D46]*1000);&quot;}} &amp; &quot;; ; &quot;{\tablenum[table-format=4.2]{&quot;;IF(ISERROR([.E46]*1000); [.E46]; [.E46]*1000);&quot;}} \\ &quot;)" office:value-type="string" office:string-value="{W15} &amp; {\tablenum[table-format=4.2]{1276840}} &amp; {\tablenum[table-format=4.2]{1266520}} &amp; {\tablenum[table-format=4.2]{1096860}} &amp; {\tablenum[table-format=4.2]{1145490}} &amp; {\tablenum[table-format=4.2]{1827780}} &amp; {\tablenum[table-format=4.2]{1976550}} \\ ">
            <text:p>{W15} &amp; {\tablenum[table-format=4.2]{1276840}} &amp; {\tablenum[table-format=4.2]{1266520}} &amp; {\tablenum[table-format=4.2]{1096860}} &amp; {\tablenum[table-format=4.2]{1145490}} &amp; {\tablenum[table-format=4.2]{1827780}} &amp; {\tablenum[table-format=4.2]{1976550}} \\ </text:p>
          </table:table-cell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100">
            <text:p>100</text:p>
          </table:table-cell>
          <table:table-cell table:style-name="ce1" office:value-type="float" office:value="0.48">
            <text:p>0.48</text:p>
          </table:table-cell>
          <table:table-cell table:style-name="ce1" office:value-type="string">
            <text:p>-</text:p>
          </table:table-cell>
          <table:table-cell table:formula="of:=[.E17]*1000" office:value-type="float" office:value="0">
            <text:p>#VALUE!</text:p>
          </table:table-cell>
          <table:table-cell/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style-name="ce1" office:value-type="float" office:value="0.48">
            <text:p>0.48</text:p>
          </table:table-cell>
          <table:table-cell table:style-name="ce1" office:value-type="float" office:value="0.5">
            <text:p>0.50</text:p>
          </table:table-cell>
          <table:table-cell table:formula="of:=IF(ISERROR([.F17]); [.E17]; [.E17]*1000)" office:value-type="string" office:string-value="-">
            <text:p>-</text:p>
          </table:table-cell>
          <table:table-cell/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0.52">
            <text:p>0.52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table:style-name="ce1" office:value-type="float" office:value="0.54">
            <text:p>0.54</text:p>
          </table:table-cell>
          <table:table-cell table:style-name="ce1" office:value-type="float" office:value="0.55">
            <text:p>0.55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table:style-name="ce1" office:value-type="float" office:value="0.59">
            <text:p>0.59</text:p>
          </table:table-cell>
          <table:table-cell table:style-name="ce1" office:value-type="float" office:value="0.62">
            <text:p>0.62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table:style-name="ce1" office:value-type="float" office:value="0.7">
            <text:p>0.70</text:p>
          </table:table-cell>
          <table:table-cell table:style-name="ce1" office:value-type="float" office:value="0.69">
            <text:p>0.69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table:style-name="ce1" office:value-type="float" office:value="0.89">
            <text:p>0.89</text:p>
          </table:table-cell>
          <table:table-cell table:style-name="ce1" office:value-type="float" office:value="0.88">
            <text:p>0.88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table:style-name="ce1" office:value-type="float" office:value="1.28">
            <text:p>1.28</text:p>
          </table:table-cell>
          <table:table-cell table:style-name="ce1" office:value-type="float" office:value="1.27">
            <text:p>1.27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table:style-name="ce1" office:value-type="float" office:value="2.06">
            <text:p>2.06</text:p>
          </table:table-cell>
          <table:table-cell table:style-name="ce1" office:value-type="float" office:value="2.05">
            <text:p>2.05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table:style-name="ce1" office:value-type="float" office:value="3.68">
            <text:p>3.68</text:p>
          </table:table-cell>
          <table:table-cell table:style-name="ce1" office:value-type="float" office:value="3.67">
            <text:p>3.67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table:style-name="ce1" office:value-type="float" office:value="6.91">
            <text:p>6.91</text:p>
          </table:table-cell>
          <table:table-cell table:style-name="ce1" office:value-type="float" office:value="6.96">
            <text:p>6.9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table:style-name="ce1" office:value-type="float" office:value="13.7">
            <text:p>13.70</text:p>
          </table:table-cell>
          <table:table-cell table:style-name="ce1" office:value-type="float" office:value="13.86">
            <text:p>13.86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table:style-name="ce1" office:value-type="float" office:value="27.4">
            <text:p>27.40</text:p>
          </table:table-cell>
          <table:table-cell table:style-name="ce1" office:value-type="float" office:value="27.38">
            <text:p>27.38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table:style-name="ce1" office:value-type="float" office:value="57.02">
            <text:p>57.02</text:p>
          </table:table-cell>
          <table:table-cell table:style-name="ce1" office:value-type="float" office:value="57">
            <text:p>57.00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table:style-name="ce1" office:value-type="float" office:value="1096.86">
            <text:p>1096.86</text:p>
          </table:table-cell>
          <table:table-cell table:style-name="ce1" office:value-type="float" office:value="1145.49">
            <text:p>1145.49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table:style-name="ce1" office:value-type="float" office:value="0.49">
            <text:p>0.49</text:p>
          </table:table-cell>
          <table:table-cell table:style-name="ce1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table:style-name="ce1" office:value-type="float" office:value="0.98">
            <text:p>0.98</text:p>
          </table:table-cell>
          <table:table-cell table:style-name="ce1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table:style-name="ce1" office:value-type="float" office:value="1.98">
            <text:p>1.98</text:p>
          </table:table-cell>
          <table:table-cell table:style-name="ce1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style-name="ce1" office:value-type="float" office:value="4.08">
            <text:p>4.08</text:p>
          </table:table-cell>
          <table:table-cell table:style-name="ce1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table:style-name="ce1" office:value-type="float" office:value="5.41">
            <text:p>5.41</text:p>
          </table:table-cell>
          <table:table-cell table:style-name="ce1" office:value-type="float" office:value="3.39">
            <text:p>3.39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table:style-name="ce1" office:value-type="float" office:value="5.91">
            <text:p>5.91</text:p>
          </table:table-cell>
          <table:table-cell table:style-name="ce1" office:value-type="float" office:value="6.01">
            <text:p>6.01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table:style-name="ce1" office:value-type="float" office:value="6.72">
            <text:p>6.72</text:p>
          </table:table-cell>
          <table:table-cell table:style-name="ce1" office:value-type="float" office:value="6.89">
            <text:p>6.89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table:style-name="ce1" office:value-type="float" office:value="8.44">
            <text:p>8.44</text:p>
          </table:table-cell>
          <table:table-cell table:style-name="ce1" office:value-type="float" office:value="8.57">
            <text:p>8.57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table:style-name="ce1" office:value-type="float" office:value="11.78">
            <text:p>11.78</text:p>
          </table:table-cell>
          <table:table-cell table:style-name="ce1" office:value-type="float" office:value="12.69">
            <text:p>12.69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table:style-name="ce1" office:value-type="float" office:value="19.09">
            <text:p>19.09</text:p>
          </table:table-cell>
          <table:table-cell table:style-name="ce1" office:value-type="float" office:value="19.92">
            <text:p>19.92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table:style-name="ce1" office:value-type="float" office:value="34.26">
            <text:p>34.26</text:p>
          </table:table-cell>
          <table:table-cell table:style-name="ce1" office:value-type="float" office:value="36.85">
            <text:p>36.85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table:style-name="ce1" office:value-type="float" office:value="67.59">
            <text:p>67.59</text:p>
          </table:table-cell>
          <table:table-cell table:style-name="ce1" office:value-type="float" office:value="73.03">
            <text:p>73.03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table:style-name="ce1" office:value-type="float" office:value="143.86">
            <text:p>143.86</text:p>
          </table:table-cell>
          <table:table-cell table:style-name="ce1" office:value-type="float" office:value="157.45">
            <text:p>157.45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table:style-name="ce1" office:value-type="float" office:value="552.25">
            <text:p>552.25</text:p>
          </table:table-cell>
          <table:table-cell table:style-name="ce1" office:value-type="float" office:value="611.79">
            <text:p>611.79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table:style-name="ce1" office:value-type="float" office:value="1827.78">
            <text:p>1827.78</text:p>
          </table:table-cell>
          <table:table-cell table:style-name="ce1" office:value-type="float" office:value="1976.55">
            <text:p>1976.55</text:p>
          </table:table-cell>
          <table:table-cell table:number-columns-repeated="2"/>
        </table:table-row>
        <table:table-row table:style-name="ro2" table:number-rows-repeated="104852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AIPMH - Levels (resumptionToken=1k)" table:style-name="ta1">
        <office:forms form:automatic-focus="false" form:apply-design-mode="false"/>
        <table:table-column table:style-name="co1" table:number-columns-repeated="7" table:default-cell-style-name="Default"/>
        <table:table-row table:style-name="ro2">
          <table:table-cell table:number-columns-repeated="2" office:value-type="string">
            <text:p>Workload</text:p>
          </table:table-cell>
          <table:table-cell office:value-type="string">
            <text:p>Level</text:p>
          </table:table-cell>
          <table:table-cell office:value-type="string">
            <text:p>First List</text:p>
          </table:table-cell>
          <table:table-cell office:value-type="string">
            <text:p>Last List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1</text:p>
          </table:table-cell>
          <table:table-cell office:value-type="float" office:value="0.49">
            <text:p>0.49</text:p>
          </table:table-cell>
          <table:table-cell office:value-type="string">
            <text:p>-</text:p>
          </table:table-cell>
          <table:table-cell/>
          <table:table-cell table:formula="of:=CONCATENATE(&quot;{&quot;;[.A2];&quot;} &amp; &quot;; &quot;{\tablenum[table-format=4.2]{&quot;;IF(ISERROR([.D2]*1000); [.D2]; [.D2]*1000);&quot;}} &amp; &quot;; &quot;{\tablenum[table-format=4.2]{&quot;;IF(ISERROR([.E2]*1000); [.E2]; [.E2]*1000);&quot;}} &amp; &quot;; ; &quot;{\tablenum[table-format=4.2]{&quot;;IF(ISERROR([.D17]*1000); [.D17]; [.D17]*1000);&quot;}} &amp; &quot;; ; &quot;{\tablenum[table-format=4.2]{&quot;;IF(ISERROR([.E17]*1000); [.E17]; [.E17]*1000);&quot;}} &amp; &quot;; ; &quot;{\tablenum[table-format=4.2]{&quot;;IF(ISERROR([.D32]*1000); [.D32]; [.D32]*1000);&quot;}} &amp; &quot;; ; &quot;{\tablenum[table-format=4.2]{&quot;;IF(ISERROR([.E32]*1000); [.E32]; [.E32]*1000);&quot;}} \\ &quot;)" office:value-type="string" office:string-value="{w1} &amp; {\tablenum[table-format=4.2]{490}} &amp; {\tablenum[table-format=4.2]{-}} &amp; {\tablenum[table-format=4.2]{490}} &amp; {\tablenum[table-format=4.2]{-}} &amp; {\tablenum[table-format=4.2]{490}} &amp; {\tablenum[table-format=4.2]{-}} \\ ">
            <text:p>{w1} &amp; {\tablenum[table-format=4.2]{490}} &amp; {\tablenum[table-format=4.2]{-}} &amp; {\tablenum[table-format=4.2]{490}} &amp; {\tablenum[table-format=4.2]{-}} &amp; {\tablenum[table-format=4.2]{490}} &amp; {\tablenum[table-format=4.2]{-}} \\ 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1</text:p>
          </table:table-cell>
          <table:table-cell office:value-type="float" office:value="0.98">
            <text:p>0.98</text:p>
          </table:table-cell>
          <table:table-cell office:value-type="string">
            <text:p>-</text:p>
          </table:table-cell>
          <table:table-cell/>
          <table:table-cell table:formula="of:=CONCATENATE(&quot;{&quot;;[.A3];&quot;} &amp; &quot;; &quot;{\tablenum[table-format=4.2]{&quot;;IF(ISERROR([.D3]*1000); [.D3]; [.D3]*1000);&quot;}} &amp; &quot;; &quot;{\tablenum[table-format=4.2]{&quot;;IF(ISERROR([.E3]*1000); [.E3]; [.E3]*1000);&quot;}} &amp; &quot;; ; &quot;{\tablenum[table-format=4.2]{&quot;;IF(ISERROR([.D18]*1000); [.D18]; [.D18]*1000);&quot;}} &amp; &quot;; ; &quot;{\tablenum[table-format=4.2]{&quot;;IF(ISERROR([.E18]*1000); [.E18]; [.E18]*1000);&quot;}} &amp; &quot;; ; &quot;{\tablenum[table-format=4.2]{&quot;;IF(ISERROR([.D33]*1000); [.D33]; [.D33]*1000);&quot;}} &amp; &quot;; ; &quot;{\tablenum[table-format=4.2]{&quot;;IF(ISERROR([.E33]*1000); [.E33]; [.E33]*1000);&quot;}} \\ &quot;)" office:value-type="string" office:string-value="{w2} &amp; {\tablenum[table-format=4.2]{980}} &amp; {\tablenum[table-format=4.2]{-}} &amp; {\tablenum[table-format=4.2]{980}} &amp; {\tablenum[table-format=4.2]{-}} &amp; {\tablenum[table-format=4.2]{980}} &amp; {\tablenum[table-format=4.2]{-}} \\ ">
            <text:p>{w2} &amp; {\tablenum[table-format=4.2]{980}} &amp; {\tablenum[table-format=4.2]{-}} &amp; {\tablenum[table-format=4.2]{980}} &amp; {\tablenum[table-format=4.2]{-}} &amp; {\tablenum[table-format=4.2]{980}} &amp; {\tablenum[table-format=4.2]{-}} \\ 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1</text:p>
          </table:table-cell>
          <table:table-cell office:value-type="float" office:value="1.98">
            <text:p>1.98</text:p>
          </table:table-cell>
          <table:table-cell office:value-type="string">
            <text:p>-</text:p>
          </table:table-cell>
          <table:table-cell/>
          <table:table-cell table:formula="of:=CONCATENATE(&quot;{&quot;;[.A4];&quot;} &amp; &quot;; &quot;{\tablenum[table-format=4.2]{&quot;;IF(ISERROR([.D4]*1000); [.D4]; [.D4]*1000);&quot;}} &amp; &quot;; &quot;{\tablenum[table-format=4.2]{&quot;;IF(ISERROR([.E4]*1000); [.E4]; [.E4]*1000);&quot;}} &amp; &quot;; ; &quot;{\tablenum[table-format=4.2]{&quot;;IF(ISERROR([.D19]*1000); [.D19]; [.D19]*1000);&quot;}} &amp; &quot;; ; &quot;{\tablenum[table-format=4.2]{&quot;;IF(ISERROR([.E19]*1000); [.E19]; [.E19]*1000);&quot;}} &amp; &quot;; ; &quot;{\tablenum[table-format=4.2]{&quot;;IF(ISERROR([.D34]*1000); [.D34]; [.D34]*1000);&quot;}} &amp; &quot;; ; &quot;{\tablenum[table-format=4.2]{&quot;;IF(ISERROR([.E34]*1000); [.E34]; [.E34]*1000);&quot;}} \\ &quot;)" office:value-type="string" office:string-value="{w3} &amp; {\tablenum[table-format=4.2]{1980}} &amp; {\tablenum[table-format=4.2]{-}} &amp; {\tablenum[table-format=4.2]{2010}} &amp; {\tablenum[table-format=4.2]{-}} &amp; {\tablenum[table-format=4.2]{2010}} &amp; {\tablenum[table-format=4.2]{-}} \\ ">
            <text:p>{w3} &amp; {\tablenum[table-format=4.2]{1980}} &amp; {\tablenum[table-format=4.2]{-}} &amp; {\tablenum[table-format=4.2]{2010}} &amp; {\tablenum[table-format=4.2]{-}} &amp; {\tablenum[table-format=4.2]{2010}} &amp; {\tablenum[table-format=4.2]{-}} \\ 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1</text:p>
          </table:table-cell>
          <table:table-cell office:value-type="float" office:value="4.08">
            <text:p>4.08</text:p>
          </table:table-cell>
          <table:table-cell office:value-type="string">
            <text:p>-</text:p>
          </table:table-cell>
          <table:table-cell/>
          <table:table-cell table:formula="of:=CONCATENATE(&quot;{&quot;;[.A5];&quot;} &amp; &quot;; &quot;{\tablenum[table-format=4.2]{&quot;;IF(ISERROR([.D5]*1000); [.D5]; [.D5]*1000);&quot;}} &amp; &quot;; &quot;{\tablenum[table-format=4.2]{&quot;;IF(ISERROR([.E5]*1000); [.E5]; [.E5]*1000);&quot;}} &amp; &quot;; ; &quot;{\tablenum[table-format=4.2]{&quot;;IF(ISERROR([.D20]*1000); [.D20]; [.D20]*1000);&quot;}} &amp; &quot;; ; &quot;{\tablenum[table-format=4.2]{&quot;;IF(ISERROR([.E20]*1000); [.E20]; [.E20]*1000);&quot;}} &amp; &quot;; ; &quot;{\tablenum[table-format=4.2]{&quot;;IF(ISERROR([.D35]*1000); [.D35]; [.D35]*1000);&quot;}} &amp; &quot;; ; &quot;{\tablenum[table-format=4.2]{&quot;;IF(ISERROR([.E35]*1000); [.E35]; [.E35]*1000);&quot;}} \\ &quot;)" office:value-type="string" office:string-value="{w4} &amp; {\tablenum[table-format=4.2]{4080}} &amp; {\tablenum[table-format=4.2]{-}} &amp; {\tablenum[table-format=4.2]{4140}} &amp; {\tablenum[table-format=4.2]{-}} &amp; {\tablenum[table-format=4.2]{4120}} &amp; {\tablenum[table-format=4.2]{-}} \\ ">
            <text:p>{w4} &amp; {\tablenum[table-format=4.2]{4080}} &amp; {\tablenum[table-format=4.2]{-}} &amp; {\tablenum[table-format=4.2]{4140}} &amp; {\tablenum[table-format=4.2]{-}} &amp; {\tablenum[table-format=4.2]{4120}} &amp; {\tablenum[table-format=4.2]{-}} \\ 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1</text:p>
          </table:table-cell>
          <table:table-cell office:value-type="float" office:value="5.41">
            <text:p>5.41</text:p>
          </table:table-cell>
          <table:table-cell office:value-type="float" office:value="3.39">
            <text:p>3.39</text:p>
          </table:table-cell>
          <table:table-cell/>
          <table:table-cell table:formula="of:=CONCATENATE(&quot;{&quot;;[.A6];&quot;} &amp; &quot;; &quot;{\tablenum[table-format=4.2]{&quot;;IF(ISERROR([.D6]*1000); [.D6]; [.D6]*1000);&quot;}} &amp; &quot;; &quot;{\tablenum[table-format=4.2]{&quot;;IF(ISERROR([.E6]*1000); [.E6]; [.E6]*1000);&quot;}} &amp; &quot;; ; &quot;{\tablenum[table-format=4.2]{&quot;;IF(ISERROR([.D21]*1000); [.D21]; [.D21]*1000);&quot;}} &amp; &quot;; ; &quot;{\tablenum[table-format=4.2]{&quot;;IF(ISERROR([.E21]*1000); [.E21]; [.E21]*1000);&quot;}} &amp; &quot;; ; &quot;{\tablenum[table-format=4.2]{&quot;;IF(ISERROR([.D36]*1000); [.D36]; [.D36]*1000);&quot;}} &amp; &quot;; ; &quot;{\tablenum[table-format=4.2]{&quot;;IF(ISERROR([.E36]*1000); [.E36]; [.E36]*1000);&quot;}} \\ &quot;)" office:value-type="string" office:string-value="{w5} &amp; {\tablenum[table-format=4.2]{5410}} &amp; {\tablenum[table-format=4.2]{3390}} &amp; {\tablenum[table-format=4.2]{5510}} &amp; {\tablenum[table-format=4.2]{3440}} &amp; {\tablenum[table-format=4.2]{5460}} &amp; {\tablenum[table-format=4.2]{3400}} \\ ">
            <text:p>{w5} &amp; {\tablenum[table-format=4.2]{5410}} &amp; {\tablenum[table-format=4.2]{3390}} &amp; {\tablenum[table-format=4.2]{5510}} &amp; {\tablenum[table-format=4.2]{3440}} &amp; {\tablenum[table-format=4.2]{5460}} &amp; {\tablenum[table-format=4.2]{3400}} \\ 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1</text:p>
          </table:table-cell>
          <table:table-cell office:value-type="float" office:value="5.91">
            <text:p>5.91</text:p>
          </table:table-cell>
          <table:table-cell office:value-type="float" office:value="6.01">
            <text:p>6.01</text:p>
          </table:table-cell>
          <table:table-cell/>
          <table:table-cell table:formula="of:=CONCATENATE(&quot;{&quot;;[.A7];&quot;} &amp; &quot;; &quot;{\tablenum[table-format=4.2]{&quot;;IF(ISERROR([.D7]*1000); [.D7]; [.D7]*1000);&quot;}} &amp; &quot;; &quot;{\tablenum[table-format=4.2]{&quot;;IF(ISERROR([.E7]*1000); [.E7]; [.E7]*1000);&quot;}} &amp; &quot;; ; &quot;{\tablenum[table-format=4.2]{&quot;;IF(ISERROR([.D22]*1000); [.D22]; [.D22]*1000);&quot;}} &amp; &quot;; ; &quot;{\tablenum[table-format=4.2]{&quot;;IF(ISERROR([.E22]*1000); [.E22]; [.E22]*1000);&quot;}} &amp; &quot;; ; &quot;{\tablenum[table-format=4.2]{&quot;;IF(ISERROR([.D37]*1000); [.D37]; [.D37]*1000);&quot;}} &amp; &quot;; ; &quot;{\tablenum[table-format=4.2]{&quot;;IF(ISERROR([.E37]*1000); [.E37]; [.E37]*1000);&quot;}} \\ &quot;)" office:value-type="string" office:string-value="{w6} &amp; {\tablenum[table-format=4.2]{5910}} &amp; {\tablenum[table-format=4.2]{6010}} &amp; {\tablenum[table-format=4.2]{6010}} &amp; {\tablenum[table-format=4.2]{6120}} &amp; {\tablenum[table-format=4.2]{5960}} &amp; {\tablenum[table-format=4.2]{6040}} \\ ">
            <text:p>{w6} &amp; {\tablenum[table-format=4.2]{5910}} &amp; {\tablenum[table-format=4.2]{6010}} &amp; {\tablenum[table-format=4.2]{6010}} &amp; {\tablenum[table-format=4.2]{6120}} &amp; {\tablenum[table-format=4.2]{5960}} &amp; {\tablenum[table-format=4.2]{6040}} \\ 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1</text:p>
          </table:table-cell>
          <table:table-cell office:value-type="float" office:value="6.72">
            <text:p>6.72</text:p>
          </table:table-cell>
          <table:table-cell office:value-type="float" office:value="6.89">
            <text:p>6.89</text:p>
          </table:table-cell>
          <table:table-cell/>
          <table:table-cell table:formula="of:=CONCATENATE(&quot;{&quot;;[.A8];&quot;} &amp; &quot;; &quot;{\tablenum[table-format=4.2]{&quot;;IF(ISERROR([.D8]*1000); [.D8]; [.D8]*1000);&quot;}} &amp; &quot;; &quot;{\tablenum[table-format=4.2]{&quot;;IF(ISERROR([.E8]*1000); [.E8]; [.E8]*1000);&quot;}} &amp; &quot;; ; &quot;{\tablenum[table-format=4.2]{&quot;;IF(ISERROR([.D23]*1000); [.D23]; [.D23]*1000);&quot;}} &amp; &quot;; ; &quot;{\tablenum[table-format=4.2]{&quot;;IF(ISERROR([.E23]*1000); [.E23]; [.E23]*1000);&quot;}} &amp; &quot;; ; &quot;{\tablenum[table-format=4.2]{&quot;;IF(ISERROR([.D38]*1000); [.D38]; [.D38]*1000);&quot;}} &amp; &quot;; ; &quot;{\tablenum[table-format=4.2]{&quot;;IF(ISERROR([.E38]*1000); [.E38]; [.E38]*1000);&quot;}} \\ &quot;)" office:value-type="string" office:string-value="{w7} &amp; {\tablenum[table-format=4.2]{6720}} &amp; {\tablenum[table-format=4.2]{6890}} &amp; {\tablenum[table-format=4.2]{6940}} &amp; {\tablenum[table-format=4.2]{7020}} &amp; {\tablenum[table-format=4.2]{6780}} &amp; {\tablenum[table-format=4.2]{6930}} \\ ">
            <text:p>{w7} &amp; {\tablenum[table-format=4.2]{6720}} &amp; {\tablenum[table-format=4.2]{6890}} &amp; {\tablenum[table-format=4.2]{6940}} &amp; {\tablenum[table-format=4.2]{7020}} &amp; {\tablenum[table-format=4.2]{6780}} &amp; {\tablenum[table-format=4.2]{6930}} \\ 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1</text:p>
          </table:table-cell>
          <table:table-cell office:value-type="float" office:value="8.44">
            <text:p>8.44</text:p>
          </table:table-cell>
          <table:table-cell office:value-type="float" office:value="8.57">
            <text:p>8.57</text:p>
          </table:table-cell>
          <table:table-cell/>
          <table:table-cell table:formula="of:=CONCATENATE(&quot;{&quot;;[.A9];&quot;} &amp; &quot;; &quot;{\tablenum[table-format=4.2]{&quot;;IF(ISERROR([.D9]*1000); [.D9]; [.D9]*1000);&quot;}} &amp; &quot;; &quot;{\tablenum[table-format=4.2]{&quot;;IF(ISERROR([.E9]*1000); [.E9]; [.E9]*1000);&quot;}} &amp; &quot;; ; &quot;{\tablenum[table-format=4.2]{&quot;;IF(ISERROR([.D24]*1000); [.D24]; [.D24]*1000);&quot;}} &amp; &quot;; ; &quot;{\tablenum[table-format=4.2]{&quot;;IF(ISERROR([.E24]*1000); [.E24]; [.E24]*1000);&quot;}} &amp; &quot;; ; &quot;{\tablenum[table-format=4.2]{&quot;;IF(ISERROR([.D39]*1000); [.D39]; [.D39]*1000);&quot;}} &amp; &quot;; ; &quot;{\tablenum[table-format=4.2]{&quot;;IF(ISERROR([.E39]*1000); [.E39]; [.E39]*1000);&quot;}} \\ &quot;)" office:value-type="string" office:string-value="{w8} &amp; {\tablenum[table-format=4.2]{8440}} &amp; {\tablenum[table-format=4.2]{8570}} &amp; {\tablenum[table-format=4.2]{8750}} &amp; {\tablenum[table-format=4.2]{8890}} &amp; {\tablenum[table-format=4.2]{8520}} &amp; {\tablenum[table-format=4.2]{8650}} \\ ">
            <text:p>{w8} &amp; {\tablenum[table-format=4.2]{8440}} &amp; {\tablenum[table-format=4.2]{8570}} &amp; {\tablenum[table-format=4.2]{8750}} &amp; {\tablenum[table-format=4.2]{8890}} &amp; {\tablenum[table-format=4.2]{8520}} &amp; {\tablenum[table-format=4.2]{8650}} \\ 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1</text:p>
          </table:table-cell>
          <table:table-cell office:value-type="float" office:value="11.78">
            <text:p>11.78</text:p>
          </table:table-cell>
          <table:table-cell office:value-type="float" office:value="12.69">
            <text:p>12.69</text:p>
          </table:table-cell>
          <table:table-cell/>
          <table:table-cell table:formula="of:=CONCATENATE(&quot;{&quot;;[.A10];&quot;} &amp; &quot;; &quot;{\tablenum[table-format=4.2]{&quot;;IF(ISERROR([.D10]*1000); [.D10]; [.D10]*1000);&quot;}} &amp; &quot;; &quot;{\tablenum[table-format=4.2]{&quot;;IF(ISERROR([.E10]*1000); [.E10]; [.E10]*1000);&quot;}} &amp; &quot;; ; &quot;{\tablenum[table-format=4.2]{&quot;;IF(ISERROR([.D25]*1000); [.D25]; [.D25]*1000);&quot;}} &amp; &quot;; ; &quot;{\tablenum[table-format=4.2]{&quot;;IF(ISERROR([.E25]*1000); [.E25]; [.E25]*1000);&quot;}} &amp; &quot;; ; &quot;{\tablenum[table-format=4.2]{&quot;;IF(ISERROR([.D40]*1000); [.D40]; [.D40]*1000);&quot;}} &amp; &quot;; ; &quot;{\tablenum[table-format=4.2]{&quot;;IF(ISERROR([.E40]*1000); [.E40]; [.E40]*1000);&quot;}} \\ &quot;)" office:value-type="string" office:string-value="{w9} &amp; {\tablenum[table-format=4.2]{11780}} &amp; {\tablenum[table-format=4.2]{12690}} &amp; {\tablenum[table-format=4.2]{12360}} &amp; {\tablenum[table-format=4.2]{13200}} &amp; {\tablenum[table-format=4.2]{11950}} &amp; {\tablenum[table-format=4.2]{12940}} \\ ">
            <text:p>{w9} &amp; {\tablenum[table-format=4.2]{11780}} &amp; {\tablenum[table-format=4.2]{12690}} &amp; {\tablenum[table-format=4.2]{12360}} &amp; {\tablenum[table-format=4.2]{13200}} &amp; {\tablenum[table-format=4.2]{11950}} &amp; {\tablenum[table-format=4.2]{12940}} \\ 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1</text:p>
          </table:table-cell>
          <table:table-cell office:value-type="float" office:value="19.09">
            <text:p>19.09</text:p>
          </table:table-cell>
          <table:table-cell office:value-type="float" office:value="19.92">
            <text:p>19.92</text:p>
          </table:table-cell>
          <table:table-cell/>
          <table:table-cell table:formula="of:=CONCATENATE(&quot;{&quot;;[.A11];&quot;} &amp; &quot;; &quot;{\tablenum[table-format=4.2]{&quot;;IF(ISERROR([.D11]*1000); [.D11]; [.D11]*1000);&quot;}} &amp; &quot;; &quot;{\tablenum[table-format=4.2]{&quot;;IF(ISERROR([.E11]*1000); [.E11]; [.E11]*1000);&quot;}} &amp; &quot;; ; &quot;{\tablenum[table-format=4.2]{&quot;;IF(ISERROR([.D26]*1000); [.D26]; [.D26]*1000);&quot;}} &amp; &quot;; ; &quot;{\tablenum[table-format=4.2]{&quot;;IF(ISERROR([.E26]*1000); [.E26]; [.E26]*1000);&quot;}} &amp; &quot;; ; &quot;{\tablenum[table-format=4.2]{&quot;;IF(ISERROR([.D41]*1000); [.D41]; [.D41]*1000);&quot;}} &amp; &quot;; ; &quot;{\tablenum[table-format=4.2]{&quot;;IF(ISERROR([.E41]*1000); [.E41]; [.E41]*1000);&quot;}} \\ &quot;)" office:value-type="string" office:string-value="{w10} &amp; {\tablenum[table-format=4.2]{19090}} &amp; {\tablenum[table-format=4.2]{19920}} &amp; {\tablenum[table-format=4.2]{19930}} &amp; {\tablenum[table-format=4.2]{20990}} &amp; {\tablenum[table-format=4.2]{19670}} &amp; {\tablenum[table-format=4.2]{20130}} \\ ">
            <text:p>{w10} &amp; {\tablenum[table-format=4.2]{19090}} &amp; {\tablenum[table-format=4.2]{19920}} &amp; {\tablenum[table-format=4.2]{19930}} &amp; {\tablenum[table-format=4.2]{20990}} &amp; {\tablenum[table-format=4.2]{19670}} &amp; {\tablenum[table-format=4.2]{20130}} \\ 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1</text:p>
          </table:table-cell>
          <table:table-cell office:value-type="float" office:value="34.26">
            <text:p>34.26</text:p>
          </table:table-cell>
          <table:table-cell office:value-type="float" office:value="36.85">
            <text:p>36.85</text:p>
          </table:table-cell>
          <table:table-cell/>
          <table:table-cell table:formula="of:=CONCATENATE(&quot;{&quot;;[.A12];&quot;} &amp; &quot;; &quot;{\tablenum[table-format=4.2]{&quot;;IF(ISERROR([.D12]*1000); [.D12]; [.D12]*1000);&quot;}} &amp; &quot;; &quot;{\tablenum[table-format=4.2]{&quot;;IF(ISERROR([.E12]*1000); [.E12]; [.E12]*1000);&quot;}} &amp; &quot;; ; &quot;{\tablenum[table-format=4.2]{&quot;;IF(ISERROR([.D27]*1000); [.D27]; [.D27]*1000);&quot;}} &amp; &quot;; ; &quot;{\tablenum[table-format=4.2]{&quot;;IF(ISERROR([.E27]*1000); [.E27]; [.E27]*1000);&quot;}} &amp; &quot;; ; &quot;{\tablenum[table-format=4.2]{&quot;;IF(ISERROR([.D42]*1000); [.D42]; [.D42]*1000);&quot;}} &amp; &quot;; ; &quot;{\tablenum[table-format=4.2]{&quot;;IF(ISERROR([.E42]*1000); [.E42]; [.E42]*1000);&quot;}} \\ &quot;)" office:value-type="string" office:string-value="{w11} &amp; {\tablenum[table-format=4.2]{34260}} &amp; {\tablenum[table-format=4.2]{36850}} &amp; {\tablenum[table-format=4.2]{35580}} &amp; {\tablenum[table-format=4.2]{37960}} &amp; {\tablenum[table-format=4.2]{34690}} &amp; {\tablenum[table-format=4.2]{36850}} \\ ">
            <text:p>{w11} &amp; {\tablenum[table-format=4.2]{34260}} &amp; {\tablenum[table-format=4.2]{36850}} &amp; {\tablenum[table-format=4.2]{35580}} &amp; {\tablenum[table-format=4.2]{37960}} &amp; {\tablenum[table-format=4.2]{34690}} &amp; {\tablenum[table-format=4.2]{36850}} \\ 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1</text:p>
          </table:table-cell>
          <table:table-cell office:value-type="float" office:value="67.59">
            <text:p>67.59</text:p>
          </table:table-cell>
          <table:table-cell office:value-type="float" office:value="73.03">
            <text:p>73.03</text:p>
          </table:table-cell>
          <table:table-cell/>
          <table:table-cell table:formula="of:=CONCATENATE(&quot;{&quot;;[.A13];&quot;} &amp; &quot;; &quot;{\tablenum[table-format=4.2]{&quot;;IF(ISERROR([.D13]*1000); [.D13]; [.D13]*1000);&quot;}} &amp; &quot;; &quot;{\tablenum[table-format=4.2]{&quot;;IF(ISERROR([.E13]*1000); [.E13]; [.E13]*1000);&quot;}} &amp; &quot;; ; &quot;{\tablenum[table-format=4.2]{&quot;;IF(ISERROR([.D28]*1000); [.D28]; [.D28]*1000);&quot;}} &amp; &quot;; ; &quot;{\tablenum[table-format=4.2]{&quot;;IF(ISERROR([.E28]*1000); [.E28]; [.E28]*1000);&quot;}} &amp; &quot;; ; &quot;{\tablenum[table-format=4.2]{&quot;;IF(ISERROR([.D43]*1000); [.D43]; [.D43]*1000);&quot;}} &amp; &quot;; ; &quot;{\tablenum[table-format=4.2]{&quot;;IF(ISERROR([.E43]*1000); [.E43]; [.E43]*1000);&quot;}} \\ &quot;)" office:value-type="string" office:string-value="{w12} &amp; {\tablenum[table-format=4.2]{67590}} &amp; {\tablenum[table-format=4.2]{73030}} &amp; {\tablenum[table-format=4.2]{70460}} &amp; {\tablenum[table-format=4.2]{74830}} &amp; {\tablenum[table-format=4.2]{67500}} &amp; {\tablenum[table-format=4.2]{74880}} \\ ">
            <text:p>{w12} &amp; {\tablenum[table-format=4.2]{67590}} &amp; {\tablenum[table-format=4.2]{73030}} &amp; {\tablenum[table-format=4.2]{70460}} &amp; {\tablenum[table-format=4.2]{74830}} &amp; {\tablenum[table-format=4.2]{67500}} &amp; {\tablenum[table-format=4.2]{74880}} \\ 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1</text:p>
          </table:table-cell>
          <table:table-cell office:value-type="float" office:value="143.86">
            <text:p>143.86</text:p>
          </table:table-cell>
          <table:table-cell office:value-type="float" office:value="157.45">
            <text:p>157.45</text:p>
          </table:table-cell>
          <table:table-cell/>
          <table:table-cell table:formula="of:=CONCATENATE(&quot;{&quot;;[.A14];&quot;} &amp; &quot;; &quot;{\tablenum[table-format=4.2]{&quot;;IF(ISERROR([.D14]*1000); [.D14]; [.D14]*1000);&quot;}} &amp; &quot;; &quot;{\tablenum[table-format=4.2]{&quot;;IF(ISERROR([.E14]*1000); [.E14]; [.E14]*1000);&quot;}} &amp; &quot;; ; &quot;{\tablenum[table-format=4.2]{&quot;;IF(ISERROR([.D29]*1000); [.D29]; [.D29]*1000);&quot;}} &amp; &quot;; ; &quot;{\tablenum[table-format=4.2]{&quot;;IF(ISERROR([.E29]*1000); [.E29]; [.E29]*1000);&quot;}} &amp; &quot;; ; &quot;{\tablenum[table-format=4.2]{&quot;;IF(ISERROR([.D44]*1000); [.D44]; [.D44]*1000);&quot;}} &amp; &quot;; ; &quot;{\tablenum[table-format=4.2]{&quot;;IF(ISERROR([.E44]*1000); [.E44]; [.E44]*1000);&quot;}} \\ &quot;)" office:value-type="string" office:string-value="{w13} &amp; {\tablenum[table-format=4.2]{143860}} &amp; {\tablenum[table-format=4.2]{157450}} &amp; {\tablenum[table-format=4.2]{149260}} &amp; {\tablenum[table-format=4.2]{160210}} &amp; {\tablenum[table-format=4.2]{142840}} &amp; {\tablenum[table-format=4.2]{159640}} \\ ">
            <text:p>{w13} &amp; {\tablenum[table-format=4.2]{143860}} &amp; {\tablenum[table-format=4.2]{157450}} &amp; {\tablenum[table-format=4.2]{149260}} &amp; {\tablenum[table-format=4.2]{160210}} &amp; {\tablenum[table-format=4.2]{142840}} &amp; {\tablenum[table-format=4.2]{159640}} \\ 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1</text:p>
          </table:table-cell>
          <table:table-cell office:value-type="float" office:value="552.25">
            <text:p>552.25</text:p>
          </table:table-cell>
          <table:table-cell office:value-type="float" office:value="611.79">
            <text:p>611.79</text:p>
          </table:table-cell>
          <table:table-cell/>
          <table:table-cell table:formula="of:=CONCATENATE(&quot;{&quot;;[.A15];&quot;} &amp; &quot;; &quot;{\tablenum[table-format=4.2]{&quot;;IF(ISERROR([.D15]*1000); [.D15]; [.D15]*1000);&quot;}} &amp; &quot;; &quot;{\tablenum[table-format=4.2]{&quot;;IF(ISERROR([.E15]*1000); [.E15]; [.E15]*1000);&quot;}} &amp; &quot;; ; &quot;{\tablenum[table-format=4.2]{&quot;;IF(ISERROR([.D30]*1000); [.D30]; [.D30]*1000);&quot;}} &amp; &quot;; ; &quot;{\tablenum[table-format=4.2]{&quot;;IF(ISERROR([.E30]*1000); [.E30]; [.E30]*1000);&quot;}} &amp; &quot;; ; &quot;{\tablenum[table-format=4.2]{&quot;;IF(ISERROR([.D45]*1000); [.D45]; [.D45]*1000);&quot;}} &amp; &quot;; ; &quot;{\tablenum[table-format=4.2]{&quot;;IF(ISERROR([.E45]*1000); [.E45]; [.E45]*1000);&quot;}} \\ &quot;)" office:value-type="string" office:string-value="{w14} &amp; {\tablenum[table-format=4.2]{552250}} &amp; {\tablenum[table-format=4.2]{611790}} &amp; {\tablenum[table-format=4.2]{673340}} &amp; {\tablenum[table-format=4.2]{724760}} &amp; {\tablenum[table-format=4.2]{429660}} &amp; {\tablenum[table-format=4.2]{454580}} \\ ">
            <text:p>{w14} &amp; {\tablenum[table-format=4.2]{552250}} &amp; {\tablenum[table-format=4.2]{611790}} &amp; {\tablenum[table-format=4.2]{673340}} &amp; {\tablenum[table-format=4.2]{724760}} &amp; {\tablenum[table-format=4.2]{429660}} &amp; {\tablenum[table-format=4.2]{454580}} \\ 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1</text:p>
          </table:table-cell>
          <table:table-cell office:value-type="float" office:value="1827.78">
            <text:p>1827.78</text:p>
          </table:table-cell>
          <table:table-cell office:value-type="float" office:value="1976.55">
            <text:p>1976.55</text:p>
          </table:table-cell>
          <table:table-cell/>
          <table:table-cell table:formula="of:=CONCATENATE(&quot;{&quot;;[.A16];&quot;} &amp; &quot;; &quot;{\tablenum[table-format=4.2]{&quot;;IF(ISERROR([.D16]*1000); [.D16]; [.D16]*1000);&quot;}} &amp; &quot;; &quot;{\tablenum[table-format=4.2]{&quot;;IF(ISERROR([.E16]*1000); [.E16]; [.E16]*1000);&quot;}} &amp; &quot;; ; &quot;{\tablenum[table-format=4.2]{&quot;;IF(ISERROR([.D31]*1000); [.D31]; [.D31]*1000);&quot;}} &amp; &quot;; ; &quot;{\tablenum[table-format=4.2]{&quot;;IF(ISERROR([.E31]*1000); [.E31]; [.E31]*1000);&quot;}} &amp; &quot;; ; &quot;{\tablenum[table-format=4.2]{&quot;;IF(ISERROR([.D46]*1000); [.D46]; [.D46]*1000);&quot;}} &amp; &quot;; ; &quot;{\tablenum[table-format=4.2]{&quot;;IF(ISERROR([.E46]*1000); [.E46]; [.E46]*1000);&quot;}} \\ &quot;)" office:value-type="string" office:string-value="{w15} &amp; {\tablenum[table-format=4.2]{1827780}} &amp; {\tablenum[table-format=4.2]{1976550}} &amp; {\tablenum[table-format=4.2]{1239350}} &amp; {\tablenum[table-format=4.2]{1402340}} &amp; {\tablenum[table-format=4.2]{953260}} &amp; {\tablenum[table-format=4.2]{1092660}} \\ ">
            <text:p>{w15} &amp; {\tablenum[table-format=4.2]{1827780}} &amp; {\tablenum[table-format=4.2]{1976550}} &amp; {\tablenum[table-format=4.2]{1239350}} &amp; {\tablenum[table-format=4.2]{1402340}} &amp; {\tablenum[table-format=4.2]{953260}} &amp; {\tablenum[table-format=4.2]{1092660}} \\ 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3</text:p>
          </table:table-cell>
          <table:table-cell office:value-type="float" office:value="0.49">
            <text:p>0.49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3</text:p>
          </table:table-cell>
          <table:table-cell office:value-type="float" office:value="0.98">
            <text:p>0.98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3</text:p>
          </table:table-cell>
          <table:table-cell office:value-type="float" office:value="2.01">
            <text:p>2.0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3</text:p>
          </table:table-cell>
          <table:table-cell office:value-type="float" office:value="4.14">
            <text:p>4.14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3</text:p>
          </table:table-cell>
          <table:table-cell office:value-type="float" office:value="5.51">
            <text:p>5.51</text:p>
          </table:table-cell>
          <table:table-cell office:value-type="float" office:value="3.44">
            <text:p>3.44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3</text:p>
          </table:table-cell>
          <table:table-cell office:value-type="float" office:value="6.01">
            <text:p>6.01</text:p>
          </table:table-cell>
          <table:table-cell office:value-type="float" office:value="6.12">
            <text:p>6.12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3</text:p>
          </table:table-cell>
          <table:table-cell office:value-type="float" office:value="6.94">
            <text:p>6.94</text:p>
          </table:table-cell>
          <table:table-cell office:value-type="float" office:value="7.02">
            <text:p>7.02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3</text:p>
          </table:table-cell>
          <table:table-cell office:value-type="float" office:value="8.75">
            <text:p>8.75</text:p>
          </table:table-cell>
          <table:table-cell office:value-type="float" office:value="8.89">
            <text:p>8.89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3</text:p>
          </table:table-cell>
          <table:table-cell office:value-type="float" office:value="12.36">
            <text:p>12.36</text:p>
          </table:table-cell>
          <table:table-cell office:value-type="float" office:value="13.2">
            <text:p>13.2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3</text:p>
          </table:table-cell>
          <table:table-cell office:value-type="float" office:value="19.93">
            <text:p>19.93</text:p>
          </table:table-cell>
          <table:table-cell office:value-type="float" office:value="20.99">
            <text:p>20.99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3</text:p>
          </table:table-cell>
          <table:table-cell office:value-type="float" office:value="35.58">
            <text:p>35.58</text:p>
          </table:table-cell>
          <table:table-cell office:value-type="float" office:value="37.96">
            <text:p>37.9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3</text:p>
          </table:table-cell>
          <table:table-cell office:value-type="float" office:value="70.46">
            <text:p>70.46</text:p>
          </table:table-cell>
          <table:table-cell office:value-type="float" office:value="74.83">
            <text:p>74.83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3</text:p>
          </table:table-cell>
          <table:table-cell office:value-type="float" office:value="149.26">
            <text:p>149.26</text:p>
          </table:table-cell>
          <table:table-cell office:value-type="float" office:value="160.21">
            <text:p>160.21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3</text:p>
          </table:table-cell>
          <table:table-cell office:value-type="float" office:value="673.34">
            <text:p>673.34</text:p>
          </table:table-cell>
          <table:table-cell office:value-type="float" office:value="724.76">
            <text:p>724.76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3</text:p>
          </table:table-cell>
          <table:table-cell office:value-type="float" office:value="1239.35">
            <text:p>1239.35</text:p>
          </table:table-cell>
          <table:table-cell office:value-type="float" office:value="1402.34">
            <text:p>1402.34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string">
            <text:p>Level2</text:p>
          </table:table-cell>
          <table:table-cell office:value-type="float" office:value="0.49">
            <text:p>0.49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string">
            <text:p>Level2</text:p>
          </table:table-cell>
          <table:table-cell office:value-type="float" office:value="0.98">
            <text:p>0.98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string">
            <text:p>Level2</text:p>
          </table:table-cell>
          <table:table-cell office:value-type="float" office:value="2.01">
            <text:p>2.0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string">
            <text:p>Level2</text:p>
          </table:table-cell>
          <table:table-cell office:value-type="float" office:value="4.12">
            <text:p>4.12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string">
            <text:p>Level2</text:p>
          </table:table-cell>
          <table:table-cell office:value-type="float" office:value="5.46">
            <text:p>5.46</text:p>
          </table:table-cell>
          <table:table-cell office:value-type="float" office:value="3.4">
            <text:p>3.4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string">
            <text:p>Level2</text:p>
          </table:table-cell>
          <table:table-cell office:value-type="float" office:value="5.96">
            <text:p>5.96</text:p>
          </table:table-cell>
          <table:table-cell office:value-type="float" office:value="6.04">
            <text:p>6.04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string">
            <text:p>Level2</text:p>
          </table:table-cell>
          <table:table-cell office:value-type="float" office:value="6.78">
            <text:p>6.78</text:p>
          </table:table-cell>
          <table:table-cell office:value-type="float" office:value="6.93">
            <text:p>6.93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string">
            <text:p>Level2</text:p>
          </table:table-cell>
          <table:table-cell office:value-type="float" office:value="8.52">
            <text:p>8.52</text:p>
          </table:table-cell>
          <table:table-cell office:value-type="float" office:value="8.65">
            <text:p>8.65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string">
            <text:p>Level2</text:p>
          </table:table-cell>
          <table:table-cell office:value-type="float" office:value="11.95">
            <text:p>11.95</text:p>
          </table:table-cell>
          <table:table-cell office:value-type="float" office:value="12.94">
            <text:p>12.94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string">
            <text:p>Level2</text:p>
          </table:table-cell>
          <table:table-cell office:value-type="float" office:value="19.67">
            <text:p>19.67</text:p>
          </table:table-cell>
          <table:table-cell office:value-type="float" office:value="20.13">
            <text:p>20.13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string">
            <text:p>Level2</text:p>
          </table:table-cell>
          <table:table-cell office:value-type="float" office:value="34.69">
            <text:p>34.69</text:p>
          </table:table-cell>
          <table:table-cell office:value-type="float" office:value="36.85">
            <text:p>36.85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string">
            <text:p>Level2</text:p>
          </table:table-cell>
          <table:table-cell office:value-type="float" office:value="67.5">
            <text:p>67.5</text:p>
          </table:table-cell>
          <table:table-cell office:value-type="float" office:value="74.88">
            <text:p>74.88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string">
            <text:p>Level2</text:p>
          </table:table-cell>
          <table:table-cell office:value-type="float" office:value="142.84">
            <text:p>142.84</text:p>
          </table:table-cell>
          <table:table-cell office:value-type="float" office:value="159.64">
            <text:p>159.64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string">
            <text:p>Level2</text:p>
          </table:table-cell>
          <table:table-cell office:value-type="float" office:value="429.66">
            <text:p>429.66</text:p>
          </table:table-cell>
          <table:table-cell office:value-type="float" office:value="454.58">
            <text:p>454.58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string">
            <text:p>Level2</text:p>
          </table:table-cell>
          <table:table-cell office:value-type="float" office:value="953.26">
            <text:p>953.26</text:p>
          </table:table-cell>
          <table:table-cell office:value-type="float" office:value="1092.66">
            <text:p>1092.66</text:p>
          </table:table-cell>
          <table:table-cell table:number-columns-repeated="2"/>
        </table:table-row>
      </table:table>
      <table:table table:name="Indexing - Update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Batch</text:p>
          </table:table-cell>
          <table:table-cell office:value-type="string">
            <text:p>Workload</text:p>
          </table:table-cell>
          <table:table-cell office:value-type="string">
            <text:p>Count</text:p>
          </table:table-cell>
          <table:table-cell office:value-type="string">
            <text:p>Commit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</text:p>
          </table:table-cell>
          <table:table-cell office:value-type="string">
            <text:p>b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825">
            <text:p>825</text:p>
          </table:table-cell>
          <table:table-cell office:value-type="float" office:value="842.564941406">
            <text:p>842.564941406</text:p>
          </table:table-cell>
          <table:table-cell office:value-type="float" office:value="17.564941406">
            <text:p>17.564941406</text:p>
          </table:table-cell>
          <table:table-cell/>
          <table:table-cell table:formula="of:=CONCATENATE(&quot;{&quot;;[.A2];&quot;} &amp; &quot;; &quot;{&quot;;[.F2];&quot;} &amp; &quot;; &quot;{&quot;;[.G2];&quot;}, &quot;{&quot;,F3,&quot;} &amp; &quot;, &quot;{&quot;,g3,&quot;} &amp; &quot;, &quot;{&quot;,F4,&quot;} &amp; &quot;, &quot;{&quot;,g4,&quot;} &amp; &quot;, &quot;{&quot;,F5,&quot;} &amp; &quot;, &quot;{&quot;,g5,&quot;} &quot;  \\ &quot;)" office:value-type="float" office:value="0">
            <text:p>Err:509</text:p>
          </table:table-cell>
        </table:table-row>
        <table:table-row table:style-name="ro2" table:visibility="filter">
          <table:table-cell office:value-type="string">
            <text:p>w1</text:p>
          </table:table-cell>
          <table:table-cell office:value-type="string">
            <text:p>b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10">
            <text:p>8910</text:p>
          </table:table-cell>
          <table:table-cell office:value-type="float" office:value="8982.020507817">
            <text:p>8982.020507817</text:p>
          </table:table-cell>
          <table:table-cell office:value-type="float" office:value="72.020507817">
            <text:p>72.0205078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</text:p>
          </table:table-cell>
          <table:table-cell office:value-type="string">
            <text:p>b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148">
            <text:p>98148</text:p>
          </table:table-cell>
          <table:table-cell office:value-type="float" office:value="98492.655517571">
            <text:p>98492.655517571</text:p>
          </table:table-cell>
          <table:table-cell office:value-type="float" office:value="344.655517570999">
            <text:p>344.65551757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</text:p>
          </table:table-cell>
          <table:table-cell office:value-type="string">
            <text:p>b4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0584">
            <text:p>970584</text:p>
          </table:table-cell>
          <table:table-cell office:value-type="float" office:value="974810.65869137">
            <text:p>974810.65869137</text:p>
          </table:table-cell>
          <table:table-cell office:value-type="float" office:value="4226.65869137">
            <text:p>4226.65869137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1">
            <text:p>31</text:p>
          </table:table-cell>
          <table:table-cell office:value-type="float" office:value="34.9189453125">
            <text:p>34.9189453125</text:p>
          </table:table-cell>
          <table:table-cell office:value-type="float" office:value="3.9189453125">
            <text:p>3.9189453125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3">
            <text:p>33</text:p>
          </table:table-cell>
          <table:table-cell office:value-type="float" office:value="71.796875">
            <text:p>71.796875</text:p>
          </table:table-cell>
          <table:table-cell office:value-type="float" office:value="38.796875">
            <text:p>38.796875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95">
            <text:p>195</text:p>
          </table:table-cell>
          <table:table-cell office:value-type="float" office:value="432.94311523441">
            <text:p>432.9431152344</text:p>
          </table:table-cell>
          <table:table-cell office:value-type="float" office:value="237.94311523441">
            <text:p>237.9431152344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4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715">
            <text:p>1715</text:p>
          </table:table-cell>
          <table:table-cell office:value-type="float" office:value="4348.86328125007">
            <text:p>4348.8632812501</text:p>
          </table:table-cell>
          <table:table-cell office:value-type="float" office:value="2633.86328125007">
            <text:p>2633.863281250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2</text:p>
          </table:table-cell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768">
            <text:p>768</text:p>
          </table:table-cell>
          <table:table-cell office:value-type="float" office:value="771.380859375">
            <text:p>771.380859375</text:p>
          </table:table-cell>
          <table:table-cell office:value-type="float" office:value="3.380859375">
            <text:p>3.38085937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2</text:p>
          </table:table-cell>
          <table:table-cell office:value-type="string">
            <text:p>b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050">
            <text:p>10050</text:p>
          </table:table-cell>
          <table:table-cell office:value-type="float" office:value="10084.192138664">
            <text:p>10084.192138664</text:p>
          </table:table-cell>
          <table:table-cell office:value-type="float" office:value="34.192138664">
            <text:p>34.1921386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2</text:p>
          </table:table-cell>
          <table:table-cell office:value-type="string">
            <text:p>b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0067">
            <text:p>100067</text:p>
          </table:table-cell>
          <table:table-cell office:value-type="float" office:value="100393.195068376">
            <text:p>100393.195068376</text:p>
          </table:table-cell>
          <table:table-cell office:value-type="float" office:value="326.195068376">
            <text:p>326.19506837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2</text:p>
          </table:table-cell>
          <table:table-cell office:value-type="string">
            <text:p>b4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90084">
            <text:p>990084</text:p>
          </table:table-cell>
          <table:table-cell office:value-type="float" office:value="993431.08496083">
            <text:p>993431.08496083</text:p>
          </table:table-cell>
          <table:table-cell office:value-type="float" office:value="3347.08496083">
            <text:p>3347.08496083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2.623046875">
            <text:p>32.623046875</text:p>
          </table:table-cell>
          <table:table-cell office:value-type="float" office:value="3.623046875">
            <text:p>3.623046875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63.55419921876">
            <text:p>63.5541992188</text:p>
          </table:table-cell>
          <table:table-cell office:value-type="float" office:value="38.55419921876">
            <text:p>38.5541992188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61">
            <text:p>261</text:p>
          </table:table-cell>
          <table:table-cell office:value-type="float" office:value="645.40185546876">
            <text:p>645.4018554688</text:p>
          </table:table-cell>
          <table:table-cell office:value-type="float" office:value="384.40185546876">
            <text:p>384.4018554688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4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33">
            <text:p>1533</text:p>
          </table:table-cell>
          <table:table-cell office:value-type="float" office:value="3923.19750976572">
            <text:p>3923.1975097657</text:p>
          </table:table-cell>
          <table:table-cell office:value-type="float" office:value="2390.19750976572">
            <text:p>2390.19750976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3</text:p>
          </table:table-cell>
          <table:table-cell office:value-type="string">
            <text:p>b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728">
            <text:p>728</text:p>
          </table:table-cell>
          <table:table-cell office:value-type="float" office:value="732.448974609">
            <text:p>732.448974609</text:p>
          </table:table-cell>
          <table:table-cell office:value-type="float" office:value="4.44897460899995">
            <text:p>4.44897460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3</text:p>
          </table:table-cell>
          <table:table-cell office:value-type="string">
            <text:p>b2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72">
            <text:p>8972</text:p>
          </table:table-cell>
          <table:table-cell office:value-type="float" office:value="9007.083251956">
            <text:p>9007.083251956</text:p>
          </table:table-cell>
          <table:table-cell office:value-type="float" office:value="35.0832519559998">
            <text:p>35.0832519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3</text:p>
          </table:table-cell>
          <table:table-cell office:value-type="string">
            <text:p>b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331">
            <text:p>99331</text:p>
          </table:table-cell>
          <table:table-cell office:value-type="float" office:value="99654.200195298">
            <text:p>99654.200195298</text:p>
          </table:table-cell>
          <table:table-cell office:value-type="float" office:value="323.200195298">
            <text:p>323.20019529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3</text:p>
          </table:table-cell>
          <table:table-cell office:value-type="string">
            <text:p>b4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01339">
            <text:p>1001339</text:p>
          </table:table-cell>
          <table:table-cell office:value-type="float" office:value="1004607.09374995">
            <text:p>1004607.09374995</text:p>
          </table:table-cell>
          <table:table-cell office:value-type="float" office:value="3268.093749949">
            <text:p>3268.093749949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4">
            <text:p>24</text:p>
          </table:table-cell>
          <table:table-cell office:value-type="float" office:value="26.5708007812">
            <text:p>26.5708007812</text:p>
          </table:table-cell>
          <table:table-cell office:value-type="float" office:value="2.5708007812">
            <text:p>2.5708007812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2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5">
            <text:p>25</text:p>
          </table:table-cell>
          <table:table-cell office:value-type="float" office:value="62.29418945312">
            <text:p>62.2941894531</text:p>
          </table:table-cell>
          <table:table-cell office:value-type="float" office:value="37.29418945312">
            <text:p>37.2941894531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74">
            <text:p>274</text:p>
          </table:table-cell>
          <table:table-cell office:value-type="float" office:value="646.19140625002">
            <text:p>646.19140625</text:p>
          </table:table-cell>
          <table:table-cell office:value-type="float" office:value="372.19140625002">
            <text:p>372.19140625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4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53">
            <text:p>1553</text:p>
          </table:table-cell>
          <table:table-cell office:value-type="float" office:value="3825.04614257815">
            <text:p>3825.0461425782</text:p>
          </table:table-cell>
          <table:table-cell office:value-type="float" office:value="2272.04614257815">
            <text:p>2272.046142578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4</text:p>
          </table:table-cell>
          <table:table-cell office:value-type="string">
            <text:p>b1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166">
            <text:p>1166</text:p>
          </table:table-cell>
          <table:table-cell office:value-type="float" office:value="1170.36108398">
            <text:p>1170.36108398</text:p>
          </table:table-cell>
          <table:table-cell office:value-type="float" office:value="4.3610839800001">
            <text:p>4.3610839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4</text:p>
          </table:table-cell>
          <table:table-cell office:value-type="string">
            <text:p>b2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062">
            <text:p>10062</text:p>
          </table:table-cell>
          <table:table-cell office:value-type="float" office:value="10094.171874997">
            <text:p>10094.171874997</text:p>
          </table:table-cell>
          <table:table-cell office:value-type="float" office:value="32.1718749970001">
            <text:p>32.17187499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4</text:p>
          </table:table-cell>
          <table:table-cell office:value-type="string">
            <text:p>b3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500">
            <text:p>98500</text:p>
          </table:table-cell>
          <table:table-cell office:value-type="float" office:value="98822.239013659">
            <text:p>98822.239013659</text:p>
          </table:table-cell>
          <table:table-cell office:value-type="float" office:value="322.239013658999">
            <text:p>322.2390136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4</text:p>
          </table:table-cell>
          <table:table-cell office:value-type="string">
            <text:p>b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15871">
            <text:p>1015871</text:p>
          </table:table-cell>
          <table:table-cell office:value-type="float" office:value="1019110.28857426">
            <text:p>1019110.28857426</text:p>
          </table:table-cell>
          <table:table-cell office:value-type="float" office:value="3239.288574261">
            <text:p>3239.288574261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1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2.8520507812">
            <text:p>22.8520507812</text:p>
          </table:table-cell>
          <table:table-cell office:value-type="float" office:value="2.8520507812">
            <text:p>2.8520507812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2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61.73315429688">
            <text:p>61.7331542969</text:p>
          </table:table-cell>
          <table:table-cell office:value-type="float" office:value="39.73315429688">
            <text:p>39.7331542969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3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61">
            <text:p>261</text:p>
          </table:table-cell>
          <table:table-cell office:value-type="float" office:value="635.36694335936">
            <text:p>635.3669433594</text:p>
          </table:table-cell>
          <table:table-cell office:value-type="float" office:value="374.36694335936">
            <text:p>374.3669433594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20">
            <text:p>1520</text:p>
          </table:table-cell>
          <table:table-cell office:value-type="float" office:value="3804.48583984377">
            <text:p>3804.4858398438</text:p>
          </table:table-cell>
          <table:table-cell office:value-type="float" office:value="2284.48583984377">
            <text:p>2284.485839843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5</text:p>
          </table:table-cell>
          <table:table-cell office:value-type="string">
            <text:p>b1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36">
            <text:p>636</text:p>
          </table:table-cell>
          <table:table-cell office:value-type="float" office:value="638.1328125">
            <text:p>638.1328125</text:p>
          </table:table-cell>
          <table:table-cell office:value-type="float" office:value="2.1328125">
            <text:p>2.13281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5</text:p>
          </table:table-cell>
          <table:table-cell office:value-type="string">
            <text:p>b2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684">
            <text:p>9684</text:p>
          </table:table-cell>
          <table:table-cell office:value-type="float" office:value="9714.934570313">
            <text:p>9714.934570313</text:p>
          </table:table-cell>
          <table:table-cell office:value-type="float" office:value="30.9345703129999">
            <text:p>30.9345703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5</text:p>
          </table:table-cell>
          <table:table-cell office:value-type="string">
            <text:p>b3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911">
            <text:p>95911</text:p>
          </table:table-cell>
          <table:table-cell office:value-type="float" office:value="96218.813476575">
            <text:p>96218.813476575</text:p>
          </table:table-cell>
          <table:table-cell office:value-type="float" office:value="307.813476574999">
            <text:p>307.81347657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5</text:p>
          </table:table-cell>
          <table:table-cell office:value-type="string">
            <text:p>b4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4669">
            <text:p>974669</text:p>
          </table:table-cell>
          <table:table-cell office:value-type="float" office:value="977897.599121132">
            <text:p>977897.599121132</text:p>
          </table:table-cell>
          <table:table-cell office:value-type="float" office:value="3228.59912113301">
            <text:p>3228.599121133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1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26.7900390625">
            <text:p>26.7900390625</text:p>
          </table:table-cell>
          <table:table-cell office:value-type="float" office:value="3.7900390625">
            <text:p>3.7900390625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2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61.45263671876">
            <text:p>61.4526367188</text:p>
          </table:table-cell>
          <table:table-cell office:value-type="float" office:value="32.45263671876">
            <text:p>32.4526367188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3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40">
            <text:p>240</text:p>
          </table:table-cell>
          <table:table-cell office:value-type="float" office:value="563.9282226563">
            <text:p>563.9282226563</text:p>
          </table:table-cell>
          <table:table-cell office:value-type="float" office:value="323.9282226563">
            <text:p>323.9282226563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4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17">
            <text:p>1517</text:p>
          </table:table-cell>
          <table:table-cell office:value-type="float" office:value="3829.79858398418">
            <text:p>3829.7985839842</text:p>
          </table:table-cell>
          <table:table-cell office:value-type="float" office:value="2312.79858398418">
            <text:p>2312.7985839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6</text:p>
          </table:table-cell>
          <table:table-cell office:value-type="string">
            <text:p>b1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61">
            <text:p>661</text:p>
          </table:table-cell>
          <table:table-cell office:value-type="float" office:value="664.836914062">
            <text:p>664.836914062</text:p>
          </table:table-cell>
          <table:table-cell office:value-type="float" office:value="3.83691406200001">
            <text:p>3.8369140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6</text:p>
          </table:table-cell>
          <table:table-cell office:value-type="string">
            <text:p>b2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663">
            <text:p>8663</text:p>
          </table:table-cell>
          <table:table-cell office:value-type="float" office:value="8702.786132815">
            <text:p>8702.786132815</text:p>
          </table:table-cell>
          <table:table-cell office:value-type="float" office:value="39.7861328150002">
            <text:p>39.7861328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6</text:p>
          </table:table-cell>
          <table:table-cell office:value-type="string">
            <text:p>b3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835">
            <text:p>95835</text:p>
          </table:table-cell>
          <table:table-cell office:value-type="float" office:value="96156.853515616">
            <text:p>96156.853515616</text:p>
          </table:table-cell>
          <table:table-cell office:value-type="float" office:value="321.853515616">
            <text:p>321.8535156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6</text:p>
          </table:table-cell>
          <table:table-cell office:value-type="string">
            <text:p>b4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2200">
            <text:p>972200</text:p>
          </table:table-cell>
          <table:table-cell office:value-type="float" office:value="975352.942382786">
            <text:p>975352.942382786</text:p>
          </table:table-cell>
          <table:table-cell office:value-type="float" office:value="3152.942382787">
            <text:p>3152.942382787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1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office:value-type="float" office:value="22.2541503906">
            <text:p>22.2541503906</text:p>
          </table:table-cell>
          <table:table-cell office:value-type="float" office:value="2.2541503906">
            <text:p>2.2541503906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2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64.97192382812">
            <text:p>64.9719238281</text:p>
          </table:table-cell>
          <table:table-cell office:value-type="float" office:value="37.97192382812">
            <text:p>37.9719238281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3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float" office:value="386.39038085944">
            <text:p>386.3903808594</text:p>
          </table:table-cell>
          <table:table-cell office:value-type="float" office:value="232.39038085944">
            <text:p>232.3903808594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4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34">
            <text:p>1534</text:p>
          </table:table-cell>
          <table:table-cell office:value-type="float" office:value="3828.77636718734">
            <text:p>3828.7763671873</text:p>
          </table:table-cell>
          <table:table-cell office:value-type="float" office:value="2294.77636718734">
            <text:p>2294.77636718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7</text:p>
          </table:table-cell>
          <table:table-cell office:value-type="string">
            <text:p>b1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233">
            <text:p>1233</text:p>
          </table:table-cell>
          <table:table-cell office:value-type="float" office:value="1236.96484375">
            <text:p>1236.96484375</text:p>
          </table:table-cell>
          <table:table-cell office:value-type="float" office:value="3.96484375">
            <text:p>3.9648437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7</text:p>
          </table:table-cell>
          <table:table-cell office:value-type="string">
            <text:p>b2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522">
            <text:p>9522</text:p>
          </table:table-cell>
          <table:table-cell office:value-type="float" office:value="9554.635742186">
            <text:p>9554.635742186</text:p>
          </table:table-cell>
          <table:table-cell office:value-type="float" office:value="32.6357421859997">
            <text:p>32.635742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7</text:p>
          </table:table-cell>
          <table:table-cell office:value-type="string">
            <text:p>b3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999">
            <text:p>95999</text:p>
          </table:table-cell>
          <table:table-cell office:value-type="float" office:value="96327.95410156">
            <text:p>96327.95410156</text:p>
          </table:table-cell>
          <table:table-cell office:value-type="float" office:value="328.95410156">
            <text:p>328.954101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7</text:p>
          </table:table-cell>
          <table:table-cell office:value-type="string">
            <text:p>b4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1516">
            <text:p>971516</text:p>
          </table:table-cell>
          <table:table-cell office:value-type="float" office:value="974690.129394566">
            <text:p>974690.129394566</text:p>
          </table:table-cell>
          <table:table-cell office:value-type="float" office:value="3174.129394566">
            <text:p>3174.129394566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1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29.8852539062">
            <text:p>29.8852539062</text:p>
          </table:table-cell>
          <table:table-cell office:value-type="float" office:value="2.8852539062">
            <text:p>2.8852539062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2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62.29296875001">
            <text:p>62.29296875</text:p>
          </table:table-cell>
          <table:table-cell office:value-type="float" office:value="36.29296875001">
            <text:p>36.29296875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3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78">
            <text:p>278</text:p>
          </table:table-cell>
          <table:table-cell office:value-type="float" office:value="650.05639648425">
            <text:p>650.0563964843</text:p>
          </table:table-cell>
          <table:table-cell office:value-type="float" office:value="372.05639648425">
            <text:p>372.0563964843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4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715">
            <text:p>1715</text:p>
          </table:table-cell>
          <table:table-cell office:value-type="float" office:value="3969.7187500005">
            <text:p>3969.7187500005</text:p>
          </table:table-cell>
          <table:table-cell office:value-type="float" office:value="2254.7187500005">
            <text:p>2254.71875000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8</text:p>
          </table:table-cell>
          <table:table-cell office:value-type="string">
            <text:p>b1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958">
            <text:p>958</text:p>
          </table:table-cell>
          <table:table-cell office:value-type="float" office:value="961.564941406">
            <text:p>961.564941406</text:p>
          </table:table-cell>
          <table:table-cell office:value-type="float" office:value="3.564941406">
            <text:p>3.5649414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8</text:p>
          </table:table-cell>
          <table:table-cell office:value-type="string">
            <text:p>b2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886">
            <text:p>8886</text:p>
          </table:table-cell>
          <table:table-cell office:value-type="float" office:value="8921.864990226">
            <text:p>8921.864990226</text:p>
          </table:table-cell>
          <table:table-cell office:value-type="float" office:value="35.8649902259997">
            <text:p>35.8649902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8</text:p>
          </table:table-cell>
          <table:table-cell office:value-type="string">
            <text:p>b3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4008">
            <text:p>94008</text:p>
          </table:table-cell>
          <table:table-cell office:value-type="float" office:value="94312.5107422">
            <text:p>94312.5107422</text:p>
          </table:table-cell>
          <table:table-cell office:value-type="float" office:value="304.510742199999">
            <text:p>304.51074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8</text:p>
          </table:table-cell>
          <table:table-cell office:value-type="string">
            <text:p>b4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1743">
            <text:p>971743</text:p>
          </table:table-cell>
          <table:table-cell office:value-type="float" office:value="974823.132324179">
            <text:p>974823.132324179</text:p>
          </table:table-cell>
          <table:table-cell office:value-type="float" office:value="3080.132324179">
            <text:p>3080.132324179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1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2">
            <text:p>22</text:p>
          </table:table-cell>
          <table:table-cell office:value-type="float" office:value="24.2141113281">
            <text:p>24.2141113281</text:p>
          </table:table-cell>
          <table:table-cell office:value-type="float" office:value="2.2141113281">
            <text:p>2.2141113281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2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61.86206054688">
            <text:p>61.8620605469</text:p>
          </table:table-cell>
          <table:table-cell office:value-type="float" office:value="33.86206054688">
            <text:p>33.8620605469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3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78">
            <text:p>278</text:p>
          </table:table-cell>
          <table:table-cell office:value-type="float" office:value="645.51293945313">
            <text:p>645.5129394531</text:p>
          </table:table-cell>
          <table:table-cell office:value-type="float" office:value="367.51293945313">
            <text:p>367.5129394531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4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54">
            <text:p>1554</text:p>
          </table:table-cell>
          <table:table-cell office:value-type="float" office:value="3952.96069335899">
            <text:p>3952.960693359</text:p>
          </table:table-cell>
          <table:table-cell office:value-type="float" office:value="2398.96069335899">
            <text:p>2398.9606933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9</text:p>
          </table:table-cell>
          <table:table-cell office:value-type="string">
            <text:p>b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30">
            <text:p>630</text:p>
          </table:table-cell>
          <table:table-cell office:value-type="float" office:value="633.512207031">
            <text:p>633.512207031</text:p>
          </table:table-cell>
          <table:table-cell office:value-type="float" office:value="3.512207031">
            <text:p>3.5122070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9</text:p>
          </table:table-cell>
          <table:table-cell office:value-type="string">
            <text:p>b2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007">
            <text:p>9007</text:p>
          </table:table-cell>
          <table:table-cell office:value-type="float" office:value="9037.720947266">
            <text:p>9037.720947266</text:p>
          </table:table-cell>
          <table:table-cell office:value-type="float" office:value="30.7209472659998">
            <text:p>30.72094726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9</text:p>
          </table:table-cell>
          <table:table-cell office:value-type="string">
            <text:p>b3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1515">
            <text:p>101515</text:p>
          </table:table-cell>
          <table:table-cell office:value-type="float" office:value="101804.736572251">
            <text:p>101804.736572251</text:p>
          </table:table-cell>
          <table:table-cell office:value-type="float" office:value="289.736572251">
            <text:p>289.7365722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9</text:p>
          </table:table-cell>
          <table:table-cell office:value-type="string">
            <text:p>b4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80048">
            <text:p>980048</text:p>
          </table:table-cell>
          <table:table-cell office:value-type="float" office:value="982976.682861444">
            <text:p>982976.682861444</text:p>
          </table:table-cell>
          <table:table-cell office:value-type="float" office:value="2928.682861444">
            <text:p>2928.682861444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9">
            <text:p>29</text:p>
          </table:table-cell>
          <table:table-cell office:value-type="float" office:value="31.3557128906">
            <text:p>31.3557128906</text:p>
          </table:table-cell>
          <table:table-cell office:value-type="float" office:value="2.3557128906">
            <text:p>2.3557128906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2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6">
            <text:p>26</text:p>
          </table:table-cell>
          <table:table-cell office:value-type="float" office:value="62.0244140625">
            <text:p>62.0244140625</text:p>
          </table:table-cell>
          <table:table-cell office:value-type="float" office:value="36.0244140625">
            <text:p>36.0244140625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3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72">
            <text:p>272</text:p>
          </table:table-cell>
          <table:table-cell office:value-type="float" office:value="646.18164062497">
            <text:p>646.181640625</text:p>
          </table:table-cell>
          <table:table-cell office:value-type="float" office:value="374.18164062497">
            <text:p>374.181640625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4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35">
            <text:p>1535</text:p>
          </table:table-cell>
          <table:table-cell office:value-type="float" office:value="3813.32812500018">
            <text:p>3813.3281250002</text:p>
          </table:table-cell>
          <table:table-cell office:value-type="float" office:value="2278.32812500018">
            <text:p>2278.328125000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0</text:p>
          </table:table-cell>
          <table:table-cell office:value-type="string">
            <text:p>b1</text:p>
          </table:table-cell>
          <table:table-cell office:value-type="float" office:value="51200">
            <text:p>51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072">
            <text:p>1072</text:p>
          </table:table-cell>
          <table:table-cell office:value-type="float" office:value="1077.6550293">
            <text:p>1077.6550293</text:p>
          </table:table-cell>
          <table:table-cell office:value-type="float" office:value="5.65502930000002">
            <text:p>5.655029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0</text:p>
          </table:table-cell>
          <table:table-cell office:value-type="string">
            <text:p>b2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7857">
            <text:p>7857</text:p>
          </table:table-cell>
          <table:table-cell office:value-type="float" office:value="7882.467529298">
            <text:p>7882.467529298</text:p>
          </table:table-cell>
          <table:table-cell office:value-type="float" office:value="25.4675292979999">
            <text:p>25.46752929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0</text:p>
          </table:table-cell>
          <table:table-cell office:value-type="string">
            <text:p>b3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0138">
            <text:p>100138</text:p>
          </table:table-cell>
          <table:table-cell office:value-type="float" office:value="100401.5703125">
            <text:p>100401.5703125</text:p>
          </table:table-cell>
          <table:table-cell office:value-type="float" office:value="263.5703125">
            <text:p>263.57031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0</text:p>
          </table:table-cell>
          <table:table-cell office:value-type="string">
            <text:p>b4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7088">
            <text:p>977088</text:p>
          </table:table-cell>
          <table:table-cell office:value-type="float" office:value="979813.809814482">
            <text:p>979813.809814482</text:p>
          </table:table-cell>
          <table:table-cell office:value-type="float" office:value="2725.809814483">
            <text:p>2725.809814483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1</text:p>
          </table:table-cell>
          <table:table-cell office:value-type="float" office:value="51200">
            <text:p>51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8">
            <text:p>28</text:p>
          </table:table-cell>
          <table:table-cell office:value-type="float" office:value="31.4760742188">
            <text:p>31.4760742188</text:p>
          </table:table-cell>
          <table:table-cell office:value-type="float" office:value="3.4760742188">
            <text:p>3.4760742188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2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64.95507812501">
            <text:p>64.955078125</text:p>
          </table:table-cell>
          <table:table-cell office:value-type="float" office:value="37.95507812501">
            <text:p>37.955078125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3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275">
            <text:p>275</text:p>
          </table:table-cell>
          <table:table-cell office:value-type="float" office:value="644.7961425781">
            <text:p>644.7961425781</text:p>
          </table:table-cell>
          <table:table-cell office:value-type="float" office:value="369.7961425781">
            <text:p>369.7961425781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4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663">
            <text:p>1663</text:p>
          </table:table-cell>
          <table:table-cell office:value-type="float" office:value="3958.49145507829">
            <text:p>3958.4914550783</text:p>
          </table:table-cell>
          <table:table-cell office:value-type="float" office:value="2295.49145507829">
            <text:p>2295.49145507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1</text:p>
          </table:table-cell>
          <table:table-cell office:value-type="string">
            <text:p>b1</text:p>
          </table:table-cell>
          <table:table-cell office:value-type="float" office:value="102400">
            <text:p>102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57">
            <text:p>657</text:p>
          </table:table-cell>
          <table:table-cell office:value-type="float" office:value="660.254882812">
            <text:p>660.254882812</text:p>
          </table:table-cell>
          <table:table-cell office:value-type="float" office:value="3.25488281200001">
            <text:p>3.2548828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1</text:p>
          </table:table-cell>
          <table:table-cell office:value-type="string">
            <text:p>b2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251">
            <text:p>8251</text:p>
          </table:table-cell>
          <table:table-cell office:value-type="float" office:value="8281.900146478">
            <text:p>8281.900146478</text:p>
          </table:table-cell>
          <table:table-cell office:value-type="float" office:value="30.9001464779998">
            <text:p>30.9001464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1</text:p>
          </table:table-cell>
          <table:table-cell office:value-type="string">
            <text:p>b3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6869">
            <text:p>96869</text:p>
          </table:table-cell>
          <table:table-cell office:value-type="float" office:value="97139.762939452">
            <text:p>97139.762939452</text:p>
          </table:table-cell>
          <table:table-cell office:value-type="float" office:value="270.762939451999">
            <text:p>270.7629394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1</text:p>
          </table:table-cell>
          <table:table-cell office:value-type="string">
            <text:p>b4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7956">
            <text:p>977956</text:p>
          </table:table-cell>
          <table:table-cell office:value-type="float" office:value="980559.309082137">
            <text:p>980559.309082137</text:p>
          </table:table-cell>
          <table:table-cell office:value-type="float" office:value="2603.309082136">
            <text:p>2603.309082136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1</text:p>
          </table:table-cell>
          <table:table-cell office:value-type="float" office:value="102400">
            <text:p>102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7">
            <text:p>27</text:p>
          </table:table-cell>
          <table:table-cell office:value-type="float" office:value="30.4978027344">
            <text:p>30.4978027344</text:p>
          </table:table-cell>
          <table:table-cell office:value-type="float" office:value="3.4978027344">
            <text:p>3.4978027344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2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23">
            <text:p>23</text:p>
          </table:table-cell>
          <table:table-cell office:value-type="float" office:value="61.70727539063">
            <text:p>61.7072753906</text:p>
          </table:table-cell>
          <table:table-cell office:value-type="float" office:value="38.70727539063">
            <text:p>38.7072753906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3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385.41503906253">
            <text:p>385.4150390625</text:p>
          </table:table-cell>
          <table:table-cell office:value-type="float" office:value="222.41503906253">
            <text:p>222.4150390625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4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701">
            <text:p>1701</text:p>
          </table:table-cell>
          <table:table-cell office:value-type="float" office:value="3962.76342773428">
            <text:p>3962.7634277343</text:p>
          </table:table-cell>
          <table:table-cell office:value-type="float" office:value="2261.76342773428">
            <text:p>2261.76342773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2</text:p>
          </table:table-cell>
          <table:table-cell office:value-type="string">
            <text:p>b1</text:p>
          </table:table-cell>
          <table:table-cell office:value-type="float" office:value="204800">
            <text:p>204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95">
            <text:p>695</text:p>
          </table:table-cell>
          <table:table-cell office:value-type="float" office:value="701.397705078">
            <text:p>701.397705078</text:p>
          </table:table-cell>
          <table:table-cell office:value-type="float" office:value="6.39770507799994">
            <text:p>6.3977050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2</text:p>
          </table:table-cell>
          <table:table-cell office:value-type="string">
            <text:p>b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73">
            <text:p>8973</text:p>
          </table:table-cell>
          <table:table-cell office:value-type="float" office:value="8999.065429686">
            <text:p>8999.065429686</text:p>
          </table:table-cell>
          <table:table-cell office:value-type="float" office:value="26.0654296859999">
            <text:p>26.0654296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2</text:p>
          </table:table-cell>
          <table:table-cell office:value-type="string">
            <text:p>b3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010">
            <text:p>95010</text:p>
          </table:table-cell>
          <table:table-cell office:value-type="float" office:value="95244.349853511">
            <text:p>95244.349853511</text:p>
          </table:table-cell>
          <table:table-cell office:value-type="float" office:value="234.349853511">
            <text:p>234.3498535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2</text:p>
          </table:table-cell>
          <table:table-cell office:value-type="string">
            <text:p>b4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42109">
            <text:p>1042109</text:p>
          </table:table-cell>
          <table:table-cell office:value-type="float" office:value="1044390.62695311">
            <text:p>1044390.62695311</text:p>
          </table:table-cell>
          <table:table-cell office:value-type="float" office:value="2281.626953106">
            <text:p>2281.62695310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1</text:p>
          </table:table-cell>
          <table:table-cell office:value-type="float" office:value="204800">
            <text:p>204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1.6628417969">
            <text:p>21.6628417969</text:p>
          </table:table-cell>
          <table:table-cell office:value-type="float" office:value="2.6628417969">
            <text:p>2.6628417969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36.19555664063">
            <text:p>36.1955566406</text:p>
          </table:table-cell>
          <table:table-cell office:value-type="float" office:value="22.19555664063">
            <text:p>22.195556640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3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383.33862304685">
            <text:p>383.3386230469</text:p>
          </table:table-cell>
          <table:table-cell office:value-type="float" office:value="223.33862304685">
            <text:p>223.3386230469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4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26">
            <text:p>1526</text:p>
          </table:table-cell>
          <table:table-cell office:value-type="float" office:value="3819.12207031246">
            <text:p>3819.1220703125</text:p>
          </table:table-cell>
          <table:table-cell office:value-type="float" office:value="2293.12207031246">
            <text:p>2293.12207031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3</text:p>
          </table:table-cell>
          <table:table-cell office:value-type="string">
            <text:p>b1</text:p>
          </table:table-cell>
          <table:table-cell office:value-type="float" office:value="409600">
            <text:p>409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62">
            <text:p>662</text:p>
          </table:table-cell>
          <table:table-cell office:value-type="float" office:value="664.579833984">
            <text:p>664.579833984</text:p>
          </table:table-cell>
          <table:table-cell office:value-type="float" office:value="2.57983398399995">
            <text:p>2.57983398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3</text:p>
          </table:table-cell>
          <table:table-cell office:value-type="string">
            <text:p>b2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646">
            <text:p>9646</text:p>
          </table:table-cell>
          <table:table-cell office:value-type="float" office:value="9670.847656252">
            <text:p>9670.847656252</text:p>
          </table:table-cell>
          <table:table-cell office:value-type="float" office:value="24.8476562520001">
            <text:p>24.8476562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3</text:p>
          </table:table-cell>
          <table:table-cell office:value-type="string">
            <text:p>b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554">
            <text:p>99554</text:p>
          </table:table-cell>
          <table:table-cell office:value-type="float" office:value="99778.653076124">
            <text:p>99778.653076124</text:p>
          </table:table-cell>
          <table:table-cell office:value-type="float" office:value="224.653076124001">
            <text:p>224.6530761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3</text:p>
          </table:table-cell>
          <table:table-cell office:value-type="string">
            <text:p>b4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41508">
            <text:p>1041508</text:p>
          </table:table-cell>
          <table:table-cell office:value-type="float" office:value="1043721.67578135">
            <text:p>1043721.67578135</text:p>
          </table:table-cell>
          <table:table-cell office:value-type="float" office:value="2213.675781352">
            <text:p>2213.675781352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1</text:p>
          </table:table-cell>
          <table:table-cell office:value-type="float" office:value="409600">
            <text:p>409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1.5539550781">
            <text:p>21.5539550781</text:p>
          </table:table-cell>
          <table:table-cell office:value-type="float" office:value="2.5539550781">
            <text:p>2.5539550781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2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5">
            <text:p>15</text:p>
          </table:table-cell>
          <table:table-cell office:value-type="float" office:value="36.69848632812">
            <text:p>36.6984863281</text:p>
          </table:table-cell>
          <table:table-cell office:value-type="float" office:value="21.69848632812">
            <text:p>21.6984863281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384.58886718749">
            <text:p>384.5888671875</text:p>
          </table:table-cell>
          <table:table-cell office:value-type="float" office:value="232.58886718749">
            <text:p>232.5888671875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4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688">
            <text:p>1688</text:p>
          </table:table-cell>
          <table:table-cell office:value-type="float" office:value="3947.93701171875">
            <text:p>3947.9370117188</text:p>
          </table:table-cell>
          <table:table-cell office:value-type="float" office:value="2259.93701171875">
            <text:p>2259.937011718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4</text:p>
          </table:table-cell>
          <table:table-cell office:value-type="string">
            <text:p>b1</text:p>
          </table:table-cell>
          <table:table-cell office:value-type="float" office:value="819200">
            <text:p>819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48">
            <text:p>648</text:p>
          </table:table-cell>
          <table:table-cell office:value-type="float" office:value="655.773925781">
            <text:p>655.773925781</text:p>
          </table:table-cell>
          <table:table-cell office:value-type="float" office:value="7.773925781">
            <text:p>7.77392578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4</text:p>
          </table:table-cell>
          <table:table-cell office:value-type="string">
            <text:p>b2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018">
            <text:p>9018</text:p>
          </table:table-cell>
          <table:table-cell office:value-type="float" office:value="9039.896484386">
            <text:p>9039.896484386</text:p>
          </table:table-cell>
          <table:table-cell office:value-type="float" office:value="21.8964843860002">
            <text:p>21.8964843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4</text:p>
          </table:table-cell>
          <table:table-cell office:value-type="string">
            <text:p>b3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530">
            <text:p>99530</text:p>
          </table:table-cell>
          <table:table-cell office:value-type="float" office:value="99745.834960904">
            <text:p>99745.834960904</text:p>
          </table:table-cell>
          <table:table-cell office:value-type="float" office:value="215.834960904001">
            <text:p>215.8349609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4</text:p>
          </table:table-cell>
          <table:table-cell office:value-type="string">
            <text:p>b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56034">
            <text:p>1056034</text:p>
          </table:table-cell>
          <table:table-cell office:value-type="float" office:value="1058382.16455076">
            <text:p>1058382.16455076</text:p>
          </table:table-cell>
          <table:table-cell office:value-type="float" office:value="2348.164550756">
            <text:p>2348.164550756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1</text:p>
          </table:table-cell>
          <table:table-cell office:value-type="float" office:value="819200">
            <text:p>819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19">
            <text:p>19</text:p>
          </table:table-cell>
          <table:table-cell office:value-type="float" office:value="21.8977050781">
            <text:p>21.8977050781</text:p>
          </table:table-cell>
          <table:table-cell office:value-type="float" office:value="2.8977050781">
            <text:p>2.8977050781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2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36.77319335937">
            <text:p>36.7731933594</text:p>
          </table:table-cell>
          <table:table-cell office:value-type="float" office:value="24.77319335937">
            <text:p>24.7731933594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3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383.56542968752">
            <text:p>383.5654296875</text:p>
          </table:table-cell>
          <table:table-cell office:value-type="float" office:value="223.56542968752">
            <text:p>223.5654296875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682">
            <text:p>1682</text:p>
          </table:table-cell>
          <table:table-cell office:value-type="float" office:value="3937.59716796911">
            <text:p>3937.5971679691</text:p>
          </table:table-cell>
          <table:table-cell office:value-type="float" office:value="2255.59716796911">
            <text:p>2255.597167969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5</text:p>
          </table:table-cell>
          <table:table-cell office:value-type="string">
            <text:p>b1</text:p>
          </table:table-cell>
          <table:table-cell office:value-type="float" office:value="1638400">
            <text:p>1638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97">
            <text:p>697</text:p>
          </table:table-cell>
          <table:table-cell office:value-type="float" office:value="698.822998047">
            <text:p>698.822998047</text:p>
          </table:table-cell>
          <table:table-cell office:value-type="float" office:value="1.82299804700006">
            <text:p>1.8229980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5</text:p>
          </table:table-cell>
          <table:table-cell office:value-type="string">
            <text:p>b2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159">
            <text:p>10159</text:p>
          </table:table-cell>
          <table:table-cell office:value-type="float" office:value="10182.100830065">
            <text:p>10182.100830065</text:p>
          </table:table-cell>
          <table:table-cell office:value-type="float" office:value="23.1008300649999">
            <text:p>23.10083006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5</text:p>
          </table:table-cell>
          <table:table-cell office:value-type="string">
            <text:p>b3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710">
            <text:p>98710</text:p>
          </table:table-cell>
          <table:table-cell office:value-type="float" office:value="98943.106445333">
            <text:p>98943.106445333</text:p>
          </table:table-cell>
          <table:table-cell office:value-type="float" office:value="233.106445333001">
            <text:p>233.1064453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w15</text:p>
          </table:table-cell>
          <table:table-cell office:value-type="string">
            <text:p>b4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57882">
            <text:p>1057882</text:p>
          </table:table-cell>
          <table:table-cell office:value-type="float" office:value="1060128.48046872">
            <text:p>1060128.48046872</text:p>
          </table:table-cell>
          <table:table-cell office:value-type="float" office:value="2246.480468721">
            <text:p>2246.480468721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1</text:p>
          </table:table-cell>
          <table:table-cell office:value-type="float" office:value="1638400">
            <text:p>1638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1">
            <text:p>21</text:p>
          </table:table-cell>
          <table:table-cell office:value-type="float" office:value="23.4968261719">
            <text:p>23.4968261719</text:p>
          </table:table-cell>
          <table:table-cell office:value-type="float" office:value="2.4968261719">
            <text:p>2.4968261719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2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14">
            <text:p>14</text:p>
          </table:table-cell>
          <table:table-cell office:value-type="float" office:value="37.94946289064">
            <text:p>37.9494628906</text:p>
          </table:table-cell>
          <table:table-cell office:value-type="float" office:value="23.94946289064">
            <text:p>23.9494628906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3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145">
            <text:p>145</text:p>
          </table:table-cell>
          <table:table-cell office:value-type="float" office:value="381.10595703127">
            <text:p>381.1059570313</text:p>
          </table:table-cell>
          <table:table-cell office:value-type="float" office:value="236.10595703127">
            <text:p>236.1059570313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4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1527">
            <text:p>1527</text:p>
          </table:table-cell>
          <table:table-cell office:value-type="float" office:value="3802.84277343747">
            <text:p>3802.8427734375</text:p>
          </table:table-cell>
          <table:table-cell office:value-type="float" office:value="2275.84277343747">
            <text:p>2275.8427734375</text:p>
          </table:table-cell>
          <table:table-cell table:number-columns-repeated="2"/>
        </table:table-row>
        <table:table-row table:style-name="ro2" table:number-rows-repeated="104845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Index - Update (Immediate Commit)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Batch</text:p>
          </table:table-cell>
          <table:table-cell office:value-type="string">
            <text:p>Workload</text:p>
          </table:table-cell>
          <table:table-cell office:value-type="string">
            <text:p>Count</text:p>
          </table:table-cell>
          <table:table-cell office:value-type="string">
            <text:p>Commit</text:p>
          </table:table-cell>
          <table:table-cell office:value-type="string">
            <text:p>Qtime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825">
            <text:p>825</text:p>
          </table:table-cell>
          <table:table-cell office:value-type="float" office:value="842.564941406">
            <text:p>842.564941406</text:p>
          </table:table-cell>
          <table:table-cell office:value-type="float" office:value="17.564941406">
            <text:p>17.564941406</text:p>
          </table:table-cell>
          <table:table-cell/>
          <table:table-cell table:formula="of:=CONCATENATE(&quot;{&quot;;[.A2];&quot;} &amp; &quot;;&quot;{&quot;;ROUND([.F2]/1000;2);&quot;} &amp; &quot;;&quot;{&quot;;ROUND([.G2]/1000;2);&quot;} &amp; &quot;;&quot;{&quot;;ROUND([.F3]/1000;2);&quot;} &amp; &quot;;&quot;{&quot;;ROUND([.G3]/1000;2);&quot;} &amp; &quot;;&quot;{&quot;;ROUND([.F4]/1000;2);&quot;} &amp; &quot;;&quot;{&quot;;ROUND([.G4]/1000;2);&quot;} &amp; &quot;;&quot;{&quot;;ROUND([.F5]/1000;2);&quot;} &amp; &quot;;&quot;{&quot;;ROUND([.G5]/1000;2);&quot;} \\ &quot;)" office:value-type="string" office:string-value="{w1} &amp; {0.83} &amp; {0.84} &amp; {8.91} &amp; {8.98} &amp; {98.15} &amp; {98.49} &amp; {970.58} &amp; {974.81} \\ ">
            <text:p>{w1} &amp; {0.83} &amp; {0.84} &amp; {8.91} &amp; {8.98} &amp; {98.15} &amp; {98.49} &amp; {970.58} &amp; {974.81} \\ 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b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10">
            <text:p>8910</text:p>
          </table:table-cell>
          <table:table-cell office:value-type="float" office:value="8982.020507817">
            <text:p>8982.020507817</text:p>
          </table:table-cell>
          <table:table-cell office:value-type="float" office:value="72.020507817">
            <text:p>72.020507817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148">
            <text:p>98148</text:p>
          </table:table-cell>
          <table:table-cell office:value-type="float" office:value="98492.655517571">
            <text:p>98492.655517571</text:p>
          </table:table-cell>
          <table:table-cell office:value-type="float" office:value="344.655517570999">
            <text:p>344.655517571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b4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0584">
            <text:p>970584</text:p>
          </table:table-cell>
          <table:table-cell office:value-type="float" office:value="974810.65869137">
            <text:p>974810.65869137</text:p>
          </table:table-cell>
          <table:table-cell office:value-type="float" office:value="4226.65869137">
            <text:p>4226.65869137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768">
            <text:p>768</text:p>
          </table:table-cell>
          <table:table-cell office:value-type="float" office:value="771.380859375">
            <text:p>771.380859375</text:p>
          </table:table-cell>
          <table:table-cell office:value-type="float" office:value="3.380859375">
            <text:p>3.380859375</text:p>
          </table:table-cell>
          <table:table-cell/>
          <table:table-cell table:formula="of:=CONCATENATE(&quot;{&quot;;[.A6];&quot;} &amp; &quot;;&quot;{&quot;;ROUND([.F6]/1000;2);&quot;} &amp; &quot;;&quot;{&quot;;ROUND([.G6]/1000;2);&quot;} &amp; &quot;;&quot;{&quot;;ROUND([.F7]/1000;2);&quot;} &amp; &quot;;&quot;{&quot;;ROUND([.G7]/1000;2);&quot;} &amp; &quot;;&quot;{&quot;;ROUND([.F8]/1000;2);&quot;} &amp; &quot;;&quot;{&quot;;ROUND([.G8]/1000;2);&quot;} &amp; &quot;;&quot;{&quot;;ROUND([.F9]/1000;2);&quot;} &amp; &quot;;&quot;{&quot;;ROUND([.G9]/1000;2);&quot;} \\ &quot;)" office:value-type="string" office:string-value="{w2} &amp; {0.77} &amp; {0.77} &amp; {10.05} &amp; {10.08} &amp; {100.07} &amp; {100.39} &amp; {990.08} &amp; {993.43} \\ ">
            <text:p>{w2} &amp; {0.77} &amp; {0.77} &amp; {10.05} &amp; {10.08} &amp; {100.07} &amp; {100.39} &amp; {990.08} &amp; {993.43} \\ 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b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050">
            <text:p>10050</text:p>
          </table:table-cell>
          <table:table-cell office:value-type="float" office:value="10084.192138664">
            <text:p>10084.192138664</text:p>
          </table:table-cell>
          <table:table-cell office:value-type="float" office:value="34.192138664">
            <text:p>34.192138664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0067">
            <text:p>100067</text:p>
          </table:table-cell>
          <table:table-cell office:value-type="float" office:value="100393.195068376">
            <text:p>100393.195068376</text:p>
          </table:table-cell>
          <table:table-cell office:value-type="float" office:value="326.195068376">
            <text:p>326.195068376</text:p>
          </table:table-cell>
          <table:table-cell table:number-columns-repeated="2"/>
        </table:table-row>
        <table:table-row table:style-name="ro2">
          <table:table-cell office:value-type="string">
            <text:p>w2</text:p>
          </table:table-cell>
          <table:table-cell office:value-type="string">
            <text:p>b4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90084">
            <text:p>990084</text:p>
          </table:table-cell>
          <table:table-cell office:value-type="float" office:value="993431.08496083">
            <text:p>993431.08496083</text:p>
          </table:table-cell>
          <table:table-cell office:value-type="float" office:value="3347.08496083">
            <text:p>3347.08496083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728">
            <text:p>728</text:p>
          </table:table-cell>
          <table:table-cell office:value-type="float" office:value="732.448974609">
            <text:p>732.448974609</text:p>
          </table:table-cell>
          <table:table-cell office:value-type="float" office:value="4.44897460899995">
            <text:p>4.448974609</text:p>
          </table:table-cell>
          <table:table-cell/>
          <table:table-cell table:formula="of:=CONCATENATE(&quot;{&quot;;[.A10];&quot;} &amp; &quot;;&quot;{&quot;;ROUND([.F10]/1000;2);&quot;} &amp; &quot;;&quot;{&quot;;ROUND([.G10]/1000;2);&quot;} &amp; &quot;;&quot;{&quot;;ROUND([.F11]/1000;2);&quot;} &amp; &quot;;&quot;{&quot;;ROUND([.G11]/1000;2);&quot;} &amp; &quot;;&quot;{&quot;;ROUND([.F12]/1000;2);&quot;} &amp; &quot;;&quot;{&quot;;ROUND([.G12]/1000;2);&quot;} &amp; &quot;;&quot;{&quot;;ROUND([.F13]/1000;2);&quot;} &amp; &quot;;&quot;{&quot;;ROUND([.G13]/1000;2);&quot;} \\ &quot;)" office:value-type="string" office:string-value="{w3} &amp; {0.73} &amp; {0.73} &amp; {8.97} &amp; {9.01} &amp; {99.33} &amp; {99.65} &amp; {1001.34} &amp; {1004.61} \\ ">
            <text:p>{w3} &amp; {0.73} &amp; {0.73} &amp; {8.97} &amp; {9.01} &amp; {99.33} &amp; {99.65} &amp; {1001.34} &amp; {1004.61} \\ 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string">
            <text:p>b2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72">
            <text:p>8972</text:p>
          </table:table-cell>
          <table:table-cell office:value-type="float" office:value="9007.083251956">
            <text:p>9007.083251956</text:p>
          </table:table-cell>
          <table:table-cell office:value-type="float" office:value="35.0832519559998">
            <text:p>35.083251956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331">
            <text:p>99331</text:p>
          </table:table-cell>
          <table:table-cell office:value-type="float" office:value="99654.200195298">
            <text:p>99654.200195298</text:p>
          </table:table-cell>
          <table:table-cell office:value-type="float" office:value="323.200195298">
            <text:p>323.200195298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b4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01339">
            <text:p>1001339</text:p>
          </table:table-cell>
          <table:table-cell office:value-type="float" office:value="1004607.09374995">
            <text:p>1004607.09374995</text:p>
          </table:table-cell>
          <table:table-cell office:value-type="float" office:value="3268.093749949">
            <text:p>3268.093749949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1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166">
            <text:p>1166</text:p>
          </table:table-cell>
          <table:table-cell office:value-type="float" office:value="1170.36108398">
            <text:p>1170.36108398</text:p>
          </table:table-cell>
          <table:table-cell office:value-type="float" office:value="4.3610839800001">
            <text:p>4.36108398</text:p>
          </table:table-cell>
          <table:table-cell/>
          <table:table-cell table:formula="of:=CONCATENATE(&quot;{&quot;;[.A14];&quot;} &amp; &quot;;&quot;{&quot;;ROUND([.F14]/1000;2);&quot;} &amp; &quot;;&quot;{&quot;;ROUND([.G14]/1000;2);&quot;} &amp; &quot;;&quot;{&quot;;ROUND([.F15]/1000;2);&quot;} &amp; &quot;;&quot;{&quot;;ROUND([.G15]/1000;2);&quot;} &amp; &quot;;&quot;{&quot;;ROUND([.F16]/1000;2);&quot;} &amp; &quot;;&quot;{&quot;;ROUND([.G16]/1000;2);&quot;} &amp; &quot;;&quot;{&quot;;ROUND([.F17]/1000;2);&quot;} &amp; &quot;;&quot;{&quot;;ROUND([.G17]/1000;2);&quot;} \\ &quot;)" office:value-type="string" office:string-value="{w4} &amp; {1.17} &amp; {1.17} &amp; {10.06} &amp; {10.09} &amp; {98.5} &amp; {98.82} &amp; {1015.87} &amp; {1019.11} \\ ">
            <text:p>{w4} &amp; {1.17} &amp; {1.17} &amp; {10.06} &amp; {10.09} &amp; {98.5} &amp; {98.82} &amp; {1015.87} &amp; {1019.11} \\ 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string">
            <text:p>b2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062">
            <text:p>10062</text:p>
          </table:table-cell>
          <table:table-cell office:value-type="float" office:value="10094.171874997">
            <text:p>10094.171874997</text:p>
          </table:table-cell>
          <table:table-cell office:value-type="float" office:value="32.1718749970001">
            <text:p>32.171874997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3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500">
            <text:p>98500</text:p>
          </table:table-cell>
          <table:table-cell office:value-type="float" office:value="98822.239013659">
            <text:p>98822.239013659</text:p>
          </table:table-cell>
          <table:table-cell office:value-type="float" office:value="322.239013658999">
            <text:p>322.239013659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b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15871">
            <text:p>1015871</text:p>
          </table:table-cell>
          <table:table-cell office:value-type="float" office:value="1019110.28857426">
            <text:p>1019110.28857426</text:p>
          </table:table-cell>
          <table:table-cell office:value-type="float" office:value="3239.288574261">
            <text:p>3239.288574261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1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36">
            <text:p>636</text:p>
          </table:table-cell>
          <table:table-cell office:value-type="float" office:value="638.1328125">
            <text:p>638.1328125</text:p>
          </table:table-cell>
          <table:table-cell office:value-type="float" office:value="2.1328125">
            <text:p>2.1328125</text:p>
          </table:table-cell>
          <table:table-cell/>
          <table:table-cell table:formula="of:=CONCATENATE(&quot;{&quot;;[.A18];&quot;} &amp; &quot;;&quot;{&quot;;ROUND([.F18]/1000;2);&quot;} &amp; &quot;;&quot;{&quot;;ROUND([.G18]/1000;2);&quot;} &amp; &quot;;&quot;{&quot;;ROUND([.F19]/1000;2);&quot;} &amp; &quot;;&quot;{&quot;;ROUND([.G19]/1000;2);&quot;} &amp; &quot;;&quot;{&quot;;ROUND([.F20]/1000;2);&quot;} &amp; &quot;;&quot;{&quot;;ROUND([.G20]/1000;2);&quot;} &amp; &quot;;&quot;{&quot;;ROUND([.F21]/1000;2);&quot;} &amp; &quot;;&quot;{&quot;;ROUND([.G21]/1000;2);&quot;} \\ &quot;)" office:value-type="string" office:string-value="{w5} &amp; {0.64} &amp; {0.64} &amp; {9.68} &amp; {9.71} &amp; {95.91} &amp; {96.22} &amp; {974.67} &amp; {977.9} \\ ">
            <text:p>{w5} &amp; {0.64} &amp; {0.64} &amp; {9.68} &amp; {9.71} &amp; {95.91} &amp; {96.22} &amp; {974.67} &amp; {977.9} \\ 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string">
            <text:p>b2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684">
            <text:p>9684</text:p>
          </table:table-cell>
          <table:table-cell office:value-type="float" office:value="9714.934570313">
            <text:p>9714.934570313</text:p>
          </table:table-cell>
          <table:table-cell office:value-type="float" office:value="30.9345703129999">
            <text:p>30.934570313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3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911">
            <text:p>95911</text:p>
          </table:table-cell>
          <table:table-cell office:value-type="float" office:value="96218.813476575">
            <text:p>96218.813476575</text:p>
          </table:table-cell>
          <table:table-cell office:value-type="float" office:value="307.813476574999">
            <text:p>307.813476575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b4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4669">
            <text:p>974669</text:p>
          </table:table-cell>
          <table:table-cell office:value-type="float" office:value="977897.599121132">
            <text:p>977897.599121132</text:p>
          </table:table-cell>
          <table:table-cell office:value-type="float" office:value="3228.59912113301">
            <text:p>3228.599121133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1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61">
            <text:p>661</text:p>
          </table:table-cell>
          <table:table-cell office:value-type="float" office:value="664.836914062">
            <text:p>664.836914062</text:p>
          </table:table-cell>
          <table:table-cell office:value-type="float" office:value="3.83691406200001">
            <text:p>3.836914062</text:p>
          </table:table-cell>
          <table:table-cell/>
          <table:table-cell table:formula="of:=CONCATENATE(&quot;{&quot;;[.A22];&quot;} &amp; &quot;;&quot;{&quot;;ROUND([.F22]/1000;2);&quot;} &amp; &quot;;&quot;{&quot;;ROUND([.G22]/1000;2);&quot;} &amp; &quot;;&quot;{&quot;;ROUND([.F23]/1000;2);&quot;} &amp; &quot;;&quot;{&quot;;ROUND([.G23]/1000;2);&quot;} &amp; &quot;;&quot;{&quot;;ROUND([.F24]/1000;2);&quot;} &amp; &quot;;&quot;{&quot;;ROUND([.G24]/1000;2);&quot;} &amp; &quot;;&quot;{&quot;;ROUND([.F25]/1000;2);&quot;} &amp; &quot;;&quot;{&quot;;ROUND([.G25]/1000;2);&quot;} \\ &quot;)" office:value-type="string" office:string-value="{w6} &amp; {0.66} &amp; {0.66} &amp; {8.66} &amp; {8.7} &amp; {95.84} &amp; {96.16} &amp; {972.2} &amp; {975.35} \\ ">
            <text:p>{w6} &amp; {0.66} &amp; {0.66} &amp; {8.66} &amp; {8.7} &amp; {95.84} &amp; {96.16} &amp; {972.2} &amp; {975.35} \\ 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string">
            <text:p>b2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663">
            <text:p>8663</text:p>
          </table:table-cell>
          <table:table-cell office:value-type="float" office:value="8702.786132815">
            <text:p>8702.786132815</text:p>
          </table:table-cell>
          <table:table-cell office:value-type="float" office:value="39.7861328150002">
            <text:p>39.786132815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3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835">
            <text:p>95835</text:p>
          </table:table-cell>
          <table:table-cell office:value-type="float" office:value="96156.853515616">
            <text:p>96156.853515616</text:p>
          </table:table-cell>
          <table:table-cell office:value-type="float" office:value="321.853515616">
            <text:p>321.853515616</text:p>
          </table:table-cell>
          <table:table-cell table:number-columns-repeated="2"/>
        </table:table-row>
        <table:table-row table:style-name="ro2">
          <table:table-cell office:value-type="string">
            <text:p>w6</text:p>
          </table:table-cell>
          <table:table-cell office:value-type="string">
            <text:p>b4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2200">
            <text:p>972200</text:p>
          </table:table-cell>
          <table:table-cell office:value-type="float" office:value="975352.942382786">
            <text:p>975352.942382786</text:p>
          </table:table-cell>
          <table:table-cell office:value-type="float" office:value="3152.942382787">
            <text:p>3152.942382787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1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233">
            <text:p>1233</text:p>
          </table:table-cell>
          <table:table-cell office:value-type="float" office:value="1236.96484375">
            <text:p>1236.96484375</text:p>
          </table:table-cell>
          <table:table-cell office:value-type="float" office:value="3.96484375">
            <text:p>3.96484375</text:p>
          </table:table-cell>
          <table:table-cell/>
          <table:table-cell table:formula="of:=CONCATENATE(&quot;{&quot;;[.A26];&quot;} &amp; &quot;;&quot;{&quot;;ROUND([.F26]/1000;2);&quot;} &amp; &quot;;&quot;{&quot;;ROUND([.G26]/1000;2);&quot;} &amp; &quot;;&quot;{&quot;;ROUND([.F27]/1000;2);&quot;} &amp; &quot;;&quot;{&quot;;ROUND([.G27]/1000;2);&quot;} &amp; &quot;;&quot;{&quot;;ROUND([.F28]/1000;2);&quot;} &amp; &quot;;&quot;{&quot;;ROUND([.G28]/1000;2);&quot;} &amp; &quot;;&quot;{&quot;;ROUND([.F29]/1000;2);&quot;} &amp; &quot;;&quot;{&quot;;ROUND([.G29]/1000;2);&quot;} \\ &quot;)" office:value-type="string" office:string-value="{w7} &amp; {1.23} &amp; {1.24} &amp; {9.52} &amp; {9.55} &amp; {96} &amp; {96.33} &amp; {971.52} &amp; {974.69} \\ ">
            <text:p>{w7} &amp; {1.23} &amp; {1.24} &amp; {9.52} &amp; {9.55} &amp; {96} &amp; {96.33} &amp; {971.52} &amp; {974.69} \\ 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string">
            <text:p>b2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522">
            <text:p>9522</text:p>
          </table:table-cell>
          <table:table-cell office:value-type="float" office:value="9554.635742186">
            <text:p>9554.635742186</text:p>
          </table:table-cell>
          <table:table-cell office:value-type="float" office:value="32.6357421859997">
            <text:p>32.635742186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3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999">
            <text:p>95999</text:p>
          </table:table-cell>
          <table:table-cell office:value-type="float" office:value="96327.95410156">
            <text:p>96327.95410156</text:p>
          </table:table-cell>
          <table:table-cell office:value-type="float" office:value="328.95410156">
            <text:p>328.95410156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office:value-type="string">
            <text:p>b4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1516">
            <text:p>971516</text:p>
          </table:table-cell>
          <table:table-cell office:value-type="float" office:value="974690.129394566">
            <text:p>974690.129394566</text:p>
          </table:table-cell>
          <table:table-cell office:value-type="float" office:value="3174.129394566">
            <text:p>3174.129394566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1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958">
            <text:p>958</text:p>
          </table:table-cell>
          <table:table-cell office:value-type="float" office:value="961.564941406">
            <text:p>961.564941406</text:p>
          </table:table-cell>
          <table:table-cell office:value-type="float" office:value="3.564941406">
            <text:p>3.564941406</text:p>
          </table:table-cell>
          <table:table-cell/>
          <table:table-cell table:formula="of:=CONCATENATE(&quot;{&quot;;[.A30];&quot;} &amp; &quot;;&quot;{&quot;;ROUND([.F30]/1000;2);&quot;} &amp; &quot;;&quot;{&quot;;ROUND([.G30]/1000;2);&quot;} &amp; &quot;;&quot;{&quot;;ROUND([.F31]/1000;2);&quot;} &amp; &quot;;&quot;{&quot;;ROUND([.G31]/1000;2);&quot;} &amp; &quot;;&quot;{&quot;;ROUND([.F32]/1000;2);&quot;} &amp; &quot;;&quot;{&quot;;ROUND([.G32]/1000;2);&quot;} &amp; &quot;;&quot;{&quot;;ROUND([.F33]/1000;2);&quot;} &amp; &quot;;&quot;{&quot;;ROUND([.G33]/1000;2);&quot;} \\ &quot;)" office:value-type="string" office:string-value="{w8} &amp; {0.96} &amp; {0.96} &amp; {8.89} &amp; {8.92} &amp; {94.01} &amp; {94.31} &amp; {971.74} &amp; {974.82} \\ ">
            <text:p>{w8} &amp; {0.96} &amp; {0.96} &amp; {8.89} &amp; {8.92} &amp; {94.01} &amp; {94.31} &amp; {971.74} &amp; {974.82} \\ 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string">
            <text:p>b2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886">
            <text:p>8886</text:p>
          </table:table-cell>
          <table:table-cell office:value-type="float" office:value="8921.864990226">
            <text:p>8921.864990226</text:p>
          </table:table-cell>
          <table:table-cell office:value-type="float" office:value="35.8649902259997">
            <text:p>35.864990226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3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4008">
            <text:p>94008</text:p>
          </table:table-cell>
          <table:table-cell office:value-type="float" office:value="94312.5107422">
            <text:p>94312.5107422</text:p>
          </table:table-cell>
          <table:table-cell office:value-type="float" office:value="304.510742199999">
            <text:p>304.5107422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b4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1743">
            <text:p>971743</text:p>
          </table:table-cell>
          <table:table-cell office:value-type="float" office:value="974823.132324179">
            <text:p>974823.132324179</text:p>
          </table:table-cell>
          <table:table-cell office:value-type="float" office:value="3080.132324179">
            <text:p>3080.132324179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30">
            <text:p>630</text:p>
          </table:table-cell>
          <table:table-cell office:value-type="float" office:value="633.512207031">
            <text:p>633.512207031</text:p>
          </table:table-cell>
          <table:table-cell office:value-type="float" office:value="3.512207031">
            <text:p>3.512207031</text:p>
          </table:table-cell>
          <table:table-cell/>
          <table:table-cell table:formula="of:=CONCATENATE(&quot;{&quot;;[.A34];&quot;} &amp; &quot;;&quot;{&quot;;ROUND([.F34]/1000;2);&quot;} &amp; &quot;;&quot;{&quot;;ROUND([.G34]/1000;2);&quot;} &amp; &quot;;&quot;{&quot;;ROUND([.F35]/1000;2);&quot;} &amp; &quot;;&quot;{&quot;;ROUND([.G35]/1000;2);&quot;} &amp; &quot;;&quot;{&quot;;ROUND([.F36]/1000;2);&quot;} &amp; &quot;;&quot;{&quot;;ROUND([.G36]/1000;2);&quot;} &amp; &quot;;&quot;{&quot;;ROUND([.F37]/1000;2);&quot;} &amp; &quot;;&quot;{&quot;;ROUND([.G37]/1000;2);&quot;} \\ &quot;)" office:value-type="string" office:string-value="{w9} &amp; {0.63} &amp; {0.63} &amp; {9.01} &amp; {9.04} &amp; {101.52} &amp; {101.8} &amp; {980.05} &amp; {982.98} \\ ">
            <text:p>{w9} &amp; {0.63} &amp; {0.63} &amp; {9.01} &amp; {9.04} &amp; {101.52} &amp; {101.8} &amp; {980.05} &amp; {982.98} \\ 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string">
            <text:p>b2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007">
            <text:p>9007</text:p>
          </table:table-cell>
          <table:table-cell office:value-type="float" office:value="9037.720947266">
            <text:p>9037.720947266</text:p>
          </table:table-cell>
          <table:table-cell office:value-type="float" office:value="30.7209472659998">
            <text:p>30.720947266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3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1515">
            <text:p>101515</text:p>
          </table:table-cell>
          <table:table-cell office:value-type="float" office:value="101804.736572251">
            <text:p>101804.736572251</text:p>
          </table:table-cell>
          <table:table-cell office:value-type="float" office:value="289.736572251">
            <text:p>289.736572251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b4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80048">
            <text:p>980048</text:p>
          </table:table-cell>
          <table:table-cell office:value-type="float" office:value="982976.682861444">
            <text:p>982976.682861444</text:p>
          </table:table-cell>
          <table:table-cell office:value-type="float" office:value="2928.682861444">
            <text:p>2928.682861444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1</text:p>
          </table:table-cell>
          <table:table-cell office:value-type="float" office:value="51200">
            <text:p>51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1072">
            <text:p>1072</text:p>
          </table:table-cell>
          <table:table-cell office:value-type="float" office:value="1077.6550293">
            <text:p>1077.6550293</text:p>
          </table:table-cell>
          <table:table-cell office:value-type="float" office:value="5.65502930000002">
            <text:p>5.6550293</text:p>
          </table:table-cell>
          <table:table-cell/>
          <table:table-cell table:formula="of:=CONCATENATE(&quot;{&quot;;[.A38];&quot;} &amp; &quot;;&quot;{&quot;;ROUND([.F38]/1000;2);&quot;} &amp; &quot;;&quot;{&quot;;ROUND([.G38]/1000;2);&quot;} &amp; &quot;;&quot;{&quot;;ROUND([.F39]/1000;2);&quot;} &amp; &quot;;&quot;{&quot;;ROUND([.G39]/1000;2);&quot;} &amp; &quot;;&quot;{&quot;;ROUND([.F40]/1000;2);&quot;} &amp; &quot;;&quot;{&quot;;ROUND([.G40]/1000;2);&quot;} &amp; &quot;;&quot;{&quot;;ROUND([.F41]/1000;2);&quot;} &amp; &quot;;&quot;{&quot;;ROUND([.G41]/1000;2);&quot;} \\ &quot;)" office:value-type="string" office:string-value="{w10} &amp; {1.07} &amp; {1.08} &amp; {7.86} &amp; {7.88} &amp; {100.14} &amp; {100.4} &amp; {977.09} &amp; {979.81} \\ ">
            <text:p>{w10} &amp; {1.07} &amp; {1.08} &amp; {7.86} &amp; {7.88} &amp; {100.14} &amp; {100.4} &amp; {977.09} &amp; {979.81} \\ 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string">
            <text:p>b2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7857">
            <text:p>7857</text:p>
          </table:table-cell>
          <table:table-cell office:value-type="float" office:value="7882.467529298">
            <text:p>7882.467529298</text:p>
          </table:table-cell>
          <table:table-cell office:value-type="float" office:value="25.4675292979999">
            <text:p>25.467529298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3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100138">
            <text:p>100138</text:p>
          </table:table-cell>
          <table:table-cell office:value-type="float" office:value="100401.5703125">
            <text:p>100401.5703125</text:p>
          </table:table-cell>
          <table:table-cell office:value-type="float" office:value="263.5703125">
            <text:p>263.5703125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b4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7088">
            <text:p>977088</text:p>
          </table:table-cell>
          <table:table-cell office:value-type="float" office:value="979813.809814482">
            <text:p>979813.809814482</text:p>
          </table:table-cell>
          <table:table-cell office:value-type="float" office:value="2725.809814483">
            <text:p>2725.809814483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1</text:p>
          </table:table-cell>
          <table:table-cell office:value-type="float" office:value="102400">
            <text:p>102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57">
            <text:p>657</text:p>
          </table:table-cell>
          <table:table-cell office:value-type="float" office:value="660.254882812">
            <text:p>660.254882812</text:p>
          </table:table-cell>
          <table:table-cell office:value-type="float" office:value="3.25488281200001">
            <text:p>3.254882812</text:p>
          </table:table-cell>
          <table:table-cell/>
          <table:table-cell table:formula="of:=CONCATENATE(&quot;{&quot;;[.A42];&quot;} &amp; &quot;;&quot;{&quot;;ROUND([.F42]/1000;2);&quot;} &amp; &quot;;&quot;{&quot;;ROUND([.G42]/1000;2);&quot;} &amp; &quot;;&quot;{&quot;;ROUND([.F43]/1000;2);&quot;} &amp; &quot;;&quot;{&quot;;ROUND([.G43]/1000;2);&quot;} &amp; &quot;;&quot;{&quot;;ROUND([.F44]/1000;2);&quot;} &amp; &quot;;&quot;{&quot;;ROUND([.G44]/1000;2);&quot;} &amp; &quot;;&quot;{&quot;;ROUND([.F45]/1000;2);&quot;} &amp; &quot;;&quot;{&quot;;ROUND([.G45]/1000;2);&quot;} \\ &quot;)" office:value-type="string" office:string-value="{w11} &amp; {0.66} &amp; {0.66} &amp; {8.25} &amp; {8.28} &amp; {96.87} &amp; {97.14} &amp; {977.96} &amp; {980.56} \\ ">
            <text:p>{w11} &amp; {0.66} &amp; {0.66} &amp; {8.25} &amp; {8.28} &amp; {96.87} &amp; {97.14} &amp; {977.96} &amp; {980.56} \\ 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string">
            <text:p>b2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251">
            <text:p>8251</text:p>
          </table:table-cell>
          <table:table-cell office:value-type="float" office:value="8281.900146478">
            <text:p>8281.900146478</text:p>
          </table:table-cell>
          <table:table-cell office:value-type="float" office:value="30.9001464779998">
            <text:p>30.900146478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3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6869">
            <text:p>96869</text:p>
          </table:table-cell>
          <table:table-cell office:value-type="float" office:value="97139.762939452">
            <text:p>97139.762939452</text:p>
          </table:table-cell>
          <table:table-cell office:value-type="float" office:value="270.762939451999">
            <text:p>270.762939452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b4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977956">
            <text:p>977956</text:p>
          </table:table-cell>
          <table:table-cell office:value-type="float" office:value="980559.309082137">
            <text:p>980559.309082137</text:p>
          </table:table-cell>
          <table:table-cell office:value-type="float" office:value="2603.309082136">
            <text:p>2603.30908213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1</text:p>
          </table:table-cell>
          <table:table-cell office:value-type="float" office:value="204800">
            <text:p>2048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95">
            <text:p>695</text:p>
          </table:table-cell>
          <table:table-cell office:value-type="float" office:value="701.397705078">
            <text:p>701.397705078</text:p>
          </table:table-cell>
          <table:table-cell office:value-type="float" office:value="6.39770507799994">
            <text:p>6.397705078</text:p>
          </table:table-cell>
          <table:table-cell/>
          <table:table-cell table:formula="of:=CONCATENATE(&quot;{&quot;;[.A46];&quot;} &amp; &quot;;&quot;{&quot;;ROUND([.F46]/1000;2);&quot;} &amp; &quot;;&quot;{&quot;;ROUND([.G46]/1000;2);&quot;} &amp; &quot;;&quot;{&quot;;ROUND([.F47]/1000;2);&quot;} &amp; &quot;;&quot;{&quot;;ROUND([.G47]/1000;2);&quot;} &amp; &quot;;&quot;{&quot;;ROUND([.F48]/1000;2);&quot;} &amp; &quot;;&quot;{&quot;;ROUND([.G48]/1000;2);&quot;} &amp; &quot;;&quot;{&quot;;ROUND([.F49]/1000;2);&quot;} &amp; &quot;;&quot;{&quot;;ROUND([.G49]/1000;2);&quot;} \\ &quot;)" office:value-type="string" office:string-value="{w12} &amp; {0.7} &amp; {0.7} &amp; {8.97} &amp; {9} &amp; {95.01} &amp; {95.24} &amp; {1042.11} &amp; {1044.39} \\ ">
            <text:p>{w12} &amp; {0.7} &amp; {0.7} &amp; {8.97} &amp; {9} &amp; {95.01} &amp; {95.24} &amp; {1042.11} &amp; {1044.39} \\ 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string">
            <text:p>b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8973">
            <text:p>8973</text:p>
          </table:table-cell>
          <table:table-cell office:value-type="float" office:value="8999.065429686">
            <text:p>8999.065429686</text:p>
          </table:table-cell>
          <table:table-cell office:value-type="float" office:value="26.0654296859999">
            <text:p>26.065429686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3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5010">
            <text:p>95010</text:p>
          </table:table-cell>
          <table:table-cell office:value-type="float" office:value="95244.349853511">
            <text:p>95244.349853511</text:p>
          </table:table-cell>
          <table:table-cell office:value-type="float" office:value="234.349853511">
            <text:p>234.349853511</text:p>
          </table:table-cell>
          <table:table-cell table:number-columns-repeated="2"/>
        </table:table-row>
        <table:table-row table:style-name="ro2">
          <table:table-cell office:value-type="string">
            <text:p>w12</text:p>
          </table:table-cell>
          <table:table-cell office:value-type="string">
            <text:p>b4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42109">
            <text:p>1042109</text:p>
          </table:table-cell>
          <table:table-cell office:value-type="float" office:value="1044390.62695311">
            <text:p>1044390.62695311</text:p>
          </table:table-cell>
          <table:table-cell office:value-type="float" office:value="2281.626953106">
            <text:p>2281.626953106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1</text:p>
          </table:table-cell>
          <table:table-cell office:value-type="float" office:value="409600">
            <text:p>4096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62">
            <text:p>662</text:p>
          </table:table-cell>
          <table:table-cell office:value-type="float" office:value="664.579833984">
            <text:p>664.579833984</text:p>
          </table:table-cell>
          <table:table-cell office:value-type="float" office:value="2.57983398399995">
            <text:p>2.579833984</text:p>
          </table:table-cell>
          <table:table-cell/>
          <table:table-cell table:formula="of:=CONCATENATE(&quot;{&quot;;[.A50];&quot;} &amp; &quot;;&quot;{&quot;;ROUND([.F50]/1000;2);&quot;} &amp; &quot;;&quot;{&quot;;ROUND([.G50]/1000;2);&quot;} &amp; &quot;;&quot;{&quot;;ROUND([.F51]/1000;2);&quot;} &amp; &quot;;&quot;{&quot;;ROUND([.G51]/1000;2);&quot;} &amp; &quot;;&quot;{&quot;;ROUND([.F52]/1000;2);&quot;} &amp; &quot;;&quot;{&quot;;ROUND([.G52]/1000;2);&quot;} &amp; &quot;;&quot;{&quot;;ROUND([.F53]/1000;2);&quot;} &amp; &quot;;&quot;{&quot;;ROUND([.G53]/1000;2);&quot;} \\ &quot;)" office:value-type="string" office:string-value="{w13} &amp; {0.66} &amp; {0.66} &amp; {9.65} &amp; {9.67} &amp; {99.55} &amp; {99.78} &amp; {1041.51} &amp; {1043.72} \\ ">
            <text:p>{w13} &amp; {0.66} &amp; {0.66} &amp; {9.65} &amp; {9.67} &amp; {99.55} &amp; {99.78} &amp; {1041.51} &amp; {1043.72} \\ 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string">
            <text:p>b2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646">
            <text:p>9646</text:p>
          </table:table-cell>
          <table:table-cell office:value-type="float" office:value="9670.847656252">
            <text:p>9670.847656252</text:p>
          </table:table-cell>
          <table:table-cell office:value-type="float" office:value="24.8476562520001">
            <text:p>24.847656252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554">
            <text:p>99554</text:p>
          </table:table-cell>
          <table:table-cell office:value-type="float" office:value="99778.653076124">
            <text:p>99778.653076124</text:p>
          </table:table-cell>
          <table:table-cell office:value-type="float" office:value="224.653076124001">
            <text:p>224.653076124</text:p>
          </table:table-cell>
          <table:table-cell table:number-columns-repeated="2"/>
        </table:table-row>
        <table:table-row table:style-name="ro2">
          <table:table-cell office:value-type="string">
            <text:p>w13</text:p>
          </table:table-cell>
          <table:table-cell office:value-type="string">
            <text:p>b4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41508">
            <text:p>1041508</text:p>
          </table:table-cell>
          <table:table-cell office:value-type="float" office:value="1043721.67578135">
            <text:p>1043721.67578135</text:p>
          </table:table-cell>
          <table:table-cell office:value-type="float" office:value="2213.675781352">
            <text:p>2213.675781352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1</text:p>
          </table:table-cell>
          <table:table-cell office:value-type="float" office:value="819200">
            <text:p>8192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48">
            <text:p>648</text:p>
          </table:table-cell>
          <table:table-cell office:value-type="float" office:value="655.773925781">
            <text:p>655.773925781</text:p>
          </table:table-cell>
          <table:table-cell office:value-type="float" office:value="7.773925781">
            <text:p>7.773925781</text:p>
          </table:table-cell>
          <table:table-cell/>
          <table:table-cell table:formula="of:=CONCATENATE(&quot;{&quot;;[.A54];&quot;} &amp; &quot;;&quot;{&quot;;ROUND([.F54]/1000;2);&quot;} &amp; &quot;;&quot;{&quot;;ROUND([.G54]/1000;2);&quot;} &amp; &quot;;&quot;{&quot;;ROUND([.F55]/1000;2);&quot;} &amp; &quot;;&quot;{&quot;;ROUND([.G55]/1000;2);&quot;} &amp; &quot;;&quot;{&quot;;ROUND([.F56]/1000;2);&quot;} &amp; &quot;;&quot;{&quot;;ROUND([.G56]/1000;2);&quot;} &amp; &quot;;&quot;{&quot;;ROUND([.F57]/1000;2);&quot;} &amp; &quot;;&quot;{&quot;;ROUND([.G57]/1000;2);&quot;} \\ &quot;)" office:value-type="string" office:string-value="{w14} &amp; {0.65} &amp; {0.66} &amp; {9.02} &amp; {9.04} &amp; {99.53} &amp; {99.75} &amp; {1056.03} &amp; {1058.38} \\ ">
            <text:p>{w14} &amp; {0.65} &amp; {0.66} &amp; {9.02} &amp; {9.04} &amp; {99.53} &amp; {99.75} &amp; {1056.03} &amp; {1058.38} \\ 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string">
            <text:p>b2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9018">
            <text:p>9018</text:p>
          </table:table-cell>
          <table:table-cell office:value-type="float" office:value="9039.896484386">
            <text:p>9039.896484386</text:p>
          </table:table-cell>
          <table:table-cell office:value-type="float" office:value="21.8964843860002">
            <text:p>21.896484386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3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9530">
            <text:p>99530</text:p>
          </table:table-cell>
          <table:table-cell office:value-type="float" office:value="99745.834960904">
            <text:p>99745.834960904</text:p>
          </table:table-cell>
          <table:table-cell office:value-type="float" office:value="215.834960904001">
            <text:p>215.834960904</text:p>
          </table:table-cell>
          <table:table-cell table:number-columns-repeated="2"/>
        </table:table-row>
        <table:table-row table:style-name="ro2">
          <table:table-cell office:value-type="string">
            <text:p>w14</text:p>
          </table:table-cell>
          <table:table-cell office:value-type="string">
            <text:p>b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56034">
            <text:p>1056034</text:p>
          </table:table-cell>
          <table:table-cell office:value-type="float" office:value="1058382.16455076">
            <text:p>1058382.16455076</text:p>
          </table:table-cell>
          <table:table-cell office:value-type="float" office:value="2348.164550756">
            <text:p>2348.164550756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1</text:p>
          </table:table-cell>
          <table:table-cell office:value-type="float" office:value="1638400">
            <text:p>1638400</text:p>
          </table:table-cell>
          <table:table-cell office:value-type="float" office:value="1">
            <text:p>1</text:p>
          </table:table-cell>
          <table:table-cell office:value-type="string">
            <text:p>T</text:p>
          </table:table-cell>
          <table:table-cell office:value-type="float" office:value="697">
            <text:p>697</text:p>
          </table:table-cell>
          <table:table-cell office:value-type="float" office:value="698.822998047">
            <text:p>698.822998047</text:p>
          </table:table-cell>
          <table:table-cell office:value-type="float" office:value="1.82299804700006">
            <text:p>1.822998047</text:p>
          </table:table-cell>
          <table:table-cell/>
          <table:table-cell table:formula="of:=CONCATENATE(&quot;{&quot;;[.A58];&quot;} &amp; &quot;;&quot;{&quot;;ROUND([.F58]/1000;2);&quot;} &amp; &quot;;&quot;{&quot;;ROUND([.G58]/1000;2);&quot;} &amp; &quot;;&quot;{&quot;;ROUND([.F59]/1000;2);&quot;} &amp; &quot;;&quot;{&quot;;ROUND([.G59]/1000;2);&quot;} &amp; &quot;;&quot;{&quot;;ROUND([.F60]/1000;2);&quot;} &amp; &quot;;&quot;{&quot;;ROUND([.G60]/1000;2);&quot;} &amp; &quot;;&quot;{&quot;;ROUND([.F61]/1000;2);&quot;} &amp; &quot;;&quot;{&quot;;ROUND([.G61]/1000;2);&quot;} \\ &quot;)" office:value-type="string" office:string-value="{w15} &amp; {0.7} &amp; {0.7} &amp; {10.16} &amp; {10.18} &amp; {98.71} &amp; {98.94} &amp; {1057.88} &amp; {1060.13} \\ ">
            <text:p>{w15} &amp; {0.7} &amp; {0.7} &amp; {10.16} &amp; {10.18} &amp; {98.71} &amp; {98.94} &amp; {1057.88} &amp; {1060.13} \\ 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string">
            <text:p>b2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0159">
            <text:p>10159</text:p>
          </table:table-cell>
          <table:table-cell office:value-type="float" office:value="10182.100830065">
            <text:p>10182.100830065</text:p>
          </table:table-cell>
          <table:table-cell office:value-type="float" office:value="23.1008300649999">
            <text:p>23.100830065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3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98710">
            <text:p>98710</text:p>
          </table:table-cell>
          <table:table-cell office:value-type="float" office:value="98943.106445333">
            <text:p>98943.106445333</text:p>
          </table:table-cell>
          <table:table-cell office:value-type="float" office:value="233.106445333001">
            <text:p>233.106445333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b4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string">
            <text:p>T</text:p>
          </table:table-cell>
          <table:table-cell office:value-type="float" office:value="1057882">
            <text:p>1057882</text:p>
          </table:table-cell>
          <table:table-cell office:value-type="float" office:value="1060128.48046872">
            <text:p>1060128.48046872</text:p>
          </table:table-cell>
          <table:table-cell office:value-type="float" office:value="2246.480468721">
            <text:p>2246.480468721</text:p>
          </table:table-cell>
          <table:table-cell table:number-columns-repeated="2"/>
        </table:table-row>
        <table:table-row table:style-name="ro2" table:number-rows-repeated="1048514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Index - Update (Buffered Commit)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Batch</text:p>
          </table:table-cell>
          <table:table-cell office:value-type="string">
            <text:p>Workload</text:p>
          </table:table-cell>
          <table:table-cell office:value-type="string">
            <text:p>Count</text:p>
          </table:table-cell>
          <table:table-cell office:value-type="string">
            <text:p>Commit</text:p>
          </table:table-cell>
          <table:table-cell office:value-type="string">
            <text:p>Processing</text:p>
          </table:table-cell>
          <table:table-cell office:value-type="string">
            <text:p>Qtime</text:p>
          </table:table-cell>
          <table:table-cell office:value-type="string">
            <text:p>Parsing [derived]</text:p>
          </table:table-cell>
          <table:table-cell/>
          <table:table-cell office:value-type="string">
            <text:p>DELTA</text:p>
          </table:table-cell>
          <table:table-cell/>
          <table:table-cell office:value-type="string">
            <text:p>VALUES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b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4.9189453125">
            <text:p>34.9189453125</text:p>
          </table:table-cell>
          <table:table-cell office:value-type="float" office:value="31">
            <text:p>31</text:p>
          </table:table-cell>
          <table:table-cell office:value-type="float" office:value="3.9189453125">
            <text:p>3.9189453125</text:p>
          </table:table-cell>
          <table:table-cell/>
          <table:table-cell table:formula="of:=CONCATENATE(&quot;{&quot;;[.A2];&quot;} &amp; &quot;;&quot;{\SI{&quot;;ROUND(([.G2]/[.F2])*100;2);&quot;}{\percent}} &amp; &quot;;&quot;{\SI{&quot;;ROUND(([.H2]/[.F2])*100;2);&quot;}{\percent}} &amp; &quot;;&quot;{\SI{&quot;;ROUND(([.G3]/[.F3])*100;2);&quot;}{\percent}} &amp; &quot;;&quot;{\SI{&quot;;ROUND(([.H3]/[.F3])*100;2);&quot;}{\percent}} &amp; &quot;;&quot;{\SI{&quot;;ROUND(([.G4]/[.F4])*100;2);&quot;}{\percent}} &amp; &quot;;&quot;{\SI{&quot;;ROUND(([.H4]/[.F4])*100;2);&quot;}{\percent}} &amp; &quot;;&quot;{\SI{&quot;;ROUND(([.G5]/[.F5])*100;2);&quot;}{\percent}} &amp; &quot;;&quot;{\SI{&quot;;ROUND(([.H5]/[.F5])*100;2);&quot;}{\percent}} \\ &quot;)" office:value-type="string" office:string-value="{w1} &amp; {\SI{88.78}{\percent}} &amp; {\SI{11.22}{\percent}} &amp; {\SI{45.96}{\percent}} &amp; {\SI{54.04}{\percent}} &amp; {\SI{45.04}{\percent}} &amp; {\SI{54.96}{\percent}} &amp; {\SI{39.44}{\percent}} &amp; {\SI{60.56}{\percent}} \\ ">
            <text:p>{w1} &amp; {\SI{88.78}{\percent}} &amp; {\SI{11.22}{\percent}} &amp; {\SI{45.96}{\percent}} &amp; {\SI{54.04}{\percent}} &amp; {\SI{45.04}{\percent}} &amp; {\SI{54.96}{\percent}} &amp; {\SI{39.44}{\percent}} &amp; {\SI{60.56}{\percent}} \\ </text:p>
          </table:table-cell>
          <table:table-cell table:formula="of:=CONCATENATE(&quot;{&quot;;[.A2];&quot;} &amp; &quot;;&quot;{\tablenum[table-format=4.2]{&quot;;ROUND([.F2];2);&quot;}} &amp; &quot;;&quot;{\tablenum[table-format=4.2]{&quot;;ROUND([.F3];2);&quot;}} &amp; &quot;;&quot;{\tablenum[table-format=4.2]{&quot;;ROUND([.F4];2);&quot;}} &amp; &quot;;&quot;{\tablenum[table-format=4.2]{&quot;;ROUND([.F5];2);&quot;}} \\ &quot;)" office:value-type="string" office:string-value="{w1} &amp; {\tablenum[table-format=4.2]{34.92}} &amp; {\tablenum[table-format=4.2]{71.8}} &amp; {\tablenum[table-format=4.2]{432.94}} &amp; {\tablenum[table-format=4.2]{4348.86}} \\ ">
            <text:p>{w1} &amp; {\tablenum[table-format=4.2]{34.92}} &amp; {\tablenum[table-format=4.2]{71.8}} &amp; {\tablenum[table-format=4.2]{432.94}} &amp; {\tablenum[table-format=4.2]{4348.86}} \\ </text:p>
          </table:table-cell>
          <table:table-cell table:formula="of:=CONCATENATE(&quot;{&quot;;[.A2];&quot;} &amp; &quot;;&quot;{\tablenum[table-format=4.2]{&quot;;ROUND([.F2];2);&quot;}} &amp; &quot;;&quot;{\SI{&quot;;ROUND(([.G2]/[.F2])*100;2);&quot;}{\percent}} &amp; &quot;;&quot;{\SI{&quot;;ROUND(([.H2]/[.F2])*100;2);&quot;}{\percent}} &amp; &quot;;&quot;{\tablenum[table-format=4.2]{&quot;;ROUND([.F3];2);&quot;}} &amp; &quot;;&quot;{\SI{&quot;;ROUND(([.G3]/[.F3])*100;2);&quot;}{\percent}} &amp; &quot;;&quot;{\SI{&quot;;ROUND(([.H3]/[.F3])*100;2);&quot;}{\percent}} &amp; &quot;;&quot;{\tablenum[table-format=4.2]{&quot;;ROUND([.F4];2);&quot;}} &amp; &quot;;&quot;{\SI{&quot;;ROUND(([.G4]/[.F4])*100;2);&quot;}{\percent}} &amp; &quot;;&quot;{\SI{&quot;;ROUND(([.H4]/[.F4])*100;2);&quot;}{\percent}} &amp; &quot;;&quot;{\tablenum[table-format=4.2]{&quot;;ROUND([.F5];2);&quot;}} &amp; &quot;;&quot;{\SI{&quot;;ROUND(([.G5]/[.F5])*100;2);&quot;}{\percent}} &amp; &quot;;&quot;{\SI{&quot;;ROUND(([.H5]/[.F5])*100;2);&quot;}{\percent}} \\ &quot;)" office:value-type="string" office:string-value="{w1} &amp; {\tablenum[table-format=4.2]{34.92}} &amp; {\SI{88.78}{\percent}} &amp; {\SI{11.22}{\percent}} &amp; {\tablenum[table-format=4.2]{71.8}} &amp; {\SI{45.96}{\percent}} &amp; {\SI{54.04}{\percent}} &amp; {\tablenum[table-format=4.2]{432.94}} &amp; {\SI{45.04}{\percent}} &amp; {\SI{54.96}{\percent}} &amp; {\tablenum[table-format=4.2]{4348.86}} &amp; {\SI{39.44}{\percent}} &amp; {\SI{60.56}{\percent}} \\ ">
            <text:p>{w1} &amp; {\tablenum[table-format=4.2]{34.92}} &amp; {\SI{88.78}{\percent}} &amp; {\SI{11.22}{\percent}} &amp; {\tablenum[table-format=4.2]{71.8}} &amp; {\SI{45.96}{\percent}} &amp; {\SI{54.04}{\percent}} &amp; {\tablenum[table-format=4.2]{432.94}} &amp; {\SI{45.04}{\percent}} &amp; {\SI{54.96}{\percent}} &amp; {\tablenum[table-format=4.2]{4348.86}} &amp; {\SI{39.44}{\percent}} &amp; {\SI{60.56}{\percent}} \\ 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string">
            <text:p>b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71.796875">
            <text:p>71.796875</text:p>
          </table:table-cell>
          <table:table-cell office:value-type="float" office:value="33">
            <text:p>33</text:p>
          </table:table-cell>
          <table:table-cell office:value-type="float" office:value="38.796875">
            <text:p>38.796875</text:p>
          </table:table-cell>
          <table:table-cell table:number-columns-repeated="4"/>
        </table:table-row>
        <table:table-row table:style-name="ro2">
          <table:table-cell office:value-type="string">
            <text:p>w1</text:p>
          </table:table-cell>
          <table:table-cell office:value-type="string">
            <text:p>b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432.94311523441">
            <text:p>432.9431152344</text:p>
          </table:table-cell>
          <table:table-cell office:value-type="float" office:value="195">
            <text:p>195</text:p>
          </table:table-cell>
          <table:table-cell office:value-type="float" office:value="237.94311523441">
            <text:p>237.9431152344</text:p>
          </table:table-cell>
          <table:table-cell table:number-columns-repeated="4"/>
        </table:table-row>
        <table:table-row table:style-name="ro2">
          <table:table-cell office:value-type="string">
            <text:p>w1</text:p>
          </table:table-cell>
          <table:table-cell office:value-type="string">
            <text:p>b4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4348.86328125007">
            <text:p>4348.8632812501</text:p>
          </table:table-cell>
          <table:table-cell office:value-type="float" office:value="1715">
            <text:p>1715</text:p>
          </table:table-cell>
          <table:table-cell office:value-type="float" office:value="2633.86328125007">
            <text:p>2633.8632812501</text:p>
          </table:table-cell>
          <table:table-cell table:number-columns-repeated="4"/>
        </table:table-row>
        <table:table-row table:style-name="ro2">
          <table:table-cell office:value-type="string">
            <text:p>w2</text:p>
          </table:table-cell>
          <table:table-cell office:value-type="string">
            <text:p>b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2.623046875">
            <text:p>32.623046875</text:p>
          </table:table-cell>
          <table:table-cell office:value-type="float" office:value="29">
            <text:p>29</text:p>
          </table:table-cell>
          <table:table-cell office:value-type="float" office:value="3.623046875">
            <text:p>3.623046875</text:p>
          </table:table-cell>
          <table:table-cell/>
          <table:table-cell table:formula="of:=CONCATENATE(&quot;{&quot;;[.A6];&quot;} &amp; &quot;;&quot;{\SI{&quot;;ROUND(([.G6]/[.F6])*100;2);&quot;}{\percent}} &amp; &quot;;&quot;{\SI{&quot;;ROUND(([.H6]/[.F6])*100;2);&quot;}{\percent}} &amp; &quot;;&quot;{\SI{&quot;;ROUND(([.G7]/[.F7])*100;2);&quot;}{\percent}} &amp; &quot;;&quot;{\SI{&quot;;ROUND(([.H7]/[.F7])*100;2);&quot;}{\percent}} &amp; &quot;;&quot;{\SI{&quot;;ROUND(([.G8]/[.F8])*100;2);&quot;}{\percent}} &amp; &quot;;&quot;{\SI{&quot;;ROUND(([.H8]/[.F8])*100;2);&quot;}{\percent}} &amp; &quot;;&quot;{\SI{&quot;;ROUND(([.G9]/[.F9])*100;2);&quot;}{\percent}} &amp; &quot;;&quot;{\SI{&quot;;ROUND(([.H9]/[.F9])*100;2);&quot;}{\percent}} \\ &quot;)" office:value-type="string" office:string-value="{w2} &amp; {\SI{88.89}{\percent}} &amp; {\SI{11.11}{\percent}} &amp; {\SI{39.34}{\percent}} &amp; {\SI{60.66}{\percent}} &amp; {\SI{40.44}{\percent}} &amp; {\SI{59.56}{\percent}} &amp; {\SI{39.08}{\percent}} &amp; {\SI{60.92}{\percent}} \\ ">
            <text:p>{w2} &amp; {\SI{88.89}{\percent}} &amp; {\SI{11.11}{\percent}} &amp; {\SI{39.34}{\percent}} &amp; {\SI{60.66}{\percent}} &amp; {\SI{40.44}{\percent}} &amp; {\SI{59.56}{\percent}} &amp; {\SI{39.08}{\percent}} &amp; {\SI{60.92}{\percent}} \\ </text:p>
          </table:table-cell>
          <table:table-cell table:formula="of:=CONCATENATE(&quot;{&quot;;[.A6];&quot;} &amp; &quot;;&quot;{\tablenum[table-format=4.2]{&quot;;ROUND([.F6];2);&quot;}} &amp; &quot;;&quot;{\tablenum[table-format=4.2]{&quot;;ROUND([.F7];2);&quot;}} &amp; &quot;;&quot;{\tablenum[table-format=4.2]{&quot;;ROUND([.F8];2);&quot;}} &amp; &quot;;&quot;{\tablenum[table-format=4.2]{&quot;;ROUND([.F9];2);&quot;}} \\ &quot;)" office:value-type="string" office:string-value="{w2} &amp; {\tablenum[table-format=4.2]{32.62}} &amp; {\tablenum[table-format=4.2]{63.55}} &amp; {\tablenum[table-format=4.2]{645.4}} &amp; {\tablenum[table-format=4.2]{3923.2}} \\ ">
            <text:p>{w2} &amp; {\tablenum[table-format=4.2]{32.62}} &amp; {\tablenum[table-format=4.2]{63.55}} &amp; {\tablenum[table-format=4.2]{645.4}} &amp; {\tablenum[table-format=4.2]{3923.2}} \\ </text:p>
          </table:table-cell>
          <table:table-cell table:formula="of:=CONCATENATE(&quot;{&quot;;[.A6];&quot;} &amp; &quot;;&quot;{\tablenum[table-format=4.2]{&quot;;ROUND([.F6];2);&quot;}} &amp; &quot;;&quot;{\SI{&quot;;ROUND(([.G6]/[.F6])*100;2);&quot;}{\percent}} &amp; &quot;;&quot;{\SI{&quot;;ROUND(([.H6]/[.F6])*100;2);&quot;}{\percent}} &amp; &quot;;&quot;{\tablenum[table-format=4.2]{&quot;;ROUND([.F7];2);&quot;}} &amp; &quot;;&quot;{\SI{&quot;;ROUND(([.G7]/[.F7])*100;2);&quot;}{\percent}} &amp; &quot;;&quot;{\SI{&quot;;ROUND(([.H7]/[.F7])*100;2);&quot;}{\percent}} &amp; &quot;;&quot;{\tablenum[table-format=4.2]{&quot;;ROUND([.F8];2);&quot;}} &amp; &quot;;&quot;{\SI{&quot;;ROUND(([.G8]/[.F8])*100;2);&quot;}{\percent}} &amp; &quot;;&quot;{\SI{&quot;;ROUND(([.H8]/[.F8])*100;2);&quot;}{\percent}} &amp; &quot;;&quot;{\tablenum[table-format=4.2]{&quot;;ROUND([.F9];2);&quot;}} &amp; &quot;;&quot;{\SI{&quot;;ROUND(([.G9]/[.F9])*100;2);&quot;}{\percent}} &amp; &quot;;&quot;{\SI{&quot;;ROUND(([.H9]/[.F9])*100;2);&quot;}{\percent}} \\ &quot;)" office:value-type="string" office:string-value="{w2} &amp; {\tablenum[table-format=4.2]{32.62}} &amp; {\SI{88.89}{\percent}} &amp; {\SI{11.11}{\percent}} &amp; {\tablenum[table-format=4.2]{63.55}} &amp; {\SI{39.34}{\percent}} &amp; {\SI{60.66}{\percent}} &amp; {\tablenum[table-format=4.2]{645.4}} &amp; {\SI{40.44}{\percent}} &amp; {\SI{59.56}{\percent}} &amp; {\tablenum[table-format=4.2]{3923.2}} &amp; {\SI{39.08}{\percent}} &amp; {\SI{60.92}{\percent}} \\ ">
            <text:p>{w2} &amp; {\tablenum[table-format=4.2]{32.62}} &amp; {\SI{88.89}{\percent}} &amp; {\SI{11.11}{\percent}} &amp; {\tablenum[table-format=4.2]{63.55}} &amp; {\SI{39.34}{\percent}} &amp; {\SI{60.66}{\percent}} &amp; {\tablenum[table-format=4.2]{645.4}} &amp; {\SI{40.44}{\percent}} &amp; {\SI{59.56}{\percent}} &amp; {\tablenum[table-format=4.2]{3923.2}} &amp; {\SI{39.08}{\percent}} &amp; {\SI{60.92}{\percent}} \\ 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string">
            <text:p>b2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3.55419921876">
            <text:p>63.5541992188</text:p>
          </table:table-cell>
          <table:table-cell office:value-type="float" office:value="25">
            <text:p>25</text:p>
          </table:table-cell>
          <table:table-cell office:value-type="float" office:value="38.55419921876">
            <text:p>38.5541992188</text:p>
          </table:table-cell>
          <table:table-cell table:number-columns-repeated="4"/>
        </table:table-row>
        <table:table-row table:style-name="ro2">
          <table:table-cell office:value-type="string">
            <text:p>w2</text:p>
          </table:table-cell>
          <table:table-cell office:value-type="string">
            <text:p>b3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45.40185546876">
            <text:p>645.4018554688</text:p>
          </table:table-cell>
          <table:table-cell office:value-type="float" office:value="261">
            <text:p>261</text:p>
          </table:table-cell>
          <table:table-cell office:value-type="float" office:value="384.40185546876">
            <text:p>384.4018554688</text:p>
          </table:table-cell>
          <table:table-cell table:number-columns-repeated="4"/>
        </table:table-row>
        <table:table-row table:style-name="ro2">
          <table:table-cell office:value-type="string">
            <text:p>w2</text:p>
          </table:table-cell>
          <table:table-cell office:value-type="string">
            <text:p>b4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23.19750976572">
            <text:p>3923.1975097657</text:p>
          </table:table-cell>
          <table:table-cell office:value-type="float" office:value="1533">
            <text:p>1533</text:p>
          </table:table-cell>
          <table:table-cell office:value-type="float" office:value="2390.19750976572">
            <text:p>2390.1975097657</text:p>
          </table:table-cell>
          <table:table-cell table:number-columns-repeated="4"/>
        </table:table-row>
        <table:table-row table:style-name="ro2">
          <table:table-cell office:value-type="string">
            <text:p>w3</text:p>
          </table:table-cell>
          <table:table-cell office:value-type="string">
            <text:p>b1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6.5708007812">
            <text:p>26.5708007812</text:p>
          </table:table-cell>
          <table:table-cell office:value-type="float" office:value="24">
            <text:p>24</text:p>
          </table:table-cell>
          <table:table-cell office:value-type="float" office:value="2.5708007812">
            <text:p>2.5708007812</text:p>
          </table:table-cell>
          <table:table-cell/>
          <table:table-cell table:formula="of:=CONCATENATE(&quot;{&quot;;[.A10];&quot;} &amp; &quot;;&quot;{\SI{&quot;;ROUND(([.G10]/[.F10])*100;2);&quot;}{\percent}} &amp; &quot;;&quot;{\SI{&quot;;ROUND(([.H10]/[.F10])*100;2);&quot;}{\percent}} &amp; &quot;;&quot;{\SI{&quot;;ROUND(([.G11]/[.F11])*100;2);&quot;}{\percent}} &amp; &quot;;&quot;{\SI{&quot;;ROUND(([.H11]/[.F11])*100;2);&quot;}{\percent}} &amp; &quot;;&quot;{\SI{&quot;;ROUND(([.G12]/[.F12])*100;2);&quot;}{\percent}} &amp; &quot;;&quot;{\SI{&quot;;ROUND(([.H12]/[.F12])*100;2);&quot;}{\percent}} &amp; &quot;;&quot;{\SI{&quot;;ROUND(([.G13]/[.F13])*100;2);&quot;}{\percent}} &amp; &quot;;&quot;{\SI{&quot;;ROUND(([.H13]/[.F13])*100;2);&quot;}{\percent}} \\ &quot;)" office:value-type="string" office:string-value="{w3} &amp; {\SI{90.32}{\percent}} &amp; {\SI{9.68}{\percent}} &amp; {\SI{40.13}{\percent}} &amp; {\SI{59.87}{\percent}} &amp; {\SI{42.4}{\percent}} &amp; {\SI{57.6}{\percent}} &amp; {\SI{40.6}{\percent}} &amp; {\SI{59.4}{\percent}} \\ ">
            <text:p>{w3} &amp; {\SI{90.32}{\percent}} &amp; {\SI{9.68}{\percent}} &amp; {\SI{40.13}{\percent}} &amp; {\SI{59.87}{\percent}} &amp; {\SI{42.4}{\percent}} &amp; {\SI{57.6}{\percent}} &amp; {\SI{40.6}{\percent}} &amp; {\SI{59.4}{\percent}} \\ </text:p>
          </table:table-cell>
          <table:table-cell table:formula="of:=CONCATENATE(&quot;{&quot;;[.A10];&quot;} &amp; &quot;;&quot;{\tablenum[table-format=4.2]{&quot;;ROUND([.F10];2);&quot;}} &amp; &quot;;&quot;{\tablenum[table-format=4.2]{&quot;;ROUND([.F11];2);&quot;}} &amp; &quot;;&quot;{\tablenum[table-format=4.2]{&quot;;ROUND([.F12];2);&quot;}} &amp; &quot;;&quot;{\tablenum[table-format=4.2]{&quot;;ROUND([.F13];2);&quot;}} \\ &quot;)" office:value-type="string" office:string-value="{w3} &amp; {\tablenum[table-format=4.2]{26.57}} &amp; {\tablenum[table-format=4.2]{62.29}} &amp; {\tablenum[table-format=4.2]{646.19}} &amp; {\tablenum[table-format=4.2]{3825.05}} \\ ">
            <text:p>{w3} &amp; {\tablenum[table-format=4.2]{26.57}} &amp; {\tablenum[table-format=4.2]{62.29}} &amp; {\tablenum[table-format=4.2]{646.19}} &amp; {\tablenum[table-format=4.2]{3825.05}} \\ </text:p>
          </table:table-cell>
          <table:table-cell table:formula="of:=CONCATENATE(&quot;{&quot;;[.A10];&quot;} &amp; &quot;;&quot;{\tablenum[table-format=4.2]{&quot;;ROUND([.F10];2);&quot;}} &amp; &quot;;&quot;{\SI{&quot;;ROUND(([.G10]/[.F10])*100;2);&quot;}{\percent}} &amp; &quot;;&quot;{\SI{&quot;;ROUND(([.H10]/[.F10])*100;2);&quot;}{\percent}} &amp; &quot;;&quot;{\tablenum[table-format=4.2]{&quot;;ROUND([.F11];2);&quot;}} &amp; &quot;;&quot;{\SI{&quot;;ROUND(([.G11]/[.F11])*100;2);&quot;}{\percent}} &amp; &quot;;&quot;{\SI{&quot;;ROUND(([.H11]/[.F11])*100;2);&quot;}{\percent}} &amp; &quot;;&quot;{\tablenum[table-format=4.2]{&quot;;ROUND([.F12];2);&quot;}} &amp; &quot;;&quot;{\SI{&quot;;ROUND(([.G12]/[.F12])*100;2);&quot;}{\percent}} &amp; &quot;;&quot;{\SI{&quot;;ROUND(([.H12]/[.F12])*100;2);&quot;}{\percent}} &amp; &quot;;&quot;{\tablenum[table-format=4.2]{&quot;;ROUND([.F13];2);&quot;}} &amp; &quot;;&quot;{\SI{&quot;;ROUND(([.G13]/[.F13])*100;2);&quot;}{\percent}} &amp; &quot;;&quot;{\SI{&quot;;ROUND(([.H13]/[.F13])*100;2);&quot;}{\percent}} \\ &quot;)" office:value-type="string" office:string-value="{w3} &amp; {\tablenum[table-format=4.2]{26.57}} &amp; {\SI{90.32}{\percent}} &amp; {\SI{9.68}{\percent}} &amp; {\tablenum[table-format=4.2]{62.29}} &amp; {\SI{40.13}{\percent}} &amp; {\SI{59.87}{\percent}} &amp; {\tablenum[table-format=4.2]{646.19}} &amp; {\SI{42.4}{\percent}} &amp; {\SI{57.6}{\percent}} &amp; {\tablenum[table-format=4.2]{3825.05}} &amp; {\SI{40.6}{\percent}} &amp; {\SI{59.4}{\percent}} \\ ">
            <text:p>{w3} &amp; {\tablenum[table-format=4.2]{26.57}} &amp; {\SI{90.32}{\percent}} &amp; {\SI{9.68}{\percent}} &amp; {\tablenum[table-format=4.2]{62.29}} &amp; {\SI{40.13}{\percent}} &amp; {\SI{59.87}{\percent}} &amp; {\tablenum[table-format=4.2]{646.19}} &amp; {\SI{42.4}{\percent}} &amp; {\SI{57.6}{\percent}} &amp; {\tablenum[table-format=4.2]{3825.05}} &amp; {\SI{40.6}{\percent}} &amp; {\SI{59.4}{\percent}} \\ 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string">
            <text:p>b2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2.29418945312">
            <text:p>62.2941894531</text:p>
          </table:table-cell>
          <table:table-cell office:value-type="float" office:value="25">
            <text:p>25</text:p>
          </table:table-cell>
          <table:table-cell office:value-type="float" office:value="37.29418945312">
            <text:p>37.2941894531</text:p>
          </table:table-cell>
          <table:table-cell table:number-columns-repeated="4"/>
        </table:table-row>
        <table:table-row table:style-name="ro2">
          <table:table-cell office:value-type="string">
            <text:p>w3</text:p>
          </table:table-cell>
          <table:table-cell office:value-type="string">
            <text:p>b3</text:p>
          </table:table-cell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46.19140625002">
            <text:p>646.19140625</text:p>
          </table:table-cell>
          <table:table-cell office:value-type="float" office:value="274">
            <text:p>274</text:p>
          </table:table-cell>
          <table:table-cell office:value-type="float" office:value="372.19140625002">
            <text:p>372.19140625</text:p>
          </table:table-cell>
          <table:table-cell table:number-columns-repeated="4"/>
        </table:table-row>
        <table:table-row table:style-name="ro2">
          <table:table-cell office:value-type="string">
            <text:p>w3</text:p>
          </table:table-cell>
          <table:table-cell office:value-type="string">
            <text:p>b4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25.04614257815">
            <text:p>3825.0461425782</text:p>
          </table:table-cell>
          <table:table-cell office:value-type="float" office:value="1553">
            <text:p>1553</text:p>
          </table:table-cell>
          <table:table-cell office:value-type="float" office:value="2272.04614257815">
            <text:p>2272.0461425782</text:p>
          </table:table-cell>
          <table:table-cell table:number-columns-repeated="4"/>
        </table:table-row>
        <table:table-row table:style-name="ro2">
          <table:table-cell office:value-type="string">
            <text:p>w4</text:p>
          </table:table-cell>
          <table:table-cell office:value-type="string">
            <text:p>b1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2.8520507812">
            <text:p>22.8520507812</text:p>
          </table:table-cell>
          <table:table-cell office:value-type="float" office:value="20">
            <text:p>20</text:p>
          </table:table-cell>
          <table:table-cell office:value-type="float" office:value="2.8520507812">
            <text:p>2.8520507812</text:p>
          </table:table-cell>
          <table:table-cell/>
          <table:table-cell table:formula="of:=CONCATENATE(&quot;{&quot;;[.A14];&quot;} &amp; &quot;;&quot;{\SI{&quot;;ROUND(([.G14]/[.F14])*100;2);&quot;}{\percent}} &amp; &quot;;&quot;{\SI{&quot;;ROUND(([.H14]/[.F14])*100;2);&quot;}{\percent}} &amp; &quot;;&quot;{\SI{&quot;;ROUND(([.G15]/[.F15])*100;2);&quot;}{\percent}} &amp; &quot;;&quot;{\SI{&quot;;ROUND(([.H15]/[.F15])*100;2);&quot;}{\percent}} &amp; &quot;;&quot;{\SI{&quot;;ROUND(([.G16]/[.F16])*100;2);&quot;}{\percent}} &amp; &quot;;&quot;{\SI{&quot;;ROUND(([.H16]/[.F16])*100;2);&quot;}{\percent}} &amp; &quot;;&quot;{\SI{&quot;;ROUND(([.G17]/[.F17])*100;2);&quot;}{\percent}} &amp; &quot;;&quot;{\SI{&quot;;ROUND(([.H17]/[.F17])*100;2);&quot;}{\percent}} \\ &quot;)" office:value-type="string" office:string-value="{w4} &amp; {\SI{87.52}{\percent}} &amp; {\SI{12.48}{\percent}} &amp; {\SI{35.64}{\percent}} &amp; {\SI{64.36}{\percent}} &amp; {\SI{41.08}{\percent}} &amp; {\SI{58.92}{\percent}} &amp; {\SI{39.95}{\percent}} &amp; {\SI{60.05}{\percent}} \\ ">
            <text:p>{w4} &amp; {\SI{87.52}{\percent}} &amp; {\SI{12.48}{\percent}} &amp; {\SI{35.64}{\percent}} &amp; {\SI{64.36}{\percent}} &amp; {\SI{41.08}{\percent}} &amp; {\SI{58.92}{\percent}} &amp; {\SI{39.95}{\percent}} &amp; {\SI{60.05}{\percent}} \\ </text:p>
          </table:table-cell>
          <table:table-cell table:formula="of:=CONCATENATE(&quot;{&quot;;[.A14];&quot;} &amp; &quot;;&quot;{\tablenum[table-format=4.2]{&quot;;ROUND([.F14];2);&quot;}} &amp; &quot;;&quot;{\tablenum[table-format=4.2]{&quot;;ROUND([.F15];2);&quot;}} &amp; &quot;;&quot;{\tablenum[table-format=4.2]{&quot;;ROUND([.F16];2);&quot;}} &amp; &quot;;&quot;{\tablenum[table-format=4.2]{&quot;;ROUND([.F17];2);&quot;}} \\ &quot;)" office:value-type="string" office:string-value="{w4} &amp; {\tablenum[table-format=4.2]{22.85}} &amp; {\tablenum[table-format=4.2]{61.73}} &amp; {\tablenum[table-format=4.2]{635.37}} &amp; {\tablenum[table-format=4.2]{3804.49}} \\ ">
            <text:p>{w4} &amp; {\tablenum[table-format=4.2]{22.85}} &amp; {\tablenum[table-format=4.2]{61.73}} &amp; {\tablenum[table-format=4.2]{635.37}} &amp; {\tablenum[table-format=4.2]{3804.49}} \\ </text:p>
          </table:table-cell>
          <table:table-cell table:formula="of:=CONCATENATE(&quot;{&quot;;[.A14];&quot;} &amp; &quot;;&quot;{\tablenum[table-format=4.2]{&quot;;ROUND([.F14];2);&quot;}} &amp; &quot;;&quot;{\SI{&quot;;ROUND(([.G14]/[.F14])*100;2);&quot;}{\percent}} &amp; &quot;;&quot;{\SI{&quot;;ROUND(([.H14]/[.F14])*100;2);&quot;}{\percent}} &amp; &quot;;&quot;{\tablenum[table-format=4.2]{&quot;;ROUND([.F15];2);&quot;}} &amp; &quot;;&quot;{\SI{&quot;;ROUND(([.G15]/[.F15])*100;2);&quot;}{\percent}} &amp; &quot;;&quot;{\SI{&quot;;ROUND(([.H15]/[.F15])*100;2);&quot;}{\percent}} &amp; &quot;;&quot;{\tablenum[table-format=4.2]{&quot;;ROUND([.F16];2);&quot;}} &amp; &quot;;&quot;{\SI{&quot;;ROUND(([.G16]/[.F16])*100;2);&quot;}{\percent}} &amp; &quot;;&quot;{\SI{&quot;;ROUND(([.H16]/[.F16])*100;2);&quot;}{\percent}} &amp; &quot;;&quot;{\tablenum[table-format=4.2]{&quot;;ROUND([.F17];2);&quot;}} &amp; &quot;;&quot;{\SI{&quot;;ROUND(([.G17]/[.F17])*100;2);&quot;}{\percent}} &amp; &quot;;&quot;{\SI{&quot;;ROUND(([.H17]/[.F17])*100;2);&quot;}{\percent}} \\ &quot;)" office:value-type="string" office:string-value="{w4} &amp; {\tablenum[table-format=4.2]{22.85}} &amp; {\SI{87.52}{\percent}} &amp; {\SI{12.48}{\percent}} &amp; {\tablenum[table-format=4.2]{61.73}} &amp; {\SI{35.64}{\percent}} &amp; {\SI{64.36}{\percent}} &amp; {\tablenum[table-format=4.2]{635.37}} &amp; {\SI{41.08}{\percent}} &amp; {\SI{58.92}{\percent}} &amp; {\tablenum[table-format=4.2]{3804.49}} &amp; {\SI{39.95}{\percent}} &amp; {\SI{60.05}{\percent}} \\ ">
            <text:p>{w4} &amp; {\tablenum[table-format=4.2]{22.85}} &amp; {\SI{87.52}{\percent}} &amp; {\SI{12.48}{\percent}} &amp; {\tablenum[table-format=4.2]{61.73}} &amp; {\SI{35.64}{\percent}} &amp; {\SI{64.36}{\percent}} &amp; {\tablenum[table-format=4.2]{635.37}} &amp; {\SI{41.08}{\percent}} &amp; {\SI{58.92}{\percent}} &amp; {\tablenum[table-format=4.2]{3804.49}} &amp; {\SI{39.95}{\percent}} &amp; {\SI{60.05}{\percent}} \\ 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string">
            <text:p>b2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1.73315429688">
            <text:p>61.7331542969</text:p>
          </table:table-cell>
          <table:table-cell office:value-type="float" office:value="22">
            <text:p>22</text:p>
          </table:table-cell>
          <table:table-cell office:value-type="float" office:value="39.73315429688">
            <text:p>39.7331542969</text:p>
          </table:table-cell>
          <table:table-cell table:number-columns-repeated="4"/>
        </table:table-row>
        <table:table-row table:style-name="ro2">
          <table:table-cell office:value-type="string">
            <text:p>w4</text:p>
          </table:table-cell>
          <table:table-cell office:value-type="string">
            <text:p>b3</text:p>
          </table:table-cell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35.36694335936">
            <text:p>635.3669433594</text:p>
          </table:table-cell>
          <table:table-cell office:value-type="float" office:value="261">
            <text:p>261</text:p>
          </table:table-cell>
          <table:table-cell office:value-type="float" office:value="374.36694335936">
            <text:p>374.3669433594</text:p>
          </table:table-cell>
          <table:table-cell table:number-columns-repeated="4"/>
        </table:table-row>
        <table:table-row table:style-name="ro2">
          <table:table-cell office:value-type="string">
            <text:p>w4</text:p>
          </table:table-cell>
          <table:table-cell office:value-type="string">
            <text:p>b4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04.48583984377">
            <text:p>3804.4858398438</text:p>
          </table:table-cell>
          <table:table-cell office:value-type="float" office:value="1520">
            <text:p>1520</text:p>
          </table:table-cell>
          <table:table-cell office:value-type="float" office:value="2284.48583984377">
            <text:p>2284.4858398438</text:p>
          </table:table-cell>
          <table:table-cell table:number-columns-repeated="4"/>
        </table:table-row>
        <table:table-row table:style-name="ro2">
          <table:table-cell office:value-type="string">
            <text:p>w5</text:p>
          </table:table-cell>
          <table:table-cell office:value-type="string">
            <text:p>b1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6.7900390625">
            <text:p>26.7900390625</text:p>
          </table:table-cell>
          <table:table-cell office:value-type="float" office:value="23">
            <text:p>23</text:p>
          </table:table-cell>
          <table:table-cell office:value-type="float" office:value="3.7900390625">
            <text:p>3.7900390625</text:p>
          </table:table-cell>
          <table:table-cell/>
          <table:table-cell table:formula="of:=CONCATENATE(&quot;{&quot;;[.A18];&quot;} &amp; &quot;;&quot;{\SI{&quot;;ROUND(([.G18]/[.F18])*100;2);&quot;}{\percent}} &amp; &quot;;&quot;{\SI{&quot;;ROUND(([.H18]/[.F18])*100;2);&quot;}{\percent}} &amp; &quot;;&quot;{\SI{&quot;;ROUND(([.G19]/[.F19])*100;2);&quot;}{\percent}} &amp; &quot;;&quot;{\SI{&quot;;ROUND(([.H19]/[.F19])*100;2);&quot;}{\percent}} &amp; &quot;;&quot;{\SI{&quot;;ROUND(([.G20]/[.F20])*100;2);&quot;}{\percent}} &amp; &quot;;&quot;{\SI{&quot;;ROUND(([.H20]/[.F20])*100;2);&quot;}{\percent}} &amp; &quot;;&quot;{\SI{&quot;;ROUND(([.G21]/[.F21])*100;2);&quot;}{\percent}} &amp; &quot;;&quot;{\SI{&quot;;ROUND(([.H21]/[.F21])*100;2);&quot;}{\percent}} \\ &quot;)" office:value-type="string" office:string-value="{w5} &amp; {\SI{85.85}{\percent}} &amp; {\SI{14.15}{\percent}} &amp; {\SI{47.19}{\percent}} &amp; {\SI{52.81}{\percent}} &amp; {\SI{42.56}{\percent}} &amp; {\SI{57.44}{\percent}} &amp; {\SI{39.61}{\percent}} &amp; {\SI{60.39}{\percent}} \\ ">
            <text:p>{w5} &amp; {\SI{85.85}{\percent}} &amp; {\SI{14.15}{\percent}} &amp; {\SI{47.19}{\percent}} &amp; {\SI{52.81}{\percent}} &amp; {\SI{42.56}{\percent}} &amp; {\SI{57.44}{\percent}} &amp; {\SI{39.61}{\percent}} &amp; {\SI{60.39}{\percent}} \\ </text:p>
          </table:table-cell>
          <table:table-cell table:formula="of:=CONCATENATE(&quot;{&quot;;[.A18];&quot;} &amp; &quot;;&quot;{\tablenum[table-format=4.2]{&quot;;ROUND([.F18];2);&quot;}} &amp; &quot;;&quot;{\tablenum[table-format=4.2]{&quot;;ROUND([.F19];2);&quot;}} &amp; &quot;;&quot;{\tablenum[table-format=4.2]{&quot;;ROUND([.F20];2);&quot;}} &amp; &quot;;&quot;{\tablenum[table-format=4.2]{&quot;;ROUND([.F21];2);&quot;}} \\ &quot;)" office:value-type="string" office:string-value="{w5} &amp; {\tablenum[table-format=4.2]{26.79}} &amp; {\tablenum[table-format=4.2]{61.45}} &amp; {\tablenum[table-format=4.2]{563.93}} &amp; {\tablenum[table-format=4.2]{3829.8}} \\ ">
            <text:p>{w5} &amp; {\tablenum[table-format=4.2]{26.79}} &amp; {\tablenum[table-format=4.2]{61.45}} &amp; {\tablenum[table-format=4.2]{563.93}} &amp; {\tablenum[table-format=4.2]{3829.8}} \\ </text:p>
          </table:table-cell>
          <table:table-cell table:formula="of:=CONCATENATE(&quot;{&quot;;[.A18];&quot;} &amp; &quot;;&quot;{\tablenum[table-format=4.2]{&quot;;ROUND([.F18];2);&quot;}} &amp; &quot;;&quot;{\SI{&quot;;ROUND(([.G18]/[.F18])*100;2);&quot;}{\percent}} &amp; &quot;;&quot;{\SI{&quot;;ROUND(([.H18]/[.F18])*100;2);&quot;}{\percent}} &amp; &quot;;&quot;{\tablenum[table-format=4.2]{&quot;;ROUND([.F19];2);&quot;}} &amp; &quot;;&quot;{\SI{&quot;;ROUND(([.G19]/[.F19])*100;2);&quot;}{\percent}} &amp; &quot;;&quot;{\SI{&quot;;ROUND(([.H19]/[.F19])*100;2);&quot;}{\percent}} &amp; &quot;;&quot;{\tablenum[table-format=4.2]{&quot;;ROUND([.F20];2);&quot;}} &amp; &quot;;&quot;{\SI{&quot;;ROUND(([.G20]/[.F20])*100;2);&quot;}{\percent}} &amp; &quot;;&quot;{\SI{&quot;;ROUND(([.H20]/[.F20])*100;2);&quot;}{\percent}} &amp; &quot;;&quot;{\tablenum[table-format=4.2]{&quot;;ROUND([.F21];2);&quot;}} &amp; &quot;;&quot;{\SI{&quot;;ROUND(([.G21]/[.F21])*100;2);&quot;}{\percent}} &amp; &quot;;&quot;{\SI{&quot;;ROUND(([.H21]/[.F21])*100;2);&quot;}{\percent}} \\ &quot;)" office:value-type="string" office:string-value="{w5} &amp; {\tablenum[table-format=4.2]{26.79}} &amp; {\SI{85.85}{\percent}} &amp; {\SI{14.15}{\percent}} &amp; {\tablenum[table-format=4.2]{61.45}} &amp; {\SI{47.19}{\percent}} &amp; {\SI{52.81}{\percent}} &amp; {\tablenum[table-format=4.2]{563.93}} &amp; {\SI{42.56}{\percent}} &amp; {\SI{57.44}{\percent}} &amp; {\tablenum[table-format=4.2]{3829.8}} &amp; {\SI{39.61}{\percent}} &amp; {\SI{60.39}{\percent}} \\ ">
            <text:p>{w5} &amp; {\tablenum[table-format=4.2]{26.79}} &amp; {\SI{85.85}{\percent}} &amp; {\SI{14.15}{\percent}} &amp; {\tablenum[table-format=4.2]{61.45}} &amp; {\SI{47.19}{\percent}} &amp; {\SI{52.81}{\percent}} &amp; {\tablenum[table-format=4.2]{563.93}} &amp; {\SI{42.56}{\percent}} &amp; {\SI{57.44}{\percent}} &amp; {\tablenum[table-format=4.2]{3829.8}} &amp; {\SI{39.61}{\percent}} &amp; {\SI{60.39}{\percent}} \\ 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string">
            <text:p>b2</text:p>
          </table:table-cell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1.45263671876">
            <text:p>61.4526367188</text:p>
          </table:table-cell>
          <table:table-cell office:value-type="float" office:value="29">
            <text:p>29</text:p>
          </table:table-cell>
          <table:table-cell office:value-type="float" office:value="32.45263671876">
            <text:p>32.4526367188</text:p>
          </table:table-cell>
          <table:table-cell table:number-columns-repeated="4"/>
        </table:table-row>
        <table:table-row table:style-name="ro2">
          <table:table-cell office:value-type="string">
            <text:p>w5</text:p>
          </table:table-cell>
          <table:table-cell office:value-type="string">
            <text:p>b3</text:p>
          </table:table-cell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563.9282226563">
            <text:p>563.9282226563</text:p>
          </table:table-cell>
          <table:table-cell office:value-type="float" office:value="240">
            <text:p>240</text:p>
          </table:table-cell>
          <table:table-cell office:value-type="float" office:value="323.9282226563">
            <text:p>323.9282226563</text:p>
          </table:table-cell>
          <table:table-cell table:number-columns-repeated="4"/>
        </table:table-row>
        <table:table-row table:style-name="ro2">
          <table:table-cell office:value-type="string">
            <text:p>w5</text:p>
          </table:table-cell>
          <table:table-cell office:value-type="string">
            <text:p>b4</text:p>
          </table:table-cell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29.79858398418">
            <text:p>3829.7985839842</text:p>
          </table:table-cell>
          <table:table-cell office:value-type="float" office:value="1517">
            <text:p>1517</text:p>
          </table:table-cell>
          <table:table-cell office:value-type="float" office:value="2312.79858398418">
            <text:p>2312.7985839842</text:p>
          </table:table-cell>
          <table:table-cell table:number-columns-repeated="4"/>
        </table:table-row>
        <table:table-row table:style-name="ro2">
          <table:table-cell office:value-type="string">
            <text:p>w6</text:p>
          </table:table-cell>
          <table:table-cell office:value-type="string">
            <text:p>b1</text:p>
          </table:table-cell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2.2541503906">
            <text:p>22.2541503906</text:p>
          </table:table-cell>
          <table:table-cell office:value-type="float" office:value="20">
            <text:p>20</text:p>
          </table:table-cell>
          <table:table-cell office:value-type="float" office:value="2.2541503906">
            <text:p>2.2541503906</text:p>
          </table:table-cell>
          <table:table-cell/>
          <table:table-cell table:formula="of:=CONCATENATE(&quot;{&quot;;[.A22];&quot;} &amp; &quot;;&quot;{\SI{&quot;;ROUND(([.G22]/[.F22])*100;2);&quot;}{\percent}} &amp; &quot;;&quot;{\SI{&quot;;ROUND(([.H22]/[.F22])*100;2);&quot;}{\percent}} &amp; &quot;;&quot;{\SI{&quot;;ROUND(([.G23]/[.F23])*100;2);&quot;}{\percent}} &amp; &quot;;&quot;{\SI{&quot;;ROUND(([.H23]/[.F23])*100;2);&quot;}{\percent}} &amp; &quot;;&quot;{\SI{&quot;;ROUND(([.G24]/[.F24])*100;2);&quot;}{\percent}} &amp; &quot;;&quot;{\SI{&quot;;ROUND(([.H24]/[.F24])*100;2);&quot;}{\percent}} &amp; &quot;;&quot;{\SI{&quot;;ROUND(([.G25]/[.F25])*100;2);&quot;}{\percent}} &amp; &quot;;&quot;{\SI{&quot;;ROUND(([.H25]/[.F25])*100;2);&quot;}{\percent}} \\ &quot;)" office:value-type="string" office:string-value="{w6} &amp; {\SI{89.87}{\percent}} &amp; {\SI{10.13}{\percent}} &amp; {\SI{41.56}{\percent}} &amp; {\SI{58.44}{\percent}} &amp; {\SI{39.86}{\percent}} &amp; {\SI{60.14}{\percent}} &amp; {\SI{40.07}{\percent}} &amp; {\SI{59.93}{\percent}} \\ ">
            <text:p>{w6} &amp; {\SI{89.87}{\percent}} &amp; {\SI{10.13}{\percent}} &amp; {\SI{41.56}{\percent}} &amp; {\SI{58.44}{\percent}} &amp; {\SI{39.86}{\percent}} &amp; {\SI{60.14}{\percent}} &amp; {\SI{40.07}{\percent}} &amp; {\SI{59.93}{\percent}} \\ </text:p>
          </table:table-cell>
          <table:table-cell table:formula="of:=CONCATENATE(&quot;{&quot;;[.A22];&quot;} &amp; &quot;;&quot;{\tablenum[table-format=4.2]{&quot;;ROUND([.F22];2);&quot;}} &amp; &quot;;&quot;{\tablenum[table-format=4.2]{&quot;;ROUND([.F23];2);&quot;}} &amp; &quot;;&quot;{\tablenum[table-format=4.2]{&quot;;ROUND([.F24];2);&quot;}} &amp; &quot;;&quot;{\tablenum[table-format=4.2]{&quot;;ROUND([.F25];2);&quot;}} \\ &quot;)" office:value-type="string" office:string-value="{w6} &amp; {\tablenum[table-format=4.2]{22.25}} &amp; {\tablenum[table-format=4.2]{64.97}} &amp; {\tablenum[table-format=4.2]{386.39}} &amp; {\tablenum[table-format=4.2]{3828.78}} \\ ">
            <text:p>{w6} &amp; {\tablenum[table-format=4.2]{22.25}} &amp; {\tablenum[table-format=4.2]{64.97}} &amp; {\tablenum[table-format=4.2]{386.39}} &amp; {\tablenum[table-format=4.2]{3828.78}} \\ </text:p>
          </table:table-cell>
          <table:table-cell table:formula="of:=CONCATENATE(&quot;{&quot;;[.A22];&quot;} &amp; &quot;;&quot;{\tablenum[table-format=4.2]{&quot;;ROUND([.F22];2);&quot;}} &amp; &quot;;&quot;{\SI{&quot;;ROUND(([.G22]/[.F22])*100;2);&quot;}{\percent}} &amp; &quot;;&quot;{\SI{&quot;;ROUND(([.H22]/[.F22])*100;2);&quot;}{\percent}} &amp; &quot;;&quot;{\tablenum[table-format=4.2]{&quot;;ROUND([.F23];2);&quot;}} &amp; &quot;;&quot;{\SI{&quot;;ROUND(([.G23]/[.F23])*100;2);&quot;}{\percent}} &amp; &quot;;&quot;{\SI{&quot;;ROUND(([.H23]/[.F23])*100;2);&quot;}{\percent}} &amp; &quot;;&quot;{\tablenum[table-format=4.2]{&quot;;ROUND([.F24];2);&quot;}} &amp; &quot;;&quot;{\SI{&quot;;ROUND(([.G24]/[.F24])*100;2);&quot;}{\percent}} &amp; &quot;;&quot;{\SI{&quot;;ROUND(([.H24]/[.F24])*100;2);&quot;}{\percent}} &amp; &quot;;&quot;{\tablenum[table-format=4.2]{&quot;;ROUND([.F25];2);&quot;}} &amp; &quot;;&quot;{\SI{&quot;;ROUND(([.G25]/[.F25])*100;2);&quot;}{\percent}} &amp; &quot;;&quot;{\SI{&quot;;ROUND(([.H25]/[.F25])*100;2);&quot;}{\percent}} \\ &quot;)" office:value-type="string" office:string-value="{w6} &amp; {\tablenum[table-format=4.2]{22.25}} &amp; {\SI{89.87}{\percent}} &amp; {\SI{10.13}{\percent}} &amp; {\tablenum[table-format=4.2]{64.97}} &amp; {\SI{41.56}{\percent}} &amp; {\SI{58.44}{\percent}} &amp; {\tablenum[table-format=4.2]{386.39}} &amp; {\SI{39.86}{\percent}} &amp; {\SI{60.14}{\percent}} &amp; {\tablenum[table-format=4.2]{3828.78}} &amp; {\SI{40.07}{\percent}} &amp; {\SI{59.93}{\percent}} \\ ">
            <text:p>{w6} &amp; {\tablenum[table-format=4.2]{22.25}} &amp; {\SI{89.87}{\percent}} &amp; {\SI{10.13}{\percent}} &amp; {\tablenum[table-format=4.2]{64.97}} &amp; {\SI{41.56}{\percent}} &amp; {\SI{58.44}{\percent}} &amp; {\tablenum[table-format=4.2]{386.39}} &amp; {\SI{39.86}{\percent}} &amp; {\SI{60.14}{\percent}} &amp; {\tablenum[table-format=4.2]{3828.78}} &amp; {\SI{40.07}{\percent}} &amp; {\SI{59.93}{\percent}} \\ 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string">
            <text:p>b2</text:p>
          </table:table-cell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4.97192382812">
            <text:p>64.9719238281</text:p>
          </table:table-cell>
          <table:table-cell office:value-type="float" office:value="27">
            <text:p>27</text:p>
          </table:table-cell>
          <table:table-cell office:value-type="float" office:value="37.97192382812">
            <text:p>37.9719238281</text:p>
          </table:table-cell>
          <table:table-cell table:number-columns-repeated="4"/>
        </table:table-row>
        <table:table-row table:style-name="ro2">
          <table:table-cell office:value-type="string">
            <text:p>w6</text:p>
          </table:table-cell>
          <table:table-cell office:value-type="string">
            <text:p>b3</text:p>
          </table:table-cell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6.39038085944">
            <text:p>386.3903808594</text:p>
          </table:table-cell>
          <table:table-cell office:value-type="float" office:value="154">
            <text:p>154</text:p>
          </table:table-cell>
          <table:table-cell office:value-type="float" office:value="232.39038085944">
            <text:p>232.3903808594</text:p>
          </table:table-cell>
          <table:table-cell table:number-columns-repeated="4"/>
        </table:table-row>
        <table:table-row table:style-name="ro2">
          <table:table-cell office:value-type="string">
            <text:p>w6</text:p>
          </table:table-cell>
          <table:table-cell office:value-type="string">
            <text:p>b4</text:p>
          </table:table-cell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28.77636718734">
            <text:p>3828.7763671873</text:p>
          </table:table-cell>
          <table:table-cell office:value-type="float" office:value="1534">
            <text:p>1534</text:p>
          </table:table-cell>
          <table:table-cell office:value-type="float" office:value="2294.77636718734">
            <text:p>2294.7763671873</text:p>
          </table:table-cell>
          <table:table-cell table:number-columns-repeated="4"/>
        </table:table-row>
        <table:table-row table:style-name="ro2">
          <table:table-cell office:value-type="string">
            <text:p>w7</text:p>
          </table:table-cell>
          <table:table-cell office:value-type="string">
            <text:p>b1</text:p>
          </table:table-cell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9.8852539062">
            <text:p>29.8852539062</text:p>
          </table:table-cell>
          <table:table-cell office:value-type="float" office:value="27">
            <text:p>27</text:p>
          </table:table-cell>
          <table:table-cell office:value-type="float" office:value="2.8852539062">
            <text:p>2.8852539062</text:p>
          </table:table-cell>
          <table:table-cell/>
          <table:table-cell table:formula="of:=CONCATENATE(&quot;{&quot;;[.A26];&quot;} &amp; &quot;;&quot;{\SI{&quot;;ROUND(([.G26]/[.F26])*100;2);&quot;}{\percent}} &amp; &quot;;&quot;{\SI{&quot;;ROUND(([.H26]/[.F26])*100;2);&quot;}{\percent}} &amp; &quot;;&quot;{\SI{&quot;;ROUND(([.G27]/[.F27])*100;2);&quot;}{\percent}} &amp; &quot;;&quot;{\SI{&quot;;ROUND(([.H27]/[.F27])*100;2);&quot;}{\percent}} &amp; &quot;;&quot;{\SI{&quot;;ROUND(([.G28]/[.F28])*100;2);&quot;}{\percent}} &amp; &quot;;&quot;{\SI{&quot;;ROUND(([.H28]/[.F28])*100;2);&quot;}{\percent}} &amp; &quot;;&quot;{\SI{&quot;;ROUND(([.G29]/[.F29])*100;2);&quot;}{\percent}} &amp; &quot;;&quot;{\SI{&quot;;ROUND(([.H29]/[.F29])*100;2);&quot;}{\percent}} \\ &quot;)" office:value-type="string" office:string-value="{w7} &amp; {\SI{90.35}{\percent}} &amp; {\SI{9.65}{\percent}} &amp; {\SI{41.74}{\percent}} &amp; {\SI{58.26}{\percent}} &amp; {\SI{42.77}{\percent}} &amp; {\SI{57.23}{\percent}} &amp; {\SI{43.2}{\percent}} &amp; {\SI{56.8}{\percent}} \\ ">
            <text:p>{w7} &amp; {\SI{90.35}{\percent}} &amp; {\SI{9.65}{\percent}} &amp; {\SI{41.74}{\percent}} &amp; {\SI{58.26}{\percent}} &amp; {\SI{42.77}{\percent}} &amp; {\SI{57.23}{\percent}} &amp; {\SI{43.2}{\percent}} &amp; {\SI{56.8}{\percent}} \\ </text:p>
          </table:table-cell>
          <table:table-cell table:formula="of:=CONCATENATE(&quot;{&quot;;[.A26];&quot;} &amp; &quot;;&quot;{\tablenum[table-format=4.2]{&quot;;ROUND([.F26];2);&quot;}} &amp; &quot;;&quot;{\tablenum[table-format=4.2]{&quot;;ROUND([.F27];2);&quot;}} &amp; &quot;;&quot;{\tablenum[table-format=4.2]{&quot;;ROUND([.F28];2);&quot;}} &amp; &quot;;&quot;{\tablenum[table-format=4.2]{&quot;;ROUND([.F29];2);&quot;}} \\ &quot;)" office:value-type="string" office:string-value="{w7} &amp; {\tablenum[table-format=4.2]{29.89}} &amp; {\tablenum[table-format=4.2]{62.29}} &amp; {\tablenum[table-format=4.2]{650.06}} &amp; {\tablenum[table-format=4.2]{3969.72}} \\ ">
            <text:p>{w7} &amp; {\tablenum[table-format=4.2]{29.89}} &amp; {\tablenum[table-format=4.2]{62.29}} &amp; {\tablenum[table-format=4.2]{650.06}} &amp; {\tablenum[table-format=4.2]{3969.72}} \\ </text:p>
          </table:table-cell>
          <table:table-cell table:formula="of:=CONCATENATE(&quot;{&quot;;[.A26];&quot;} &amp; &quot;;&quot;{\tablenum[table-format=4.2]{&quot;;ROUND([.F26];2);&quot;}} &amp; &quot;;&quot;{\SI{&quot;;ROUND(([.G26]/[.F26])*100;2);&quot;}{\percent}} &amp; &quot;;&quot;{\SI{&quot;;ROUND(([.H26]/[.F26])*100;2);&quot;}{\percent}} &amp; &quot;;&quot;{\tablenum[table-format=4.2]{&quot;;ROUND([.F27];2);&quot;}} &amp; &quot;;&quot;{\SI{&quot;;ROUND(([.G27]/[.F27])*100;2);&quot;}{\percent}} &amp; &quot;;&quot;{\SI{&quot;;ROUND(([.H27]/[.F27])*100;2);&quot;}{\percent}} &amp; &quot;;&quot;{\tablenum[table-format=4.2]{&quot;;ROUND([.F28];2);&quot;}} &amp; &quot;;&quot;{\SI{&quot;;ROUND(([.G28]/[.F28])*100;2);&quot;}{\percent}} &amp; &quot;;&quot;{\SI{&quot;;ROUND(([.H28]/[.F28])*100;2);&quot;}{\percent}} &amp; &quot;;&quot;{\tablenum[table-format=4.2]{&quot;;ROUND([.F29];2);&quot;}} &amp; &quot;;&quot;{\SI{&quot;;ROUND(([.G29]/[.F29])*100;2);&quot;}{\percent}} &amp; &quot;;&quot;{\SI{&quot;;ROUND(([.H29]/[.F29])*100;2);&quot;}{\percent}} \\ &quot;)" office:value-type="string" office:string-value="{w7} &amp; {\tablenum[table-format=4.2]{29.89}} &amp; {\SI{90.35}{\percent}} &amp; {\SI{9.65}{\percent}} &amp; {\tablenum[table-format=4.2]{62.29}} &amp; {\SI{41.74}{\percent}} &amp; {\SI{58.26}{\percent}} &amp; {\tablenum[table-format=4.2]{650.06}} &amp; {\SI{42.77}{\percent}} &amp; {\SI{57.23}{\percent}} &amp; {\tablenum[table-format=4.2]{3969.72}} &amp; {\SI{43.2}{\percent}} &amp; {\SI{56.8}{\percent}} \\ ">
            <text:p>{w7} &amp; {\tablenum[table-format=4.2]{29.89}} &amp; {\SI{90.35}{\percent}} &amp; {\SI{9.65}{\percent}} &amp; {\tablenum[table-format=4.2]{62.29}} &amp; {\SI{41.74}{\percent}} &amp; {\SI{58.26}{\percent}} &amp; {\tablenum[table-format=4.2]{650.06}} &amp; {\SI{42.77}{\percent}} &amp; {\SI{57.23}{\percent}} &amp; {\tablenum[table-format=4.2]{3969.72}} &amp; {\SI{43.2}{\percent}} &amp; {\SI{56.8}{\percent}} \\ 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string">
            <text:p>b2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2.29296875001">
            <text:p>62.29296875</text:p>
          </table:table-cell>
          <table:table-cell office:value-type="float" office:value="26">
            <text:p>26</text:p>
          </table:table-cell>
          <table:table-cell office:value-type="float" office:value="36.29296875001">
            <text:p>36.29296875</text:p>
          </table:table-cell>
          <table:table-cell table:number-columns-repeated="4"/>
        </table:table-row>
        <table:table-row table:style-name="ro2">
          <table:table-cell office:value-type="string">
            <text:p>w7</text:p>
          </table:table-cell>
          <table:table-cell office:value-type="string">
            <text:p>b3</text:p>
          </table:table-cell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50.05639648425">
            <text:p>650.0563964843</text:p>
          </table:table-cell>
          <table:table-cell office:value-type="float" office:value="278">
            <text:p>278</text:p>
          </table:table-cell>
          <table:table-cell office:value-type="float" office:value="372.05639648425">
            <text:p>372.0563964843</text:p>
          </table:table-cell>
          <table:table-cell table:number-columns-repeated="4"/>
        </table:table-row>
        <table:table-row table:style-name="ro2">
          <table:table-cell office:value-type="string">
            <text:p>w7</text:p>
          </table:table-cell>
          <table:table-cell office:value-type="string">
            <text:p>b4</text:p>
          </table:table-cell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69.7187500005">
            <text:p>3969.7187500005</text:p>
          </table:table-cell>
          <table:table-cell office:value-type="float" office:value="1715">
            <text:p>1715</text:p>
          </table:table-cell>
          <table:table-cell office:value-type="float" office:value="2254.7187500005">
            <text:p>2254.7187500005</text:p>
          </table:table-cell>
          <table:table-cell table:number-columns-repeated="4"/>
        </table:table-row>
        <table:table-row table:style-name="ro2">
          <table:table-cell office:value-type="string">
            <text:p>w8</text:p>
          </table:table-cell>
          <table:table-cell office:value-type="string">
            <text:p>b1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4.2141113281">
            <text:p>24.2141113281</text:p>
          </table:table-cell>
          <table:table-cell office:value-type="float" office:value="22">
            <text:p>22</text:p>
          </table:table-cell>
          <table:table-cell office:value-type="float" office:value="2.2141113281">
            <text:p>2.2141113281</text:p>
          </table:table-cell>
          <table:table-cell/>
          <table:table-cell table:formula="of:=CONCATENATE(&quot;{&quot;;[.A30];&quot;} &amp; &quot;;&quot;{\SI{&quot;;ROUND(([.G30]/[.F30])*100;2);&quot;}{\percent}} &amp; &quot;;&quot;{\SI{&quot;;ROUND(([.H30]/[.F30])*100;2);&quot;}{\percent}} &amp; &quot;;&quot;{\SI{&quot;;ROUND(([.G31]/[.F31])*100;2);&quot;}{\percent}} &amp; &quot;;&quot;{\SI{&quot;;ROUND(([.H31]/[.F31])*100;2);&quot;}{\percent}} &amp; &quot;;&quot;{\SI{&quot;;ROUND(([.G32]/[.F32])*100;2);&quot;}{\percent}} &amp; &quot;;&quot;{\SI{&quot;;ROUND(([.H32]/[.F32])*100;2);&quot;}{\percent}} &amp; &quot;;&quot;{\SI{&quot;;ROUND(([.G33]/[.F33])*100;2);&quot;}{\percent}} &amp; &quot;;&quot;{\SI{&quot;;ROUND(([.H33]/[.F33])*100;2);&quot;}{\percent}} \\ &quot;)" office:value-type="string" office:string-value="{w8} &amp; {\SI{90.86}{\percent}} &amp; {\SI{9.14}{\percent}} &amp; {\SI{45.26}{\percent}} &amp; {\SI{54.74}{\percent}} &amp; {\SI{43.07}{\percent}} &amp; {\SI{56.93}{\percent}} &amp; {\SI{39.31}{\percent}} &amp; {\SI{60.69}{\percent}} \\ ">
            <text:p>{w8} &amp; {\SI{90.86}{\percent}} &amp; {\SI{9.14}{\percent}} &amp; {\SI{45.26}{\percent}} &amp; {\SI{54.74}{\percent}} &amp; {\SI{43.07}{\percent}} &amp; {\SI{56.93}{\percent}} &amp; {\SI{39.31}{\percent}} &amp; {\SI{60.69}{\percent}} \\ </text:p>
          </table:table-cell>
          <table:table-cell table:formula="of:=CONCATENATE(&quot;{&quot;;[.A30];&quot;} &amp; &quot;;&quot;{\tablenum[table-format=4.2]{&quot;;ROUND([.F30];2);&quot;}} &amp; &quot;;&quot;{\tablenum[table-format=4.2]{&quot;;ROUND([.F31];2);&quot;}} &amp; &quot;;&quot;{\tablenum[table-format=4.2]{&quot;;ROUND([.F32];2);&quot;}} &amp; &quot;;&quot;{\tablenum[table-format=4.2]{&quot;;ROUND([.F33];2);&quot;}} \\ &quot;)" office:value-type="string" office:string-value="{w8} &amp; {\tablenum[table-format=4.2]{24.21}} &amp; {\tablenum[table-format=4.2]{61.86}} &amp; {\tablenum[table-format=4.2]{645.51}} &amp; {\tablenum[table-format=4.2]{3952.96}} \\ ">
            <text:p>{w8} &amp; {\tablenum[table-format=4.2]{24.21}} &amp; {\tablenum[table-format=4.2]{61.86}} &amp; {\tablenum[table-format=4.2]{645.51}} &amp; {\tablenum[table-format=4.2]{3952.96}} \\ </text:p>
          </table:table-cell>
          <table:table-cell table:formula="of:=CONCATENATE(&quot;{&quot;;[.A30];&quot;} &amp; &quot;;&quot;{\tablenum[table-format=4.2]{&quot;;ROUND([.F30];2);&quot;}} &amp; &quot;;&quot;{\SI{&quot;;ROUND(([.G30]/[.F30])*100;2);&quot;}{\percent}} &amp; &quot;;&quot;{\SI{&quot;;ROUND(([.H30]/[.F30])*100;2);&quot;}{\percent}} &amp; &quot;;&quot;{\tablenum[table-format=4.2]{&quot;;ROUND([.F31];2);&quot;}} &amp; &quot;;&quot;{\SI{&quot;;ROUND(([.G31]/[.F31])*100;2);&quot;}{\percent}} &amp; &quot;;&quot;{\SI{&quot;;ROUND(([.H31]/[.F31])*100;2);&quot;}{\percent}} &amp; &quot;;&quot;{\tablenum[table-format=4.2]{&quot;;ROUND([.F32];2);&quot;}} &amp; &quot;;&quot;{\SI{&quot;;ROUND(([.G32]/[.F32])*100;2);&quot;}{\percent}} &amp; &quot;;&quot;{\SI{&quot;;ROUND(([.H32]/[.F32])*100;2);&quot;}{\percent}} &amp; &quot;;&quot;{\tablenum[table-format=4.2]{&quot;;ROUND([.F33];2);&quot;}} &amp; &quot;;&quot;{\SI{&quot;;ROUND(([.G33]/[.F33])*100;2);&quot;}{\percent}} &amp; &quot;;&quot;{\SI{&quot;;ROUND(([.H33]/[.F33])*100;2);&quot;}{\percent}} \\ &quot;)" office:value-type="string" office:string-value="{w8} &amp; {\tablenum[table-format=4.2]{24.21}} &amp; {\SI{90.86}{\percent}} &amp; {\SI{9.14}{\percent}} &amp; {\tablenum[table-format=4.2]{61.86}} &amp; {\SI{45.26}{\percent}} &amp; {\SI{54.74}{\percent}} &amp; {\tablenum[table-format=4.2]{645.51}} &amp; {\SI{43.07}{\percent}} &amp; {\SI{56.93}{\percent}} &amp; {\tablenum[table-format=4.2]{3952.96}} &amp; {\SI{39.31}{\percent}} &amp; {\SI{60.69}{\percent}} \\ ">
            <text:p>{w8} &amp; {\tablenum[table-format=4.2]{24.21}} &amp; {\SI{90.86}{\percent}} &amp; {\SI{9.14}{\percent}} &amp; {\tablenum[table-format=4.2]{61.86}} &amp; {\SI{45.26}{\percent}} &amp; {\SI{54.74}{\percent}} &amp; {\tablenum[table-format=4.2]{645.51}} &amp; {\SI{43.07}{\percent}} &amp; {\SI{56.93}{\percent}} &amp; {\tablenum[table-format=4.2]{3952.96}} &amp; {\SI{39.31}{\percent}} &amp; {\SI{60.69}{\percent}} \\ 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string">
            <text:p>b2</text:p>
          </table:table-cell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1.86206054688">
            <text:p>61.8620605469</text:p>
          </table:table-cell>
          <table:table-cell office:value-type="float" office:value="28">
            <text:p>28</text:p>
          </table:table-cell>
          <table:table-cell office:value-type="float" office:value="33.86206054688">
            <text:p>33.8620605469</text:p>
          </table:table-cell>
          <table:table-cell table:number-columns-repeated="4"/>
        </table:table-row>
        <table:table-row table:style-name="ro2">
          <table:table-cell office:value-type="string">
            <text:p>w8</text:p>
          </table:table-cell>
          <table:table-cell office:value-type="string">
            <text:p>b3</text:p>
          </table:table-cell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45.51293945313">
            <text:p>645.5129394531</text:p>
          </table:table-cell>
          <table:table-cell office:value-type="float" office:value="278">
            <text:p>278</text:p>
          </table:table-cell>
          <table:table-cell office:value-type="float" office:value="367.51293945313">
            <text:p>367.5129394531</text:p>
          </table:table-cell>
          <table:table-cell table:number-columns-repeated="4"/>
        </table:table-row>
        <table:table-row table:style-name="ro2">
          <table:table-cell office:value-type="string">
            <text:p>w8</text:p>
          </table:table-cell>
          <table:table-cell office:value-type="string">
            <text:p>b4</text:p>
          </table:table-cell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52.96069335899">
            <text:p>3952.960693359</text:p>
          </table:table-cell>
          <table:table-cell office:value-type="float" office:value="1554">
            <text:p>1554</text:p>
          </table:table-cell>
          <table:table-cell office:value-type="float" office:value="2398.96069335899">
            <text:p>2398.960693359</text:p>
          </table:table-cell>
          <table:table-cell table:number-columns-repeated="4"/>
        </table:table-row>
        <table:table-row table:style-name="ro2">
          <table:table-cell office:value-type="string">
            <text:p>w9</text:p>
          </table:table-cell>
          <table:table-cell office:value-type="string">
            <text:p>b1</text:p>
          </table:table-cell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1.3557128906">
            <text:p>31.3557128906</text:p>
          </table:table-cell>
          <table:table-cell office:value-type="float" office:value="29">
            <text:p>29</text:p>
          </table:table-cell>
          <table:table-cell office:value-type="float" office:value="2.3557128906">
            <text:p>2.3557128906</text:p>
          </table:table-cell>
          <table:table-cell/>
          <table:table-cell table:formula="of:=CONCATENATE(&quot;{&quot;;[.A34];&quot;} &amp; &quot;;&quot;{\SI{&quot;;ROUND(([.G34]/[.F34])*100;2);&quot;}{\percent}} &amp; &quot;;&quot;{\SI{&quot;;ROUND(([.H34]/[.F34])*100;2);&quot;}{\percent}} &amp; &quot;;&quot;{\SI{&quot;;ROUND(([.G35]/[.F35])*100;2);&quot;}{\percent}} &amp; &quot;;&quot;{\SI{&quot;;ROUND(([.H35]/[.F35])*100;2);&quot;}{\percent}} &amp; &quot;;&quot;{\SI{&quot;;ROUND(([.G36]/[.F36])*100;2);&quot;}{\percent}} &amp; &quot;;&quot;{\SI{&quot;;ROUND(([.H36]/[.F36])*100;2);&quot;}{\percent}} &amp; &quot;;&quot;{\SI{&quot;;ROUND(([.G37]/[.F37])*100;2);&quot;}{\percent}} &amp; &quot;;&quot;{\SI{&quot;;ROUND(([.H37]/[.F37])*100;2);&quot;}{\percent}} \\ &quot;)" office:value-type="string" office:string-value="{w9} &amp; {\SI{92.49}{\percent}} &amp; {\SI{7.51}{\percent}} &amp; {\SI{41.92}{\percent}} &amp; {\SI{58.08}{\percent}} &amp; {\SI{42.09}{\percent}} &amp; {\SI{57.91}{\percent}} &amp; {\SI{40.25}{\percent}} &amp; {\SI{59.75}{\percent}} \\ ">
            <text:p>{w9} &amp; {\SI{92.49}{\percent}} &amp; {\SI{7.51}{\percent}} &amp; {\SI{41.92}{\percent}} &amp; {\SI{58.08}{\percent}} &amp; {\SI{42.09}{\percent}} &amp; {\SI{57.91}{\percent}} &amp; {\SI{40.25}{\percent}} &amp; {\SI{59.75}{\percent}} \\ </text:p>
          </table:table-cell>
          <table:table-cell table:formula="of:=CONCATENATE(&quot;{&quot;;[.A34];&quot;} &amp; &quot;;&quot;{\tablenum[table-format=4.2]{&quot;;ROUND([.F34];2);&quot;}} &amp; &quot;;&quot;{\tablenum[table-format=4.2]{&quot;;ROUND([.F35];2);&quot;}} &amp; &quot;;&quot;{\tablenum[table-format=4.2]{&quot;;ROUND([.F36];2);&quot;}} &amp; &quot;;&quot;{\tablenum[table-format=4.2]{&quot;;ROUND([.F37];2);&quot;}} \\ &quot;)" office:value-type="string" office:string-value="{w9} &amp; {\tablenum[table-format=4.2]{31.36}} &amp; {\tablenum[table-format=4.2]{62.02}} &amp; {\tablenum[table-format=4.2]{646.18}} &amp; {\tablenum[table-format=4.2]{3813.33}} \\ ">
            <text:p>{w9} &amp; {\tablenum[table-format=4.2]{31.36}} &amp; {\tablenum[table-format=4.2]{62.02}} &amp; {\tablenum[table-format=4.2]{646.18}} &amp; {\tablenum[table-format=4.2]{3813.33}} \\ </text:p>
          </table:table-cell>
          <table:table-cell table:formula="of:=CONCATENATE(&quot;{&quot;;[.A34];&quot;} &amp; &quot;;&quot;{\tablenum[table-format=4.2]{&quot;;ROUND([.F34];2);&quot;}} &amp; &quot;;&quot;{\SI{&quot;;ROUND(([.G34]/[.F34])*100;2);&quot;}{\percent}} &amp; &quot;;&quot;{\SI{&quot;;ROUND(([.H34]/[.F34])*100;2);&quot;}{\percent}} &amp; &quot;;&quot;{\tablenum[table-format=4.2]{&quot;;ROUND([.F35];2);&quot;}} &amp; &quot;;&quot;{\SI{&quot;;ROUND(([.G35]/[.F35])*100;2);&quot;}{\percent}} &amp; &quot;;&quot;{\SI{&quot;;ROUND(([.H35]/[.F35])*100;2);&quot;}{\percent}} &amp; &quot;;&quot;{\tablenum[table-format=4.2]{&quot;;ROUND([.F36];2);&quot;}} &amp; &quot;;&quot;{\SI{&quot;;ROUND(([.G36]/[.F36])*100;2);&quot;}{\percent}} &amp; &quot;;&quot;{\SI{&quot;;ROUND(([.H36]/[.F36])*100;2);&quot;}{\percent}} &amp; &quot;;&quot;{\tablenum[table-format=4.2]{&quot;;ROUND([.F37];2);&quot;}} &amp; &quot;;&quot;{\SI{&quot;;ROUND(([.G37]/[.F37])*100;2);&quot;}{\percent}} &amp; &quot;;&quot;{\SI{&quot;;ROUND(([.H37]/[.F37])*100;2);&quot;}{\percent}} \\ &quot;)" office:value-type="string" office:string-value="{w9} &amp; {\tablenum[table-format=4.2]{31.36}} &amp; {\SI{92.49}{\percent}} &amp; {\SI{7.51}{\percent}} &amp; {\tablenum[table-format=4.2]{62.02}} &amp; {\SI{41.92}{\percent}} &amp; {\SI{58.08}{\percent}} &amp; {\tablenum[table-format=4.2]{646.18}} &amp; {\SI{42.09}{\percent}} &amp; {\SI{57.91}{\percent}} &amp; {\tablenum[table-format=4.2]{3813.33}} &amp; {\SI{40.25}{\percent}} &amp; {\SI{59.75}{\percent}} \\ ">
            <text:p>{w9} &amp; {\tablenum[table-format=4.2]{31.36}} &amp; {\SI{92.49}{\percent}} &amp; {\SI{7.51}{\percent}} &amp; {\tablenum[table-format=4.2]{62.02}} &amp; {\SI{41.92}{\percent}} &amp; {\SI{58.08}{\percent}} &amp; {\tablenum[table-format=4.2]{646.18}} &amp; {\SI{42.09}{\percent}} &amp; {\SI{57.91}{\percent}} &amp; {\tablenum[table-format=4.2]{3813.33}} &amp; {\SI{40.25}{\percent}} &amp; {\SI{59.75}{\percent}} \\ 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string">
            <text:p>b2</text:p>
          </table:table-cell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2.0244140625">
            <text:p>62.0244140625</text:p>
          </table:table-cell>
          <table:table-cell office:value-type="float" office:value="26">
            <text:p>26</text:p>
          </table:table-cell>
          <table:table-cell office:value-type="float" office:value="36.0244140625">
            <text:p>36.0244140625</text:p>
          </table:table-cell>
          <table:table-cell table:number-columns-repeated="4"/>
        </table:table-row>
        <table:table-row table:style-name="ro2">
          <table:table-cell office:value-type="string">
            <text:p>w9</text:p>
          </table:table-cell>
          <table:table-cell office:value-type="string">
            <text:p>b3</text:p>
          </table:table-cell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46.18164062497">
            <text:p>646.181640625</text:p>
          </table:table-cell>
          <table:table-cell office:value-type="float" office:value="272">
            <text:p>272</text:p>
          </table:table-cell>
          <table:table-cell office:value-type="float" office:value="374.18164062497">
            <text:p>374.181640625</text:p>
          </table:table-cell>
          <table:table-cell table:number-columns-repeated="4"/>
        </table:table-row>
        <table:table-row table:style-name="ro2">
          <table:table-cell office:value-type="string">
            <text:p>w9</text:p>
          </table:table-cell>
          <table:table-cell office:value-type="string">
            <text:p>b4</text:p>
          </table:table-cell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13.32812500018">
            <text:p>3813.3281250002</text:p>
          </table:table-cell>
          <table:table-cell office:value-type="float" office:value="1535">
            <text:p>1535</text:p>
          </table:table-cell>
          <table:table-cell office:value-type="float" office:value="2278.32812500018">
            <text:p>2278.3281250002</text:p>
          </table:table-cell>
          <table:table-cell table:number-columns-repeated="4"/>
        </table:table-row>
        <table:table-row table:style-name="ro2">
          <table:table-cell office:value-type="string">
            <text:p>w10</text:p>
          </table:table-cell>
          <table:table-cell office:value-type="string">
            <text:p>b1</text:p>
          </table:table-cell>
          <table:table-cell office:value-type="float" office:value="51200">
            <text:p>51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1.4760742188">
            <text:p>31.4760742188</text:p>
          </table:table-cell>
          <table:table-cell office:value-type="float" office:value="28">
            <text:p>28</text:p>
          </table:table-cell>
          <table:table-cell office:value-type="float" office:value="3.4760742188">
            <text:p>3.4760742188</text:p>
          </table:table-cell>
          <table:table-cell/>
          <table:table-cell table:formula="of:=CONCATENATE(&quot;{&quot;;[.A38];&quot;} &amp; &quot;;&quot;{\SI{&quot;;ROUND(([.G38]/[.F38])*100;2);&quot;}{\percent}} &amp; &quot;;&quot;{\SI{&quot;;ROUND(([.H38]/[.F38])*100;2);&quot;}{\percent}} &amp; &quot;;&quot;{\SI{&quot;;ROUND(([.G39]/[.F39])*100;2);&quot;}{\percent}} &amp; &quot;;&quot;{\SI{&quot;;ROUND(([.H39]/[.F39])*100;2);&quot;}{\percent}} &amp; &quot;;&quot;{\SI{&quot;;ROUND(([.G40]/[.F40])*100;2);&quot;}{\percent}} &amp; &quot;;&quot;{\SI{&quot;;ROUND(([.H40]/[.F40])*100;2);&quot;}{\percent}} &amp; &quot;;&quot;{\SI{&quot;;ROUND(([.G41]/[.F41])*100;2);&quot;}{\percent}} &amp; &quot;;&quot;{\SI{&quot;;ROUND(([.H41]/[.F41])*100;2);&quot;}{\percent}} \\ &quot;)" office:value-type="string" office:string-value="{w10} &amp; {\SI{88.96}{\percent}} &amp; {\SI{11.04}{\percent}} &amp; {\SI{41.57}{\percent}} &amp; {\SI{58.43}{\percent}} &amp; {\SI{42.65}{\percent}} &amp; {\SI{57.35}{\percent}} &amp; {\SI{42.01}{\percent}} &amp; {\SI{57.99}{\percent}} \\ ">
            <text:p>{w10} &amp; {\SI{88.96}{\percent}} &amp; {\SI{11.04}{\percent}} &amp; {\SI{41.57}{\percent}} &amp; {\SI{58.43}{\percent}} &amp; {\SI{42.65}{\percent}} &amp; {\SI{57.35}{\percent}} &amp; {\SI{42.01}{\percent}} &amp; {\SI{57.99}{\percent}} \\ </text:p>
          </table:table-cell>
          <table:table-cell table:formula="of:=CONCATENATE(&quot;{&quot;;[.A38];&quot;} &amp; &quot;;&quot;{\tablenum[table-format=4.2]{&quot;;ROUND([.F38];2);&quot;}} &amp; &quot;;&quot;{\tablenum[table-format=4.2]{&quot;;ROUND([.F39];2);&quot;}} &amp; &quot;;&quot;{\tablenum[table-format=4.2]{&quot;;ROUND([.F40];2);&quot;}} &amp; &quot;;&quot;{\tablenum[table-format=4.2]{&quot;;ROUND([.F41];2);&quot;}} \\ &quot;)" office:value-type="string" office:string-value="{w10} &amp; {\tablenum[table-format=4.2]{31.48}} &amp; {\tablenum[table-format=4.2]{64.96}} &amp; {\tablenum[table-format=4.2]{644.8}} &amp; {\tablenum[table-format=4.2]{3958.49}} \\ ">
            <text:p>{w10} &amp; {\tablenum[table-format=4.2]{31.48}} &amp; {\tablenum[table-format=4.2]{64.96}} &amp; {\tablenum[table-format=4.2]{644.8}} &amp; {\tablenum[table-format=4.2]{3958.49}} \\ </text:p>
          </table:table-cell>
          <table:table-cell table:formula="of:=CONCATENATE(&quot;{&quot;;[.A38];&quot;} &amp; &quot;;&quot;{\tablenum[table-format=4.2]{&quot;;ROUND([.F38];2);&quot;}} &amp; &quot;;&quot;{\SI{&quot;;ROUND(([.G38]/[.F38])*100;2);&quot;}{\percent}} &amp; &quot;;&quot;{\SI{&quot;;ROUND(([.H38]/[.F38])*100;2);&quot;}{\percent}} &amp; &quot;;&quot;{\tablenum[table-format=4.2]{&quot;;ROUND([.F39];2);&quot;}} &amp; &quot;;&quot;{\SI{&quot;;ROUND(([.G39]/[.F39])*100;2);&quot;}{\percent}} &amp; &quot;;&quot;{\SI{&quot;;ROUND(([.H39]/[.F39])*100;2);&quot;}{\percent}} &amp; &quot;;&quot;{\tablenum[table-format=4.2]{&quot;;ROUND([.F40];2);&quot;}} &amp; &quot;;&quot;{\SI{&quot;;ROUND(([.G40]/[.F40])*100;2);&quot;}{\percent}} &amp; &quot;;&quot;{\SI{&quot;;ROUND(([.H40]/[.F40])*100;2);&quot;}{\percent}} &amp; &quot;;&quot;{\tablenum[table-format=4.2]{&quot;;ROUND([.F41];2);&quot;}} &amp; &quot;;&quot;{\SI{&quot;;ROUND(([.G41]/[.F41])*100;2);&quot;}{\percent}} &amp; &quot;;&quot;{\SI{&quot;;ROUND(([.H41]/[.F41])*100;2);&quot;}{\percent}} \\ &quot;)" office:value-type="string" office:string-value="{w10} &amp; {\tablenum[table-format=4.2]{31.48}} &amp; {\SI{88.96}{\percent}} &amp; {\SI{11.04}{\percent}} &amp; {\tablenum[table-format=4.2]{64.96}} &amp; {\SI{41.57}{\percent}} &amp; {\SI{58.43}{\percent}} &amp; {\tablenum[table-format=4.2]{644.8}} &amp; {\SI{42.65}{\percent}} &amp; {\SI{57.35}{\percent}} &amp; {\tablenum[table-format=4.2]{3958.49}} &amp; {\SI{42.01}{\percent}} &amp; {\SI{57.99}{\percent}} \\ ">
            <text:p>{w10} &amp; {\tablenum[table-format=4.2]{31.48}} &amp; {\SI{88.96}{\percent}} &amp; {\SI{11.04}{\percent}} &amp; {\tablenum[table-format=4.2]{64.96}} &amp; {\SI{41.57}{\percent}} &amp; {\SI{58.43}{\percent}} &amp; {\tablenum[table-format=4.2]{644.8}} &amp; {\SI{42.65}{\percent}} &amp; {\SI{57.35}{\percent}} &amp; {\tablenum[table-format=4.2]{3958.49}} &amp; {\SI{42.01}{\percent}} &amp; {\SI{57.99}{\percent}} \\ 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string">
            <text:p>b2</text:p>
          </table:table-cell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4.95507812501">
            <text:p>64.955078125</text:p>
          </table:table-cell>
          <table:table-cell office:value-type="float" office:value="27">
            <text:p>27</text:p>
          </table:table-cell>
          <table:table-cell office:value-type="float" office:value="37.95507812501">
            <text:p>37.955078125</text:p>
          </table:table-cell>
          <table:table-cell table:number-columns-repeated="4"/>
        </table:table-row>
        <table:table-row table:style-name="ro2">
          <table:table-cell office:value-type="string">
            <text:p>w10</text:p>
          </table:table-cell>
          <table:table-cell office:value-type="string">
            <text:p>b3</text:p>
          </table:table-cell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644.7961425781">
            <text:p>644.7961425781</text:p>
          </table:table-cell>
          <table:table-cell office:value-type="float" office:value="275">
            <text:p>275</text:p>
          </table:table-cell>
          <table:table-cell office:value-type="float" office:value="369.7961425781">
            <text:p>369.7961425781</text:p>
          </table:table-cell>
          <table:table-cell table:number-columns-repeated="4"/>
        </table:table-row>
        <table:table-row table:style-name="ro2">
          <table:table-cell office:value-type="string">
            <text:p>w10</text:p>
          </table:table-cell>
          <table:table-cell office:value-type="string">
            <text:p>b4</text:p>
          </table:table-cell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58.49145507829">
            <text:p>3958.4914550783</text:p>
          </table:table-cell>
          <table:table-cell office:value-type="float" office:value="1663">
            <text:p>1663</text:p>
          </table:table-cell>
          <table:table-cell office:value-type="float" office:value="2295.49145507829">
            <text:p>2295.4914550783</text:p>
          </table:table-cell>
          <table:table-cell table:number-columns-repeated="4"/>
        </table:table-row>
        <table:table-row table:style-name="ro2">
          <table:table-cell office:value-type="string">
            <text:p>w11</text:p>
          </table:table-cell>
          <table:table-cell office:value-type="string">
            <text:p>b1</text:p>
          </table:table-cell>
          <table:table-cell office:value-type="float" office:value="102400">
            <text:p>102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30.4978027344">
            <text:p>30.4978027344</text:p>
          </table:table-cell>
          <table:table-cell office:value-type="float" office:value="27">
            <text:p>27</text:p>
          </table:table-cell>
          <table:table-cell office:value-type="float" office:value="3.4978027344">
            <text:p>3.4978027344</text:p>
          </table:table-cell>
          <table:table-cell/>
          <table:table-cell table:formula="of:=CONCATENATE(&quot;{&quot;;[.A42];&quot;} &amp; &quot;;&quot;{\SI{&quot;;ROUND(([.G42]/[.F42])*100;2);&quot;}{\percent}} &amp; &quot;;&quot;{\SI{&quot;;ROUND(([.H42]/[.F42])*100;2);&quot;}{\percent}} &amp; &quot;;&quot;{\SI{&quot;;ROUND(([.G43]/[.F43])*100;2);&quot;}{\percent}} &amp; &quot;;&quot;{\SI{&quot;;ROUND(([.H43]/[.F43])*100;2);&quot;}{\percent}} &amp; &quot;;&quot;{\SI{&quot;;ROUND(([.G44]/[.F44])*100;2);&quot;}{\percent}} &amp; &quot;;&quot;{\SI{&quot;;ROUND(([.H44]/[.F44])*100;2);&quot;}{\percent}} &amp; &quot;;&quot;{\SI{&quot;;ROUND(([.G45]/[.F45])*100;2);&quot;}{\percent}} &amp; &quot;;&quot;{\SI{&quot;;ROUND(([.H45]/[.F45])*100;2);&quot;}{\percent}} \\ &quot;)" office:value-type="string" office:string-value="{w11} &amp; {\SI{88.53}{\percent}} &amp; {\SI{11.47}{\percent}} &amp; {\SI{37.27}{\percent}} &amp; {\SI{62.73}{\percent}} &amp; {\SI{42.29}{\percent}} &amp; {\SI{57.71}{\percent}} &amp; {\SI{42.92}{\percent}} &amp; {\SI{57.08}{\percent}} \\ ">
            <text:p>{w11} &amp; {\SI{88.53}{\percent}} &amp; {\SI{11.47}{\percent}} &amp; {\SI{37.27}{\percent}} &amp; {\SI{62.73}{\percent}} &amp; {\SI{42.29}{\percent}} &amp; {\SI{57.71}{\percent}} &amp; {\SI{42.92}{\percent}} &amp; {\SI{57.08}{\percent}} \\ </text:p>
          </table:table-cell>
          <table:table-cell table:formula="of:=CONCATENATE(&quot;{&quot;;[.A42];&quot;} &amp; &quot;;&quot;{\tablenum[table-format=4.2]{&quot;;ROUND([.F42];2);&quot;}} &amp; &quot;;&quot;{\tablenum[table-format=4.2]{&quot;;ROUND([.F43];2);&quot;}} &amp; &quot;;&quot;{\tablenum[table-format=4.2]{&quot;;ROUND([.F44];2);&quot;}} &amp; &quot;;&quot;{\tablenum[table-format=4.2]{&quot;;ROUND([.F45];2);&quot;}} \\ &quot;)" office:value-type="string" office:string-value="{w11} &amp; {\tablenum[table-format=4.2]{30.5}} &amp; {\tablenum[table-format=4.2]{61.71}} &amp; {\tablenum[table-format=4.2]{385.42}} &amp; {\tablenum[table-format=4.2]{3962.76}} \\ ">
            <text:p>{w11} &amp; {\tablenum[table-format=4.2]{30.5}} &amp; {\tablenum[table-format=4.2]{61.71}} &amp; {\tablenum[table-format=4.2]{385.42}} &amp; {\tablenum[table-format=4.2]{3962.76}} \\ </text:p>
          </table:table-cell>
          <table:table-cell table:formula="of:=CONCATENATE(&quot;{&quot;;[.A42];&quot;} &amp; &quot;;&quot;{\tablenum[table-format=4.2]{&quot;;ROUND([.F42];2);&quot;}} &amp; &quot;;&quot;{\SI{&quot;;ROUND(([.G42]/[.F42])*100;2);&quot;}{\percent}} &amp; &quot;;&quot;{\SI{&quot;;ROUND(([.H42]/[.F42])*100;2);&quot;}{\percent}} &amp; &quot;;&quot;{\tablenum[table-format=4.2]{&quot;;ROUND([.F43];2);&quot;}} &amp; &quot;;&quot;{\SI{&quot;;ROUND(([.G43]/[.F43])*100;2);&quot;}{\percent}} &amp; &quot;;&quot;{\SI{&quot;;ROUND(([.H43]/[.F43])*100;2);&quot;}{\percent}} &amp; &quot;;&quot;{\tablenum[table-format=4.2]{&quot;;ROUND([.F44];2);&quot;}} &amp; &quot;;&quot;{\SI{&quot;;ROUND(([.G44]/[.F44])*100;2);&quot;}{\percent}} &amp; &quot;;&quot;{\SI{&quot;;ROUND(([.H44]/[.F44])*100;2);&quot;}{\percent}} &amp; &quot;;&quot;{\tablenum[table-format=4.2]{&quot;;ROUND([.F45];2);&quot;}} &amp; &quot;;&quot;{\SI{&quot;;ROUND(([.G45]/[.F45])*100;2);&quot;}{\percent}} &amp; &quot;;&quot;{\SI{&quot;;ROUND(([.H45]/[.F45])*100;2);&quot;}{\percent}} \\ &quot;)" office:value-type="string" office:string-value="{w11} &amp; {\tablenum[table-format=4.2]{30.5}} &amp; {\SI{88.53}{\percent}} &amp; {\SI{11.47}{\percent}} &amp; {\tablenum[table-format=4.2]{61.71}} &amp; {\SI{37.27}{\percent}} &amp; {\SI{62.73}{\percent}} &amp; {\tablenum[table-format=4.2]{385.42}} &amp; {\SI{42.29}{\percent}} &amp; {\SI{57.71}{\percent}} &amp; {\tablenum[table-format=4.2]{3962.76}} &amp; {\SI{42.92}{\percent}} &amp; {\SI{57.08}{\percent}} \\ ">
            <text:p>{w11} &amp; {\tablenum[table-format=4.2]{30.5}} &amp; {\SI{88.53}{\percent}} &amp; {\SI{11.47}{\percent}} &amp; {\tablenum[table-format=4.2]{61.71}} &amp; {\SI{37.27}{\percent}} &amp; {\SI{62.73}{\percent}} &amp; {\tablenum[table-format=4.2]{385.42}} &amp; {\SI{42.29}{\percent}} &amp; {\SI{57.71}{\percent}} &amp; {\tablenum[table-format=4.2]{3962.76}} &amp; {\SI{42.92}{\percent}} &amp; {\SI{57.08}{\percent}} \\ 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string">
            <text:p>b2</text:p>
          </table:table-cell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61.70727539063">
            <text:p>61.7072753906</text:p>
          </table:table-cell>
          <table:table-cell office:value-type="float" office:value="23">
            <text:p>23</text:p>
          </table:table-cell>
          <table:table-cell office:value-type="float" office:value="38.70727539063">
            <text:p>38.7072753906</text:p>
          </table:table-cell>
          <table:table-cell table:number-columns-repeated="4"/>
        </table:table-row>
        <table:table-row table:style-name="ro2">
          <table:table-cell office:value-type="string">
            <text:p>w11</text:p>
          </table:table-cell>
          <table:table-cell office:value-type="string">
            <text:p>b3</text:p>
          </table:table-cell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5.41503906253">
            <text:p>385.4150390625</text:p>
          </table:table-cell>
          <table:table-cell office:value-type="float" office:value="163">
            <text:p>163</text:p>
          </table:table-cell>
          <table:table-cell office:value-type="float" office:value="222.41503906253">
            <text:p>222.4150390625</text:p>
          </table:table-cell>
          <table:table-cell table:number-columns-repeated="4"/>
        </table:table-row>
        <table:table-row table:style-name="ro2">
          <table:table-cell office:value-type="string">
            <text:p>w11</text:p>
          </table:table-cell>
          <table:table-cell office:value-type="string">
            <text:p>b4</text:p>
          </table:table-cell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62.76342773428">
            <text:p>3962.7634277343</text:p>
          </table:table-cell>
          <table:table-cell office:value-type="float" office:value="1701">
            <text:p>1701</text:p>
          </table:table-cell>
          <table:table-cell office:value-type="float" office:value="2261.76342773428">
            <text:p>2261.7634277343</text:p>
          </table:table-cell>
          <table:table-cell table:number-columns-repeated="4"/>
        </table:table-row>
        <table:table-row table:style-name="ro2">
          <table:table-cell office:value-type="string">
            <text:p>w12</text:p>
          </table:table-cell>
          <table:table-cell office:value-type="string">
            <text:p>b1</text:p>
          </table:table-cell>
          <table:table-cell office:value-type="float" office:value="204800">
            <text:p>2048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1.6628417969">
            <text:p>21.6628417969</text:p>
          </table:table-cell>
          <table:table-cell office:value-type="float" office:value="19">
            <text:p>19</text:p>
          </table:table-cell>
          <table:table-cell office:value-type="float" office:value="2.6628417969">
            <text:p>2.6628417969</text:p>
          </table:table-cell>
          <table:table-cell/>
          <table:table-cell table:formula="of:=CONCATENATE(&quot;{&quot;;[.A46];&quot;} &amp; &quot;;&quot;{\SI{&quot;;ROUND(([.G46]/[.F46])*100;2);&quot;}{\percent}} &amp; &quot;;&quot;{\SI{&quot;;ROUND(([.H46]/[.F46])*100;2);&quot;}{\percent}} &amp; &quot;;&quot;{\SI{&quot;;ROUND(([.G47]/[.F47])*100;2);&quot;}{\percent}} &amp; &quot;;&quot;{\SI{&quot;;ROUND(([.H47]/[.F47])*100;2);&quot;}{\percent}} &amp; &quot;;&quot;{\SI{&quot;;ROUND(([.G48]/[.F48])*100;2);&quot;}{\percent}} &amp; &quot;;&quot;{\SI{&quot;;ROUND(([.H48]/[.F48])*100;2);&quot;}{\percent}} &amp; &quot;;&quot;{\SI{&quot;;ROUND(([.G49]/[.F49])*100;2);&quot;}{\percent}} &amp; &quot;;&quot;{\SI{&quot;;ROUND(([.H49]/[.F49])*100;2);&quot;}{\percent}} \\ &quot;)" office:value-type="string" office:string-value="{w12} &amp; {\SI{87.71}{\percent}} &amp; {\SI{12.29}{\percent}} &amp; {\SI{38.68}{\percent}} &amp; {\SI{61.32}{\percent}} &amp; {\SI{41.74}{\percent}} &amp; {\SI{58.26}{\percent}} &amp; {\SI{39.96}{\percent}} &amp; {\SI{60.04}{\percent}} \\ ">
            <text:p>{w12} &amp; {\SI{87.71}{\percent}} &amp; {\SI{12.29}{\percent}} &amp; {\SI{38.68}{\percent}} &amp; {\SI{61.32}{\percent}} &amp; {\SI{41.74}{\percent}} &amp; {\SI{58.26}{\percent}} &amp; {\SI{39.96}{\percent}} &amp; {\SI{60.04}{\percent}} \\ </text:p>
          </table:table-cell>
          <table:table-cell table:formula="of:=CONCATENATE(&quot;{&quot;;[.A46];&quot;} &amp; &quot;;&quot;{\tablenum[table-format=4.2]{&quot;;ROUND([.F46];2);&quot;}} &amp; &quot;;&quot;{\tablenum[table-format=4.2]{&quot;;ROUND([.F47];2);&quot;}} &amp; &quot;;&quot;{\tablenum[table-format=4.2]{&quot;;ROUND([.F48];2);&quot;}} &amp; &quot;;&quot;{\tablenum[table-format=4.2]{&quot;;ROUND([.F49];2);&quot;}} \\ &quot;)" office:value-type="string" office:string-value="{w12} &amp; {\tablenum[table-format=4.2]{21.66}} &amp; {\tablenum[table-format=4.2]{36.2}} &amp; {\tablenum[table-format=4.2]{383.34}} &amp; {\tablenum[table-format=4.2]{3819.12}} \\ ">
            <text:p>{w12} &amp; {\tablenum[table-format=4.2]{21.66}} &amp; {\tablenum[table-format=4.2]{36.2}} &amp; {\tablenum[table-format=4.2]{383.34}} &amp; {\tablenum[table-format=4.2]{3819.12}} \\ </text:p>
          </table:table-cell>
          <table:table-cell table:formula="of:=CONCATENATE(&quot;{&quot;;[.A46];&quot;} &amp; &quot;;&quot;{\tablenum[table-format=4.2]{&quot;;ROUND([.F46];2);&quot;}} &amp; &quot;;&quot;{\SI{&quot;;ROUND(([.G46]/[.F46])*100;2);&quot;}{\percent}} &amp; &quot;;&quot;{\SI{&quot;;ROUND(([.H46]/[.F46])*100;2);&quot;}{\percent}} &amp; &quot;;&quot;{\tablenum[table-format=4.2]{&quot;;ROUND([.F47];2);&quot;}} &amp; &quot;;&quot;{\SI{&quot;;ROUND(([.G47]/[.F47])*100;2);&quot;}{\percent}} &amp; &quot;;&quot;{\SI{&quot;;ROUND(([.H47]/[.F47])*100;2);&quot;}{\percent}} &amp; &quot;;&quot;{\tablenum[table-format=4.2]{&quot;;ROUND([.F48];2);&quot;}} &amp; &quot;;&quot;{\SI{&quot;;ROUND(([.G48]/[.F48])*100;2);&quot;}{\percent}} &amp; &quot;;&quot;{\SI{&quot;;ROUND(([.H48]/[.F48])*100;2);&quot;}{\percent}} &amp; &quot;;&quot;{\tablenum[table-format=4.2]{&quot;;ROUND([.F49];2);&quot;}} &amp; &quot;;&quot;{\SI{&quot;;ROUND(([.G49]/[.F49])*100;2);&quot;}{\percent}} &amp; &quot;;&quot;{\SI{&quot;;ROUND(([.H49]/[.F49])*100;2);&quot;}{\percent}} \\ &quot;)" office:value-type="string" office:string-value="{w12} &amp; {\tablenum[table-format=4.2]{21.66}} &amp; {\SI{87.71}{\percent}} &amp; {\SI{12.29}{\percent}} &amp; {\tablenum[table-format=4.2]{36.2}} &amp; {\SI{38.68}{\percent}} &amp; {\SI{61.32}{\percent}} &amp; {\tablenum[table-format=4.2]{383.34}} &amp; {\SI{41.74}{\percent}} &amp; {\SI{58.26}{\percent}} &amp; {\tablenum[table-format=4.2]{3819.12}} &amp; {\SI{39.96}{\percent}} &amp; {\SI{60.04}{\percent}} \\ ">
            <text:p>{w12} &amp; {\tablenum[table-format=4.2]{21.66}} &amp; {\SI{87.71}{\percent}} &amp; {\SI{12.29}{\percent}} &amp; {\tablenum[table-format=4.2]{36.2}} &amp; {\SI{38.68}{\percent}} &amp; {\SI{61.32}{\percent}} &amp; {\tablenum[table-format=4.2]{383.34}} &amp; {\SI{41.74}{\percent}} &amp; {\SI{58.26}{\percent}} &amp; {\tablenum[table-format=4.2]{3819.12}} &amp; {\SI{39.96}{\percent}} &amp; {\SI{60.04}{\percent}} \\ 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string">
            <text:p>b2</text:p>
          </table:table-cell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6.19555664063">
            <text:p>36.1955566406</text:p>
          </table:table-cell>
          <table:table-cell office:value-type="float" office:value="14">
            <text:p>14</text:p>
          </table:table-cell>
          <table:table-cell office:value-type="float" office:value="22.19555664063">
            <text:p>22.1955566406</text:p>
          </table:table-cell>
          <table:table-cell table:number-columns-repeated="4"/>
        </table:table-row>
        <table:table-row table:style-name="ro2">
          <table:table-cell office:value-type="string">
            <text:p>w12</text:p>
          </table:table-cell>
          <table:table-cell office:value-type="string">
            <text:p>b3</text:p>
          </table:table-cell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3.33862304685">
            <text:p>383.3386230469</text:p>
          </table:table-cell>
          <table:table-cell office:value-type="float" office:value="160">
            <text:p>160</text:p>
          </table:table-cell>
          <table:table-cell office:value-type="float" office:value="223.33862304685">
            <text:p>223.3386230469</text:p>
          </table:table-cell>
          <table:table-cell table:number-columns-repeated="4"/>
        </table:table-row>
        <table:table-row table:style-name="ro2">
          <table:table-cell office:value-type="string">
            <text:p>w12</text:p>
          </table:table-cell>
          <table:table-cell office:value-type="string">
            <text:p>b4</text:p>
          </table:table-cell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19.12207031246">
            <text:p>3819.1220703125</text:p>
          </table:table-cell>
          <table:table-cell office:value-type="float" office:value="1526">
            <text:p>1526</text:p>
          </table:table-cell>
          <table:table-cell office:value-type="float" office:value="2293.12207031246">
            <text:p>2293.1220703125</text:p>
          </table:table-cell>
          <table:table-cell table:number-columns-repeated="4"/>
        </table:table-row>
        <table:table-row table:style-name="ro2">
          <table:table-cell office:value-type="string">
            <text:p>w13</text:p>
          </table:table-cell>
          <table:table-cell office:value-type="string">
            <text:p>b1</text:p>
          </table:table-cell>
          <table:table-cell office:value-type="float" office:value="409600">
            <text:p>4096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1.5539550781">
            <text:p>21.5539550781</text:p>
          </table:table-cell>
          <table:table-cell office:value-type="float" office:value="19">
            <text:p>19</text:p>
          </table:table-cell>
          <table:table-cell office:value-type="float" office:value="2.5539550781">
            <text:p>2.5539550781</text:p>
          </table:table-cell>
          <table:table-cell/>
          <table:table-cell table:formula="of:=CONCATENATE(&quot;{&quot;;[.A50];&quot;} &amp; &quot;;&quot;{\SI{&quot;;ROUND(([.G50]/[.F50])*100;2);&quot;}{\percent}} &amp; &quot;;&quot;{\SI{&quot;;ROUND(([.H50]/[.F50])*100;2);&quot;}{\percent}} &amp; &quot;;&quot;{\SI{&quot;;ROUND(([.G51]/[.F51])*100;2);&quot;}{\percent}} &amp; &quot;;&quot;{\SI{&quot;;ROUND(([.H51]/[.F51])*100;2);&quot;}{\percent}} &amp; &quot;;&quot;{\SI{&quot;;ROUND(([.G52]/[.F52])*100;2);&quot;}{\percent}} &amp; &quot;;&quot;{\SI{&quot;;ROUND(([.H52]/[.F52])*100;2);&quot;}{\percent}} &amp; &quot;;&quot;{\SI{&quot;;ROUND(([.G53]/[.F53])*100;2);&quot;}{\percent}} &amp; &quot;;&quot;{\SI{&quot;;ROUND(([.H53]/[.F53])*100;2);&quot;}{\percent}} \\ &quot;)" office:value-type="string" office:string-value="{w13} &amp; {\SI{88.15}{\percent}} &amp; {\SI{11.85}{\percent}} &amp; {\SI{40.87}{\percent}} &amp; {\SI{59.13}{\percent}} &amp; {\SI{39.52}{\percent}} &amp; {\SI{60.48}{\percent}} &amp; {\SI{42.76}{\percent}} &amp; {\SI{57.24}{\percent}} \\ ">
            <text:p>{w13} &amp; {\SI{88.15}{\percent}} &amp; {\SI{11.85}{\percent}} &amp; {\SI{40.87}{\percent}} &amp; {\SI{59.13}{\percent}} &amp; {\SI{39.52}{\percent}} &amp; {\SI{60.48}{\percent}} &amp; {\SI{42.76}{\percent}} &amp; {\SI{57.24}{\percent}} \\ </text:p>
          </table:table-cell>
          <table:table-cell table:formula="of:=CONCATENATE(&quot;{&quot;;[.A50];&quot;} &amp; &quot;;&quot;{\tablenum[table-format=4.2]{&quot;;ROUND([.F50];2);&quot;}} &amp; &quot;;&quot;{\tablenum[table-format=4.2]{&quot;;ROUND([.F51];2);&quot;}} &amp; &quot;;&quot;{\tablenum[table-format=4.2]{&quot;;ROUND([.F52];2);&quot;}} &amp; &quot;;&quot;{\tablenum[table-format=4.2]{&quot;;ROUND([.F53];2);&quot;}} \\ &quot;)" office:value-type="string" office:string-value="{w13} &amp; {\tablenum[table-format=4.2]{21.55}} &amp; {\tablenum[table-format=4.2]{36.7}} &amp; {\tablenum[table-format=4.2]{384.59}} &amp; {\tablenum[table-format=4.2]{3947.94}} \\ ">
            <text:p>{w13} &amp; {\tablenum[table-format=4.2]{21.55}} &amp; {\tablenum[table-format=4.2]{36.7}} &amp; {\tablenum[table-format=4.2]{384.59}} &amp; {\tablenum[table-format=4.2]{3947.94}} \\ </text:p>
          </table:table-cell>
          <table:table-cell table:formula="of:=CONCATENATE(&quot;{&quot;;[.A50];&quot;} &amp; &quot;;&quot;{\tablenum[table-format=4.2]{&quot;;ROUND([.F50];2);&quot;}} &amp; &quot;;&quot;{\SI{&quot;;ROUND(([.G50]/[.F50])*100;2);&quot;}{\percent}} &amp; &quot;;&quot;{\SI{&quot;;ROUND(([.H50]/[.F50])*100;2);&quot;}{\percent}} &amp; &quot;;&quot;{\tablenum[table-format=4.2]{&quot;;ROUND([.F51];2);&quot;}} &amp; &quot;;&quot;{\SI{&quot;;ROUND(([.G51]/[.F51])*100;2);&quot;}{\percent}} &amp; &quot;;&quot;{\SI{&quot;;ROUND(([.H51]/[.F51])*100;2);&quot;}{\percent}} &amp; &quot;;&quot;{\tablenum[table-format=4.2]{&quot;;ROUND([.F52];2);&quot;}} &amp; &quot;;&quot;{\SI{&quot;;ROUND(([.G52]/[.F52])*100;2);&quot;}{\percent}} &amp; &quot;;&quot;{\SI{&quot;;ROUND(([.H52]/[.F52])*100;2);&quot;}{\percent}} &amp; &quot;;&quot;{\tablenum[table-format=4.2]{&quot;;ROUND([.F53];2);&quot;}} &amp; &quot;;&quot;{\SI{&quot;;ROUND(([.G53]/[.F53])*100;2);&quot;}{\percent}} &amp; &quot;;&quot;{\SI{&quot;;ROUND(([.H53]/[.F53])*100;2);&quot;}{\percent}} \\ &quot;)" office:value-type="string" office:string-value="{w13} &amp; {\tablenum[table-format=4.2]{21.55}} &amp; {\SI{88.15}{\percent}} &amp; {\SI{11.85}{\percent}} &amp; {\tablenum[table-format=4.2]{36.7}} &amp; {\SI{40.87}{\percent}} &amp; {\SI{59.13}{\percent}} &amp; {\tablenum[table-format=4.2]{384.59}} &amp; {\SI{39.52}{\percent}} &amp; {\SI{60.48}{\percent}} &amp; {\tablenum[table-format=4.2]{3947.94}} &amp; {\SI{42.76}{\percent}} &amp; {\SI{57.24}{\percent}} \\ ">
            <text:p>{w13} &amp; {\tablenum[table-format=4.2]{21.55}} &amp; {\SI{88.15}{\percent}} &amp; {\SI{11.85}{\percent}} &amp; {\tablenum[table-format=4.2]{36.7}} &amp; {\SI{40.87}{\percent}} &amp; {\SI{59.13}{\percent}} &amp; {\tablenum[table-format=4.2]{384.59}} &amp; {\SI{39.52}{\percent}} &amp; {\SI{60.48}{\percent}} &amp; {\tablenum[table-format=4.2]{3947.94}} &amp; {\SI{42.76}{\percent}} &amp; {\SI{57.24}{\percent}} \\ 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string">
            <text:p>b2</text:p>
          </table:table-cell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6.69848632812">
            <text:p>36.6984863281</text:p>
          </table:table-cell>
          <table:table-cell office:value-type="float" office:value="15">
            <text:p>15</text:p>
          </table:table-cell>
          <table:table-cell office:value-type="float" office:value="21.69848632812">
            <text:p>21.6984863281</text:p>
          </table:table-cell>
          <table:table-cell table:number-columns-repeated="4"/>
        </table:table-row>
        <table:table-row table:style-name="ro2">
          <table:table-cell office:value-type="string">
            <text:p>w13</text:p>
          </table:table-cell>
          <table:table-cell office:value-type="string">
            <text:p>b3</text:p>
          </table:table-cell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4.58886718749">
            <text:p>384.5888671875</text:p>
          </table:table-cell>
          <table:table-cell office:value-type="float" office:value="152">
            <text:p>152</text:p>
          </table:table-cell>
          <table:table-cell office:value-type="float" office:value="232.58886718749">
            <text:p>232.5888671875</text:p>
          </table:table-cell>
          <table:table-cell table:number-columns-repeated="4"/>
        </table:table-row>
        <table:table-row table:style-name="ro2">
          <table:table-cell office:value-type="string">
            <text:p>w13</text:p>
          </table:table-cell>
          <table:table-cell office:value-type="string">
            <text:p>b4</text:p>
          </table:table-cell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47.93701171875">
            <text:p>3947.9370117188</text:p>
          </table:table-cell>
          <table:table-cell office:value-type="float" office:value="1688">
            <text:p>1688</text:p>
          </table:table-cell>
          <table:table-cell office:value-type="float" office:value="2259.93701171875">
            <text:p>2259.9370117188</text:p>
          </table:table-cell>
          <table:table-cell table:number-columns-repeated="4"/>
        </table:table-row>
        <table:table-row table:style-name="ro2">
          <table:table-cell office:value-type="string">
            <text:p>w14</text:p>
          </table:table-cell>
          <table:table-cell office:value-type="string">
            <text:p>b1</text:p>
          </table:table-cell>
          <table:table-cell office:value-type="float" office:value="819200">
            <text:p>8192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1.8977050781">
            <text:p>21.8977050781</text:p>
          </table:table-cell>
          <table:table-cell office:value-type="float" office:value="19">
            <text:p>19</text:p>
          </table:table-cell>
          <table:table-cell office:value-type="float" office:value="2.8977050781">
            <text:p>2.8977050781</text:p>
          </table:table-cell>
          <table:table-cell/>
          <table:table-cell table:formula="of:=CONCATENATE(&quot;{&quot;;[.A54];&quot;} &amp; &quot;;&quot;{\SI{&quot;;ROUND(([.G54]/[.F54])*100;2);&quot;}{\percent}} &amp; &quot;;&quot;{\SI{&quot;;ROUND(([.H54]/[.F54])*100;2);&quot;}{\percent}} &amp; &quot;;&quot;{\SI{&quot;;ROUND(([.G55]/[.F55])*100;2);&quot;}{\percent}} &amp; &quot;;&quot;{\SI{&quot;;ROUND(([.H55]/[.F55])*100;2);&quot;}{\percent}} &amp; &quot;;&quot;{\SI{&quot;;ROUND(([.G56]/[.F56])*100;2);&quot;}{\percent}} &amp; &quot;;&quot;{\SI{&quot;;ROUND(([.H56]/[.F56])*100;2);&quot;}{\percent}} &amp; &quot;;&quot;{\SI{&quot;;ROUND(([.G57]/[.F57])*100;2);&quot;}{\percent}} &amp; &quot;;&quot;{\SI{&quot;;ROUND(([.H57]/[.F57])*100;2);&quot;}{\percent}} \\ &quot;)" office:value-type="string" office:string-value="{w14} &amp; {\SI{86.77}{\percent}} &amp; {\SI{13.23}{\percent}} &amp; {\SI{32.63}{\percent}} &amp; {\SI{67.37}{\percent}} &amp; {\SI{41.71}{\percent}} &amp; {\SI{58.29}{\percent}} &amp; {\SI{42.72}{\percent}} &amp; {\SI{57.28}{\percent}} \\ ">
            <text:p>{w14} &amp; {\SI{86.77}{\percent}} &amp; {\SI{13.23}{\percent}} &amp; {\SI{32.63}{\percent}} &amp; {\SI{67.37}{\percent}} &amp; {\SI{41.71}{\percent}} &amp; {\SI{58.29}{\percent}} &amp; {\SI{42.72}{\percent}} &amp; {\SI{57.28}{\percent}} \\ </text:p>
          </table:table-cell>
          <table:table-cell table:formula="of:=CONCATENATE(&quot;{&quot;;[.A54];&quot;} &amp; &quot;;&quot;{\tablenum[table-format=4.2]{&quot;;ROUND([.F54];2);&quot;}} &amp; &quot;;&quot;{\tablenum[table-format=4.2]{&quot;;ROUND([.F55];2);&quot;}} &amp; &quot;;&quot;{\tablenum[table-format=4.2]{&quot;;ROUND([.F56];2);&quot;}} &amp; &quot;;&quot;{\tablenum[table-format=4.2]{&quot;;ROUND([.F57];2);&quot;}} \\ &quot;)" office:value-type="string" office:string-value="{w14} &amp; {\tablenum[table-format=4.2]{21.9}} &amp; {\tablenum[table-format=4.2]{36.77}} &amp; {\tablenum[table-format=4.2]{383.57}} &amp; {\tablenum[table-format=4.2]{3937.6}} \\ ">
            <text:p>{w14} &amp; {\tablenum[table-format=4.2]{21.9}} &amp; {\tablenum[table-format=4.2]{36.77}} &amp; {\tablenum[table-format=4.2]{383.57}} &amp; {\tablenum[table-format=4.2]{3937.6}} \\ </text:p>
          </table:table-cell>
          <table:table-cell table:formula="of:=CONCATENATE(&quot;{&quot;;[.A54];&quot;} &amp; &quot;;&quot;{\tablenum[table-format=4.2]{&quot;;ROUND([.F54];2);&quot;}} &amp; &quot;;&quot;{\SI{&quot;;ROUND(([.G54]/[.F54])*100;2);&quot;}{\percent}} &amp; &quot;;&quot;{\SI{&quot;;ROUND(([.H54]/[.F54])*100;2);&quot;}{\percent}} &amp; &quot;;&quot;{\tablenum[table-format=4.2]{&quot;;ROUND([.F55];2);&quot;}} &amp; &quot;;&quot;{\SI{&quot;;ROUND(([.G55]/[.F55])*100;2);&quot;}{\percent}} &amp; &quot;;&quot;{\SI{&quot;;ROUND(([.H55]/[.F55])*100;2);&quot;}{\percent}} &amp; &quot;;&quot;{\tablenum[table-format=4.2]{&quot;;ROUND([.F56];2);&quot;}} &amp; &quot;;&quot;{\SI{&quot;;ROUND(([.G56]/[.F56])*100;2);&quot;}{\percent}} &amp; &quot;;&quot;{\SI{&quot;;ROUND(([.H56]/[.F56])*100;2);&quot;}{\percent}} &amp; &quot;;&quot;{\tablenum[table-format=4.2]{&quot;;ROUND([.F57];2);&quot;}} &amp; &quot;;&quot;{\SI{&quot;;ROUND(([.G57]/[.F57])*100;2);&quot;}{\percent}} &amp; &quot;;&quot;{\SI{&quot;;ROUND(([.H57]/[.F57])*100;2);&quot;}{\percent}} \\ &quot;)" office:value-type="string" office:string-value="{w14} &amp; {\tablenum[table-format=4.2]{21.9}} &amp; {\SI{86.77}{\percent}} &amp; {\SI{13.23}{\percent}} &amp; {\tablenum[table-format=4.2]{36.77}} &amp; {\SI{32.63}{\percent}} &amp; {\SI{67.37}{\percent}} &amp; {\tablenum[table-format=4.2]{383.57}} &amp; {\SI{41.71}{\percent}} &amp; {\SI{58.29}{\percent}} &amp; {\tablenum[table-format=4.2]{3937.6}} &amp; {\SI{42.72}{\percent}} &amp; {\SI{57.28}{\percent}} \\ ">
            <text:p>{w14} &amp; {\tablenum[table-format=4.2]{21.9}} &amp; {\SI{86.77}{\percent}} &amp; {\SI{13.23}{\percent}} &amp; {\tablenum[table-format=4.2]{36.77}} &amp; {\SI{32.63}{\percent}} &amp; {\SI{67.37}{\percent}} &amp; {\tablenum[table-format=4.2]{383.57}} &amp; {\SI{41.71}{\percent}} &amp; {\SI{58.29}{\percent}} &amp; {\tablenum[table-format=4.2]{3937.6}} &amp; {\SI{42.72}{\percent}} &amp; {\SI{57.28}{\percent}} \\ 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string">
            <text:p>b2</text:p>
          </table:table-cell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6.77319335937">
            <text:p>36.7731933594</text:p>
          </table:table-cell>
          <table:table-cell office:value-type="float" office:value="12">
            <text:p>12</text:p>
          </table:table-cell>
          <table:table-cell office:value-type="float" office:value="24.77319335937">
            <text:p>24.7731933594</text:p>
          </table:table-cell>
          <table:table-cell table:number-columns-repeated="4"/>
        </table:table-row>
        <table:table-row table:style-name="ro2">
          <table:table-cell office:value-type="string">
            <text:p>w14</text:p>
          </table:table-cell>
          <table:table-cell office:value-type="string">
            <text:p>b3</text:p>
          </table:table-cell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3.56542968752">
            <text:p>383.5654296875</text:p>
          </table:table-cell>
          <table:table-cell office:value-type="float" office:value="160">
            <text:p>160</text:p>
          </table:table-cell>
          <table:table-cell office:value-type="float" office:value="223.56542968752">
            <text:p>223.5654296875</text:p>
          </table:table-cell>
          <table:table-cell table:number-columns-repeated="4"/>
        </table:table-row>
        <table:table-row table:style-name="ro2">
          <table:table-cell office:value-type="string">
            <text:p>w14</text:p>
          </table:table-cell>
          <table:table-cell office:value-type="string">
            <text:p>b4</text:p>
          </table:table-cell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937.59716796911">
            <text:p>3937.5971679691</text:p>
          </table:table-cell>
          <table:table-cell office:value-type="float" office:value="1682">
            <text:p>1682</text:p>
          </table:table-cell>
          <table:table-cell office:value-type="float" office:value="2255.59716796911">
            <text:p>2255.5971679691</text:p>
          </table:table-cell>
          <table:table-cell table:number-columns-repeated="4"/>
        </table:table-row>
        <table:table-row table:style-name="ro2">
          <table:table-cell office:value-type="string">
            <text:p>w15</text:p>
          </table:table-cell>
          <table:table-cell office:value-type="string">
            <text:p>b1</text:p>
          </table:table-cell>
          <table:table-cell office:value-type="float" office:value="1638400">
            <text:p>1638400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float" office:value="23.4968261719">
            <text:p>23.4968261719</text:p>
          </table:table-cell>
          <table:table-cell office:value-type="float" office:value="21">
            <text:p>21</text:p>
          </table:table-cell>
          <table:table-cell office:value-type="float" office:value="2.4968261719">
            <text:p>2.4968261719</text:p>
          </table:table-cell>
          <table:table-cell/>
          <table:table-cell table:formula="of:=CONCATENATE(&quot;{&quot;;[.A58];&quot;} &amp; &quot;;&quot;{\SI{&quot;;ROUND(([.G58]/[.F58])*100;2);&quot;}{\percent}} &amp; &quot;;&quot;{\SI{&quot;;ROUND(([.H58]/[.F58])*100;2);&quot;}{\percent}} &amp; &quot;;&quot;{\SI{&quot;;ROUND(([.G59]/[.F59])*100;2);&quot;}{\percent}} &amp; &quot;;&quot;{\SI{&quot;;ROUND(([.H59]/[.F59])*100;2);&quot;}{\percent}} &amp; &quot;;&quot;{\SI{&quot;;ROUND(([.G60]/[.F60])*100;2);&quot;}{\percent}} &amp; &quot;;&quot;{\SI{&quot;;ROUND(([.H60]/[.F60])*100;2);&quot;}{\percent}} &amp; &quot;;&quot;{\SI{&quot;;ROUND(([.G61]/[.F61])*100;2);&quot;}{\percent}} &amp; &quot;;&quot;{\SI{&quot;;ROUND(([.H61]/[.F61])*100;2);&quot;}{\percent}} \\ &quot;)" office:value-type="string" office:string-value="{w15} &amp; {\SI{89.37}{\percent}} &amp; {\SI{10.63}{\percent}} &amp; {\SI{36.89}{\percent}} &amp; {\SI{63.11}{\percent}} &amp; {\SI{38.05}{\percent}} &amp; {\SI{61.95}{\percent}} &amp; {\SI{40.15}{\percent}} &amp; {\SI{59.85}{\percent}} \\ ">
            <text:p>{w15} &amp; {\SI{89.37}{\percent}} &amp; {\SI{10.63}{\percent}} &amp; {\SI{36.89}{\percent}} &amp; {\SI{63.11}{\percent}} &amp; {\SI{38.05}{\percent}} &amp; {\SI{61.95}{\percent}} &amp; {\SI{40.15}{\percent}} &amp; {\SI{59.85}{\percent}} \\ </text:p>
          </table:table-cell>
          <table:table-cell table:formula="of:=CONCATENATE(&quot;{&quot;;[.A58];&quot;} &amp; &quot;;&quot;{\tablenum[table-format=4.2]{&quot;;ROUND([.F58];2);&quot;}} &amp; &quot;;&quot;{\tablenum[table-format=4.2]{&quot;;ROUND([.F59];2);&quot;}} &amp; &quot;;&quot;{\tablenum[table-format=4.2]{&quot;;ROUND([.F60];2);&quot;}} &amp; &quot;;&quot;{\tablenum[table-format=4.2]{&quot;;ROUND([.F61];2);&quot;}} \\ &quot;)" office:value-type="string" office:string-value="{w15} &amp; {\tablenum[table-format=4.2]{23.5}} &amp; {\tablenum[table-format=4.2]{37.95}} &amp; {\tablenum[table-format=4.2]{381.11}} &amp; {\tablenum[table-format=4.2]{3802.84}} \\ ">
            <text:p>{w15} &amp; {\tablenum[table-format=4.2]{23.5}} &amp; {\tablenum[table-format=4.2]{37.95}} &amp; {\tablenum[table-format=4.2]{381.11}} &amp; {\tablenum[table-format=4.2]{3802.84}} \\ </text:p>
          </table:table-cell>
          <table:table-cell table:formula="of:=CONCATENATE(&quot;{&quot;;[.A58];&quot;} &amp; &quot;;&quot;{\tablenum[table-format=4.2]{&quot;;ROUND([.F58];2);&quot;}} &amp; &quot;;&quot;{\SI{&quot;;ROUND(([.G58]/[.F58])*100;2);&quot;}{\percent}} &amp; &quot;;&quot;{\SI{&quot;;ROUND(([.H58]/[.F58])*100;2);&quot;}{\percent}} &amp; &quot;;&quot;{\tablenum[table-format=4.2]{&quot;;ROUND([.F59];2);&quot;}} &amp; &quot;;&quot;{\SI{&quot;;ROUND(([.G59]/[.F59])*100;2);&quot;}{\percent}} &amp; &quot;;&quot;{\SI{&quot;;ROUND(([.H59]/[.F59])*100;2);&quot;}{\percent}} &amp; &quot;;&quot;{\tablenum[table-format=4.2]{&quot;;ROUND([.F60];2);&quot;}} &amp; &quot;;&quot;{\SI{&quot;;ROUND(([.G60]/[.F60])*100;2);&quot;}{\percent}} &amp; &quot;;&quot;{\SI{&quot;;ROUND(([.H60]/[.F60])*100;2);&quot;}{\percent}} &amp; &quot;;&quot;{\tablenum[table-format=4.2]{&quot;;ROUND([.F61];2);&quot;}} &amp; &quot;;&quot;{\SI{&quot;;ROUND(([.G61]/[.F61])*100;2);&quot;}{\percent}} &amp; &quot;;&quot;{\SI{&quot;;ROUND(([.H61]/[.F61])*100;2);&quot;}{\percent}} \\ &quot;)" office:value-type="string" office:string-value="{w15} &amp; {\tablenum[table-format=4.2]{23.5}} &amp; {\SI{89.37}{\percent}} &amp; {\SI{10.63}{\percent}} &amp; {\tablenum[table-format=4.2]{37.95}} &amp; {\SI{36.89}{\percent}} &amp; {\SI{63.11}{\percent}} &amp; {\tablenum[table-format=4.2]{381.11}} &amp; {\SI{38.05}{\percent}} &amp; {\SI{61.95}{\percent}} &amp; {\tablenum[table-format=4.2]{3802.84}} &amp; {\SI{40.15}{\percent}} &amp; {\SI{59.85}{\percent}} \\ ">
            <text:p>{w15} &amp; {\tablenum[table-format=4.2]{23.5}} &amp; {\SI{89.37}{\percent}} &amp; {\SI{10.63}{\percent}} &amp; {\tablenum[table-format=4.2]{37.95}} &amp; {\SI{36.89}{\percent}} &amp; {\SI{63.11}{\percent}} &amp; {\tablenum[table-format=4.2]{381.11}} &amp; {\SI{38.05}{\percent}} &amp; {\SI{61.95}{\percent}} &amp; {\tablenum[table-format=4.2]{3802.84}} &amp; {\SI{40.15}{\percent}} &amp; {\SI{59.85}{\percent}} \\ 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string">
            <text:p>b2</text:p>
          </table:table-cell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office:value-type="float" office:value="37.94946289064">
            <text:p>37.9494628906</text:p>
          </table:table-cell>
          <table:table-cell office:value-type="float" office:value="14">
            <text:p>14</text:p>
          </table:table-cell>
          <table:table-cell office:value-type="float" office:value="23.94946289064">
            <text:p>23.9494628906</text:p>
          </table:table-cell>
          <table:table-cell table:number-columns-repeated="4"/>
        </table:table-row>
        <table:table-row table:style-name="ro2">
          <table:table-cell office:value-type="string">
            <text:p>w15</text:p>
          </table:table-cell>
          <table:table-cell office:value-type="string">
            <text:p>b3</text:p>
          </table:table-cell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string">
            <text:p>F</text:p>
          </table:table-cell>
          <table:table-cell office:value-type="float" office:value="381.10595703127">
            <text:p>381.1059570313</text:p>
          </table:table-cell>
          <table:table-cell office:value-type="float" office:value="145">
            <text:p>145</text:p>
          </table:table-cell>
          <table:table-cell office:value-type="float" office:value="236.10595703127">
            <text:p>236.1059570313</text:p>
          </table:table-cell>
          <table:table-cell table:number-columns-repeated="4"/>
        </table:table-row>
        <table:table-row table:style-name="ro2">
          <table:table-cell office:value-type="string">
            <text:p>w15</text:p>
          </table:table-cell>
          <table:table-cell office:value-type="string">
            <text:p>b4</text:p>
          </table:table-cell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office:value-type="float" office:value="3802.84277343747">
            <text:p>3802.8427734375</text:p>
          </table:table-cell>
          <table:table-cell office:value-type="float" office:value="1527">
            <text:p>1527</text:p>
          </table:table-cell>
          <table:table-cell office:value-type="float" office:value="2275.84277343747">
            <text:p>2275.8427734375</text:p>
          </table:table-cell>
          <table:table-cell table:number-columns-repeated="4"/>
        </table:table-row>
        <table:table-row table:style-name="ro2" table:number-rows-repeated="104851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5" table:style-name="ta1">
        <table:table-column table:style-name="co1" table:number-columns-repeated="4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Batch</text:p>
          </table:table-cell>
          <table:table-cell office:value-type="string">
            <text:p>Qtime</text:p>
          </table:table-cell>
          <table:table-cell office:value-type="string">
            <text:p>Parsing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825">
            <text:p>825</text:p>
          </table:table-cell>
          <table:table-cell office:value-type="float" office:value="17.564941406">
            <text:p>17.56494140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910">
            <text:p>8910</text:p>
          </table:table-cell>
          <table:table-cell office:value-type="float" office:value="72.020507817">
            <text:p>72.020507817</text:p>
          </table:table-cell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float" office:value="98148">
            <text:p>98148</text:p>
          </table:table-cell>
          <table:table-cell office:value-type="float" office:value="344.655517570999">
            <text:p>344.65551757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970584">
            <text:p>970584</text:p>
          </table:table-cell>
          <table:table-cell office:value-type="float" office:value="4226.65869137">
            <text:p>4226.65869137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768">
            <text:p>768</text:p>
          </table:table-cell>
          <table:table-cell office:value-type="float" office:value="3.380859375">
            <text:p>3.38085937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0050">
            <text:p>10050</text:p>
          </table:table-cell>
          <table:table-cell office:value-type="float" office:value="34.192138664">
            <text:p>34.192138664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0067">
            <text:p>100067</text:p>
          </table:table-cell>
          <table:table-cell office:value-type="float" office:value="326.195068376">
            <text:p>326.19506837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990084">
            <text:p>990084</text:p>
          </table:table-cell>
          <table:table-cell office:value-type="float" office:value="3347.08496083">
            <text:p>3347.08496083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4.44897460899995">
            <text:p>4.448974609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972">
            <text:p>8972</text:p>
          </table:table-cell>
          <table:table-cell office:value-type="float" office:value="35.0832519559998">
            <text:p>35.083251956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99331">
            <text:p>99331</text:p>
          </table:table-cell>
          <table:table-cell office:value-type="float" office:value="323.200195298">
            <text:p>323.200195298</text:p>
          </table:table-cell>
        </table:table-row>
        <table:table-row table:style-name="ro2"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1001339">
            <text:p>1001339</text:p>
          </table:table-cell>
          <table:table-cell office:value-type="float" office:value="3268.093749949">
            <text:p>3268.09374994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1166">
            <text:p>1166</text:p>
          </table:table-cell>
          <table:table-cell office:value-type="float" office:value="4.3610839800001">
            <text:p>4.36108398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10062">
            <text:p>10062</text:p>
          </table:table-cell>
          <table:table-cell office:value-type="float" office:value="32.1718749970001">
            <text:p>32.171874997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98500">
            <text:p>98500</text:p>
          </table:table-cell>
          <table:table-cell office:value-type="float" office:value="322.239013658999">
            <text:p>322.239013659</text:p>
          </table:table-cell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float" office:value="1015871">
            <text:p>1015871</text:p>
          </table:table-cell>
          <table:table-cell office:value-type="float" office:value="3239.288574261">
            <text:p>3239.288574261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636">
            <text:p>636</text:p>
          </table:table-cell>
          <table:table-cell office:value-type="float" office:value="2.1328125">
            <text:p>2.132812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0">
            <text:p>10</text:p>
          </table:table-cell>
          <table:table-cell office:value-type="float" office:value="9684">
            <text:p>9684</text:p>
          </table:table-cell>
          <table:table-cell office:value-type="float" office:value="30.9345703129999">
            <text:p>30.934570313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00">
            <text:p>100</text:p>
          </table:table-cell>
          <table:table-cell office:value-type="float" office:value="95911">
            <text:p>95911</text:p>
          </table:table-cell>
          <table:table-cell office:value-type="float" office:value="307.813476574999">
            <text:p>307.813476575</text:p>
          </table:table-cell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000">
            <text:p>1000</text:p>
          </table:table-cell>
          <table:table-cell office:value-type="float" office:value="974669">
            <text:p>974669</text:p>
          </table:table-cell>
          <table:table-cell office:value-type="float" office:value="3228.59912113301">
            <text:p>3228.599121133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">
            <text:p>1</text:p>
          </table:table-cell>
          <table:table-cell office:value-type="float" office:value="661">
            <text:p>661</text:p>
          </table:table-cell>
          <table:table-cell office:value-type="float" office:value="3.83691406200001">
            <text:p>3.836914062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0">
            <text:p>10</text:p>
          </table:table-cell>
          <table:table-cell office:value-type="float" office:value="8663">
            <text:p>8663</text:p>
          </table:table-cell>
          <table:table-cell office:value-type="float" office:value="39.7861328150002">
            <text:p>39.786132815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00">
            <text:p>100</text:p>
          </table:table-cell>
          <table:table-cell office:value-type="float" office:value="95835">
            <text:p>95835</text:p>
          </table:table-cell>
          <table:table-cell office:value-type="float" office:value="321.853515616">
            <text:p>321.853515616</text:p>
          </table:table-cell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1000">
            <text:p>1000</text:p>
          </table:table-cell>
          <table:table-cell office:value-type="float" office:value="972200">
            <text:p>972200</text:p>
          </table:table-cell>
          <table:table-cell office:value-type="float" office:value="3152.942382787">
            <text:p>3152.942382787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1">
            <text:p>1</text:p>
          </table:table-cell>
          <table:table-cell office:value-type="float" office:value="1233">
            <text:p>1233</text:p>
          </table:table-cell>
          <table:table-cell office:value-type="float" office:value="3.96484375">
            <text:p>3.96484375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float" office:value="9522">
            <text:p>9522</text:p>
          </table:table-cell>
          <table:table-cell office:value-type="float" office:value="32.6357421859997">
            <text:p>32.635742186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100">
            <text:p>100</text:p>
          </table:table-cell>
          <table:table-cell office:value-type="float" office:value="95999">
            <text:p>95999</text:p>
          </table:table-cell>
          <table:table-cell office:value-type="float" office:value="328.95410156">
            <text:p>328.95410156</text:p>
          </table:table-cell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1000">
            <text:p>1000</text:p>
          </table:table-cell>
          <table:table-cell office:value-type="float" office:value="971516">
            <text:p>971516</text:p>
          </table:table-cell>
          <table:table-cell office:value-type="float" office:value="3174.129394566">
            <text:p>3174.129394566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958">
            <text:p>958</text:p>
          </table:table-cell>
          <table:table-cell office:value-type="float" office:value="3.564941406">
            <text:p>3.564941406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office:value-type="float" office:value="10">
            <text:p>10</text:p>
          </table:table-cell>
          <table:table-cell office:value-type="float" office:value="8886">
            <text:p>8886</text:p>
          </table:table-cell>
          <table:table-cell office:value-type="float" office:value="35.8649902259997">
            <text:p>35.864990226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office:value-type="float" office:value="100">
            <text:p>100</text:p>
          </table:table-cell>
          <table:table-cell office:value-type="float" office:value="94008">
            <text:p>94008</text:p>
          </table:table-cell>
          <table:table-cell office:value-type="float" office:value="304.510742199999">
            <text:p>304.5107422</text:p>
          </table:table-cell>
        </table:table-row>
        <table:table-row table:style-name="ro2">
          <table:table-cell office:value-type="float" office:value="12800">
            <text:p>12800</text:p>
          </table:table-cell>
          <table:table-cell office:value-type="float" office:value="1000">
            <text:p>1000</text:p>
          </table:table-cell>
          <table:table-cell office:value-type="float" office:value="971743">
            <text:p>971743</text:p>
          </table:table-cell>
          <table:table-cell office:value-type="float" office:value="3080.132324179">
            <text:p>3080.132324179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office:value-type="float" office:value="3.512207031">
            <text:p>3.512207031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office:value-type="float" office:value="10">
            <text:p>10</text:p>
          </table:table-cell>
          <table:table-cell office:value-type="float" office:value="9007">
            <text:p>9007</text:p>
          </table:table-cell>
          <table:table-cell office:value-type="float" office:value="30.7209472659998">
            <text:p>30.720947266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office:value-type="float" office:value="100">
            <text:p>100</text:p>
          </table:table-cell>
          <table:table-cell office:value-type="float" office:value="101515">
            <text:p>101515</text:p>
          </table:table-cell>
          <table:table-cell office:value-type="float" office:value="289.736572251">
            <text:p>289.736572251</text:p>
          </table:table-cell>
        </table:table-row>
        <table:table-row table:style-name="ro2">
          <table:table-cell office:value-type="float" office:value="25600">
            <text:p>25600</text:p>
          </table:table-cell>
          <table:table-cell office:value-type="float" office:value="1000">
            <text:p>1000</text:p>
          </table:table-cell>
          <table:table-cell office:value-type="float" office:value="980048">
            <text:p>980048</text:p>
          </table:table-cell>
          <table:table-cell office:value-type="float" office:value="2928.682861444">
            <text:p>2928.682861444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5.65502930000002">
            <text:p>5.6550293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office:value-type="float" office:value="10">
            <text:p>10</text:p>
          </table:table-cell>
          <table:table-cell office:value-type="float" office:value="7857">
            <text:p>7857</text:p>
          </table:table-cell>
          <table:table-cell office:value-type="float" office:value="25.4675292979999">
            <text:p>25.467529298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office:value-type="float" office:value="100">
            <text:p>100</text:p>
          </table:table-cell>
          <table:table-cell office:value-type="float" office:value="100138">
            <text:p>100138</text:p>
          </table:table-cell>
          <table:table-cell office:value-type="float" office:value="263.5703125">
            <text:p>263.5703125</text:p>
          </table:table-cell>
        </table:table-row>
        <table:table-row table:style-name="ro2">
          <table:table-cell office:value-type="float" office:value="51200">
            <text:p>51200</text:p>
          </table:table-cell>
          <table:table-cell office:value-type="float" office:value="1000">
            <text:p>1000</text:p>
          </table:table-cell>
          <table:table-cell office:value-type="float" office:value="977088">
            <text:p>977088</text:p>
          </table:table-cell>
          <table:table-cell office:value-type="float" office:value="2725.809814483">
            <text:p>2725.809814483</text:p>
          </table:table-cell>
        </table:table-row>
        <table:table-row table:style-name="ro2">
          <table:table-cell office:value-type="float" office:value="102400">
            <text:p>10240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3.25488281200001">
            <text:p>3.254882812</text:p>
          </table:table-cell>
        </table:table-row>
        <table:table-row table:style-name="ro2">
          <table:table-cell office:value-type="float" office:value="102400">
            <text:p>102400</text:p>
          </table:table-cell>
          <table:table-cell office:value-type="float" office:value="10">
            <text:p>10</text:p>
          </table:table-cell>
          <table:table-cell office:value-type="float" office:value="8251">
            <text:p>8251</text:p>
          </table:table-cell>
          <table:table-cell office:value-type="float" office:value="30.9001464779998">
            <text:p>30.900146478</text:p>
          </table:table-cell>
        </table:table-row>
        <table:table-row table:style-name="ro2">
          <table:table-cell office:value-type="float" office:value="102400">
            <text:p>102400</text:p>
          </table:table-cell>
          <table:table-cell office:value-type="float" office:value="100">
            <text:p>100</text:p>
          </table:table-cell>
          <table:table-cell office:value-type="float" office:value="96869">
            <text:p>96869</text:p>
          </table:table-cell>
          <table:table-cell office:value-type="float" office:value="270.762939451999">
            <text:p>270.762939452</text:p>
          </table:table-cell>
        </table:table-row>
        <table:table-row table:style-name="ro2">
          <table:table-cell office:value-type="float" office:value="102400">
            <text:p>102400</text:p>
          </table:table-cell>
          <table:table-cell office:value-type="float" office:value="1000">
            <text:p>1000</text:p>
          </table:table-cell>
          <table:table-cell office:value-type="float" office:value="977956">
            <text:p>977956</text:p>
          </table:table-cell>
          <table:table-cell office:value-type="float" office:value="2603.309082136">
            <text:p>2603.309082136</text:p>
          </table:table-cell>
        </table:table-row>
        <table:table-row table:style-name="ro2">
          <table:table-cell office:value-type="float" office:value="204800">
            <text:p>204800</text:p>
          </table:table-cell>
          <table:table-cell office:value-type="float" office:value="1">
            <text:p>1</text:p>
          </table:table-cell>
          <table:table-cell office:value-type="float" office:value="695">
            <text:p>695</text:p>
          </table:table-cell>
          <table:table-cell office:value-type="float" office:value="6.39770507799994">
            <text:p>6.397705078</text:p>
          </table:table-cell>
        </table:table-row>
        <table:table-row table:style-name="ro2">
          <table:table-cell office:value-type="float" office:value="204800">
            <text:p>204800</text:p>
          </table:table-cell>
          <table:table-cell office:value-type="float" office:value="10">
            <text:p>10</text:p>
          </table:table-cell>
          <table:table-cell office:value-type="float" office:value="8973">
            <text:p>8973</text:p>
          </table:table-cell>
          <table:table-cell office:value-type="float" office:value="26.0654296859999">
            <text:p>26.065429686</text:p>
          </table:table-cell>
        </table:table-row>
        <table:table-row table:style-name="ro2">
          <table:table-cell office:value-type="float" office:value="204800">
            <text:p>204800</text:p>
          </table:table-cell>
          <table:table-cell office:value-type="float" office:value="100">
            <text:p>100</text:p>
          </table:table-cell>
          <table:table-cell office:value-type="float" office:value="95010">
            <text:p>95010</text:p>
          </table:table-cell>
          <table:table-cell office:value-type="float" office:value="234.349853511">
            <text:p>234.349853511</text:p>
          </table:table-cell>
        </table:table-row>
        <table:table-row table:style-name="ro2">
          <table:table-cell office:value-type="float" office:value="204800">
            <text:p>204800</text:p>
          </table:table-cell>
          <table:table-cell office:value-type="float" office:value="1000">
            <text:p>1000</text:p>
          </table:table-cell>
          <table:table-cell office:value-type="float" office:value="1042109">
            <text:p>1042109</text:p>
          </table:table-cell>
          <table:table-cell office:value-type="float" office:value="2281.626953106">
            <text:p>2281.626953106</text:p>
          </table:table-cell>
        </table:table-row>
        <table:table-row table:style-name="ro2">
          <table:table-cell office:value-type="float" office:value="409600">
            <text:p>409600</text:p>
          </table:table-cell>
          <table:table-cell office:value-type="float" office:value="1">
            <text:p>1</text:p>
          </table:table-cell>
          <table:table-cell office:value-type="float" office:value="662">
            <text:p>662</text:p>
          </table:table-cell>
          <table:table-cell office:value-type="float" office:value="2.57983398399995">
            <text:p>2.579833984</text:p>
          </table:table-cell>
        </table:table-row>
        <table:table-row table:style-name="ro2">
          <table:table-cell office:value-type="float" office:value="409600">
            <text:p>409600</text:p>
          </table:table-cell>
          <table:table-cell office:value-type="float" office:value="10">
            <text:p>10</text:p>
          </table:table-cell>
          <table:table-cell office:value-type="float" office:value="9646">
            <text:p>9646</text:p>
          </table:table-cell>
          <table:table-cell office:value-type="float" office:value="24.8476562520001">
            <text:p>24.847656252</text:p>
          </table:table-cell>
        </table:table-row>
        <table:table-row table:style-name="ro2">
          <table:table-cell office:value-type="float" office:value="409600">
            <text:p>409600</text:p>
          </table:table-cell>
          <table:table-cell office:value-type="float" office:value="100">
            <text:p>100</text:p>
          </table:table-cell>
          <table:table-cell office:value-type="float" office:value="99554">
            <text:p>99554</text:p>
          </table:table-cell>
          <table:table-cell office:value-type="float" office:value="224.653076124001">
            <text:p>224.653076124</text:p>
          </table:table-cell>
        </table:table-row>
        <table:table-row table:style-name="ro2">
          <table:table-cell office:value-type="float" office:value="409600">
            <text:p>409600</text:p>
          </table:table-cell>
          <table:table-cell office:value-type="float" office:value="1000">
            <text:p>1000</text:p>
          </table:table-cell>
          <table:table-cell office:value-type="float" office:value="1041508">
            <text:p>1041508</text:p>
          </table:table-cell>
          <table:table-cell office:value-type="float" office:value="2213.675781352">
            <text:p>2213.675781352</text:p>
          </table:table-cell>
        </table:table-row>
        <table:table-row table:style-name="ro2">
          <table:table-cell office:value-type="float" office:value="819200">
            <text:p>819200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7.773925781">
            <text:p>7.773925781</text:p>
          </table:table-cell>
        </table:table-row>
        <table:table-row table:style-name="ro2">
          <table:table-cell office:value-type="float" office:value="819200">
            <text:p>819200</text:p>
          </table:table-cell>
          <table:table-cell office:value-type="float" office:value="10">
            <text:p>10</text:p>
          </table:table-cell>
          <table:table-cell office:value-type="float" office:value="9018">
            <text:p>9018</text:p>
          </table:table-cell>
          <table:table-cell office:value-type="float" office:value="21.8964843860002">
            <text:p>21.896484386</text:p>
          </table:table-cell>
        </table:table-row>
        <table:table-row table:style-name="ro2">
          <table:table-cell office:value-type="float" office:value="819200">
            <text:p>819200</text:p>
          </table:table-cell>
          <table:table-cell office:value-type="float" office:value="100">
            <text:p>100</text:p>
          </table:table-cell>
          <table:table-cell office:value-type="float" office:value="99530">
            <text:p>99530</text:p>
          </table:table-cell>
          <table:table-cell office:value-type="float" office:value="215.834960904001">
            <text:p>215.834960904</text:p>
          </table:table-cell>
        </table:table-row>
        <table:table-row table:style-name="ro2">
          <table:table-cell office:value-type="float" office:value="819200">
            <text:p>819200</text:p>
          </table:table-cell>
          <table:table-cell office:value-type="float" office:value="1000">
            <text:p>1000</text:p>
          </table:table-cell>
          <table:table-cell office:value-type="float" office:value="1056034">
            <text:p>1056034</text:p>
          </table:table-cell>
          <table:table-cell office:value-type="float" office:value="2348.164550756">
            <text:p>2348.164550756</text:p>
          </table:table-cell>
        </table:table-row>
        <table:table-row table:style-name="ro2">
          <table:table-cell office:value-type="float" office:value="1638400">
            <text:p>1638400</text:p>
          </table:table-cell>
          <table:table-cell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.82299804700006">
            <text:p>1.822998047</text:p>
          </table:table-cell>
        </table:table-row>
        <table:table-row table:style-name="ro2">
          <table:table-cell office:value-type="float" office:value="1638400">
            <text:p>1638400</text:p>
          </table:table-cell>
          <table:table-cell office:value-type="float" office:value="10">
            <text:p>10</text:p>
          </table:table-cell>
          <table:table-cell office:value-type="float" office:value="10159">
            <text:p>10159</text:p>
          </table:table-cell>
          <table:table-cell office:value-type="float" office:value="23.1008300649999">
            <text:p>23.100830065</text:p>
          </table:table-cell>
        </table:table-row>
        <table:table-row table:style-name="ro2">
          <table:table-cell office:value-type="float" office:value="1638400">
            <text:p>1638400</text:p>
          </table:table-cell>
          <table:table-cell office:value-type="float" office:value="100">
            <text:p>100</text:p>
          </table:table-cell>
          <table:table-cell office:value-type="float" office:value="98710">
            <text:p>98710</text:p>
          </table:table-cell>
          <table:table-cell office:value-type="float" office:value="233.106445333001">
            <text:p>233.106445333</text:p>
          </table:table-cell>
        </table:table-row>
        <table:table-row table:style-name="ro2">
          <table:table-cell office:value-type="float" office:value="1638400">
            <text:p>1638400</text:p>
          </table:table-cell>
          <table:table-cell office:value-type="float" office:value="1000">
            <text:p>1000</text:p>
          </table:table-cell>
          <table:table-cell office:value-type="float" office:value="1057882">
            <text:p>1057882</text:p>
          </table:table-cell>
          <table:table-cell office:value-type="float" office:value="2246.480468721">
            <text:p>2246.480468721</text:p>
          </table:table-cell>
        </table:table-row>
        <table:table-row table:style-name="ro2" table:number-rows-repeated="1048514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SS Items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7" table:default-cell-style-name="ce2"/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  <table:table-cell table:style-name="Default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6">
            <text:p>4.6</text:p>
          </table:table-cell>
          <table:table-cell/>
          <table:table-cell table:formula="of:=CONCATENATE(&quot;{&quot;;[.B2];&quot;} &amp; &quot;;&quot;{\tablenum[table-format=4.2]{&quot;;ROUND([.D2];2);&quot;}} &amp; &quot;;&quot;{\tablenum[table-format=4.2]{&quot;;ROUND([.E2];2);&quot;}} &amp; &quot;;&quot;{\tablenum[table-format=4.2]{&quot;;ROUND([.F2];2);&quot;}} \\ &quot;)" office:value-type="string" office:string-value="{W1} &amp; {\tablenum[table-format=4.2]{4.4}} &amp; {\tablenum[table-format=4.2]{4.4}} &amp; {\tablenum[table-format=4.2]{4.6}} \\ ">
            <text:p>{W1} &amp; {\tablenum[table-format=4.2]{4.4}} &amp; {\tablenum[table-format=4.2]{4.4}} &amp; {\tablenum[table-format=4.2]{4.6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table:formula="of:=[.C2]*2" office:value-type="float" office:value="200">
            <text:p>200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/>
          <table:table-cell table:formula="of:=CONCATENATE(&quot;{&quot;;[.B3];&quot;} &amp; &quot;;&quot;{\tablenum[table-format=4.2]{&quot;;ROUND([.D3];2);&quot;}} &amp; &quot;;&quot;{\tablenum[table-format=4.2]{&quot;;ROUND([.E3];2);&quot;}} &amp; &quot;;&quot;{\tablenum[table-format=4.2]{&quot;;ROUND([.F3];2);&quot;}} \\ &quot;)" office:value-type="string" office:string-value="{W2} &amp; {\tablenum[table-format=4.2]{4.8}} &amp; {\tablenum[table-format=4.2]{4.6}} &amp; {\tablenum[table-format=4.2]{4.8}} \\ ">
            <text:p>{W2} &amp; {\tablenum[table-format=4.2]{4.8}} &amp; {\tablenum[table-format=4.2]{4.6}} &amp; {\tablenum[table-format=4.2]{4.8}} \\ 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table:formula="of:=[.C3]*2" office:value-type="float" office:value="400">
            <text:p>400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/>
          <table:table-cell table:formula="of:=CONCATENATE(&quot;{&quot;;[.B4];&quot;} &amp; &quot;;&quot;{\tablenum[table-format=4.2]{&quot;;ROUND([.D4];2);&quot;}} &amp; &quot;;&quot;{\tablenum[table-format=4.2]{&quot;;ROUND([.E4];2);&quot;}} &amp; &quot;;&quot;{\tablenum[table-format=4.2]{&quot;;ROUND([.F4];2);&quot;}} \\ &quot;)" office:value-type="string" office:string-value="{W3} &amp; {\tablenum[table-format=4.2]{4.8}} &amp; {\tablenum[table-format=4.2]{4.4}} &amp; {\tablenum[table-format=4.2]{5}} \\ ">
            <text:p>{W3} &amp; {\tablenum[table-format=4.2]{4.8}} &amp; {\tablenum[table-format=4.2]{4.4}} &amp; {\tablenum[table-format=4.2]{5}} \\ 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table:formula="of:=[.C4]*2" office:value-type="float" office:value="800">
            <text:p>800</text:p>
          </table:table-cell>
          <table:table-cell table:number-columns-repeated="3" office:value-type="float" office:value="4.8">
            <text:p>4.8</text:p>
          </table:table-cell>
          <table:table-cell/>
          <table:table-cell table:formula="of:=CONCATENATE(&quot;{&quot;;[.B5];&quot;} &amp; &quot;;&quot;{\tablenum[table-format=4.2]{&quot;;ROUND([.D5];2);&quot;}} &amp; &quot;;&quot;{\tablenum[table-format=4.2]{&quot;;ROUND([.E5];2);&quot;}} &amp; &quot;;&quot;{\tablenum[table-format=4.2]{&quot;;ROUND([.F5];2);&quot;}} \\ &quot;)" office:value-type="string" office:string-value="{W4} &amp; {\tablenum[table-format=4.2]{4.8}} &amp; {\tablenum[table-format=4.2]{4.8}} &amp; {\tablenum[table-format=4.2]{4.8}} \\ ">
            <text:p>{W4} &amp; {\tablenum[table-format=4.2]{4.8}} &amp; {\tablenum[table-format=4.2]{4.8}} &amp; {\tablenum[table-format=4.2]{4.8}} \\ 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table:formula="of:=[.C5]*2" office:value-type="float" office:value="1600">
            <text:p>1600</text:p>
          </table:table-cell>
          <table:table-cell table:number-columns-repeated="3" office:value-type="float" office:value="5">
            <text:p>5</text:p>
          </table:table-cell>
          <table:table-cell/>
          <table:table-cell table:formula="of:=CONCATENATE(&quot;{&quot;;[.B6];&quot;} &amp; &quot;;&quot;{\tablenum[table-format=4.2]{&quot;;ROUND([.D6];2);&quot;}} &amp; &quot;;&quot;{\tablenum[table-format=4.2]{&quot;;ROUND([.E6];2);&quot;}} &amp; &quot;;&quot;{\tablenum[table-format=4.2]{&quot;;ROUND([.F6];2);&quot;}} \\ &quot;)" office:value-type="string" office:string-value="{W5} &amp; {\tablenum[table-format=4.2]{5}} &amp; {\tablenum[table-format=4.2]{5}} &amp; {\tablenum[table-format=4.2]{5}} \\ ">
            <text:p>{W5} &amp; {\tablenum[table-format=4.2]{5}} &amp; {\tablenum[table-format=4.2]{5}} &amp; {\tablenum[table-format=4.2]{5}} \\ 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table:formula="of:=[.C6]*2" office:value-type="float" office:value="3200">
            <text:p>3200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/>
          <table:table-cell table:formula="of:=CONCATENATE(&quot;{&quot;;[.B7];&quot;} &amp; &quot;;&quot;{\tablenum[table-format=4.2]{&quot;;ROUND([.D7];2);&quot;}} &amp; &quot;;&quot;{\tablenum[table-format=4.2]{&quot;;ROUND([.E7];2);&quot;}} &amp; &quot;;&quot;{\tablenum[table-format=4.2]{&quot;;ROUND([.F7];2);&quot;}} \\ &quot;)" office:value-type="string" office:string-value="{W6} &amp; {\tablenum[table-format=4.2]{5.4}} &amp; {\tablenum[table-format=4.2]{5}} &amp; {\tablenum[table-format=4.2]{5.2}} \\ ">
            <text:p>{W6} &amp; {\tablenum[table-format=4.2]{5.4}} &amp; {\tablenum[table-format=4.2]{5}} &amp; {\tablenum[table-format=4.2]{5.2}} \\ 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table:formula="of:=[.C7]*2" office:value-type="float" office:value="6400">
            <text:p>6400</text:p>
          </table:table-cell>
          <table:table-cell office:value-type="float" office:value="6.6">
            <text:p>6.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/>
          <table:table-cell table:formula="of:=CONCATENATE(&quot;{&quot;;[.B8];&quot;} &amp; &quot;;&quot;{\tablenum[table-format=4.2]{&quot;;ROUND([.D8];2);&quot;}} &amp; &quot;;&quot;{\tablenum[table-format=4.2]{&quot;;ROUND([.E8];2);&quot;}} &amp; &quot;;&quot;{\tablenum[table-format=4.2]{&quot;;ROUND([.F8];2);&quot;}} \\ &quot;)" office:value-type="string" office:string-value="{W7} &amp; {\tablenum[table-format=4.2]{6.6}} &amp; {\tablenum[table-format=4.2]{6.4}} &amp; {\tablenum[table-format=4.2]{6.8}} \\ ">
            <text:p>{W7} &amp; {\tablenum[table-format=4.2]{6.6}} &amp; {\tablenum[table-format=4.2]{6.4}} &amp; {\tablenum[table-format=4.2]{6.8}} \\ 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table:formula="of:=[.C8]*2" office:value-type="float" office:value="12800">
            <text:p>12800</text:p>
          </table:table-cell>
          <table:table-cell office:value-type="float" office:value="11">
            <text:p>11</text:p>
          </table:table-cell>
          <table:table-cell office:value-type="float" office:value="9.2">
            <text:p>9.2</text:p>
          </table:table-cell>
          <table:table-cell office:value-type="float" office:value="10.2">
            <text:p>10.2</text:p>
          </table:table-cell>
          <table:table-cell/>
          <table:table-cell table:formula="of:=CONCATENATE(&quot;{&quot;;[.B9];&quot;} &amp; &quot;;&quot;{\tablenum[table-format=4.2]{&quot;;ROUND([.D9];2);&quot;}} &amp; &quot;;&quot;{\tablenum[table-format=4.2]{&quot;;ROUND([.E9];2);&quot;}} &amp; &quot;;&quot;{\tablenum[table-format=4.2]{&quot;;ROUND([.F9];2);&quot;}} \\ &quot;)" office:value-type="string" office:string-value="{W8} &amp; {\tablenum[table-format=4.2]{11}} &amp; {\tablenum[table-format=4.2]{9.2}} &amp; {\tablenum[table-format=4.2]{10.2}} \\ ">
            <text:p>{W8} &amp; {\tablenum[table-format=4.2]{11}} &amp; {\tablenum[table-format=4.2]{9.2}} &amp; {\tablenum[table-format=4.2]{10.2}} \\ 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table:formula="of:=[.C9]*2" office:value-type="float" office:value="25600">
            <text:p>25600</text:p>
          </table:table-cell>
          <table:table-cell office:value-type="float" office:value="10.2">
            <text:p>10.2</text:p>
          </table:table-cell>
          <table:table-cell office:value-type="float" office:value="9.8">
            <text:p>9.8</text:p>
          </table:table-cell>
          <table:table-cell office:value-type="float" office:value="11.4">
            <text:p>11.4</text:p>
          </table:table-cell>
          <table:table-cell/>
          <table:table-cell table:formula="of:=CONCATENATE(&quot;{&quot;;[.B10];&quot;} &amp; &quot;;&quot;{\tablenum[table-format=4.2]{&quot;;ROUND([.D10];2);&quot;}} &amp; &quot;;&quot;{\tablenum[table-format=4.2]{&quot;;ROUND([.E10];2);&quot;}} &amp; &quot;;&quot;{\tablenum[table-format=4.2]{&quot;;ROUND([.F10];2);&quot;}} \\ &quot;)" office:value-type="string" office:string-value="{W9} &amp; {\tablenum[table-format=4.2]{10.2}} &amp; {\tablenum[table-format=4.2]{9.8}} &amp; {\tablenum[table-format=4.2]{11.4}} \\ ">
            <text:p>{W9} &amp; {\tablenum[table-format=4.2]{10.2}} &amp; {\tablenum[table-format=4.2]{9.8}} &amp; {\tablenum[table-format=4.2]{11.4}} \\ 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[.C10]*2" office:value-type="float" office:value="51200">
            <text:p>51200</text:p>
          </table:table-cell>
          <table:table-cell office:value-type="float" office:value="15.4">
            <text:p>15.4</text:p>
          </table:table-cell>
          <table:table-cell office:value-type="float" office:value="16.8">
            <text:p>16.8</text:p>
          </table:table-cell>
          <table:table-cell office:value-type="float" office:value="16.2">
            <text:p>16.2</text:p>
          </table:table-cell>
          <table:table-cell/>
          <table:table-cell table:formula="of:=CONCATENATE(&quot;{&quot;;[.B11];&quot;} &amp; &quot;;&quot;{\tablenum[table-format=4.2]{&quot;;ROUND([.D11];2);&quot;}} &amp; &quot;;&quot;{\tablenum[table-format=4.2]{&quot;;ROUND([.E11];2);&quot;}} &amp; &quot;;&quot;{\tablenum[table-format=4.2]{&quot;;ROUND([.F11];2);&quot;}} \\ &quot;)" office:value-type="string" office:string-value="{W10} &amp; {\tablenum[table-format=4.2]{15.4}} &amp; {\tablenum[table-format=4.2]{16.8}} &amp; {\tablenum[table-format=4.2]{16.2}} \\ ">
            <text:p>{W10} &amp; {\tablenum[table-format=4.2]{15.4}} &amp; {\tablenum[table-format=4.2]{16.8}} &amp; {\tablenum[table-format=4.2]{16.2}} \\ 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[.C11]*2" office:value-type="float" office:value="102400">
            <text:p>102400</text:p>
          </table:table-cell>
          <table:table-cell office:value-type="float" office:value="19.8">
            <text:p>19.8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/>
          <table:table-cell table:formula="of:=CONCATENATE(&quot;{&quot;;[.B12];&quot;} &amp; &quot;;&quot;{\tablenum[table-format=4.2]{&quot;;ROUND([.D12];2);&quot;}} &amp; &quot;;&quot;{\tablenum[table-format=4.2]{&quot;;ROUND([.E12];2);&quot;}} &amp; &quot;;&quot;{\tablenum[table-format=4.2]{&quot;;ROUND([.F12];2);&quot;}} \\ &quot;)" office:value-type="string" office:string-value="{W11} &amp; {\tablenum[table-format=4.2]{19.8}} &amp; {\tablenum[table-format=4.2]{21}} &amp; {\tablenum[table-format=4.2]{20.8}} \\ ">
            <text:p>{W11} &amp; {\tablenum[table-format=4.2]{19.8}} &amp; {\tablenum[table-format=4.2]{21}} &amp; {\tablenum[table-format=4.2]{20.8}} \\ 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[.C12]*2" office:value-type="float" office:value="204800">
            <text:p>204800</text:p>
          </table:table-cell>
          <table:table-cell office:value-type="float" office:value="24.8">
            <text:p>24.8</text:p>
          </table:table-cell>
          <table:table-cell table:number-columns-repeated="2" office:value-type="float" office:value="25.2">
            <text:p>25.2</text:p>
          </table:table-cell>
          <table:table-cell/>
          <table:table-cell table:formula="of:=CONCATENATE(&quot;{&quot;;[.B13];&quot;} &amp; &quot;;&quot;{\tablenum[table-format=4.2]{&quot;;ROUND([.D13];2);&quot;}} &amp; &quot;;&quot;{\tablenum[table-format=4.2]{&quot;;ROUND([.E13];2);&quot;}} &amp; &quot;;&quot;{\tablenum[table-format=4.2]{&quot;;ROUND([.F13];2);&quot;}} \\ &quot;)" office:value-type="string" office:string-value="{W12} &amp; {\tablenum[table-format=4.2]{24.8}} &amp; {\tablenum[table-format=4.2]{25.2}} &amp; {\tablenum[table-format=4.2]{25.2}} \\ ">
            <text:p>{W12} &amp; {\tablenum[table-format=4.2]{24.8}} &amp; {\tablenum[table-format=4.2]{25.2}} &amp; {\tablenum[table-format=4.2]{25.2}} \\ 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[.C13]*2" office:value-type="float" office:value="409600">
            <text:p>409600</text:p>
          </table:table-cell>
          <table:table-cell office:value-type="float" office:value="29">
            <text:p>29</text:p>
          </table:table-cell>
          <table:table-cell office:value-type="float" office:value="27.4">
            <text:p>27.4</text:p>
          </table:table-cell>
          <table:table-cell office:value-type="float" office:value="28.4">
            <text:p>28.4</text:p>
          </table:table-cell>
          <table:table-cell/>
          <table:table-cell table:formula="of:=CONCATENATE(&quot;{&quot;;[.B14];&quot;} &amp; &quot;;&quot;{\tablenum[table-format=4.2]{&quot;;ROUND([.D14];2);&quot;}} &amp; &quot;;&quot;{\tablenum[table-format=4.2]{&quot;;ROUND([.E14];2);&quot;}} &amp; &quot;;&quot;{\tablenum[table-format=4.2]{&quot;;ROUND([.F14];2);&quot;}} \\ &quot;)" office:value-type="string" office:string-value="{W13} &amp; {\tablenum[table-format=4.2]{29}} &amp; {\tablenum[table-format=4.2]{27.4}} &amp; {\tablenum[table-format=4.2]{28.4}} \\ ">
            <text:p>{W13} &amp; {\tablenum[table-format=4.2]{29}} &amp; {\tablenum[table-format=4.2]{27.4}} &amp; {\tablenum[table-format=4.2]{28.4}} \\ 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[.C14]*2" office:value-type="float" office:value="819200">
            <text:p>819200</text:p>
          </table:table-cell>
          <table:table-cell table:number-columns-repeated="2" office:value-type="float" office:value="43.2">
            <text:p>43.2</text:p>
          </table:table-cell>
          <table:table-cell office:value-type="float" office:value="44">
            <text:p>44</text:p>
          </table:table-cell>
          <table:table-cell/>
          <table:table-cell table:formula="of:=CONCATENATE(&quot;{&quot;;[.B15];&quot;} &amp; &quot;;&quot;{\tablenum[table-format=4.2]{&quot;;ROUND([.D15];2);&quot;}} &amp; &quot;;&quot;{\tablenum[table-format=4.2]{&quot;;ROUND([.E15];2);&quot;}} &amp; &quot;;&quot;{\tablenum[table-format=4.2]{&quot;;ROUND([.F15];2);&quot;}} \\ &quot;)" office:value-type="string" office:string-value="{W14} &amp; {\tablenum[table-format=4.2]{43.2}} &amp; {\tablenum[table-format=4.2]{43.2}} &amp; {\tablenum[table-format=4.2]{44}} \\ ">
            <text:p>{W14} &amp; {\tablenum[table-format=4.2]{43.2}} &amp; {\tablenum[table-format=4.2]{43.2}} &amp; {\tablenum[table-format=4.2]{44}} \\ 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[.C15]*2" office:value-type="float" office:value="1638400">
            <text:p>1638400</text:p>
          </table:table-cell>
          <table:table-cell office:value-type="float" office:value="48.4">
            <text:p>48.4</text:p>
          </table:table-cell>
          <table:table-cell office:value-type="float" office:value="45.2">
            <text:p>45.2</text:p>
          </table:table-cell>
          <table:table-cell office:value-type="float" office:value="45.4">
            <text:p>45.4</text:p>
          </table:table-cell>
          <table:table-cell/>
          <table:table-cell table:formula="of:=CONCATENATE(&quot;{&quot;;[.B16];&quot;} &amp; &quot;;&quot;{\tablenum[table-format=4.2]{&quot;;ROUND([.D16];2);&quot;}} &amp; &quot;;&quot;{\tablenum[table-format=4.2]{&quot;;ROUND([.E16];2);&quot;}} &amp; &quot;;&quot;{\tablenum[table-format=4.2]{&quot;;ROUND([.F16];2);&quot;}} \\ &quot;)" office:value-type="string" office:string-value="{W15} &amp; {\tablenum[table-format=4.2]{48.4}} &amp; {\tablenum[table-format=4.2]{45.2}} &amp; {\tablenum[table-format=4.2]{45.4}} \\ ">
            <text:p>{W15} &amp; {\tablenum[table-format=4.2]{48.4}} &amp; {\tablenum[table-format=4.2]{45.2}} &amp; {\tablenum[table-format=4.2]{45.4}} \\ </text:p>
          </table:table-cell>
        </table:table-row>
      </table:table>
      <table:table table:name="Ingest Item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8" table:number-columns-repeated="3" table:default-cell-style-name="Default"/>
        <table:table-column table:style-name="co1" table:default-cell-style-name="Default"/>
        <table:table-column table:style-name="co9" table:default-cell-style-name="Default"/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Level-1</text:p>
          </table:table-cell>
          <table:table-cell office:value-type="string">
            <text:p>Level-2</text:p>
          </table:table-cell>
          <table:table-cell office:value-type="string">
            <text:p>Level-3</text:p>
          </table:table-cell>
          <table:table-cell table:number-columns-repeated="3" office:value-type="string">
            <text:p>Parsing(%)</text:p>
          </table:table-cell>
          <table:table-cell table:number-columns-repeated="3" office:value-type="string">
            <text:p>Disk Write (%)</text:p>
          </table:table-cell>
          <table:table-cell table:number-columns-repeated="2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4.79052734375">
            <text:p>4.7905273438</text:p>
          </table:table-cell>
          <table:table-cell office:value-type="float" office:value="4.1479492187475">
            <text:p>4.1479492187</text:p>
          </table:table-cell>
          <table:table-cell office:value-type="float" office:value="4.1220703125">
            <text:p>4.1220703125</text:p>
          </table:table-cell>
          <table:table-cell office:value-type="float" office:value="0.631434104576235">
            <text:p>0.6314341046</text:p>
          </table:table-cell>
          <table:table-cell office:value-type="float" office:value="0.964022954679201">
            <text:p>0.9640229547</text:p>
          </table:table-cell>
          <table:table-cell office:value-type="float" office:value="0.966728855721393">
            <text:p>0.9667288557</text:p>
          </table:table-cell>
          <table:table-cell office:value-type="float" office:value="0.368565895423765">
            <text:p>0.3685658954</text:p>
          </table:table-cell>
          <table:table-cell office:value-type="float" office:value="0.0359770453207986">
            <text:p>0.0359770453</text:p>
          </table:table-cell>
          <table:table-cell office:value-type="float" office:value="0.033271144278607">
            <text:p>0.0332711443</text:p>
          </table:table-cell>
          <table:table-cell/>
          <table:table-cell table:style-name="ce2" table:formula="of:=CONCATENATE(&quot;{&quot;;[.B2];&quot;} &amp; &quot;;&quot;{\tablenum[table-format=4.2]{&quot;;ROUND([.D2];2);&quot;}} &amp; &quot;;&quot;{\SI{&quot;;ROUND([.G2]*100;2);&quot;}{\percent}} &amp; &quot; ;&quot;{\SI{&quot;;ROUND([.J2]*100;2);&quot;}{\percent}} &amp; &quot;;&quot;{\tablenum[table-format=4.2]{&quot;;ROUND([.E2];2);&quot;}} &amp; &quot;;&quot;{\SI{&quot;;ROUND([.H2]*100;2);&quot;}{\percent}} &amp; &quot; ;&quot;{\SI{&quot;;ROUND([.K2]*100;2);&quot;}{\percent}} &amp; &quot;;&quot;{\tablenum[table-format=4.2]{&quot;;ROUND([.F2];2);&quot;}} &amp; &quot;;&quot;{\SI{&quot;;ROUND([.I2]*100;2);&quot;}{\percent}} &amp; &quot; ;&quot;{\SI{&quot;;ROUND([.L2]*100;2);&quot;}{\percent}} \\ &quot;)" office:value-type="string" office:string-value="{w1} &amp; {\tablenum[table-format=4.2]{4.79}} &amp; {\SI{63.14}{\percent}} &amp; {\SI{36.86}{\percent}} &amp; {\tablenum[table-format=4.2]{4.15}} &amp; {\SI{96.4}{\percent}} &amp; {\SI{3.6}{\percent}} &amp; {\tablenum[table-format=4.2]{4.12}} &amp; {\SI{96.67}{\percent}} &amp; {\SI{3.33}{\percent}} \\ ">
            <text:p>{w1} &amp; {\tablenum[table-format=4.2]{4.79}} &amp; {\SI{63.14}{\percent}} &amp; {\SI{36.86}{\percent}} &amp; {\tablenum[table-format=4.2]{4.15}} &amp; {\SI{96.4}{\percent}} &amp; {\SI{3.6}{\percent}} &amp; {\tablenum[table-format=4.2]{4.12}} &amp; {\SI{96.67}{\percent}} &amp; {\SI{3.33}{\percent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5.693542480455">
            <text:p>5.6935424805</text:p>
          </table:table-cell>
          <table:table-cell office:value-type="float" office:value="5.0902099609275">
            <text:p>5.0902099609</text:p>
          </table:table-cell>
          <table:table-cell office:value-type="float" office:value="4.023498535155">
            <text:p>4.0234985352</text:p>
          </table:table-cell>
          <table:table-cell office:value-type="float" office:value="0.977637940460694">
            <text:p>0.9776379405</text:p>
          </table:table-cell>
          <table:table-cell office:value-type="float" office:value="0.974196023885414">
            <text:p>0.9741960239</text:p>
          </table:table-cell>
          <table:table-cell office:value-type="float" office:value="0.963456258248498">
            <text:p>0.9634562582</text:p>
          </table:table-cell>
          <table:table-cell office:value-type="float" office:value="0.0223620595393055">
            <text:p>0.0223620595</text:p>
          </table:table-cell>
          <table:table-cell office:value-type="float" office:value="0.0258039761145858">
            <text:p>0.0258039761</text:p>
          </table:table-cell>
          <table:table-cell office:value-type="float" office:value="0.0365437417515018">
            <text:p>0.0365437418</text:p>
          </table:table-cell>
          <table:table-cell/>
          <table:table-cell table:style-name="ce2" table:formula="of:=CONCATENATE(&quot;{&quot;;[.B3];&quot;} &amp; &quot;;&quot;{\tablenum[table-format=4.2]{&quot;;ROUND([.D3];2);&quot;}} &amp; &quot;;&quot;{\SI{&quot;;ROUND([.G3]*100;2);&quot;}{\percent}} &amp; &quot; ;&quot;{\SI{&quot;;ROUND([.J3]*100;2);&quot;}{\percent}} &amp; &quot;;&quot;{\tablenum[table-format=4.2]{&quot;;ROUND([.E3];2);&quot;}} &amp; &quot;;&quot;{\SI{&quot;;ROUND([.H3]*100;2);&quot;}{\percent}} &amp; &quot; ;&quot;{\SI{&quot;;ROUND([.K3]*100;2);&quot;}{\percent}} &amp; &quot;;&quot;{\tablenum[table-format=4.2]{&quot;;ROUND([.F3];2);&quot;}} &amp; &quot;;&quot;{\SI{&quot;;ROUND([.I3]*100;2);&quot;}{\percent}} &amp; &quot; ;&quot;{\SI{&quot;;ROUND([.L3]*100;2);&quot;}{\percent}} \\ &quot;)" office:value-type="string" office:string-value="{w2} &amp; {\tablenum[table-format=4.2]{5.69}} &amp; {\SI{97.76}{\percent}} &amp; {\SI{2.24}{\percent}} &amp; {\tablenum[table-format=4.2]{5.09}} &amp; {\SI{97.42}{\percent}} &amp; {\SI{2.58}{\percent}} &amp; {\tablenum[table-format=4.2]{4.02}} &amp; {\SI{96.35}{\percent}} &amp; {\SI{3.65}{\percent}} \\ ">
            <text:p>{w2} &amp; {\tablenum[table-format=4.2]{5.69}} &amp; {\SI{97.76}{\percent}} &amp; {\SI{2.24}{\percent}} &amp; {\tablenum[table-format=4.2]{5.09}} &amp; {\SI{97.42}{\percent}} &amp; {\SI{2.58}{\percent}} &amp; {\tablenum[table-format=4.2]{4.02}} &amp; {\SI{96.35}{\percent}} &amp; {\SI{3.65}{\percent}} \\ 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2.7890625">
            <text:p>2.7890625</text:p>
          </table:table-cell>
          <table:table-cell office:value-type="float" office:value="2.868225097655">
            <text:p>2.8682250977</text:p>
          </table:table-cell>
          <table:table-cell office:value-type="float" office:value="2.942932128905">
            <text:p>2.9429321289</text:p>
          </table:table-cell>
          <table:table-cell office:value-type="float" office:value="0.956910889355742">
            <text:p>0.9569108894</text:p>
          </table:table-cell>
          <table:table-cell office:value-type="float" office:value="0.955291213584983">
            <text:p>0.9552912136</text:p>
          </table:table-cell>
          <table:table-cell office:value-type="float" office:value="0.955078084493002">
            <text:p>0.9550780845</text:p>
          </table:table-cell>
          <table:table-cell office:value-type="float" office:value="0.0430891106442577">
            <text:p>0.0430891106</text:p>
          </table:table-cell>
          <table:table-cell office:value-type="float" office:value="0.0447087864150175">
            <text:p>0.0447087864</text:p>
          </table:table-cell>
          <table:table-cell office:value-type="float" office:value="0.044921915506998">
            <text:p>0.0449219155</text:p>
          </table:table-cell>
          <table:table-cell/>
          <table:table-cell table:style-name="ce2" table:formula="of:=CONCATENATE(&quot;{&quot;;[.B4];&quot;} &amp; &quot;;&quot;{\tablenum[table-format=4.2]{&quot;;ROUND([.D4];2);&quot;}} &amp; &quot;;&quot;{\SI{&quot;;ROUND([.G4]*100;2);&quot;}{\percent}} &amp; &quot; ;&quot;{\SI{&quot;;ROUND([.J4]*100;2);&quot;}{\percent}} &amp; &quot;;&quot;{\tablenum[table-format=4.2]{&quot;;ROUND([.E4];2);&quot;}} &amp; &quot;;&quot;{\SI{&quot;;ROUND([.H4]*100;2);&quot;}{\percent}} &amp; &quot; ;&quot;{\SI{&quot;;ROUND([.K4]*100;2);&quot;}{\percent}} &amp; &quot;;&quot;{\tablenum[table-format=4.2]{&quot;;ROUND([.F4];2);&quot;}} &amp; &quot;;&quot;{\SI{&quot;;ROUND([.I4]*100;2);&quot;}{\percent}} &amp; &quot; ;&quot;{\SI{&quot;;ROUND([.L4]*100;2);&quot;}{\percent}} \\ &quot;)" office:value-type="string" office:string-value="{w3} &amp; {\tablenum[table-format=4.2]{2.79}} &amp; {\SI{95.69}{\percent}} &amp; {\SI{4.31}{\percent}} &amp; {\tablenum[table-format=4.2]{2.87}} &amp; {\SI{95.53}{\percent}} &amp; {\SI{4.47}{\percent}} &amp; {\tablenum[table-format=4.2]{2.94}} &amp; {\SI{95.51}{\percent}} &amp; {\SI{4.49}{\percent}} \\ ">
            <text:p>{w3} &amp; {\tablenum[table-format=4.2]{2.79}} &amp; {\SI{95.69}{\percent}} &amp; {\SI{4.31}{\percent}} &amp; {\tablenum[table-format=4.2]{2.87}} &amp; {\SI{95.53}{\percent}} &amp; {\SI{4.47}{\percent}} &amp; {\tablenum[table-format=4.2]{2.94}} &amp; {\SI{95.51}{\percent}} &amp; {\SI{4.49}{\percent}} \\ 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2.7841796875">
            <text:p>2.7841796875</text:p>
          </table:table-cell>
          <table:table-cell office:value-type="float" office:value="4.0819091796875">
            <text:p>4.0819091797</text:p>
          </table:table-cell>
          <table:table-cell office:value-type="float" office:value="2.8392944335975">
            <text:p>2.8392944336</text:p>
          </table:table-cell>
          <table:table-cell office:value-type="float" office:value="0.956681866011926">
            <text:p>0.956681866</text:p>
          </table:table-cell>
          <table:table-cell office:value-type="float" office:value="0.967822004246539">
            <text:p>0.9678220042</text:p>
          </table:table-cell>
          <table:table-cell office:value-type="float" office:value="0.956512392785801">
            <text:p>0.9565123928</text:p>
          </table:table-cell>
          <table:table-cell office:value-type="float" office:value="0.0433181339880744">
            <text:p>0.043318134</text:p>
          </table:table-cell>
          <table:table-cell office:value-type="float" office:value="0.0321779957534615">
            <text:p>0.0321779958</text:p>
          </table:table-cell>
          <table:table-cell office:value-type="float" office:value="0.0434876072141991">
            <text:p>0.0434876072</text:p>
          </table:table-cell>
          <table:table-cell/>
          <table:table-cell table:style-name="ce2" table:formula="of:=CONCATENATE(&quot;{&quot;;[.B5];&quot;} &amp; &quot;;&quot;{\tablenum[table-format=4.2]{&quot;;ROUND([.D5];2);&quot;}} &amp; &quot;;&quot;{\SI{&quot;;ROUND([.G5]*100;2);&quot;}{\percent}} &amp; &quot; ;&quot;{\SI{&quot;;ROUND([.J5]*100;2);&quot;}{\percent}} &amp; &quot;;&quot;{\tablenum[table-format=4.2]{&quot;;ROUND([.E5];2);&quot;}} &amp; &quot;;&quot;{\SI{&quot;;ROUND([.H5]*100;2);&quot;}{\percent}} &amp; &quot; ;&quot;{\SI{&quot;;ROUND([.K5]*100;2);&quot;}{\percent}} &amp; &quot;;&quot;{\tablenum[table-format=4.2]{&quot;;ROUND([.F5];2);&quot;}} &amp; &quot;;&quot;{\SI{&quot;;ROUND([.I5]*100;2);&quot;}{\percent}} &amp; &quot; ;&quot;{\SI{&quot;;ROUND([.L5]*100;2);&quot;}{\percent}} \\ &quot;)" office:value-type="string" office:string-value="{w4} &amp; {\tablenum[table-format=4.2]{2.78}} &amp; {\SI{95.67}{\percent}} &amp; {\SI{4.33}{\percent}} &amp; {\tablenum[table-format=4.2]{4.08}} &amp; {\SI{96.78}{\percent}} &amp; {\SI{3.22}{\percent}} &amp; {\tablenum[table-format=4.2]{2.84}} &amp; {\SI{95.65}{\percent}} &amp; {\SI{4.35}{\percent}} \\ ">
            <text:p>{w4} &amp; {\tablenum[table-format=4.2]{2.78}} &amp; {\SI{95.67}{\percent}} &amp; {\SI{4.33}{\percent}} &amp; {\tablenum[table-format=4.2]{4.08}} &amp; {\SI{96.78}{\percent}} &amp; {\SI{3.22}{\percent}} &amp; {\tablenum[table-format=4.2]{2.84}} &amp; {\SI{95.65}{\percent}} &amp; {\SI{4.35}{\percent}} \\ 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2.83837890625">
            <text:p>2.8383789063</text:p>
          </table:table-cell>
          <table:table-cell office:value-type="float" office:value="2.86328125">
            <text:p>2.86328125</text:p>
          </table:table-cell>
          <table:table-cell office:value-type="float" office:value="2.935974121095">
            <text:p>2.9359741211</text:p>
          </table:table-cell>
          <table:table-cell office:value-type="float" office:value="0.954197488388096">
            <text:p>0.9541974884</text:p>
          </table:table-cell>
          <table:table-cell office:value-type="float" office:value="0.955661664392906">
            <text:p>0.9556616644</text:p>
          </table:table-cell>
          <table:table-cell office:value-type="float" office:value="0.956406045361015">
            <text:p>0.9564060454</text:p>
          </table:table-cell>
          <table:table-cell office:value-type="float" office:value="0.0458025116119044">
            <text:p>0.0458025116</text:p>
          </table:table-cell>
          <table:table-cell office:value-type="float" office:value="0.0443383356070941">
            <text:p>0.0443383356</text:p>
          </table:table-cell>
          <table:table-cell office:value-type="float" office:value="0.0435939546389852">
            <text:p>0.0435939546</text:p>
          </table:table-cell>
          <table:table-cell/>
          <table:table-cell table:style-name="ce2" table:formula="of:=CONCATENATE(&quot;{&quot;;[.B6];&quot;} &amp; &quot;;&quot;{\tablenum[table-format=4.2]{&quot;;ROUND([.D6];2);&quot;}} &amp; &quot;;&quot;{\SI{&quot;;ROUND([.G6]*100;2);&quot;}{\percent}} &amp; &quot; ;&quot;{\SI{&quot;;ROUND([.J6]*100;2);&quot;}{\percent}} &amp; &quot;;&quot;{\tablenum[table-format=4.2]{&quot;;ROUND([.E6];2);&quot;}} &amp; &quot;;&quot;{\SI{&quot;;ROUND([.H6]*100;2);&quot;}{\percent}} &amp; &quot; ;&quot;{\SI{&quot;;ROUND([.K6]*100;2);&quot;}{\percent}} &amp; &quot;;&quot;{\tablenum[table-format=4.2]{&quot;;ROUND([.F6];2);&quot;}} &amp; &quot;;&quot;{\SI{&quot;;ROUND([.I6]*100;2);&quot;}{\percent}} &amp; &quot; ;&quot;{\SI{&quot;;ROUND([.L6]*100;2);&quot;}{\percent}} \\ &quot;)" office:value-type="string" office:string-value="{w5} &amp; {\tablenum[table-format=4.2]{2.84}} &amp; {\SI{95.42}{\percent}} &amp; {\SI{4.58}{\percent}} &amp; {\tablenum[table-format=4.2]{2.86}} &amp; {\SI{95.57}{\percent}} &amp; {\SI{4.43}{\percent}} &amp; {\tablenum[table-format=4.2]{2.94}} &amp; {\SI{95.64}{\percent}} &amp; {\SI{4.36}{\percent}} \\ ">
            <text:p>{w5} &amp; {\tablenum[table-format=4.2]{2.84}} &amp; {\SI{95.42}{\percent}} &amp; {\SI{4.58}{\percent}} &amp; {\tablenum[table-format=4.2]{2.86}} &amp; {\SI{95.57}{\percent}} &amp; {\SI{4.43}{\percent}} &amp; {\tablenum[table-format=4.2]{2.94}} &amp; {\SI{95.64}{\percent}} &amp; {\SI{4.36}{\percent}} \\ 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2.7758789062475">
            <text:p>2.7758789062</text:p>
          </table:table-cell>
          <table:table-cell office:value-type="float" office:value="2.8979492187525">
            <text:p>2.8979492188</text:p>
          </table:table-cell>
          <table:table-cell office:value-type="float" office:value="2.858764648435">
            <text:p>2.8587646484</text:p>
          </table:table-cell>
          <table:table-cell office:value-type="float" office:value="0.95675021987683">
            <text:p>0.9567502199</text:p>
          </table:table-cell>
          <table:table-cell office:value-type="float" office:value="0.956676495366507">
            <text:p>0.9566764954</text:p>
          </table:table-cell>
          <table:table-cell office:value-type="float" office:value="0.954075750458989">
            <text:p>0.9540757505</text:p>
          </table:table-cell>
          <table:table-cell office:value-type="float" office:value="0.04324978012317">
            <text:p>0.0432497801</text:p>
          </table:table-cell>
          <table:table-cell office:value-type="float" office:value="0.0433235046334925">
            <text:p>0.0433235046</text:p>
          </table:table-cell>
          <table:table-cell office:value-type="float" office:value="0.0459242495410112">
            <text:p>0.0459242495</text:p>
          </table:table-cell>
          <table:table-cell/>
          <table:table-cell table:style-name="ce2" table:formula="of:=CONCATENATE(&quot;{&quot;;[.B7];&quot;} &amp; &quot;;&quot;{\tablenum[table-format=4.2]{&quot;;ROUND([.D7];2);&quot;}} &amp; &quot;;&quot;{\SI{&quot;;ROUND([.G7]*100;2);&quot;}{\percent}} &amp; &quot; ;&quot;{\SI{&quot;;ROUND([.J7]*100;2);&quot;}{\percent}} &amp; &quot;;&quot;{\tablenum[table-format=4.2]{&quot;;ROUND([.E7];2);&quot;}} &amp; &quot;;&quot;{\SI{&quot;;ROUND([.H7]*100;2);&quot;}{\percent}} &amp; &quot; ;&quot;{\SI{&quot;;ROUND([.K7]*100;2);&quot;}{\percent}} &amp; &quot;;&quot;{\tablenum[table-format=4.2]{&quot;;ROUND([.F7];2);&quot;}} &amp; &quot;;&quot;{\SI{&quot;;ROUND([.I7]*100;2);&quot;}{\percent}} &amp; &quot; ;&quot;{\SI{&quot;;ROUND([.L7]*100;2);&quot;}{\percent}} \\ &quot;)" office:value-type="string" office:string-value="{w6} &amp; {\tablenum[table-format=4.2]{2.78}} &amp; {\SI{95.68}{\percent}} &amp; {\SI{4.32}{\percent}} &amp; {\tablenum[table-format=4.2]{2.9}} &amp; {\SI{95.67}{\percent}} &amp; {\SI{4.33}{\percent}} &amp; {\tablenum[table-format=4.2]{2.86}} &amp; {\SI{95.41}{\percent}} &amp; {\SI{4.59}{\percent}} \\ ">
            <text:p>{w6} &amp; {\tablenum[table-format=4.2]{2.78}} &amp; {\SI{95.68}{\percent}} &amp; {\SI{4.32}{\percent}} &amp; {\tablenum[table-format=4.2]{2.9}} &amp; {\SI{95.67}{\percent}} &amp; {\SI{4.33}{\percent}} &amp; {\tablenum[table-format=4.2]{2.86}} &amp; {\SI{95.41}{\percent}} &amp; {\SI{4.59}{\percent}} \\ 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3.33020019531">
            <text:p>3.3302001953</text:p>
          </table:table-cell>
          <table:table-cell office:value-type="float" office:value="2.81414794922">
            <text:p>2.8141479492</text:p>
          </table:table-cell>
          <table:table-cell office:value-type="float" office:value="2.8943481445325">
            <text:p>2.8943481445</text:p>
          </table:table-cell>
          <table:table-cell office:value-type="float" office:value="0.961016824896419">
            <text:p>0.9610168249</text:p>
          </table:table-cell>
          <table:table-cell office:value-type="float" office:value="0.957620317956078">
            <text:p>0.957620318</text:p>
          </table:table-cell>
          <table:table-cell office:value-type="float" office:value="0.949600388013771">
            <text:p>0.949600388</text:p>
          </table:table-cell>
          <table:table-cell office:value-type="float" office:value="0.0389831751035812">
            <text:p>0.0389831751</text:p>
          </table:table-cell>
          <table:table-cell office:value-type="float" office:value="0.0423796820439224">
            <text:p>0.042379682</text:p>
          </table:table-cell>
          <table:table-cell office:value-type="float" office:value="0.0503996119862291">
            <text:p>0.050399612</text:p>
          </table:table-cell>
          <table:table-cell/>
          <table:table-cell table:style-name="ce2" table:formula="of:=CONCATENATE(&quot;{&quot;;[.B8];&quot;} &amp; &quot;;&quot;{\tablenum[table-format=4.2]{&quot;;ROUND([.D8];2);&quot;}} &amp; &quot;;&quot;{\SI{&quot;;ROUND([.G8]*100;2);&quot;}{\percent}} &amp; &quot; ;&quot;{\SI{&quot;;ROUND([.J8]*100;2);&quot;}{\percent}} &amp; &quot;;&quot;{\tablenum[table-format=4.2]{&quot;;ROUND([.E8];2);&quot;}} &amp; &quot;;&quot;{\SI{&quot;;ROUND([.H8]*100;2);&quot;}{\percent}} &amp; &quot; ;&quot;{\SI{&quot;;ROUND([.K8]*100;2);&quot;}{\percent}} &amp; &quot;;&quot;{\tablenum[table-format=4.2]{&quot;;ROUND([.F8];2);&quot;}} &amp; &quot;;&quot;{\SI{&quot;;ROUND([.I8]*100;2);&quot;}{\percent}} &amp; &quot; ;&quot;{\SI{&quot;;ROUND([.L8]*100;2);&quot;}{\percent}} \\ &quot;)" office:value-type="string" office:string-value="{w7} &amp; {\tablenum[table-format=4.2]{3.33}} &amp; {\SI{96.1}{\percent}} &amp; {\SI{3.9}{\percent}} &amp; {\tablenum[table-format=4.2]{2.81}} &amp; {\SI{95.76}{\percent}} &amp; {\SI{4.24}{\percent}} &amp; {\tablenum[table-format=4.2]{2.89}} &amp; {\SI{94.96}{\percent}} &amp; {\SI{5.04}{\percent}} \\ ">
            <text:p>{w7} &amp; {\tablenum[table-format=4.2]{3.33}} &amp; {\SI{96.1}{\percent}} &amp; {\SI{3.9}{\percent}} &amp; {\tablenum[table-format=4.2]{2.81}} &amp; {\SI{95.76}{\percent}} &amp; {\SI{4.24}{\percent}} &amp; {\tablenum[table-format=4.2]{2.89}} &amp; {\SI{94.96}{\percent}} &amp; {\SI{5.04}{\percent}} \\ 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2.79931640625">
            <text:p>2.7993164063</text:p>
          </table:table-cell>
          <table:table-cell office:value-type="float" office:value="2.8001708984375">
            <text:p>2.8001708984</text:p>
          </table:table-cell>
          <table:table-cell office:value-type="float" office:value="2.86163330078">
            <text:p>2.8616333008</text:p>
          </table:table-cell>
          <table:table-cell office:value-type="float" office:value="0.955934938077795">
            <text:p>0.9559349381</text:p>
          </table:table-cell>
          <table:table-cell office:value-type="float" office:value="0.956253542002703">
            <text:p>0.956253542</text:p>
          </table:table-cell>
          <table:table-cell office:value-type="float" office:value="0.946486082968943">
            <text:p>0.946486083</text:p>
          </table:table-cell>
          <table:table-cell office:value-type="float" office:value="0.0440650619222048">
            <text:p>0.0440650619</text:p>
          </table:table-cell>
          <table:table-cell office:value-type="float" office:value="0.0437464579972972">
            <text:p>0.043746458</text:p>
          </table:table-cell>
          <table:table-cell office:value-type="float" office:value="0.0535139170310568">
            <text:p>0.053513917</text:p>
          </table:table-cell>
          <table:table-cell/>
          <table:table-cell table:style-name="ce2" table:formula="of:=CONCATENATE(&quot;{&quot;;[.B9];&quot;} &amp; &quot;;&quot;{\tablenum[table-format=4.2]{&quot;;ROUND([.D9];2);&quot;}} &amp; &quot;;&quot;{\SI{&quot;;ROUND([.G9]*100;2);&quot;}{\percent}} &amp; &quot; ;&quot;{\SI{&quot;;ROUND([.J9]*100;2);&quot;}{\percent}} &amp; &quot;;&quot;{\tablenum[table-format=4.2]{&quot;;ROUND([.E9];2);&quot;}} &amp; &quot;;&quot;{\SI{&quot;;ROUND([.H9]*100;2);&quot;}{\percent}} &amp; &quot; ;&quot;{\SI{&quot;;ROUND([.K9]*100;2);&quot;}{\percent}} &amp; &quot;;&quot;{\tablenum[table-format=4.2]{&quot;;ROUND([.F9];2);&quot;}} &amp; &quot;;&quot;{\SI{&quot;;ROUND([.I9]*100;2);&quot;}{\percent}} &amp; &quot; ;&quot;{\SI{&quot;;ROUND([.L9]*100;2);&quot;}{\percent}} \\ &quot;)" office:value-type="string" office:string-value="{w8} &amp; {\tablenum[table-format=4.2]{2.8}} &amp; {\SI{95.59}{\percent}} &amp; {\SI{4.41}{\percent}} &amp; {\tablenum[table-format=4.2]{2.8}} &amp; {\SI{95.63}{\percent}} &amp; {\SI{4.37}{\percent}} &amp; {\tablenum[table-format=4.2]{2.86}} &amp; {\SI{94.65}{\percent}} &amp; {\SI{5.35}{\percent}} \\ ">
            <text:p>{w8} &amp; {\tablenum[table-format=4.2]{2.8}} &amp; {\SI{95.59}{\percent}} &amp; {\SI{4.41}{\percent}} &amp; {\tablenum[table-format=4.2]{2.8}} &amp; {\SI{95.63}{\percent}} &amp; {\SI{4.37}{\percent}} &amp; {\tablenum[table-format=4.2]{2.86}} &amp; {\SI{94.65}{\percent}} &amp; {\SI{5.35}{\percent}} \\ 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2.7963256835975">
            <text:p>2.7963256836</text:p>
          </table:table-cell>
          <table:table-cell office:value-type="float" office:value="2.855346679685">
            <text:p>2.8553466797</text:p>
          </table:table-cell>
          <table:table-cell office:value-type="float" office:value="4.946228027345">
            <text:p>4.9462280273</text:p>
          </table:table-cell>
          <table:table-cell office:value-type="float" office:value="0.957088289861456">
            <text:p>0.9570882899</text:p>
          </table:table-cell>
          <table:table-cell office:value-type="float" office:value="0.95305886879565">
            <text:p>0.9530588688</text:p>
          </table:table-cell>
          <table:table-cell office:value-type="float" office:value="0.568220239638067">
            <text:p>0.5682202396</text:p>
          </table:table-cell>
          <table:table-cell office:value-type="float" office:value="0.0429117101385433">
            <text:p>0.0429117101</text:p>
          </table:table-cell>
          <table:table-cell office:value-type="float" office:value="0.0469411312043505">
            <text:p>0.0469411312</text:p>
          </table:table-cell>
          <table:table-cell office:value-type="float" office:value="0.431779760361933">
            <text:p>0.4317797604</text:p>
          </table:table-cell>
          <table:table-cell/>
          <table:table-cell table:style-name="ce2" table:formula="of:=CONCATENATE(&quot;{&quot;;[.B10];&quot;} &amp; &quot;;&quot;{\tablenum[table-format=4.2]{&quot;;ROUND([.D10];2);&quot;}} &amp; &quot;;&quot;{\SI{&quot;;ROUND([.G10]*100;2);&quot;}{\percent}} &amp; &quot; ;&quot;{\SI{&quot;;ROUND([.J10]*100;2);&quot;}{\percent}} &amp; &quot;;&quot;{\tablenum[table-format=4.2]{&quot;;ROUND([.E10];2);&quot;}} &amp; &quot;;&quot;{\SI{&quot;;ROUND([.H10]*100;2);&quot;}{\percent}} &amp; &quot; ;&quot;{\SI{&quot;;ROUND([.K10]*100;2);&quot;}{\percent}} &amp; &quot;;&quot;{\tablenum[table-format=4.2]{&quot;;ROUND([.F10];2);&quot;}} &amp; &quot;;&quot;{\SI{&quot;;ROUND([.I10]*100;2);&quot;}{\percent}} &amp; &quot; ;&quot;{\SI{&quot;;ROUND([.L10]*100;2);&quot;}{\percent}} \\ &quot;)" office:value-type="string" office:string-value="{w9} &amp; {\tablenum[table-format=4.2]{2.8}} &amp; {\SI{95.71}{\percent}} &amp; {\SI{4.29}{\percent}} &amp; {\tablenum[table-format=4.2]{2.86}} &amp; {\SI{95.31}{\percent}} &amp; {\SI{4.69}{\percent}} &amp; {\tablenum[table-format=4.2]{4.95}} &amp; {\SI{56.82}{\percent}} &amp; {\SI{43.18}{\percent}} \\ ">
            <text:p>{w9} &amp; {\tablenum[table-format=4.2]{2.8}} &amp; {\SI{95.71}{\percent}} &amp; {\SI{4.29}{\percent}} &amp; {\tablenum[table-format=4.2]{2.86}} &amp; {\SI{95.31}{\percent}} &amp; {\SI{4.69}{\percent}} &amp; {\tablenum[table-format=4.2]{4.95}} &amp; {\SI{56.82}{\percent}} &amp; {\SI{43.18}{\percent}} \\ 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2.88592529297">
            <text:p>2.885925293</text:p>
          </table:table-cell>
          <table:table-cell office:value-type="float" office:value="2.7941894531225">
            <text:p>2.7941894531</text:p>
          </table:table-cell>
          <table:table-cell office:value-type="float" office:value="2.8777465820325">
            <text:p>2.877746582</text:p>
          </table:table-cell>
          <table:table-cell office:value-type="float" office:value="0.955396231203623">
            <text:p>0.9553962312</text:p>
          </table:table-cell>
          <table:table-cell office:value-type="float" office:value="0.957208387942294">
            <text:p>0.9572083879</text:p>
          </table:table-cell>
          <table:table-cell office:value-type="float" office:value="0.955163418100085">
            <text:p>0.9551634181</text:p>
          </table:table-cell>
          <table:table-cell office:value-type="float" office:value="0.0446037687963768">
            <text:p>0.0446037688</text:p>
          </table:table-cell>
          <table:table-cell office:value-type="float" office:value="0.0427916120577054">
            <text:p>0.0427916121</text:p>
          </table:table-cell>
          <table:table-cell office:value-type="float" office:value="0.0448365818999148">
            <text:p>0.0448365819</text:p>
          </table:table-cell>
          <table:table-cell/>
          <table:table-cell table:style-name="ce2" table:formula="of:=CONCATENATE(&quot;{&quot;;[.B11];&quot;} &amp; &quot;;&quot;{\tablenum[table-format=4.2]{&quot;;ROUND([.D11];2);&quot;}} &amp; &quot;;&quot;{\SI{&quot;;ROUND([.G11]*100;2);&quot;}{\percent}} &amp; &quot; ;&quot;{\SI{&quot;;ROUND([.J11]*100;2);&quot;}{\percent}} &amp; &quot;;&quot;{\tablenum[table-format=4.2]{&quot;;ROUND([.E11];2);&quot;}} &amp; &quot;;&quot;{\SI{&quot;;ROUND([.H11]*100;2);&quot;}{\percent}} &amp; &quot; ;&quot;{\SI{&quot;;ROUND([.K11]*100;2);&quot;}{\percent}} &amp; &quot;;&quot;{\tablenum[table-format=4.2]{&quot;;ROUND([.F11];2);&quot;}} &amp; &quot;;&quot;{\SI{&quot;;ROUND([.I11]*100;2);&quot;}{\percent}} &amp; &quot; ;&quot;{\SI{&quot;;ROUND([.L11]*100;2);&quot;}{\percent}} \\ &quot;)" office:value-type="string" office:string-value="{w10} &amp; {\tablenum[table-format=4.2]{2.89}} &amp; {\SI{95.54}{\percent}} &amp; {\SI{4.46}{\percent}} &amp; {\tablenum[table-format=4.2]{2.79}} &amp; {\SI{95.72}{\percent}} &amp; {\SI{4.28}{\percent}} &amp; {\tablenum[table-format=4.2]{2.88}} &amp; {\SI{95.52}{\percent}} &amp; {\SI{4.48}{\percent}} \\ ">
            <text:p>{w10} &amp; {\tablenum[table-format=4.2]{2.89}} &amp; {\SI{95.54}{\percent}} &amp; {\SI{4.46}{\percent}} &amp; {\tablenum[table-format=4.2]{2.79}} &amp; {\SI{95.72}{\percent}} &amp; {\SI{4.28}{\percent}} &amp; {\tablenum[table-format=4.2]{2.88}} &amp; {\SI{95.52}{\percent}} &amp; {\SI{4.48}{\percent}} \\ 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2.95550537109">
            <text:p>2.9555053711</text:p>
          </table:table-cell>
          <table:table-cell office:value-type="float" office:value="2.8137207031275">
            <text:p>2.8137207031</text:p>
          </table:table-cell>
          <table:table-cell office:value-type="float" office:value="2.9451904296875">
            <text:p>2.9451904297</text:p>
          </table:table-cell>
          <table:table-cell office:value-type="float" office:value="0.953307312640628">
            <text:p>0.9533073126</text:p>
          </table:table-cell>
          <table:table-cell office:value-type="float" office:value="0.953275488069456">
            <text:p>0.9532754881</text:p>
          </table:table-cell>
          <table:table-cell office:value-type="float" office:value="0.954490819413934">
            <text:p>0.9544908194</text:p>
          </table:table-cell>
          <table:table-cell office:value-type="float" office:value="0.046692687359372">
            <text:p>0.0466926874</text:p>
          </table:table-cell>
          <table:table-cell office:value-type="float" office:value="0.0467245119305442">
            <text:p>0.0467245119</text:p>
          </table:table-cell>
          <table:table-cell office:value-type="float" office:value="0.0455091805860654">
            <text:p>0.0455091806</text:p>
          </table:table-cell>
          <table:table-cell/>
          <table:table-cell table:style-name="ce2" table:formula="of:=CONCATENATE(&quot;{&quot;;[.B12];&quot;} &amp; &quot;;&quot;{\tablenum[table-format=4.2]{&quot;;ROUND([.D12];2);&quot;}} &amp; &quot;;&quot;{\SI{&quot;;ROUND([.G12]*100;2);&quot;}{\percent}} &amp; &quot; ;&quot;{\SI{&quot;;ROUND([.J12]*100;2);&quot;}{\percent}} &amp; &quot;;&quot;{\tablenum[table-format=4.2]{&quot;;ROUND([.E12];2);&quot;}} &amp; &quot;;&quot;{\SI{&quot;;ROUND([.H12]*100;2);&quot;}{\percent}} &amp; &quot; ;&quot;{\SI{&quot;;ROUND([.K12]*100;2);&quot;}{\percent}} &amp; &quot;;&quot;{\tablenum[table-format=4.2]{&quot;;ROUND([.F12];2);&quot;}} &amp; &quot;;&quot;{\SI{&quot;;ROUND([.I12]*100;2);&quot;}{\percent}} &amp; &quot; ;&quot;{\SI{&quot;;ROUND([.L12]*100;2);&quot;}{\percent}} \\ &quot;)" office:value-type="string" office:string-value="{w11} &amp; {\tablenum[table-format=4.2]{2.96}} &amp; {\SI{95.33}{\percent}} &amp; {\SI{4.67}{\percent}} &amp; {\tablenum[table-format=4.2]{2.81}} &amp; {\SI{95.33}{\percent}} &amp; {\SI{4.67}{\percent}} &amp; {\tablenum[table-format=4.2]{2.95}} &amp; {\SI{95.45}{\percent}} &amp; {\SI{4.55}{\percent}} \\ ">
            <text:p>{w11} &amp; {\tablenum[table-format=4.2]{2.96}} &amp; {\SI{95.33}{\percent}} &amp; {\SI{4.67}{\percent}} &amp; {\tablenum[table-format=4.2]{2.81}} &amp; {\SI{95.33}{\percent}} &amp; {\SI{4.67}{\percent}} &amp; {\tablenum[table-format=4.2]{2.95}} &amp; {\SI{95.45}{\percent}} &amp; {\SI{4.55}{\percent}} \\ 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3.948181152345">
            <text:p>3.9481811523</text:p>
          </table:table-cell>
          <table:table-cell office:value-type="float" office:value="2.9584350585925">
            <text:p>2.9584350586</text:p>
          </table:table-cell>
          <table:table-cell office:value-type="float" office:value="2.8701171875">
            <text:p>2.8701171875</text:p>
          </table:table-cell>
          <table:table-cell office:value-type="float" office:value="0.962620000927555">
            <text:p>0.9626200009</text:p>
          </table:table-cell>
          <table:table-cell office:value-type="float" office:value="0.953993109281819">
            <text:p>0.9539931093</text:p>
          </table:table-cell>
          <table:table-cell office:value-type="float" office:value="0.956150051037768">
            <text:p>0.956150051</text:p>
          </table:table-cell>
          <table:table-cell office:value-type="float" office:value="0.0373799990724448">
            <text:p>0.0373799991</text:p>
          </table:table-cell>
          <table:table-cell office:value-type="float" office:value="0.0460068907181808">
            <text:p>0.0460068907</text:p>
          </table:table-cell>
          <table:table-cell office:value-type="float" office:value="0.0438499489622321">
            <text:p>0.043849949</text:p>
          </table:table-cell>
          <table:table-cell/>
          <table:table-cell table:style-name="ce2" table:formula="of:=CONCATENATE(&quot;{&quot;;[.B13];&quot;} &amp; &quot;;&quot;{\tablenum[table-format=4.2]{&quot;;ROUND([.D13];2);&quot;}} &amp; &quot;;&quot;{\SI{&quot;;ROUND([.G13]*100;2);&quot;}{\percent}} &amp; &quot; ;&quot;{\SI{&quot;;ROUND([.J13]*100;2);&quot;}{\percent}} &amp; &quot;;&quot;{\tablenum[table-format=4.2]{&quot;;ROUND([.E13];2);&quot;}} &amp; &quot;;&quot;{\SI{&quot;;ROUND([.H13]*100;2);&quot;}{\percent}} &amp; &quot; ;&quot;{\SI{&quot;;ROUND([.K13]*100;2);&quot;}{\percent}} &amp; &quot;;&quot;{\tablenum[table-format=4.2]{&quot;;ROUND([.F13];2);&quot;}} &amp; &quot;;&quot;{\SI{&quot;;ROUND([.I13]*100;2);&quot;}{\percent}} &amp; &quot; ;&quot;{\SI{&quot;;ROUND([.L13]*100;2);&quot;}{\percent}} \\ &quot;)" office:value-type="string" office:string-value="{w12} &amp; {\tablenum[table-format=4.2]{3.95}} &amp; {\SI{96.26}{\percent}} &amp; {\SI{3.74}{\percent}} &amp; {\tablenum[table-format=4.2]{2.96}} &amp; {\SI{95.4}{\percent}} &amp; {\SI{4.6}{\percent}} &amp; {\tablenum[table-format=4.2]{2.87}} &amp; {\SI{95.62}{\percent}} &amp; {\SI{4.38}{\percent}} \\ ">
            <text:p>{w12} &amp; {\tablenum[table-format=4.2]{3.95}} &amp; {\SI{96.26}{\percent}} &amp; {\SI{3.74}{\percent}} &amp; {\tablenum[table-format=4.2]{2.96}} &amp; {\SI{95.4}{\percent}} &amp; {\SI{4.6}{\percent}} &amp; {\tablenum[table-format=4.2]{2.87}} &amp; {\SI{95.62}{\percent}} &amp; {\SI{4.38}{\percent}} \\ 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2.9151000976575">
            <text:p>2.9151000977</text:p>
          </table:table-cell>
          <table:table-cell office:value-type="float" office:value="3.13220214844">
            <text:p>3.1322021484</text:p>
          </table:table-cell>
          <table:table-cell office:value-type="float" office:value="2.807189941405">
            <text:p>2.8071899414</text:p>
          </table:table-cell>
          <table:table-cell office:value-type="float" office:value="0.952722932936935">
            <text:p>0.9527229329</text:p>
          </table:table-cell>
          <table:table-cell office:value-type="float" office:value="0.959585330683223">
            <text:p>0.9595853307</text:p>
          </table:table-cell>
          <table:table-cell office:value-type="float" office:value="0.956884743330487">
            <text:p>0.9568847433</text:p>
          </table:table-cell>
          <table:table-cell office:value-type="float" office:value="0.0472770670630647">
            <text:p>0.0472770671</text:p>
          </table:table-cell>
          <table:table-cell office:value-type="float" office:value="0.0404146693167767">
            <text:p>0.0404146693</text:p>
          </table:table-cell>
          <table:table-cell office:value-type="float" office:value="0.0431152566695124">
            <text:p>0.0431152567</text:p>
          </table:table-cell>
          <table:table-cell/>
          <table:table-cell table:style-name="ce2" table:formula="of:=CONCATENATE(&quot;{&quot;;[.B14];&quot;} &amp; &quot;;&quot;{\tablenum[table-format=4.2]{&quot;;ROUND([.D14];2);&quot;}} &amp; &quot;;&quot;{\SI{&quot;;ROUND([.G14]*100;2);&quot;}{\percent}} &amp; &quot; ;&quot;{\SI{&quot;;ROUND([.J14]*100;2);&quot;}{\percent}} &amp; &quot;;&quot;{\tablenum[table-format=4.2]{&quot;;ROUND([.E14];2);&quot;}} &amp; &quot;;&quot;{\SI{&quot;;ROUND([.H14]*100;2);&quot;}{\percent}} &amp; &quot; ;&quot;{\SI{&quot;;ROUND([.K14]*100;2);&quot;}{\percent}} &amp; &quot;;&quot;{\tablenum[table-format=4.2]{&quot;;ROUND([.F14];2);&quot;}} &amp; &quot;;&quot;{\SI{&quot;;ROUND([.I14]*100;2);&quot;}{\percent}} &amp; &quot; ;&quot;{\SI{&quot;;ROUND([.L14]*100;2);&quot;}{\percent}} \\ &quot;)" office:value-type="string" office:string-value="{w13} &amp; {\tablenum[table-format=4.2]{2.92}} &amp; {\SI{95.27}{\percent}} &amp; {\SI{4.73}{\percent}} &amp; {\tablenum[table-format=4.2]{3.13}} &amp; {\SI{95.96}{\percent}} &amp; {\SI{4.04}{\percent}} &amp; {\tablenum[table-format=4.2]{2.81}} &amp; {\SI{95.69}{\percent}} &amp; {\SI{4.31}{\percent}} \\ ">
            <text:p>{w13} &amp; {\tablenum[table-format=4.2]{2.92}} &amp; {\SI{95.27}{\percent}} &amp; {\SI{4.73}{\percent}} &amp; {\tablenum[table-format=4.2]{3.13}} &amp; {\SI{95.96}{\percent}} &amp; {\SI{4.04}{\percent}} &amp; {\tablenum[table-format=4.2]{2.81}} &amp; {\SI{95.69}{\percent}} &amp; {\SI{4.31}{\percent}} \\ 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2.8273315429675">
            <text:p>2.827331543</text:p>
          </table:table-cell>
          <table:table-cell office:value-type="float" office:value="2.85192871094">
            <text:p>2.8519287109</text:p>
          </table:table-cell>
          <table:table-cell office:value-type="float" office:value="2.7757568359375">
            <text:p>2.7757568359</text:p>
          </table:table-cell>
          <table:table-cell office:value-type="float" office:value="0.954536623275674">
            <text:p>0.9545366233</text:p>
          </table:table-cell>
          <table:table-cell office:value-type="float" office:value="0.956277019218461">
            <text:p>0.9562770192</text:p>
          </table:table-cell>
          <table:table-cell office:value-type="float" office:value="0.956550419983289">
            <text:p>0.95655042</text:p>
          </table:table-cell>
          <table:table-cell office:value-type="float" office:value="0.0454633767243255">
            <text:p>0.0454633767</text:p>
          </table:table-cell>
          <table:table-cell office:value-type="float" office:value="0.0437229807815394">
            <text:p>0.0437229808</text:p>
          </table:table-cell>
          <table:table-cell office:value-type="float" office:value="0.0434495800167114">
            <text:p>0.04344958</text:p>
          </table:table-cell>
          <table:table-cell/>
          <table:table-cell table:style-name="ce2" table:formula="of:=CONCATENATE(&quot;{&quot;;[.B15];&quot;} &amp; &quot;;&quot;{\tablenum[table-format=4.2]{&quot;;ROUND([.D15];2);&quot;}} &amp; &quot;;&quot;{\SI{&quot;;ROUND([.G15]*100;2);&quot;}{\percent}} &amp; &quot; ;&quot;{\SI{&quot;;ROUND([.J15]*100;2);&quot;}{\percent}} &amp; &quot;;&quot;{\tablenum[table-format=4.2]{&quot;;ROUND([.E15];2);&quot;}} &amp; &quot;;&quot;{\SI{&quot;;ROUND([.H15]*100;2);&quot;}{\percent}} &amp; &quot; ;&quot;{\SI{&quot;;ROUND([.K15]*100;2);&quot;}{\percent}} &amp; &quot;;&quot;{\tablenum[table-format=4.2]{&quot;;ROUND([.F15];2);&quot;}} &amp; &quot;;&quot;{\SI{&quot;;ROUND([.I15]*100;2);&quot;}{\percent}} &amp; &quot; ;&quot;{\SI{&quot;;ROUND([.L15]*100;2);&quot;}{\percent}} \\ &quot;)" office:value-type="string" office:string-value="{w14} &amp; {\tablenum[table-format=4.2]{2.83}} &amp; {\SI{95.45}{\percent}} &amp; {\SI{4.55}{\percent}} &amp; {\tablenum[table-format=4.2]{2.85}} &amp; {\SI{95.63}{\percent}} &amp; {\SI{4.37}{\percent}} &amp; {\tablenum[table-format=4.2]{2.78}} &amp; {\SI{95.66}{\percent}} &amp; {\SI{4.34}{\percent}} \\ ">
            <text:p>{w14} &amp; {\tablenum[table-format=4.2]{2.83}} &amp; {\SI{95.45}{\percent}} &amp; {\SI{4.55}{\percent}} &amp; {\tablenum[table-format=4.2]{2.85}} &amp; {\SI{95.63}{\percent}} &amp; {\SI{4.37}{\percent}} &amp; {\tablenum[table-format=4.2]{2.78}} &amp; {\SI{95.66}{\percent}} &amp; {\SI{4.34}{\percent}} \\ 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2.93402099609">
            <text:p>2.9340209961</text:p>
          </table:table-cell>
          <table:table-cell office:value-type="float" office:value="2.950073242185">
            <text:p>2.9500732422</text:p>
          </table:table-cell>
          <table:table-cell office:value-type="float" office:value="2.8213500976575">
            <text:p>2.8213500977</text:p>
          </table:table-cell>
          <table:table-cell office:value-type="float" office:value="0.953818310415784">
            <text:p>0.9538183104</text:p>
          </table:table-cell>
          <table:table-cell office:value-type="float" office:value="0.954773037613236">
            <text:p>0.9547730376</text:p>
          </table:table-cell>
          <table:table-cell office:value-type="float" office:value="0.954959437533822">
            <text:p>0.9549594375</text:p>
          </table:table-cell>
          <table:table-cell office:value-type="float" office:value="0.0461816895842158">
            <text:p>0.0461816896</text:p>
          </table:table-cell>
          <table:table-cell office:value-type="float" office:value="0.045226962386764">
            <text:p>0.0452269624</text:p>
          </table:table-cell>
          <table:table-cell office:value-type="float" office:value="0.045040562466178">
            <text:p>0.0450405625</text:p>
          </table:table-cell>
          <table:table-cell/>
          <table:table-cell table:style-name="ce2" table:formula="of:=CONCATENATE(&quot;{&quot;;[.B16];&quot;} &amp; &quot;;&quot;{\tablenum[table-format=4.2]{&quot;;ROUND([.D16];2);&quot;}} &amp; &quot;;&quot;{\SI{&quot;;ROUND([.G16]*100;2);&quot;}{\percent}} &amp; &quot; ;&quot;{\SI{&quot;;ROUND([.J16]*100;2);&quot;}{\percent}} &amp; &quot;;&quot;{\tablenum[table-format=4.2]{&quot;;ROUND([.E16];2);&quot;}} &amp; &quot;;&quot;{\SI{&quot;;ROUND([.H16]*100;2);&quot;}{\percent}} &amp; &quot; ;&quot;{\SI{&quot;;ROUND([.K16]*100;2);&quot;}{\percent}} &amp; &quot;;&quot;{\tablenum[table-format=4.2]{&quot;;ROUND([.F16];2);&quot;}} &amp; &quot;;&quot;{\SI{&quot;;ROUND([.I16]*100;2);&quot;}{\percent}} &amp; &quot; ;&quot;{\SI{&quot;;ROUND([.L16]*100;2);&quot;}{\percent}} \\ &quot;)" office:value-type="string" office:string-value="{w15} &amp; {\tablenum[table-format=4.2]{2.93}} &amp; {\SI{95.38}{\percent}} &amp; {\SI{4.62}{\percent}} &amp; {\tablenum[table-format=4.2]{2.95}} &amp; {\SI{95.48}{\percent}} &amp; {\SI{4.52}{\percent}} &amp; {\tablenum[table-format=4.2]{2.82}} &amp; {\SI{95.5}{\percent}} &amp; {\SI{4.5}{\percent}} \\ ">
            <text:p>{w15} &amp; {\tablenum[table-format=4.2]{2.93}} &amp; {\SI{95.38}{\percent}} &amp; {\SI{4.62}{\percent}} &amp; {\tablenum[table-format=4.2]{2.95}} &amp; {\SI{95.48}{\percent}} &amp; {\SI{4.52}{\percent}} &amp; {\tablenum[table-format=4.2]{2.82}} &amp; {\SI{95.5}{\percent}} &amp; {\SI{4.5}{\percent}} \\ </text:p>
          </table:table-cell>
        </table:table-row>
        <table:table-row table:style-name="ro2" table:number-rows-repeated="6">
          <table:table-cell table:number-columns-repeated="14"/>
        </table:table-row>
        <table:table-row table:style-name="ro2">
          <table:table-cell office:value-type="string">
            <text:p>OLD *** NO Parsing</text:p>
          </table:table-cell>
          <table:table-cell table:number-columns-repeated="13"/>
        </table:table-row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Level-1</text:p>
          </table:table-cell>
          <table:table-cell office:value-type="string">
            <text:p>Level-2</text:p>
          </table:table-cell>
          <table:table-cell office:value-type="string">
            <text:p>Level-3</text:p>
          </table:table-cell>
          <table:table-cell table:number-columns-repeated="8"/>
        </table:table-row>
        <table:table-row table:style-name="ro2">
          <table:table-cell table:formula="of:=VALUE(RIGHT([.B25]; LEN([.B25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0.121337890625">
            <text:p>0.1213378906</text:p>
          </table:table-cell>
          <table:table-cell office:value-type="float" office:value="0.117594401041667">
            <text:p>0.117594401</text:p>
          </table:table-cell>
          <table:table-cell office:value-type="float" office:value="0.122151692708333">
            <text:p>0.1221516927</text:p>
          </table:table-cell>
          <table:table-cell table:number-columns-repeated="8"/>
        </table:table-row>
        <table:table-row table:style-name="ro2">
          <table:table-cell table:formula="of:=VALUE(RIGHT([.B26]; LEN([.B26])-1))" office:value-type="float" office:value="2">
            <text:p>2</text:p>
          </table:table-cell>
          <table:table-cell office:value-type="string">
            <text:p>w2</text:p>
          </table:table-cell>
          <table:table-cell office:value-type="float" office:value="200">
            <text:p>200</text:p>
          </table:table-cell>
          <table:table-cell office:value-type="float" office:value="0.11669921875">
            <text:p>0.1166992188</text:p>
          </table:table-cell>
          <table:table-cell office:value-type="float" office:value="0.116617838541667">
            <text:p>0.1166178385</text:p>
          </table:table-cell>
          <table:table-cell office:value-type="float" office:value="0.136393229166667">
            <text:p>0.1363932292</text:p>
          </table:table-cell>
          <table:table-cell table:number-columns-repeated="8"/>
        </table:table-row>
        <table:table-row table:style-name="ro2">
          <table:table-cell table:formula="of:=VALUE(RIGHT([.B27]; LEN([.B27])-1))" office:value-type="float" office:value="3">
            <text:p>3</text:p>
          </table:table-cell>
          <table:table-cell office:value-type="string">
            <text:p>w3</text:p>
          </table:table-cell>
          <table:table-cell office:value-type="float" office:value="400">
            <text:p>400</text:p>
          </table:table-cell>
          <table:table-cell office:value-type="float" office:value="0.117431640625">
            <text:p>0.1174316406</text:p>
          </table:table-cell>
          <table:table-cell office:value-type="float" office:value="0.116943359375">
            <text:p>0.1169433594</text:p>
          </table:table-cell>
          <table:table-cell office:value-type="float" office:value="0.117350260416667">
            <text:p>0.1173502604</text:p>
          </table:table-cell>
          <table:table-cell table:number-columns-repeated="8"/>
        </table:table-row>
        <table:table-row table:style-name="ro2">
          <table:table-cell table:formula="of:=VALUE(RIGHT([.B28]; LEN([.B28])-1))" office:value-type="float" office:value="4">
            <text:p>4</text:p>
          </table:table-cell>
          <table:table-cell office:value-type="string">
            <text:p>w4</text:p>
          </table:table-cell>
          <table:table-cell office:value-type="float" office:value="800">
            <text:p>800</text:p>
          </table:table-cell>
          <table:table-cell office:value-type="float" office:value="0.117919921875">
            <text:p>0.1179199219</text:p>
          </table:table-cell>
          <table:table-cell office:value-type="float" office:value="0.116373697916667">
            <text:p>0.1163736979</text:p>
          </table:table-cell>
          <table:table-cell office:value-type="float" office:value="0.118001302083333">
            <text:p>0.1180013021</text:p>
          </table:table-cell>
          <table:table-cell table:number-columns-repeated="8"/>
        </table:table-row>
        <table:table-row table:style-name="ro2">
          <table:table-cell table:formula="of:=VALUE(RIGHT([.B29]; LEN([.B29])-1))" office:value-type="float" office:value="5">
            <text:p>5</text:p>
          </table:table-cell>
          <table:table-cell office:value-type="string">
            <text:p>w5</text:p>
          </table:table-cell>
          <table:table-cell office:value-type="float" office:value="1600">
            <text:p>1600</text:p>
          </table:table-cell>
          <table:table-cell office:value-type="float" office:value="0.117024739583333">
            <text:p>0.1170247396</text:p>
          </table:table-cell>
          <table:table-cell office:value-type="float" office:value="0.118001302083333">
            <text:p>0.1180013021</text:p>
          </table:table-cell>
          <table:table-cell office:value-type="float" office:value="0.117268880208333">
            <text:p>0.1172688802</text:p>
          </table:table-cell>
          <table:table-cell table:number-columns-repeated="8"/>
        </table:table-row>
        <table:table-row table:style-name="ro2">
          <table:table-cell table:formula="of:=VALUE(RIGHT([.B30]; LEN([.B30])-1))" office:value-type="float" office:value="6">
            <text:p>6</text:p>
          </table:table-cell>
          <table:table-cell office:value-type="string">
            <text:p>w6</text:p>
          </table:table-cell>
          <table:table-cell office:value-type="float" office:value="3200">
            <text:p>3200</text:p>
          </table:table-cell>
          <table:table-cell office:value-type="float" office:value="0.119303385416667">
            <text:p>0.1193033854</text:p>
          </table:table-cell>
          <table:table-cell office:value-type="float" office:value="0.118733723958333">
            <text:p>0.118733724</text:p>
          </table:table-cell>
          <table:table-cell office:value-type="float" office:value="0.120035807291667">
            <text:p>0.1200358073</text:p>
          </table:table-cell>
          <table:table-cell table:number-columns-repeated="8"/>
        </table:table-row>
        <table:table-row table:style-name="ro2">
          <table:table-cell table:formula="of:=VALUE(RIGHT([.B31]; LEN([.B31])-1))" office:value-type="float" office:value="7">
            <text:p>7</text:p>
          </table:table-cell>
          <table:table-cell office:value-type="string">
            <text:p>w7</text:p>
          </table:table-cell>
          <table:table-cell office:value-type="float" office:value="6400">
            <text:p>6400</text:p>
          </table:table-cell>
          <table:table-cell office:value-type="float" office:value="0.119466145833333">
            <text:p>0.1194661458</text:p>
          </table:table-cell>
          <table:table-cell office:value-type="float" office:value="0.119059244791667">
            <text:p>0.1190592448</text:p>
          </table:table-cell>
          <table:table-cell office:value-type="float" office:value="0.11865234375">
            <text:p>0.1186523438</text:p>
          </table:table-cell>
          <table:table-cell table:number-columns-repeated="8"/>
        </table:table-row>
        <table:table-row table:style-name="ro2">
          <table:table-cell table:formula="of:=VALUE(RIGHT([.B32]; LEN([.B32])-1))" office:value-type="float" office:value="8">
            <text:p>8</text:p>
          </table:table-cell>
          <table:table-cell office:value-type="string">
            <text:p>w8</text:p>
          </table:table-cell>
          <table:table-cell office:value-type="float" office:value="12800">
            <text:p>12800</text:p>
          </table:table-cell>
          <table:table-cell office:value-type="float" office:value="0.126953125">
            <text:p>0.126953125</text:p>
          </table:table-cell>
          <table:table-cell office:value-type="float" office:value="0.118001302083333">
            <text:p>0.1180013021</text:p>
          </table:table-cell>
          <table:table-cell office:value-type="float" office:value="0.127360026041667">
            <text:p>0.127360026</text:p>
          </table:table-cell>
          <table:table-cell table:number-columns-repeated="8"/>
        </table:table-row>
        <table:table-row table:style-name="ro2">
          <table:table-cell table:formula="of:=VALUE(RIGHT([.B33]; LEN([.B33])-1))" office:value-type="float" office:value="9">
            <text:p>9</text:p>
          </table:table-cell>
          <table:table-cell office:value-type="string">
            <text:p>w9</text:p>
          </table:table-cell>
          <table:table-cell office:value-type="float" office:value="25600">
            <text:p>25600</text:p>
          </table:table-cell>
          <table:table-cell office:value-type="float" office:value="0.11865234375">
            <text:p>0.1186523438</text:p>
          </table:table-cell>
          <table:table-cell office:value-type="float" office:value="0.1240234375">
            <text:p>0.1240234375</text:p>
          </table:table-cell>
          <table:table-cell office:value-type="float" office:value="0.119303385416667">
            <text:p>0.1193033854</text:p>
          </table:table-cell>
          <table:table-cell table:number-columns-repeated="8"/>
        </table:table-row>
        <table:table-row table:style-name="ro2">
          <table:table-cell table:formula="of:=VALUE(RIGHT([.B34]; LEN([.B34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float" office:value="51200">
            <text:p>51200</text:p>
          </table:table-cell>
          <table:table-cell office:value-type="float" office:value="0.122314453125">
            <text:p>0.1223144531</text:p>
          </table:table-cell>
          <table:table-cell office:value-type="float" office:value="0.117838541666667">
            <text:p>0.1178385417</text:p>
          </table:table-cell>
          <table:table-cell office:value-type="float" office:value="0.117757161458333">
            <text:p>0.1177571615</text:p>
          </table:table-cell>
          <table:table-cell table:number-columns-repeated="8"/>
        </table:table-row>
        <table:table-row table:style-name="ro2">
          <table:table-cell table:formula="of:=VALUE(RIGHT([.B35]; LEN([.B35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float" office:value="102400">
            <text:p>102400</text:p>
          </table:table-cell>
          <table:table-cell office:value-type="float" office:value="0.135009765625">
            <text:p>0.1350097656</text:p>
          </table:table-cell>
          <table:table-cell office:value-type="float" office:value="0.119059244791667">
            <text:p>0.1190592448</text:p>
          </table:table-cell>
          <table:table-cell office:value-type="float" office:value="0.117431640625">
            <text:p>0.1174316406</text:p>
          </table:table-cell>
          <table:table-cell table:number-columns-repeated="8"/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float" office:value="204800">
            <text:p>204800</text:p>
          </table:table-cell>
          <table:table-cell office:value-type="float" office:value="0.128011067708333">
            <text:p>0.1280110677</text:p>
          </table:table-cell>
          <table:table-cell office:value-type="float" office:value="0.121663411458333">
            <text:p>0.1216634115</text:p>
          </table:table-cell>
          <table:table-cell office:value-type="float" office:value="0.118326822916667">
            <text:p>0.1183268229</text:p>
          </table:table-cell>
          <table:table-cell table:number-columns-repeated="8"/>
        </table:table-row>
        <table:table-row table:style-name="ro2">
          <table:table-cell table:formula="of:=VALUE(RIGHT([.B37]; LEN([.B37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float" office:value="409600">
            <text:p>409600</text:p>
          </table:table-cell>
          <table:table-cell office:value-type="float" office:value="0.121337890625">
            <text:p>0.1213378906</text:p>
          </table:table-cell>
          <table:table-cell office:value-type="float" office:value="0.121907552083333">
            <text:p>0.1219075521</text:p>
          </table:table-cell>
          <table:table-cell office:value-type="float" office:value="0.117838541666667">
            <text:p>0.1178385417</text:p>
          </table:table-cell>
          <table:table-cell table:number-columns-repeated="8"/>
        </table:table-row>
        <table:table-row table:style-name="ro2">
          <table:table-cell table:formula="of:=VALUE(RIGHT([.B38]; LEN([.B38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float" office:value="819200">
            <text:p>819200</text:p>
          </table:table-cell>
          <table:table-cell office:value-type="float" office:value="0.124104817708333">
            <text:p>0.1241048177</text:p>
          </table:table-cell>
          <table:table-cell office:value-type="float" office:value="0.122395833333333">
            <text:p>0.1223958333</text:p>
          </table:table-cell>
          <table:table-cell office:value-type="float" office:value="0.118896484375">
            <text:p>0.1188964844</text:p>
          </table:table-cell>
          <table:table-cell table:number-columns-repeated="8"/>
        </table:table-row>
        <table:table-row table:style-name="ro2">
          <table:table-cell table:formula="of:=VALUE(RIGHT([.B39]; LEN([.B39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float" office:value="1638400">
            <text:p>1638400</text:p>
          </table:table-cell>
          <table:table-cell office:value-type="float" office:value="0.124348958333333">
            <text:p>0.1243489583</text:p>
          </table:table-cell>
          <table:table-cell office:value-type="float" office:value="0.1220703125">
            <text:p>0.1220703125</text:p>
          </table:table-cell>
          <table:table-cell office:value-type="float" office:value="0.118082682291667">
            <text:p>0.1180826823</text:p>
          </table:table-cell>
          <table:table-cell table:number-columns-repeated="8"/>
        </table:table-row>
      </table:table>
      <table:table table:name="Basic Search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10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Processing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Structure</text:p>
          </table:table-cell>
          <table:table-cell table:number-columns-repeated="2"/>
          <table:table-cell office:value-type="string">
            <text:p>Workload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office:value-type="float" office:value="100">
            <text:p>100</text:p>
          </table:table-cell>
          <table:table-cell office:value-type="float" office:value="24.667358398425">
            <text:p>24.6673583984</text:p>
          </table:table-cell>
          <table:table-cell office:value-type="float" office:value="3.9794921874925">
            <text:p>3.9794921875</text:p>
          </table:table-cell>
          <table:table-cell office:value-type="float" office:value="9.4939575195325">
            <text:p>9.4939575195</text:p>
          </table:table-cell>
          <table:table-cell office:value-type="float" office:value="11.1939086914">
            <text:p>11.1939086914</text:p>
          </table:table-cell>
          <table:table-cell office:value-type="string">
            <text:p>h1</text:p>
          </table:table-cell>
          <table:table-cell/>
          <table:table-cell office:value-type="string">
            <text:p>w1</text:p>
          </table:table-cell>
          <table:table-cell table:formula="of:=[.D2]" office:value-type="float" office:value="100">
            <text:p>100</text:p>
          </table:table-cell>
          <table:table-cell table:style-name="ce3" table:formula="of:=IF(ISERROR([.F2]/(SUM([.F2:.H2]))); 0; [.F2]/(SUM([.F2:.H2])))" office:value-type="percentage" office:value="0.161326240257108">
            <text:p>16.13%</text:p>
          </table:table-cell>
          <table:table-cell table:style-name="ce3" table:formula="of:=IF(ISERROR([.G2]/(SUM([.F2:.H2]))); 0; [.G2]/(SUM([.F2:.H2])))" office:value-type="percentage" office:value="0.384879376469378">
            <text:p>38.49%</text:p>
          </table:table-cell>
          <table:table-cell table:style-name="ce3" table:formula="of:=IF(ISERROR([.H2]/(SUM([.F2:.H2]))); 0; [.H2]/(SUM([.F2:.H2])))" office:value-type="percentage" office:value="0.453794383273514">
            <text:p>45.38%</text:p>
          </table:table-cell>
          <table:table-cell/>
          <table:table-cell table:style-name="ce2" table:formula="of:=CONCATENATE(&quot;{&quot;;[.K2];&quot;} &amp; &quot;;&quot;{\tablenum[table-format=4.2]{&quot;;ROUND([.E2];2);&quot;}} &amp; &quot;; &quot;{\SI{&quot;;ROUND([.M2]*100;2);&quot;}{\percent}} &amp; &quot;;&quot;{\SI{&quot;;ROUND([.N2]*100;2);&quot;}{\percent}} &amp; &quot;;&quot;{\SI{&quot;;ROUND([.O2]*100;2);&quot;}{\percent}} \\ &quot;)" office:value-type="string" office:string-value="{w1} &amp; {\tablenum[table-format=4.2]{24.67}} &amp; {\SI{16.13}{\percent}} &amp; {\SI{38.49}{\percent}} &amp; {\SI{45.38}{\percent}} \\ ">
            <text:p>{w1} &amp; {\tablenum[table-format=4.2]{24.67}} &amp; {\SI{16.13}{\percent}} &amp; {\SI{38.49}{\percent}} &amp; {\SI{45.38}{\percent}} \\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[.D2]*2" office:value-type="float" office:value="200">
            <text:p>200</text:p>
          </table:table-cell>
          <table:table-cell office:value-type="float" office:value="47.87426757815">
            <text:p>47.8742675782</text:p>
          </table:table-cell>
          <table:table-cell office:value-type="float" office:value="7.374450683625">
            <text:p>7.3744506836</text:p>
          </table:table-cell>
          <table:table-cell office:value-type="float" office:value="18.6964111328">
            <text:p>18.6964111328</text:p>
          </table:table-cell>
          <table:table-cell office:value-type="float" office:value="21.803405761725">
            <text:p>21.8034057617</text:p>
          </table:table-cell>
          <table:table-cell office:value-type="string">
            <text:p>h1</text:p>
          </table:table-cell>
          <table:table-cell/>
          <table:table-cell office:value-type="string">
            <text:p>w2</text:p>
          </table:table-cell>
          <table:table-cell table:formula="of:=[.D3]" office:value-type="float" office:value="200">
            <text:p>200</text:p>
          </table:table-cell>
          <table:table-cell table:style-name="ce3" table:formula="of:=IF(ISERROR([.F3]/(SUM([.F3:.H3]))); 0; [.F3]/(SUM([.F3:.H3])))" office:value-type="percentage" office:value="0.154037879986089">
            <text:p>15.40%</text:p>
          </table:table-cell>
          <table:table-cell table:style-name="ce3" table:formula="of:=IF(ISERROR([.G3]/(SUM([.F3:.H3]))); 0; [.G3]/(SUM([.F3:.H3])))" office:value-type="percentage" office:value="0.390531533506595">
            <text:p>39.05%</text:p>
          </table:table-cell>
          <table:table-cell table:style-name="ce3" table:formula="of:=IF(ISERROR([.H3]/(SUM([.F3:.H3]))); 0; [.H3]/(SUM([.F3:.H3])))" office:value-type="percentage" office:value="0.455430586507315">
            <text:p>45.54%</text:p>
          </table:table-cell>
          <table:table-cell/>
          <table:table-cell table:style-name="ce2" table:formula="of:=CONCATENATE(&quot;{&quot;;[.K3];&quot;} &amp; &quot;;&quot;{\tablenum[table-format=4.2]{&quot;;ROUND([.E3];2);&quot;}} &amp; &quot;; &quot;{\SI{&quot;;ROUND([.M3]*100;2);&quot;}{\percent}} &amp; &quot;;&quot;{\SI{&quot;;ROUND([.N3]*100;2);&quot;}{\percent}} &amp; &quot;;&quot;{\SI{&quot;;ROUND([.O3]*100;2);&quot;}{\percent}} \\ &quot;)" office:value-type="string" office:string-value="{w2} &amp; {\tablenum[table-format=4.2]{47.87}} &amp; {\SI{15.4}{\percent}} &amp; {\SI{39.05}{\percent}} &amp; {\SI{45.54}{\percent}} \\ ">
            <text:p>{w2} &amp; {\tablenum[table-format=4.2]{47.87}} &amp; {\SI{15.4}{\percent}} &amp; {\SI{39.05}{\percent}} &amp; {\SI{45.54}{\percent}} \\ 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[.D3]*2" office:value-type="float" office:value="400">
            <text:p>400</text:p>
          </table:table-cell>
          <table:table-cell office:value-type="float" office:value="97.3832397461">
            <text:p>97.3832397461</text:p>
          </table:table-cell>
          <table:table-cell office:value-type="float" office:value="14.5014038086">
            <text:p>14.5014038086</text:p>
          </table:table-cell>
          <table:table-cell office:value-type="float" office:value="37.991333007825">
            <text:p>37.9913330078</text:p>
          </table:table-cell>
          <table:table-cell office:value-type="float" office:value="44.890502929675">
            <text:p>44.8905029297</text:p>
          </table:table-cell>
          <table:table-cell office:value-type="string">
            <text:p>h1</text:p>
          </table:table-cell>
          <table:table-cell/>
          <table:table-cell office:value-type="string">
            <text:p>w3</text:p>
          </table:table-cell>
          <table:table-cell table:formula="of:=[.D4]" office:value-type="float" office:value="400">
            <text:p>400</text:p>
          </table:table-cell>
          <table:table-cell table:style-name="ce3" table:formula="of:=IF(ISERROR([.F4]/(SUM([.F4:.H4]))); 0; [.F4]/(SUM([.F4:.H4])))" office:value-type="percentage" office:value="0.148910673401382">
            <text:p>14.89%</text:p>
          </table:table-cell>
          <table:table-cell table:style-name="ce3" table:formula="of:=IF(ISERROR([.G4]/(SUM([.F4:.H4]))); 0; [.G4]/(SUM([.F4:.H4])))" office:value-type="percentage" office:value="0.39012188449344">
            <text:p>39.01%</text:p>
          </table:table-cell>
          <table:table-cell table:style-name="ce3" table:formula="of:=IF(ISERROR([.H4]/(SUM([.F4:.H4]))); 0; [.H4]/(SUM([.F4:.H4])))" office:value-type="percentage" office:value="0.460967442105178">
            <text:p>46.10%</text:p>
          </table:table-cell>
          <table:table-cell/>
          <table:table-cell table:style-name="ce2" table:formula="of:=CONCATENATE(&quot;{&quot;;[.K4];&quot;} &amp; &quot;;&quot;{\tablenum[table-format=4.2]{&quot;;ROUND([.E4];2);&quot;}} &amp; &quot;; &quot;{\SI{&quot;;ROUND([.M4]*100;2);&quot;}{\percent}} &amp; &quot;;&quot;{\SI{&quot;;ROUND([.N4]*100;2);&quot;}{\percent}} &amp; &quot;;&quot;{\SI{&quot;;ROUND([.O4]*100;2);&quot;}{\percent}} \\ &quot;)" office:value-type="string" office:string-value="{w3} &amp; {\tablenum[table-format=4.2]{97.38}} &amp; {\SI{14.89}{\percent}} &amp; {\SI{39.01}{\percent}} &amp; {\SI{46.1}{\percent}} \\ ">
            <text:p>{w3} &amp; {\tablenum[table-format=4.2]{97.38}} &amp; {\SI{14.89}{\percent}} &amp; {\SI{39.01}{\percent}} &amp; {\SI{46.1}{\percent}} \\ 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[.D4]*2" office:value-type="float" office:value="800">
            <text:p>800</text:p>
          </table:table-cell>
          <table:table-cell office:value-type="float" office:value="191.902282715">
            <text:p>191.902282715</text:p>
          </table:table-cell>
          <table:table-cell office:value-type="float" office:value="27.405456543125">
            <text:p>27.4054565431</text:p>
          </table:table-cell>
          <table:table-cell office:value-type="float" office:value="75.699890136725">
            <text:p>75.6998901367</text:p>
          </table:table-cell>
          <table:table-cell office:value-type="float" office:value="88.79693603515">
            <text:p>88.7969360352</text:p>
          </table:table-cell>
          <table:table-cell office:value-type="string">
            <text:p>h1</text:p>
          </table:table-cell>
          <table:table-cell/>
          <table:table-cell office:value-type="string">
            <text:p>w4</text:p>
          </table:table-cell>
          <table:table-cell table:formula="of:=[.D5]" office:value-type="float" office:value="800">
            <text:p>800</text:p>
          </table:table-cell>
          <table:table-cell table:style-name="ce3" table:formula="of:=IF(ISERROR([.F5]/(SUM([.F5:.H5]))); 0; [.F5]/(SUM([.F5:.H5])))" office:value-type="percentage" office:value="0.142809434861313">
            <text:p>14.28%</text:p>
          </table:table-cell>
          <table:table-cell table:style-name="ce3" table:formula="of:=IF(ISERROR([.G5]/(SUM([.F5:.H5]))); 0; [.G5]/(SUM([.F5:.H5])))" office:value-type="percentage" office:value="0.394471024866073">
            <text:p>39.45%</text:p>
          </table:table-cell>
          <table:table-cell table:style-name="ce3" table:formula="of:=IF(ISERROR([.H5]/(SUM([.F5:.H5]))); 0; [.H5]/(SUM([.F5:.H5])))" office:value-type="percentage" office:value="0.462719540272614">
            <text:p>46.27%</text:p>
          </table:table-cell>
          <table:table-cell/>
          <table:table-cell table:style-name="ce2" table:formula="of:=CONCATENATE(&quot;{&quot;;[.K5];&quot;} &amp; &quot;;&quot;{\tablenum[table-format=4.2]{&quot;;ROUND([.E5];2);&quot;}} &amp; &quot;; &quot;{\SI{&quot;;ROUND([.M5]*100;2);&quot;}{\percent}} &amp; &quot;;&quot;{\SI{&quot;;ROUND([.N5]*100;2);&quot;}{\percent}} &amp; &quot;;&quot;{\SI{&quot;;ROUND([.O5]*100;2);&quot;}{\percent}} \\ &quot;)" office:value-type="string" office:string-value="{w4} &amp; {\tablenum[table-format=4.2]{191.9}} &amp; {\SI{14.28}{\percent}} &amp; {\SI{39.45}{\percent}} &amp; {\SI{46.27}{\percent}} \\ ">
            <text:p>{w4} &amp; {\tablenum[table-format=4.2]{191.9}} &amp; {\SI{14.28}{\percent}} &amp; {\SI{39.45}{\percent}} &amp; {\SI{46.27}{\percent}} \\ 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[.D5]*2" office:value-type="float" office:value="1600">
            <text:p>1600</text:p>
          </table:table-cell>
          <table:table-cell office:value-type="float" office:value="386.99011230475">
            <text:p>386.9901123048</text:p>
          </table:table-cell>
          <table:table-cell office:value-type="float" office:value="53.49005126975">
            <text:p>53.4900512698</text:p>
          </table:table-cell>
          <table:table-cell office:value-type="float" office:value="152.44073486325">
            <text:p>152.4407348633</text:p>
          </table:table-cell>
          <table:table-cell office:value-type="float" office:value="181.05932617175">
            <text:p>181.0593261718</text:p>
          </table:table-cell>
          <table:table-cell office:value-type="string">
            <text:p>h1</text:p>
          </table:table-cell>
          <table:table-cell/>
          <table:table-cell office:value-type="string">
            <text:p>w5</text:p>
          </table:table-cell>
          <table:table-cell table:formula="of:=[.D6]" office:value-type="float" office:value="1600">
            <text:p>1600</text:p>
          </table:table-cell>
          <table:table-cell table:style-name="ce3" table:formula="of:=IF(ISERROR([.F6]/(SUM([.F6:.H6]))); 0; [.F6]/(SUM([.F6:.H6])))" office:value-type="percentage" office:value="0.13822071822762">
            <text:p>13.82%</text:p>
          </table:table-cell>
          <table:table-cell table:style-name="ce3" table:formula="of:=IF(ISERROR([.G6]/(SUM([.F6:.H6]))); 0; [.G6]/(SUM([.F6:.H6])))" office:value-type="percentage" office:value="0.393913771996337">
            <text:p>39.39%</text:p>
          </table:table-cell>
          <table:table-cell table:style-name="ce3" table:formula="of:=IF(ISERROR([.H6]/(SUM([.F6:.H6]))); 0; [.H6]/(SUM([.F6:.H6])))" office:value-type="percentage" office:value="0.467865509776043">
            <text:p>46.79%</text:p>
          </table:table-cell>
          <table:table-cell/>
          <table:table-cell table:style-name="ce2" table:formula="of:=CONCATENATE(&quot;{&quot;;[.K6];&quot;} &amp; &quot;;&quot;{\tablenum[table-format=4.2]{&quot;;ROUND([.E6];2);&quot;}} &amp; &quot;; &quot;{\SI{&quot;;ROUND([.M6]*100;2);&quot;}{\percent}} &amp; &quot;;&quot;{\SI{&quot;;ROUND([.N6]*100;2);&quot;}{\percent}} &amp; &quot;;&quot;{\SI{&quot;;ROUND([.O6]*100;2);&quot;}{\percent}} \\ &quot;)" office:value-type="string" office:string-value="{w5} &amp; {\tablenum[table-format=4.2]{386.99}} &amp; {\SI{13.82}{\percent}} &amp; {\SI{39.39}{\percent}} &amp; {\SI{46.79}{\percent}} \\ ">
            <text:p>{w5} &amp; {\tablenum[table-format=4.2]{386.99}} &amp; {\SI{13.82}{\percent}} &amp; {\SI{39.39}{\percent}} &amp; {\SI{46.79}{\percent}} \\ 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[.D6]*2" office:value-type="float" office:value="3200">
            <text:p>3200</text:p>
          </table:table-cell>
          <table:table-cell office:value-type="float" office:value="768.34692382825">
            <text:p>768.3469238283</text:p>
          </table:table-cell>
          <table:table-cell office:value-type="float" office:value="104.34265136725">
            <text:p>104.3426513673</text:p>
          </table:table-cell>
          <table:table-cell office:value-type="float" office:value="304.0778198245">
            <text:p>304.0778198245</text:p>
          </table:table-cell>
          <table:table-cell office:value-type="float" office:value="359.9264526365">
            <text:p>359.9264526365</text:p>
          </table:table-cell>
          <table:table-cell office:value-type="string">
            <text:p>h1</text:p>
          </table:table-cell>
          <table:table-cell/>
          <table:table-cell office:value-type="string">
            <text:p>w6</text:p>
          </table:table-cell>
          <table:table-cell table:formula="of:=[.D7]" office:value-type="float" office:value="3200">
            <text:p>3200</text:p>
          </table:table-cell>
          <table:table-cell table:style-name="ce3" table:formula="of:=IF(ISERROR([.F7]/(SUM([.F7:.H7]))); 0; [.F7]/(SUM([.F7:.H7])))" office:value-type="percentage" office:value="0.135801482548232">
            <text:p>13.58%</text:p>
          </table:table-cell>
          <table:table-cell table:style-name="ce3" table:formula="of:=IF(ISERROR([.G7]/(SUM([.F7:.H7]))); 0; [.G7]/(SUM([.F7:.H7])))" office:value-type="percentage" office:value="0.395755888901653">
            <text:p>39.58%</text:p>
          </table:table-cell>
          <table:table-cell table:style-name="ce3" table:formula="of:=IF(ISERROR([.H7]/(SUM([.F7:.H7]))); 0; [.H7]/(SUM([.F7:.H7])))" office:value-type="percentage" office:value="0.468442628550114">
            <text:p>46.84%</text:p>
          </table:table-cell>
          <table:table-cell/>
          <table:table-cell table:style-name="ce2" table:formula="of:=CONCATENATE(&quot;{&quot;;[.K7];&quot;} &amp; &quot;;&quot;{\tablenum[table-format=4.2]{&quot;;ROUND([.E7];2);&quot;}} &amp; &quot;; &quot;{\SI{&quot;;ROUND([.M7]*100;2);&quot;}{\percent}} &amp; &quot;;&quot;{\SI{&quot;;ROUND([.N7]*100;2);&quot;}{\percent}} &amp; &quot;;&quot;{\SI{&quot;;ROUND([.O7]*100;2);&quot;}{\percent}} \\ &quot;)" office:value-type="string" office:string-value="{w6} &amp; {\tablenum[table-format=4.2]{768.35}} &amp; {\SI{13.58}{\percent}} &amp; {\SI{39.58}{\percent}} &amp; {\SI{46.84}{\percent}} \\ ">
            <text:p>{w6} &amp; {\tablenum[table-format=4.2]{768.35}} &amp; {\SI{13.58}{\percent}} &amp; {\SI{39.58}{\percent}} &amp; {\SI{46.84}{\percent}} \\ 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[.D7]*2" office:value-type="float" office:value="6400">
            <text:p>6400</text:p>
          </table:table-cell>
          <table:table-cell office:value-type="float" office:value="1531.0562744125">
            <text:p>1531.0562744125</text:p>
          </table:table-cell>
          <table:table-cell office:value-type="float" office:value="207.49053954925">
            <text:p>207.4905395493</text:p>
          </table:table-cell>
          <table:table-cell office:value-type="float" office:value="602.7890625">
            <text:p>602.7890625</text:p>
          </table:table-cell>
          <table:table-cell office:value-type="float" office:value="720.77667236325">
            <text:p>720.7766723633</text:p>
          </table:table-cell>
          <table:table-cell office:value-type="string">
            <text:p>h1</text:p>
          </table:table-cell>
          <table:table-cell/>
          <table:table-cell office:value-type="string">
            <text:p>w7</text:p>
          </table:table-cell>
          <table:table-cell table:formula="of:=[.D8]" office:value-type="float" office:value="6400">
            <text:p>6400</text:p>
          </table:table-cell>
          <table:table-cell table:style-name="ce3" table:formula="of:=IF(ISERROR([.F8]/(SUM([.F8:.H8]))); 0; [.F8]/(SUM([.F8:.H8])))" office:value-type="percentage" office:value="0.135521171244257">
            <text:p>13.55%</text:p>
          </table:table-cell>
          <table:table-cell table:style-name="ce3" table:formula="of:=IF(ISERROR([.G8]/(SUM([.F8:.H8]))); 0; [.G8]/(SUM([.F8:.H8])))" office:value-type="percentage" office:value="0.393707973099358">
            <text:p>39.37%</text:p>
          </table:table-cell>
          <table:table-cell table:style-name="ce3" table:formula="of:=IF(ISERROR([.H8]/(SUM([.F8:.H8]))); 0; [.H8]/(SUM([.F8:.H8])))" office:value-type="percentage" office:value="0.470770855656385">
            <text:p>47.08%</text:p>
          </table:table-cell>
          <table:table-cell/>
          <table:table-cell table:style-name="ce2" table:formula="of:=CONCATENATE(&quot;{&quot;;[.K8];&quot;} &amp; &quot;;&quot;{\tablenum[table-format=4.2]{&quot;;ROUND([.E8];2);&quot;}} &amp; &quot;; &quot;{\SI{&quot;;ROUND([.M8]*100;2);&quot;}{\percent}} &amp; &quot;;&quot;{\SI{&quot;;ROUND([.N8]*100;2);&quot;}{\percent}} &amp; &quot;;&quot;{\SI{&quot;;ROUND([.O8]*100;2);&quot;}{\percent}} \\ &quot;)" office:value-type="string" office:string-value="{w7} &amp; {\tablenum[table-format=4.2]{1531.06}} &amp; {\SI{13.55}{\percent}} &amp; {\SI{39.37}{\percent}} &amp; {\SI{47.08}{\percent}} \\ ">
            <text:p>{w7} &amp; {\tablenum[table-format=4.2]{1531.06}} &amp; {\SI{13.55}{\percent}} &amp; {\SI{39.37}{\percent}} &amp; {\SI{47.08}{\percent}} \\ 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[.D8]*2" office:value-type="float" office:value="12800">
            <text:p>12800</text:p>
          </table:table-cell>
          <table:table-cell office:value-type="float" office:value="3093.1226806625">
            <text:p>3093.1226806625</text:p>
          </table:table-cell>
          <table:table-cell office:value-type="float" office:value="414.6845703125">
            <text:p>414.6845703125</text:p>
          </table:table-cell>
          <table:table-cell office:value-type="float" office:value="1222.3314209">
            <text:p>1222.3314209</text:p>
          </table:table-cell>
          <table:table-cell office:value-type="float" office:value="1456.10668945">
            <text:p>1456.10668945</text:p>
          </table:table-cell>
          <table:table-cell office:value-type="string">
            <text:p>h1</text:p>
          </table:table-cell>
          <table:table-cell/>
          <table:table-cell office:value-type="string">
            <text:p>w8</text:p>
          </table:table-cell>
          <table:table-cell table:formula="of:=[.D9]" office:value-type="float" office:value="12800">
            <text:p>12800</text:p>
          </table:table-cell>
          <table:table-cell table:style-name="ce3" table:formula="of:=IF(ISERROR([.F9]/(SUM([.F9:.H9]))); 0; [.F9]/(SUM([.F9:.H9])))" office:value-type="percentage" office:value="0.134066641748487">
            <text:p>13.41%</text:p>
          </table:table-cell>
          <table:table-cell table:style-name="ce3" table:formula="of:=IF(ISERROR([.G9]/(SUM([.F9:.H9]))); 0; [.G9]/(SUM([.F9:.H9])))" office:value-type="percentage" office:value="0.395177154964379">
            <text:p>39.52%</text:p>
          </table:table-cell>
          <table:table-cell table:style-name="ce3" table:formula="of:=IF(ISERROR([.H9]/(SUM([.F9:.H9]))); 0; [.H9]/(SUM([.F9:.H9])))" office:value-type="percentage" office:value="0.470756203287134">
            <text:p>47.08%</text:p>
          </table:table-cell>
          <table:table-cell/>
          <table:table-cell table:style-name="ce2" table:formula="of:=CONCATENATE(&quot;{&quot;;[.K9];&quot;} &amp; &quot;;&quot;{\tablenum[table-format=4.2]{&quot;;ROUND([.E9];2);&quot;}} &amp; &quot;; &quot;{\SI{&quot;;ROUND([.M9]*100;2);&quot;}{\percent}} &amp; &quot;;&quot;{\SI{&quot;;ROUND([.N9]*100;2);&quot;}{\percent}} &amp; &quot;;&quot;{\SI{&quot;;ROUND([.O9]*100;2);&quot;}{\percent}} \\ &quot;)" office:value-type="string" office:string-value="{w8} &amp; {\tablenum[table-format=4.2]{3093.12}} &amp; {\SI{13.41}{\percent}} &amp; {\SI{39.52}{\percent}} &amp; {\SI{47.08}{\percent}} \\ ">
            <text:p>{w8} &amp; {\tablenum[table-format=4.2]{3093.12}} &amp; {\SI{13.41}{\percent}} &amp; {\SI{39.52}{\percent}} &amp; {\SI{47.08}{\percent}} \\ 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[.D9]*2" office:value-type="float" office:value="25600">
            <text:p>25600</text:p>
          </table:table-cell>
          <table:table-cell office:value-type="float" office:value="6172.2185668925">
            <text:p>6172.2185668925</text:p>
          </table:table-cell>
          <table:table-cell office:value-type="float" office:value="825.3220214825">
            <text:p>825.3220214825</text:p>
          </table:table-cell>
          <table:table-cell office:value-type="float" office:value="2454.14416504">
            <text:p>2454.14416504</text:p>
          </table:table-cell>
          <table:table-cell office:value-type="float" office:value="2892.75238037">
            <text:p>2892.75238037</text:p>
          </table:table-cell>
          <table:table-cell office:value-type="string">
            <text:p>h1</text:p>
          </table:table-cell>
          <table:table-cell/>
          <table:table-cell office:value-type="string">
            <text:p>w9</text:p>
          </table:table-cell>
          <table:table-cell table:formula="of:=[.D10]" office:value-type="float" office:value="25600">
            <text:p>25600</text:p>
          </table:table-cell>
          <table:table-cell table:style-name="ce3" table:formula="of:=IF(ISERROR([.F10]/(SUM([.F10:.H10]))); 0; [.F10]/(SUM([.F10:.H10])))" office:value-type="percentage" office:value="0.133715618223484">
            <text:p>13.37%</text:p>
          </table:table-cell>
          <table:table-cell table:style-name="ce3" table:formula="of:=IF(ISERROR([.G10]/(SUM([.F10:.H10]))); 0; [.G10]/(SUM([.F10:.H10])))" office:value-type="percentage" office:value="0.397611351322508">
            <text:p>39.76%</text:p>
          </table:table-cell>
          <table:table-cell table:style-name="ce3" table:formula="of:=IF(ISERROR([.H10]/(SUM([.F10:.H10]))); 0; [.H10]/(SUM([.F10:.H10])))" office:value-type="percentage" office:value="0.468673030454008">
            <text:p>46.87%</text:p>
          </table:table-cell>
          <table:table-cell/>
          <table:table-cell table:style-name="ce2" table:formula="of:=CONCATENATE(&quot;{&quot;;[.K10];&quot;} &amp; &quot;;&quot;{\tablenum[table-format=4.2]{&quot;;ROUND([.E10];2);&quot;}} &amp; &quot;; &quot;{\SI{&quot;;ROUND([.M10]*100;2);&quot;}{\percent}} &amp; &quot;;&quot;{\SI{&quot;;ROUND([.N10]*100;2);&quot;}{\percent}} &amp; &quot;;&quot;{\SI{&quot;;ROUND([.O10]*100;2);&quot;}{\percent}} \\ &quot;)" office:value-type="string" office:string-value="{w9} &amp; {\tablenum[table-format=4.2]{6172.22}} &amp; {\SI{13.37}{\percent}} &amp; {\SI{39.76}{\percent}} &amp; {\SI{46.87}{\percent}} \\ ">
            <text:p>{w9} &amp; {\tablenum[table-format=4.2]{6172.22}} &amp; {\SI{13.37}{\percent}} &amp; {\SI{39.76}{\percent}} &amp; {\SI{46.87}{\percent}} \\ 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[.D10]*2" office:value-type="float" office:value="51200">
            <text:p>51200</text:p>
          </table:table-cell>
          <table:table-cell office:value-type="float" office:value="12487.0630493">
            <text:p>12487.0630493</text:p>
          </table:table-cell>
          <table:table-cell office:value-type="float" office:value="1705.11480711">
            <text:p>1705.11480711</text:p>
          </table:table-cell>
          <table:table-cell office:value-type="float" office:value="4959.819763185">
            <text:p>4959.819763185</text:p>
          </table:table-cell>
          <table:table-cell office:value-type="float" office:value="5822.128479005">
            <text:p>5822.128479005</text:p>
          </table:table-cell>
          <table:table-cell office:value-type="string">
            <text:p>h1</text:p>
          </table:table-cell>
          <table:table-cell/>
          <table:table-cell office:value-type="string">
            <text:p>w10</text:p>
          </table:table-cell>
          <table:table-cell table:formula="of:=[.D11]" office:value-type="float" office:value="51200">
            <text:p>51200</text:p>
          </table:table-cell>
          <table:table-cell table:style-name="ce3" table:formula="of:=IF(ISERROR([.F11]/(SUM([.F11:.H11]))); 0; [.F11]/(SUM([.F11:.H11])))" office:value-type="percentage" office:value="0.136550508344361">
            <text:p>13.66%</text:p>
          </table:table-cell>
          <table:table-cell table:style-name="ce3" table:formula="of:=IF(ISERROR([.G11]/(SUM([.F11:.H11]))); 0; [.G11]/(SUM([.F11:.H11])))" office:value-type="percentage" office:value="0.397196662145711">
            <text:p>39.72%</text:p>
          </table:table-cell>
          <table:table-cell table:style-name="ce3" table:formula="of:=IF(ISERROR([.H11]/(SUM([.F11:.H11]))); 0; [.H11]/(SUM([.F11:.H11])))" office:value-type="percentage" office:value="0.466252829509928">
            <text:p>46.63%</text:p>
          </table:table-cell>
          <table:table-cell/>
          <table:table-cell table:style-name="ce2" table:formula="of:=CONCATENATE(&quot;{&quot;;[.K11];&quot;} &amp; &quot;;&quot;{\tablenum[table-format=4.2]{&quot;;ROUND([.E11];2);&quot;}} &amp; &quot;; &quot;{\SI{&quot;;ROUND([.M11]*100;2);&quot;}{\percent}} &amp; &quot;;&quot;{\SI{&quot;;ROUND([.N11]*100;2);&quot;}{\percent}} &amp; &quot;;&quot;{\SI{&quot;;ROUND([.O11]*100;2);&quot;}{\percent}} \\ &quot;)" office:value-type="string" office:string-value="{w10} &amp; {\tablenum[table-format=4.2]{12487.06}} &amp; {\SI{13.66}{\percent}} &amp; {\SI{39.72}{\percent}} &amp; {\SI{46.63}{\percent}} \\ ">
            <text:p>{w10} &amp; {\tablenum[table-format=4.2]{12487.06}} &amp; {\SI{13.66}{\percent}} &amp; {\SI{39.72}{\percent}} &amp; {\SI{46.63}{\percent}} \\ 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[.D11]*2" office:value-type="float" office:value="102400">
            <text:p>102400</text:p>
          </table:table-cell>
          <table:table-cell office:value-type="float" office:value="25108.742065425">
            <text:p>25108.742065425</text:p>
          </table:table-cell>
          <table:table-cell office:value-type="float" office:value="3564.3349609225">
            <text:p>3564.3349609225</text:p>
          </table:table-cell>
          <table:table-cell office:value-type="float" office:value="9915.6099853525">
            <text:p>9915.6099853525</text:p>
          </table:table-cell>
          <table:table-cell office:value-type="float" office:value="11628.79711915">
            <text:p>11628.79711915</text:p>
          </table:table-cell>
          <table:table-cell office:value-type="string">
            <text:p>h1</text:p>
          </table:table-cell>
          <table:table-cell/>
          <table:table-cell office:value-type="string">
            <text:p>w11</text:p>
          </table:table-cell>
          <table:table-cell table:formula="of:=[.D12]" office:value-type="float" office:value="102400">
            <text:p>102400</text:p>
          </table:table-cell>
          <table:table-cell table:style-name="ce3" table:formula="of:=IF(ISERROR([.F12]/(SUM([.F12:.H12]))); 0; [.F12]/(SUM([.F12:.H12])))" office:value-type="percentage" office:value="0.141955935173297">
            <text:p>14.20%</text:p>
          </table:table-cell>
          <table:table-cell table:style-name="ce3" table:formula="of:=IF(ISERROR([.G12]/(SUM([.F12:.H12]))); 0; [.G12]/(SUM([.F12:.H12])))" office:value-type="percentage" office:value="0.394906680689767">
            <text:p>39.49%</text:p>
          </table:table-cell>
          <table:table-cell table:style-name="ce3" table:formula="of:=IF(ISERROR([.H12]/(SUM([.F12:.H12]))); 0; [.H12]/(SUM([.F12:.H12])))" office:value-type="percentage" office:value="0.463137384136937">
            <text:p>46.31%</text:p>
          </table:table-cell>
          <table:table-cell/>
          <table:table-cell table:style-name="ce2" table:formula="of:=CONCATENATE(&quot;{&quot;;[.K12];&quot;} &amp; &quot;;&quot;{\tablenum[table-format=4.2]{&quot;;ROUND([.E12];2);&quot;}} &amp; &quot;; &quot;{\SI{&quot;;ROUND([.M12]*100;2);&quot;}{\percent}} &amp; &quot;;&quot;{\SI{&quot;;ROUND([.N12]*100;2);&quot;}{\percent}} &amp; &quot;;&quot;{\SI{&quot;;ROUND([.O12]*100;2);&quot;}{\percent}} \\ &quot;)" office:value-type="string" office:string-value="{w11} &amp; {\tablenum[table-format=4.2]{25108.74}} &amp; {\SI{14.2}{\percent}} &amp; {\SI{39.49}{\percent}} &amp; {\SI{46.31}{\percent}} \\ ">
            <text:p>{w11} &amp; {\tablenum[table-format=4.2]{25108.74}} &amp; {\SI{14.2}{\percent}} &amp; {\SI{39.49}{\percent}} &amp; {\SI{46.31}{\percent}} \\ 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[.D12]*2" office:value-type="float" office:value="204800">
            <text:p>204800</text:p>
          </table:table-cell>
          <table:table-cell office:value-type="float" office:value="49301.45025635">
            <text:p>49301.45025635</text:p>
          </table:table-cell>
          <table:table-cell office:value-type="float" office:value="6659.371765125">
            <text:p>6659.371765125</text:p>
          </table:table-cell>
          <table:table-cell office:value-type="float" office:value="19546.46154785">
            <text:p>19546.46154785</text:p>
          </table:table-cell>
          <table:table-cell office:value-type="float" office:value="23095.616943375">
            <text:p>23095.616943375</text:p>
          </table:table-cell>
          <table:table-cell office:value-type="string">
            <text:p>h1</text:p>
          </table:table-cell>
          <table:table-cell/>
          <table:table-cell office:value-type="string">
            <text:p>w12</text:p>
          </table:table-cell>
          <table:table-cell table:formula="of:=[.D13]" office:value-type="float" office:value="204800">
            <text:p>204800</text:p>
          </table:table-cell>
          <table:table-cell table:style-name="ce3" table:formula="of:=IF(ISERROR([.F13]/(SUM([.F13:.H13]))); 0; [.F13]/(SUM([.F13:.H13])))" office:value-type="percentage" office:value="0.135074561305979">
            <text:p>13.51%</text:p>
          </table:table-cell>
          <table:table-cell table:style-name="ce3" table:formula="of:=IF(ISERROR([.G13]/(SUM([.F13:.H13]))); 0; [.G13]/(SUM([.F13:.H13])))" office:value-type="percentage" office:value="0.396468287367113">
            <text:p>39.65%</text:p>
          </table:table-cell>
          <table:table-cell table:style-name="ce3" table:formula="of:=IF(ISERROR([.H13]/(SUM([.F13:.H13]))); 0; [.H13]/(SUM([.F13:.H13])))" office:value-type="percentage" office:value="0.468457151326908">
            <text:p>46.85%</text:p>
          </table:table-cell>
          <table:table-cell/>
          <table:table-cell table:style-name="ce2" table:formula="of:=CONCATENATE(&quot;{&quot;;[.K13];&quot;} &amp; &quot;;&quot;{\tablenum[table-format=4.2]{&quot;;ROUND([.E13];2);&quot;}} &amp; &quot;; &quot;{\SI{&quot;;ROUND([.M13]*100;2);&quot;}{\percent}} &amp; &quot;;&quot;{\SI{&quot;;ROUND([.N13]*100;2);&quot;}{\percent}} &amp; &quot;;&quot;{\SI{&quot;;ROUND([.O13]*100;2);&quot;}{\percent}} \\ &quot;)" office:value-type="string" office:string-value="{w12} &amp; {\tablenum[table-format=4.2]{49301.45}} &amp; {\SI{13.51}{\percent}} &amp; {\SI{39.65}{\percent}} &amp; {\SI{46.85}{\percent}} \\ ">
            <text:p>{w12} &amp; {\tablenum[table-format=4.2]{49301.45}} &amp; {\SI{13.51}{\percent}} &amp; {\SI{39.65}{\percent}} &amp; {\SI{46.85}{\percent}} \\ 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[.D13]*2" office:value-type="float" office:value="409600">
            <text:p>409600</text:p>
          </table:table-cell>
          <table:table-cell office:value-type="float" office:value="100267.334777925">
            <text:p>100267.334777925</text:p>
          </table:table-cell>
          <table:table-cell office:value-type="float" office:value="14238.86248785">
            <text:p>14238.86248785</text:p>
          </table:table-cell>
          <table:table-cell office:value-type="float" office:value="39959.60455325">
            <text:p>39959.60455325</text:p>
          </table:table-cell>
          <table:table-cell office:value-type="float" office:value="46068.867736825">
            <text:p>46068.867736825</text:p>
          </table:table-cell>
          <table:table-cell office:value-type="string">
            <text:p>h1</text:p>
          </table:table-cell>
          <table:table-cell/>
          <table:table-cell office:value-type="string">
            <text:p>w13</text:p>
          </table:table-cell>
          <table:table-cell table:formula="of:=[.D14]" office:value-type="float" office:value="409600">
            <text:p>409600</text:p>
          </table:table-cell>
          <table:table-cell table:style-name="ce3" table:formula="of:=IF(ISERROR([.F14]/(SUM([.F14:.H14]))); 0; [.F14]/(SUM([.F14:.H14])))" office:value-type="percentage" office:value="0.142008985472553">
            <text:p>14.20%</text:p>
          </table:table-cell>
          <table:table-cell table:style-name="ce3" table:formula="of:=IF(ISERROR([.G14]/(SUM([.F14:.H14]))); 0; [.G14]/(SUM([.F14:.H14])))" office:value-type="percentage" office:value="0.398530634545674">
            <text:p>39.85%</text:p>
          </table:table-cell>
          <table:table-cell table:style-name="ce3" table:formula="of:=IF(ISERROR([.H14]/(SUM([.F14:.H14]))); 0; [.H14]/(SUM([.F14:.H14])))" office:value-type="percentage" office:value="0.459460379981772">
            <text:p>45.95%</text:p>
          </table:table-cell>
          <table:table-cell/>
          <table:table-cell table:style-name="ce2" table:formula="of:=CONCATENATE(&quot;{&quot;;[.K14];&quot;} &amp; &quot;;&quot;{\tablenum[table-format=4.2]{&quot;;ROUND([.E14];2);&quot;}} &amp; &quot;; &quot;{\SI{&quot;;ROUND([.M14]*100;2);&quot;}{\percent}} &amp; &quot;;&quot;{\SI{&quot;;ROUND([.N14]*100;2);&quot;}{\percent}} &amp; &quot;;&quot;{\SI{&quot;;ROUND([.O14]*100;2);&quot;}{\percent}} \\ &quot;)" office:value-type="string" office:string-value="{w13} &amp; {\tablenum[table-format=4.2]{100267.33}} &amp; {\SI{14.2}{\percent}} &amp; {\SI{39.85}{\percent}} &amp; {\SI{45.95}{\percent}} \\ ">
            <text:p>{w13} &amp; {\tablenum[table-format=4.2]{100267.33}} &amp; {\SI{14.2}{\percent}} &amp; {\SI{39.85}{\percent}} &amp; {\SI{45.95}{\percent}} \\ 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[.D14]*2" office:value-type="float" office:value="819200">
            <text:p>819200</text:p>
          </table:table-cell>
          <table:table-cell office:value-type="float" office:value="7365254.0037825">
            <text:p>7365254.0037825</text:p>
          </table:table-cell>
          <table:table-cell office:value-type="float" office:value="146293.293454">
            <text:p>146293.293454</text:p>
          </table:table-cell>
          <table:table-cell office:value-type="float" office:value="7039108.1015025">
            <text:p>7039108.1015025</text:p>
          </table:table-cell>
          <table:table-cell office:value-type="float" office:value="179852.608826">
            <text:p>179852.608826</text:p>
          </table:table-cell>
          <table:table-cell office:value-type="string">
            <text:p>h1</text:p>
          </table:table-cell>
          <table:table-cell/>
          <table:table-cell office:value-type="string">
            <text:p>w14</text:p>
          </table:table-cell>
          <table:table-cell table:formula="of:=[.D15]" office:value-type="float" office:value="819200">
            <text:p>819200</text:p>
          </table:table-cell>
          <table:table-cell table:style-name="ce3" table:formula="of:=IF(ISERROR([.F15]/(SUM([.F15:.H15]))); 0; [.F15]/(SUM([.F15:.H15])))" office:value-type="percentage" office:value="0.0198626270565645">
            <text:p>1.99%</text:p>
          </table:table-cell>
          <table:table-cell table:style-name="ce3" table:formula="of:=IF(ISERROR([.G15]/(SUM([.F15:.H15]))); 0; [.G15]/(SUM([.F15:.H15])))" office:value-type="percentage" office:value="0.955718308952752">
            <text:p>95.57%</text:p>
          </table:table-cell>
          <table:table-cell table:style-name="ce3" table:formula="of:=IF(ISERROR([.H15]/(SUM([.F15:.H15]))); 0; [.H15]/(SUM([.F15:.H15])))" office:value-type="percentage" office:value="0.0244190639906831">
            <text:p>2.44%</text:p>
          </table:table-cell>
          <table:table-cell/>
          <table:table-cell table:style-name="ce2" table:formula="of:=CONCATENATE(&quot;{&quot;;[.K15];&quot;} &amp; &quot;;&quot;{\tablenum[table-format=4.2]{&quot;;ROUND([.E15];2);&quot;}} &amp; &quot;; &quot;{\SI{&quot;;ROUND([.M15]*100;2);&quot;}{\percent}} &amp; &quot;;&quot;{\SI{&quot;;ROUND([.N15]*100;2);&quot;}{\percent}} &amp; &quot;;&quot;{\SI{&quot;;ROUND([.O15]*100;2);&quot;}{\percent}} \\ &quot;)" office:value-type="string" office:string-value="{w14} &amp; {\tablenum[table-format=4.2]{7365254}} &amp; {\SI{1.99}{\percent}} &amp; {\SI{95.57}{\percent}} &amp; {\SI{2.44}{\percent}} \\ ">
            <text:p>{w14} &amp; {\tablenum[table-format=4.2]{7365254}} &amp; {\SI{1.99}{\percent}} &amp; {\SI{95.57}{\percent}} &amp; {\SI{2.44}{\percent}} \\ 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[.D15]*2" office:value-type="float" office:value="1638400">
            <text:p>1638400</text:p>
          </table:table-cell>
          <table:table-cell office:value-type="float" office:value="18664713.649575">
            <text:p>18664713.649575</text:p>
          </table:table-cell>
          <table:table-cell office:value-type="float" office:value="985024.8667455">
            <text:p>985024.8667455</text:p>
          </table:table-cell>
          <table:table-cell office:value-type="float" office:value="17334711.13665">
            <text:p>17334711.13665</text:p>
          </table:table-cell>
          <table:table-cell office:value-type="float" office:value="344977.6461795">
            <text:p>344977.6461795</text:p>
          </table:table-cell>
          <table:table-cell office:value-type="string">
            <text:p>h1</text:p>
          </table:table-cell>
          <table:table-cell/>
          <table:table-cell office:value-type="string">
            <text:p>w15</text:p>
          </table:table-cell>
          <table:table-cell table:formula="of:=[.D16]" office:value-type="float" office:value="1638400">
            <text:p>1638400</text:p>
          </table:table-cell>
          <table:table-cell table:style-name="ce3" table:formula="of:=IF(ISERROR([.F16]/(SUM([.F16:.H16]))); 0; [.F16]/(SUM([.F16:.H16])))" office:value-type="percentage" office:value="0.0527747108923865">
            <text:p>5.28%</text:p>
          </table:table-cell>
          <table:table-cell table:style-name="ce3" table:formula="of:=IF(ISERROR([.G16]/(SUM([.F16:.H16]))); 0; [.G16]/(SUM([.F16:.H16])))" office:value-type="percentage" office:value="0.928742409988418">
            <text:p>92.87%</text:p>
          </table:table-cell>
          <table:table-cell table:style-name="ce3" table:formula="of:=IF(ISERROR([.H16]/(SUM([.F16:.H16]))); 0; [.H16]/(SUM([.F16:.H16])))" office:value-type="percentage" office:value="0.0184828791191959">
            <text:p>1.85%</text:p>
          </table:table-cell>
          <table:table-cell/>
          <table:table-cell table:style-name="ce2" table:formula="of:=CONCATENATE(&quot;{&quot;;[.K16];&quot;} &amp; &quot;;&quot;{\tablenum[table-format=4.2]{&quot;;ROUND([.E16];2);&quot;}} &amp; &quot;; &quot;{\SI{&quot;;ROUND([.M16]*100;2);&quot;}{\percent}} &amp; &quot;;&quot;{\SI{&quot;;ROUND([.N16]*100;2);&quot;}{\percent}} &amp; &quot;;&quot;{\SI{&quot;;ROUND([.O16]*100;2);&quot;}{\percent}} \\ &quot;)" office:value-type="string" office:string-value="{w15} &amp; {\tablenum[table-format=4.2]{18664713.65}} &amp; {\SI{5.28}{\percent}} &amp; {\SI{92.87}{\percent}} &amp; {\SI{1.85}{\percent}} \\ ">
            <text:p>{w15} &amp; {\tablenum[table-format=4.2]{18664713.65}} &amp; {\SI{5.28}{\percent}} &amp; {\SI{92.87}{\percent}} &amp; {\SI{1.85}{\percent}} \\ </text:p>
          </table:table-cell>
        </table:table-row>
        <table:table-row table:style-name="ro2">
          <table:table-cell table:number-columns-repeated="3"/>
          <table:table-cell office:value-type="float" office:value="100">
            <text:p>100</text:p>
          </table:table-cell>
          <table:table-cell office:value-type="float" office:value="27.227966308575">
            <text:p>27.2279663086</text:p>
          </table:table-cell>
          <table:table-cell office:value-type="float" office:value="6.4830932617175">
            <text:p>6.4830932617</text:p>
          </table:table-cell>
          <table:table-cell office:value-type="float" office:value="9.5142211914075">
            <text:p>9.5142211914</text:p>
          </table:table-cell>
          <table:table-cell office:value-type="float" office:value="11.23065185545">
            <text:p>11.230651855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17]*2" office:value-type="float" office:value="200">
            <text:p>200</text:p>
          </table:table-cell>
          <table:table-cell office:value-type="float" office:value="51.909362792975">
            <text:p>51.909362793</text:p>
          </table:table-cell>
          <table:table-cell office:value-type="float" office:value="11.496948242175">
            <text:p>11.4969482422</text:p>
          </table:table-cell>
          <table:table-cell office:value-type="float" office:value="18.5111694336">
            <text:p>18.5111694336</text:p>
          </table:table-cell>
          <table:table-cell office:value-type="float" office:value="21.9012451172">
            <text:p>21.9012451172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18]*2" office:value-type="float" office:value="400">
            <text:p>400</text:p>
          </table:table-cell>
          <table:table-cell office:value-type="float" office:value="105.87652587875">
            <text:p>105.8765258788</text:p>
          </table:table-cell>
          <table:table-cell office:value-type="float" office:value="22.009521484225">
            <text:p>22.0095214842</text:p>
          </table:table-cell>
          <table:table-cell office:value-type="float" office:value="38.2366333008">
            <text:p>38.2366333008</text:p>
          </table:table-cell>
          <table:table-cell office:value-type="float" office:value="45.630371093725">
            <text:p>45.6303710937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19]*2" office:value-type="float" office:value="800">
            <text:p>800</text:p>
          </table:table-cell>
          <table:table-cell office:value-type="float" office:value="204.03869628925">
            <text:p>204.0386962893</text:p>
          </table:table-cell>
          <table:table-cell office:value-type="float" office:value="38.15307617205">
            <text:p>38.1530761721</text:p>
          </table:table-cell>
          <table:table-cell office:value-type="float" office:value="75.985229492175">
            <text:p>75.9852294922</text:p>
          </table:table-cell>
          <table:table-cell office:value-type="float" office:value="89.900390625025">
            <text:p>89.90039062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0]*2" office:value-type="float" office:value="1600">
            <text:p>1600</text:p>
          </table:table-cell>
          <table:table-cell office:value-type="float" office:value="406.33953857425">
            <text:p>406.3395385743</text:p>
          </table:table-cell>
          <table:table-cell office:value-type="float" office:value="70.93249511675">
            <text:p>70.9324951168</text:p>
          </table:table-cell>
          <table:table-cell office:value-type="float" office:value="153.69073486375">
            <text:p>153.6907348638</text:p>
          </table:table-cell>
          <table:table-cell office:value-type="float" office:value="181.71630859375">
            <text:p>181.7163085938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1]*2" office:value-type="float" office:value="3200">
            <text:p>3200</text:p>
          </table:table-cell>
          <table:table-cell office:value-type="float" office:value="795.32470703125">
            <text:p>795.3247070313</text:p>
          </table:table-cell>
          <table:table-cell office:value-type="float" office:value="128.1399536135">
            <text:p>128.1399536135</text:p>
          </table:table-cell>
          <table:table-cell office:value-type="float" office:value="304.509460449">
            <text:p>304.509460449</text:p>
          </table:table-cell>
          <table:table-cell office:value-type="float" office:value="362.67529296875">
            <text:p>362.6752929688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2]*2" office:value-type="float" office:value="6400">
            <text:p>6400</text:p>
          </table:table-cell>
          <table:table-cell office:value-type="float" office:value="1574.1594238275">
            <text:p>1574.1594238275</text:p>
          </table:table-cell>
          <table:table-cell office:value-type="float" office:value="242.18231201125">
            <text:p>242.1823120113</text:p>
          </table:table-cell>
          <table:table-cell office:value-type="float" office:value="612.91076660125">
            <text:p>612.9107666013</text:p>
          </table:table-cell>
          <table:table-cell office:value-type="float" office:value="719.066345215">
            <text:p>719.06634521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3]*2" office:value-type="float" office:value="12800">
            <text:p>12800</text:p>
          </table:table-cell>
          <table:table-cell office:value-type="float" office:value="3133.2747192375">
            <text:p>3133.2747192375</text:p>
          </table:table-cell>
          <table:table-cell office:value-type="float" office:value="460.42803955">
            <text:p>460.42803955</text:p>
          </table:table-cell>
          <table:table-cell office:value-type="float" office:value="1227.220703125">
            <text:p>1227.220703125</text:p>
          </table:table-cell>
          <table:table-cell office:value-type="float" office:value="1445.6259765625">
            <text:p>1445.625976562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4]*2" office:value-type="float" office:value="25600">
            <text:p>25600</text:p>
          </table:table-cell>
          <table:table-cell office:value-type="float" office:value="6223.12664795">
            <text:p>6223.12664795</text:p>
          </table:table-cell>
          <table:table-cell office:value-type="float" office:value="881.5872802775">
            <text:p>881.5872802775</text:p>
          </table:table-cell>
          <table:table-cell office:value-type="float" office:value="2456.51092529">
            <text:p>2456.51092529</text:p>
          </table:table-cell>
          <table:table-cell office:value-type="float" office:value="2885.0284423825">
            <text:p>2885.028442382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5]*2" office:value-type="float" office:value="51200">
            <text:p>51200</text:p>
          </table:table-cell>
          <table:table-cell office:value-type="float" office:value="12518.88171385">
            <text:p>12518.88171385</text:p>
          </table:table-cell>
          <table:table-cell office:value-type="float" office:value="1832.44494627">
            <text:p>1832.44494627</text:p>
          </table:table-cell>
          <table:table-cell office:value-type="float" office:value="4916.0241699225">
            <text:p>4916.0241699225</text:p>
          </table:table-cell>
          <table:table-cell office:value-type="float" office:value="5770.4125976575">
            <text:p>5770.412597657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6]*2" office:value-type="float" office:value="102400">
            <text:p>102400</text:p>
          </table:table-cell>
          <table:table-cell office:value-type="float" office:value="24983.10913085">
            <text:p>24983.10913085</text:p>
          </table:table-cell>
          <table:table-cell office:value-type="float" office:value="3570.7881469825">
            <text:p>3570.7881469825</text:p>
          </table:table-cell>
          <table:table-cell office:value-type="float" office:value="9865.3925170925">
            <text:p>9865.3925170925</text:p>
          </table:table-cell>
          <table:table-cell office:value-type="float" office:value="11546.928466775">
            <text:p>11546.92846677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7]*2" office:value-type="float" office:value="204800">
            <text:p>204800</text:p>
          </table:table-cell>
          <table:table-cell office:value-type="float" office:value="50112.47698975">
            <text:p>50112.47698975</text:p>
          </table:table-cell>
          <table:table-cell office:value-type="float" office:value="7284.495605475">
            <text:p>7284.495605475</text:p>
          </table:table-cell>
          <table:table-cell office:value-type="float" office:value="19754.91174315">
            <text:p>19754.91174315</text:p>
          </table:table-cell>
          <table:table-cell office:value-type="float" office:value="23073.069641125">
            <text:p>23073.06964112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8]*2" office:value-type="float" office:value="409600">
            <text:p>409600</text:p>
          </table:table-cell>
          <table:table-cell office:value-type="float" office:value="101745.170288025">
            <text:p>101745.170288025</text:p>
          </table:table-cell>
          <table:table-cell office:value-type="float" office:value="15464.1981811">
            <text:p>15464.1981811</text:p>
          </table:table-cell>
          <table:table-cell office:value-type="float" office:value="39962.57855225">
            <text:p>39962.57855225</text:p>
          </table:table-cell>
          <table:table-cell office:value-type="float" office:value="46318.393554675">
            <text:p>46318.39355467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29]*2" office:value-type="float" office:value="819200">
            <text:p>819200</text:p>
          </table:table-cell>
          <table:table-cell office:value-type="float" office:value="3458969.00177">
            <text:p>3458969.00177</text:p>
          </table:table-cell>
          <table:table-cell office:value-type="float" office:value="101866.54552925">
            <text:p>101866.54552925</text:p>
          </table:table-cell>
          <table:table-cell office:value-type="float" office:value="3168079.6801175">
            <text:p>3168079.6801175</text:p>
          </table:table-cell>
          <table:table-cell office:value-type="float" office:value="189022.77612325">
            <text:p>189022.7761232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0]*2" office:value-type="float" office:value="1638400">
            <text:p>1638400</text:p>
          </table:table-cell>
          <table:table-cell office:value-type="float" office:value="11020554.214175">
            <text:p>11020554.214175</text:p>
          </table:table-cell>
          <table:table-cell office:value-type="float" office:value="204713.75504">
            <text:p>204713.75504</text:p>
          </table:table-cell>
          <table:table-cell office:value-type="float" office:value="10464731.94705">
            <text:p>10464731.94705</text:p>
          </table:table-cell>
          <table:table-cell office:value-type="float" office:value="351108.512085">
            <text:p>351108.512085</text:p>
          </table:table-cell>
          <table:table-cell office:value-type="string">
            <text:p>h2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00">
            <text:p>100</text:p>
          </table:table-cell>
          <table:table-cell office:value-type="float" office:value="30.502746582025">
            <text:p>30.502746582</text:p>
          </table:table-cell>
          <table:table-cell office:value-type="float" office:value="9.6138916015675">
            <text:p>9.6138916016</text:p>
          </table:table-cell>
          <table:table-cell office:value-type="float" office:value="9.4568481445325">
            <text:p>9.4568481445</text:p>
          </table:table-cell>
          <table:table-cell office:value-type="float" office:value="11.432006835925">
            <text:p>11.4320068359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2]*2" office:value-type="float" office:value="200">
            <text:p>200</text:p>
          </table:table-cell>
          <table:table-cell office:value-type="float" office:value="57.541381835925">
            <text:p>57.5413818359</text:p>
          </table:table-cell>
          <table:table-cell office:value-type="float" office:value="17.27374267575">
            <text:p>17.2737426758</text:p>
          </table:table-cell>
          <table:table-cell office:value-type="float" office:value="18.326171875">
            <text:p>18.326171875</text:p>
          </table:table-cell>
          <table:table-cell office:value-type="float" office:value="21.941467285175">
            <text:p>21.9414672852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3]*2" office:value-type="float" office:value="400">
            <text:p>400</text:p>
          </table:table-cell>
          <table:table-cell office:value-type="float" office:value="116.115966797">
            <text:p>116.115966797</text:p>
          </table:table-cell>
          <table:table-cell office:value-type="float" office:value="32.799194336075">
            <text:p>32.7991943361</text:p>
          </table:table-cell>
          <table:table-cell office:value-type="float" office:value="37.673583984375">
            <text:p>37.6735839844</text:p>
          </table:table-cell>
          <table:table-cell office:value-type="float" office:value="45.64318847655">
            <text:p>45.6431884766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4]*2" office:value-type="float" office:value="800">
            <text:p>800</text:p>
          </table:table-cell>
          <table:table-cell office:value-type="float" office:value="224.37829589825">
            <text:p>224.3782958983</text:p>
          </table:table-cell>
          <table:table-cell office:value-type="float" office:value="58.454223632625">
            <text:p>58.4542236326</text:p>
          </table:table-cell>
          <table:table-cell office:value-type="float" office:value="74.920166015625">
            <text:p>74.9201660156</text:p>
          </table:table-cell>
          <table:table-cell office:value-type="float" office:value="91.00390625">
            <text:p>91.0039062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5]*2" office:value-type="float" office:value="1600">
            <text:p>1600</text:p>
          </table:table-cell>
          <table:table-cell office:value-type="float" office:value="441.32489013675">
            <text:p>441.3248901368</text:p>
          </table:table-cell>
          <table:table-cell office:value-type="float" office:value="107.9719238285">
            <text:p>107.9719238285</text:p>
          </table:table-cell>
          <table:table-cell office:value-type="float" office:value="150.66577148425">
            <text:p>150.6657714843</text:p>
          </table:table-cell>
          <table:table-cell office:value-type="float" office:value="182.687194824">
            <text:p>182.687194824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6]*2" office:value-type="float" office:value="3200">
            <text:p>3200</text:p>
          </table:table-cell>
          <table:table-cell office:value-type="float" office:value="859.73181152375">
            <text:p>859.7318115238</text:p>
          </table:table-cell>
          <table:table-cell office:value-type="float" office:value="191.785766602">
            <text:p>191.785766602</text:p>
          </table:table-cell>
          <table:table-cell office:value-type="float" office:value="300.78356933575">
            <text:p>300.7835693358</text:p>
          </table:table-cell>
          <table:table-cell office:value-type="float" office:value="367.162475586">
            <text:p>367.162475586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7]*2" office:value-type="float" office:value="6400">
            <text:p>6400</text:p>
          </table:table-cell>
          <table:table-cell office:value-type="float" office:value="1810.6535644525">
            <text:p>1810.6535644525</text:p>
          </table:table-cell>
          <table:table-cell office:value-type="float" office:value="483.92572021425">
            <text:p>483.9257202143</text:p>
          </table:table-cell>
          <table:table-cell office:value-type="float" office:value="602.59991455075">
            <text:p>602.5999145508</text:p>
          </table:table-cell>
          <table:table-cell office:value-type="float" office:value="724.1279296875">
            <text:p>724.127929687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8]*2" office:value-type="float" office:value="12800">
            <text:p>12800</text:p>
          </table:table-cell>
          <table:table-cell office:value-type="float" office:value="3335.7998046875">
            <text:p>3335.7998046875</text:p>
          </table:table-cell>
          <table:table-cell office:value-type="float" office:value="661.68395996">
            <text:p>661.68395996</text:p>
          </table:table-cell>
          <table:table-cell office:value-type="float" office:value="1218.290649415">
            <text:p>1218.290649415</text:p>
          </table:table-cell>
          <table:table-cell office:value-type="float" office:value="1455.8251953125">
            <text:p>1455.825195312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39]*2" office:value-type="float" office:value="25600">
            <text:p>25600</text:p>
          </table:table-cell>
          <table:table-cell office:value-type="float" office:value="6573.066833495">
            <text:p>6573.066833495</text:p>
          </table:table-cell>
          <table:table-cell office:value-type="float" office:value="1228.373535155">
            <text:p>1228.373535155</text:p>
          </table:table-cell>
          <table:table-cell office:value-type="float" office:value="2440.66192627">
            <text:p>2440.66192627</text:p>
          </table:table-cell>
          <table:table-cell office:value-type="float" office:value="2904.03137207">
            <text:p>2904.03137207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0]*2" office:value-type="float" office:value="51200">
            <text:p>51200</text:p>
          </table:table-cell>
          <table:table-cell office:value-type="float" office:value="13194.364074675">
            <text:p>13194.364074675</text:p>
          </table:table-cell>
          <table:table-cell office:value-type="float" office:value="2423.05975339">
            <text:p>2423.05975339</text:p>
          </table:table-cell>
          <table:table-cell office:value-type="float" office:value="4938.8477172825">
            <text:p>4938.8477172825</text:p>
          </table:table-cell>
          <table:table-cell office:value-type="float" office:value="5832.4566040025">
            <text:p>5832.456604002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1]*2" office:value-type="float" office:value="102400">
            <text:p>102400</text:p>
          </table:table-cell>
          <table:table-cell office:value-type="float" office:value="26495.5614624">
            <text:p>26495.5614624</text:p>
          </table:table-cell>
          <table:table-cell office:value-type="float" office:value="4947.5816650425">
            <text:p>4947.5816650425</text:p>
          </table:table-cell>
          <table:table-cell office:value-type="float" office:value="9959.2310791075">
            <text:p>9959.2310791075</text:p>
          </table:table-cell>
          <table:table-cell office:value-type="float" office:value="11588.74871825">
            <text:p>11588.7487182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2]*2" office:value-type="float" office:value="204800">
            <text:p>204800</text:p>
          </table:table-cell>
          <table:table-cell office:value-type="float" office:value="54111.85772705">
            <text:p>54111.85772705</text:p>
          </table:table-cell>
          <table:table-cell office:value-type="float" office:value="10790.5238037">
            <text:p>10790.5238037</text:p>
          </table:table-cell>
          <table:table-cell office:value-type="float" office:value="20043.704650875">
            <text:p>20043.704650875</text:p>
          </table:table-cell>
          <table:table-cell office:value-type="float" office:value="23277.629272475">
            <text:p>23277.62927247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3]*2" office:value-type="float" office:value="409600">
            <text:p>409600</text:p>
          </table:table-cell>
          <table:table-cell office:value-type="float" office:value="121782.13922125">
            <text:p>121782.13922125</text:p>
          </table:table-cell>
          <table:table-cell office:value-type="float" office:value="33768.90014655">
            <text:p>33768.90014655</text:p>
          </table:table-cell>
          <table:table-cell office:value-type="float" office:value="40692.942932125">
            <text:p>40692.942932125</text:p>
          </table:table-cell>
          <table:table-cell office:value-type="float" office:value="47320.296142575">
            <text:p>47320.29614257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4]*2" office:value-type="float" office:value="819200">
            <text:p>819200</text:p>
          </table:table-cell>
          <table:table-cell office:value-type="float" office:value="1362081.2822875">
            <text:p>1362081.2822875</text:p>
          </table:table-cell>
          <table:table-cell office:value-type="float" office:value="242940.611267">
            <text:p>242940.611267</text:p>
          </table:table-cell>
          <table:table-cell office:value-type="float" office:value="927087.56042475">
            <text:p>927087.56042475</text:p>
          </table:table-cell>
          <table:table-cell office:value-type="float" office:value="192053.11059575">
            <text:p>192053.1105957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[.D45]*2" office:value-type="float" office:value="1638400">
            <text:p>1638400</text:p>
          </table:table-cell>
          <table:table-cell office:value-type="float" office:value="3125255.9830925">
            <text:p>3125255.9830925</text:p>
          </table:table-cell>
          <table:table-cell office:value-type="float" office:value="381067.10961825">
            <text:p>381067.10961825</text:p>
          </table:table-cell>
          <table:table-cell office:value-type="float" office:value="2359344.5369875">
            <text:p>2359344.5369875</text:p>
          </table:table-cell>
          <table:table-cell office:value-type="float" office:value="384844.33648675">
            <text:p>384844.33648675</text:p>
          </table:table-cell>
          <table:table-cell office:value-type="string">
            <text:p>h3</text:p>
          </table:table-cell>
          <table:table-cell table:number-columns-repeated="8"/>
        </table:table-row>
        <table:table-row table:style-name="ro2" table:number-rows-repeated="104852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RSS Feed Basic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11" table:default-cell-style-name="Default"/>
        <table:table-row table:style-name="ro2">
          <table:table-cell table:number-columns-repeated="9"/>
        </table:table-row>
        <table:table-row table:style-name="ro2"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string">
            <text:p>5X</text:p>
          </table:table-cell>
          <table:table-cell office:value-type="string">
            <text:p>10X</text:p>
          </table:table-cell>
          <table:table-cell office:value-type="string">
            <text:p>20X</text:p>
          </table:table-cell>
          <table:table-cell office:value-type="string">
            <text:p>Level</text:p>
          </table:table-cell>
          <table:table-cell table:style-name="ce2"/>
          <table:table-cell/>
        </table:table-row>
        <table:table-row table:style-name="ro2">
          <table:table-cell table:formula="of:=VALUE(RIGHT(TRIM([.B3]); LEN(TRIM([.B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3.1304931640625">
            <text:p>3.1304931641</text:p>
          </table:table-cell>
          <table:table-cell office:value-type="float" office:value="3.1632690429675">
            <text:p>3.163269043</text:p>
          </table:table-cell>
          <table:table-cell office:value-type="float" office:value="3.23504638672">
            <text:p>3.2350463867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3];&quot;} &amp; &quot;;&quot;{\SI{&quot;;ROUND((([.D18]-[.D3])/[.D3])*100;2);&quot;}{\percent}} &amp; &quot;;&quot;{\SI{&quot;;ROUND((([.E18]-[.E3])/[.E3])*100;2);&quot;}{\percent}} &amp; &quot;;&quot;{\SI{&quot;;ROUND((([.F18]-[.F3])/[.F3])*100;2);&quot;}{\percent}} &amp; &quot;;&quot;{\SI{&quot;;ROUND((([.D33]-[.D3])/[.D3])*100;2);&quot;}{\percent}} &amp; &quot;;&quot;{\SI{&quot;;ROUND((([.E33]-[.E3])/[.E3])*100;2);&quot;}{\percent}} &amp; &quot;;&quot;{\SI{&quot;;ROUND((([.F33]-[.F3])/[.F3])*100;2);&quot;}{\percent}} \\ &quot;)" office:value-type="string" office:string-value="{w1} &amp; {\SI{63.85}{\percent}} &amp; {\SI{61.62}{\percent}} &amp; {\SI{58.54}{\percent}} &amp; {\SI{152.75}{\percent}} &amp; {\SI{151.05}{\percent}} &amp; {\SI{145.19}{\percent}} \\ ">
            <text:p>{w1} &amp; {\SI{63.85}{\percent}} &amp; {\SI{61.62}{\percent}} &amp; {\SI{58.54}{\percent}} &amp; {\SI{152.75}{\percent}} &amp; {\SI{151.05}{\percent}} &amp; {\SI{145.19}{\percent}} \\ </text:p>
          </table:table-cell>
        </table:table-row>
        <table:table-row table:style-name="ro2">
          <table:table-cell table:formula="of:=VALUE(RIGHT(TRIM([.B4]); LEN(TRIM([.B4]))-1))" office:value-type="float" office:value="2">
            <text:p>2</text:p>
          </table:table-cell>
          <table:table-cell office:value-type="string">
            <text:p>w2</text:p>
          </table:table-cell>
          <table:table-cell table:formula="of:=[.C3]*2" office:value-type="float" office:value="200">
            <text:p>200</text:p>
          </table:table-cell>
          <table:table-cell office:value-type="float" office:value="5.6138916015625">
            <text:p>5.6138916016</text:p>
          </table:table-cell>
          <table:table-cell office:value-type="float" office:value="5.79608154297">
            <text:p>5.796081543</text:p>
          </table:table-cell>
          <table:table-cell office:value-type="float" office:value="5.8765258789075">
            <text:p>5.8765258789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4];&quot;} &amp; &quot;;&quot;{\SI{&quot;;ROUND((([.D19]-[.D4])/[.D4])*100;2);&quot;}{\percent}} &amp; &quot;;&quot;{\SI{&quot;;ROUND((([.E19]-[.E4])/[.E4])*100;2);&quot;}{\percent}} &amp; &quot;;&quot;{\SI{&quot;;ROUND((([.F19]-[.F4])/[.F4])*100;2);&quot;}{\percent}} &amp; &quot;;&quot;{\SI{&quot;;ROUND((([.D34]-[.D4])/[.D4])*100;2);&quot;}{\percent}} &amp; &quot;;&quot;{\SI{&quot;;ROUND((([.E34]-[.E4])/[.E4])*100;2);&quot;}{\percent}} &amp; &quot;;&quot;{\SI{&quot;;ROUND((([.F34]-[.F4])/[.F4])*100;2);&quot;}{\percent}} \\ &quot;)" office:value-type="string" office:string-value="{w2} &amp; {\SI{58.16}{\percent}} &amp; {\SI{54.64}{\percent}} &amp; {\SI{54.32}{\percent}} &amp; {\SI{150.73}{\percent}} &amp; {\SI{146.84}{\percent}} &amp; {\SI{141.73}{\percent}} \\ ">
            <text:p>{w2} &amp; {\SI{58.16}{\percent}} &amp; {\SI{54.64}{\percent}} &amp; {\SI{54.32}{\percent}} &amp; {\SI{150.73}{\percent}} &amp; {\SI{146.84}{\percent}} &amp; {\SI{141.73}{\percent}} \\ </text:p>
          </table:table-cell>
        </table:table-row>
        <table:table-row table:style-name="ro2">
          <table:table-cell table:formula="of:=VALUE(RIGHT(TRIM([.B5]); LEN(TRIM([.B5]))-1))" office:value-type="float" office:value="3">
            <text:p>3</text:p>
          </table:table-cell>
          <table:table-cell office:value-type="string">
            <text:p>w3</text:p>
          </table:table-cell>
          <table:table-cell table:formula="of:=[.C4]*2" office:value-type="float" office:value="400">
            <text:p>400</text:p>
          </table:table-cell>
          <table:table-cell office:value-type="float" office:value="10.990234374975">
            <text:p>10.990234375</text:p>
          </table:table-cell>
          <table:table-cell office:value-type="float" office:value="11.2214355469">
            <text:p>11.2214355469</text:p>
          </table:table-cell>
          <table:table-cell office:value-type="float" office:value="11.33465576175">
            <text:p>11.3346557618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5];&quot;} &amp; &quot;;&quot;{\SI{&quot;;ROUND((([.D20]-[.D5])/[.D5])*100;2);&quot;}{\percent}} &amp; &quot;;&quot;{\SI{&quot;;ROUND((([.E20]-[.E5])/[.E5])*100;2);&quot;}{\percent}} &amp; &quot;;&quot;{\SI{&quot;;ROUND((([.F20]-[.F5])/[.F5])*100;2);&quot;}{\percent}} &amp; &quot;;&quot;{\SI{&quot;;ROUND((([.D35]-[.D5])/[.D5])*100;2);&quot;}{\percent}} &amp; &quot;;&quot;{\SI{&quot;;ROUND((([.E35]-[.E5])/[.E5])*100;2);&quot;}{\percent}} &amp; &quot;;&quot;{\SI{&quot;;ROUND((([.F35]-[.F5])/[.F5])*100;2);&quot;}{\percent}} \\ &quot;)" office:value-type="string" office:string-value="{w3} &amp; {\SI{51.97}{\percent}} &amp; {\SI{47.85}{\percent}} &amp; {\SI{49.57}{\percent}} &amp; {\SI{141.99}{\percent}} &amp; {\SI{140.05}{\percent}} &amp; {\SI{136.78}{\percent}} \\ ">
            <text:p>{w3} &amp; {\SI{51.97}{\percent}} &amp; {\SI{47.85}{\percent}} &amp; {\SI{49.57}{\percent}} &amp; {\SI{141.99}{\percent}} &amp; {\SI{140.05}{\percent}} &amp; {\SI{136.78}{\percent}} \\ </text:p>
          </table:table-cell>
        </table:table-row>
        <table:table-row table:style-name="ro2">
          <table:table-cell table:formula="of:=VALUE(RIGHT(TRIM([.B6]); LEN(TRIM([.B6]))-1))" office:value-type="float" office:value="4">
            <text:p>4</text:p>
          </table:table-cell>
          <table:table-cell office:value-type="string">
            <text:p>w4</text:p>
          </table:table-cell>
          <table:table-cell table:formula="of:=[.C5]*2" office:value-type="float" office:value="800">
            <text:p>800</text:p>
          </table:table-cell>
          <table:table-cell office:value-type="float" office:value="20.895751953125">
            <text:p>20.8957519531</text:p>
          </table:table-cell>
          <table:table-cell office:value-type="float" office:value="21.348205566425">
            <text:p>21.3482055664</text:p>
          </table:table-cell>
          <table:table-cell office:value-type="float" office:value="21.45123291015">
            <text:p>21.4512329102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6];&quot;} &amp; &quot;;&quot;{\SI{&quot;;ROUND((([.D21]-[.D6])/[.D6])*100;2);&quot;}{\percent}} &amp; &quot;;&quot;{\SI{&quot;;ROUND((([.E21]-[.E6])/[.E6])*100;2);&quot;}{\percent}} &amp; &quot;;&quot;{\SI{&quot;;ROUND((([.F21]-[.F6])/[.F6])*100;2);&quot;}{\percent}} &amp; &quot;;&quot;{\SI{&quot;;ROUND((([.D36]-[.D6])/[.D6])*100;2);&quot;}{\percent}} &amp; &quot;;&quot;{\SI{&quot;;ROUND((([.E36]-[.E6])/[.E6])*100;2);&quot;}{\percent}} &amp; &quot;;&quot;{\SI{&quot;;ROUND((([.F36]-[.F6])/[.F6])*100;2);&quot;}{\percent}} \\ &quot;)" office:value-type="string" office:string-value="{w4} &amp; {\SI{41.63}{\percent}} &amp; {\SI{37.1}{\percent}} &amp; {\SI{38.98}{\percent}} &amp; {\SI{125.78}{\percent}} &amp; {\SI{123.37}{\percent}} &amp; {\SI{121.5}{\percent}} \\ ">
            <text:p>{w4} &amp; {\SI{41.63}{\percent}} &amp; {\SI{37.1}{\percent}} &amp; {\SI{38.98}{\percent}} &amp; {\SI{125.78}{\percent}} &amp; {\SI{123.37}{\percent}} &amp; {\SI{121.5}{\percent}} \\ </text:p>
          </table:table-cell>
        </table:table-row>
        <table:table-row table:style-name="ro2">
          <table:table-cell table:formula="of:=VALUE(RIGHT(TRIM([.B7]); LEN(TRIM([.B7]))-1))" office:value-type="float" office:value="5">
            <text:p>5</text:p>
          </table:table-cell>
          <table:table-cell office:value-type="string">
            <text:p>w5</text:p>
          </table:table-cell>
          <table:table-cell table:formula="of:=[.C6]*2" office:value-type="float" office:value="1600">
            <text:p>1600</text:p>
          </table:table-cell>
          <table:table-cell office:value-type="float" office:value="40.3462524414">
            <text:p>40.3462524414</text:p>
          </table:table-cell>
          <table:table-cell office:value-type="float" office:value="41.141418457">
            <text:p>41.141418457</text:p>
          </table:table-cell>
          <table:table-cell office:value-type="float" office:value="41.075317382825">
            <text:p>41.0753173828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7];&quot;} &amp; &quot;;&quot;{\SI{&quot;;ROUND((([.D22]-[.D7])/[.D7])*100;2);&quot;}{\percent}} &amp; &quot;;&quot;{\SI{&quot;;ROUND((([.E22]-[.E7])/[.E7])*100;2);&quot;}{\percent}} &amp; &quot;;&quot;{\SI{&quot;;ROUND((([.F22]-[.F7])/[.F7])*100;2);&quot;}{\percent}} &amp; &quot;;&quot;{\SI{&quot;;ROUND((([.D37]-[.D7])/[.D7])*100;2);&quot;}{\percent}} &amp; &quot;;&quot;{\SI{&quot;;ROUND((([.E37]-[.E7])/[.E7])*100;2);&quot;}{\percent}} &amp; &quot;;&quot;{\SI{&quot;;ROUND((([.F37]-[.F7])/[.F7])*100;2);&quot;}{\percent}} \\ &quot;)" office:value-type="string" office:string-value="{w5} &amp; {\SI{33.92}{\percent}} &amp; {\SI{31.56}{\percent}} &amp; {\SI{33.01}{\percent}} &amp; {\SI{114.05}{\percent}} &amp; {\SI{110.42}{\percent}} &amp; {\SI{112.09}{\percent}} \\ ">
            <text:p>{w5} &amp; {\SI{33.92}{\percent}} &amp; {\SI{31.56}{\percent}} &amp; {\SI{33.01}{\percent}} &amp; {\SI{114.05}{\percent}} &amp; {\SI{110.42}{\percent}} &amp; {\SI{112.09}{\percent}} \\ </text:p>
          </table:table-cell>
        </table:table-row>
        <table:table-row table:style-name="ro2">
          <table:table-cell table:formula="of:=VALUE(RIGHT(TRIM([.B8]); LEN(TRIM([.B8]))-1))" office:value-type="float" office:value="6">
            <text:p>6</text:p>
          </table:table-cell>
          <table:table-cell office:value-type="string">
            <text:p>w6</text:p>
          </table:table-cell>
          <table:table-cell table:formula="of:=[.C7]*2" office:value-type="float" office:value="3200">
            <text:p>3200</text:p>
          </table:table-cell>
          <table:table-cell office:value-type="float" office:value="78.85955810545">
            <text:p>78.8595581055</text:p>
          </table:table-cell>
          <table:table-cell office:value-type="float" office:value="80.153991699225">
            <text:p>80.1539916992</text:p>
          </table:table-cell>
          <table:table-cell office:value-type="float" office:value="80.67083740235">
            <text:p>80.6708374024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8];&quot;} &amp; &quot;;&quot;{\SI{&quot;;ROUND((([.D23]-[.D8])/[.D8])*100;2);&quot;}{\percent}} &amp; &quot;;&quot;{\SI{&quot;;ROUND((([.E23]-[.E8])/[.E8])*100;2);&quot;}{\percent}} &amp; &quot;;&quot;{\SI{&quot;;ROUND((([.F23]-[.F8])/[.F8])*100;2);&quot;}{\percent}} &amp; &quot;;&quot;{\SI{&quot;;ROUND((([.D38]-[.D8])/[.D8])*100;2);&quot;}{\percent}} &amp; &quot;;&quot;{\SI{&quot;;ROUND((([.E38]-[.E8])/[.E8])*100;2);&quot;}{\percent}} &amp; &quot;;&quot;{\SI{&quot;;ROUND((([.F38]-[.F8])/[.F8])*100;2);&quot;}{\percent}} \\ &quot;)" office:value-type="string" office:string-value="{w6} &amp; {\SI{23.49}{\percent}} &amp; {\SI{23.24}{\percent}} &amp; {\SI{21.4}{\percent}} &amp; {\SI{93.8}{\percent}} &amp; {\SI{94.39}{\percent}} &amp; {\SI{106.34}{\percent}} \\ ">
            <text:p>{w6} &amp; {\SI{23.49}{\percent}} &amp; {\SI{23.24}{\percent}} &amp; {\SI{21.4}{\percent}} &amp; {\SI{93.8}{\percent}} &amp; {\SI{94.39}{\percent}} &amp; {\SI{106.34}{\percent}} \\ </text:p>
          </table:table-cell>
        </table:table-row>
        <table:table-row table:style-name="ro2">
          <table:table-cell table:formula="of:=VALUE(RIGHT(TRIM([.B9]); LEN(TRIM([.B9]))-1))" office:value-type="float" office:value="7">
            <text:p>7</text:p>
          </table:table-cell>
          <table:table-cell office:value-type="string">
            <text:p>w7</text:p>
          </table:table-cell>
          <table:table-cell table:formula="of:=[.C8]*2" office:value-type="float" office:value="6400">
            <text:p>6400</text:p>
          </table:table-cell>
          <table:table-cell office:value-type="float" office:value="156.58819580075">
            <text:p>156.5881958008</text:p>
          </table:table-cell>
          <table:table-cell office:value-type="float" office:value="159.526916504">
            <text:p>159.526916504</text:p>
          </table:table-cell>
          <table:table-cell office:value-type="float" office:value="157.37298584">
            <text:p>157.37298584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9];&quot;} &amp; &quot;;&quot;{\SI{&quot;;ROUND((([.D24]-[.D9])/[.D9])*100;2);&quot;}{\percent}} &amp; &quot;;&quot;{\SI{&quot;;ROUND((([.E24]-[.E9])/[.E9])*100;2);&quot;}{\percent}} &amp; &quot;;&quot;{\SI{&quot;;ROUND((([.F24]-[.F9])/[.F9])*100;2);&quot;}{\percent}} &amp; &quot;;&quot;{\SI{&quot;;ROUND((([.D39]-[.D9])/[.D9])*100;2);&quot;}{\percent}} &amp; &quot;;&quot;{\SI{&quot;;ROUND((([.E39]-[.E9])/[.E9])*100;2);&quot;}{\percent}} &amp; &quot;;&quot;{\SI{&quot;;ROUND((([.F39]-[.F9])/[.F9])*100;2);&quot;}{\percent}} \\ &quot;)" office:value-type="string" office:string-value="{w7} &amp; {\SI{17.3}{\percent}} &amp; {\SI{14.93}{\percent}} &amp; {\SI{17}{\percent}} &amp; {\SI{81.4}{\percent}} &amp; {\SI{76.52}{\percent}} &amp; {\SI{79.33}{\percent}} \\ ">
            <text:p>{w7} &amp; {\SI{17.3}{\percent}} &amp; {\SI{14.93}{\percent}} &amp; {\SI{17}{\percent}} &amp; {\SI{81.4}{\percent}} &amp; {\SI{76.52}{\percent}} &amp; {\SI{79.33}{\percent}} \\ </text:p>
          </table:table-cell>
        </table:table-row>
        <table:table-row table:style-name="ro2">
          <table:table-cell table:formula="of:=VALUE(RIGHT(TRIM([.B10]); LEN(TRIM([.B10]))-1))" office:value-type="float" office:value="8">
            <text:p>8</text:p>
          </table:table-cell>
          <table:table-cell office:value-type="string">
            <text:p>w8</text:p>
          </table:table-cell>
          <table:table-cell table:formula="of:=[.C9]*2" office:value-type="float" office:value="12800">
            <text:p>12800</text:p>
          </table:table-cell>
          <table:table-cell office:value-type="float" office:value="309.94732666025">
            <text:p>309.9473266603</text:p>
          </table:table-cell>
          <table:table-cell office:value-type="float" office:value="312.83447265625">
            <text:p>312.8344726563</text:p>
          </table:table-cell>
          <table:table-cell office:value-type="float" office:value="314.321044922">
            <text:p>314.321044922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0];&quot;} &amp; &quot;;&quot;{\SI{&quot;;ROUND((([.D25]-[.D10])/[.D10])*100;2);&quot;}{\percent}} &amp; &quot;;&quot;{\SI{&quot;;ROUND((([.E25]-[.E10])/[.E10])*100;2);&quot;}{\percent}} &amp; &quot;;&quot;{\SI{&quot;;ROUND((([.F25]-[.F10])/[.F10])*100;2);&quot;}{\percent}} &amp; &quot;;&quot;{\SI{&quot;;ROUND((([.D40]-[.D10])/[.D10])*100;2);&quot;}{\percent}} &amp; &quot;;&quot;{\SI{&quot;;ROUND((([.E40]-[.E10])/[.E10])*100;2);&quot;}{\percent}} &amp; &quot;;&quot;{\SI{&quot;;ROUND((([.F40]-[.F10])/[.F10])*100;2);&quot;}{\percent}} \\ &quot;)" office:value-type="string" office:string-value="{w8} &amp; {\SI{13.54}{\percent}} &amp; {\SI{12.53}{\percent}} &amp; {\SI{11.65}{\percent}} &amp; {\SI{60.91}{\percent}} &amp; {\SI{61.63}{\percent}} &amp; {\SI{67.42}{\percent}} \\ ">
            <text:p>{w8} &amp; {\SI{13.54}{\percent}} &amp; {\SI{12.53}{\percent}} &amp; {\SI{11.65}{\percent}} &amp; {\SI{60.91}{\percent}} &amp; {\SI{61.63}{\percent}} &amp; {\SI{67.42}{\percent}} \\ </text:p>
          </table:table-cell>
        </table:table-row>
        <table:table-row table:style-name="ro2">
          <table:table-cell table:formula="of:=VALUE(RIGHT(TRIM([.B11]); LEN(TRIM([.B11]))-1))" office:value-type="float" office:value="9">
            <text:p>9</text:p>
          </table:table-cell>
          <table:table-cell office:value-type="string">
            <text:p>w9</text:p>
          </table:table-cell>
          <table:table-cell table:formula="of:=[.C10]*2" office:value-type="float" office:value="25600">
            <text:p>25600</text:p>
          </table:table-cell>
          <table:table-cell office:value-type="float" office:value="616.7454833985">
            <text:p>616.7454833985</text:p>
          </table:table-cell>
          <table:table-cell office:value-type="float" office:value="619.20422363275">
            <text:p>619.2042236328</text:p>
          </table:table-cell>
          <table:table-cell office:value-type="float" office:value="624.15362548825">
            <text:p>624.1536254883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1];&quot;} &amp; &quot;;&quot;{\SI{&quot;;ROUND((([.D26]-[.D11])/[.D11])*100;2);&quot;}{\percent}} &amp; &quot;;&quot;{\SI{&quot;;ROUND((([.E26]-[.E11])/[.E11])*100;2);&quot;}{\percent}} &amp; &quot;;&quot;{\SI{&quot;;ROUND((([.F26]-[.F11])/[.F11])*100;2);&quot;}{\percent}} &amp; &quot;;&quot;{\SI{&quot;;ROUND((([.D41]-[.D11])/[.D11])*100;2);&quot;}{\percent}} &amp; &quot;;&quot;{\SI{&quot;;ROUND((([.E41]-[.E11])/[.E11])*100;2);&quot;}{\percent}} &amp; &quot;;&quot;{\SI{&quot;;ROUND((([.F41]-[.F11])/[.F11])*100;2);&quot;}{\percent}} \\ &quot;)" office:value-type="string" office:string-value="{w9} &amp; {\SI{8.19}{\percent}} &amp; {\SI{9.78}{\percent}} &amp; {\SI{8.34}{\percent}} &amp; {\SI{54.52}{\percent}} &amp; {\SI{52.73}{\percent}} &amp; {\SI{50.33}{\percent}} \\ ">
            <text:p>{w9} &amp; {\SI{8.19}{\percent}} &amp; {\SI{9.78}{\percent}} &amp; {\SI{8.34}{\percent}} &amp; {\SI{54.52}{\percent}} &amp; {\SI{52.73}{\percent}} &amp; {\SI{50.33}{\percent}} \\ </text:p>
          </table:table-cell>
        </table:table-row>
        <table:table-row table:style-name="ro2">
          <table:table-cell table:formula="of:=VALUE(RIGHT(TRIM([.B12]); LEN(TRIM([.B12])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[.C11]*2" office:value-type="float" office:value="51200">
            <text:p>51200</text:p>
          </table:table-cell>
          <table:table-cell office:value-type="float" office:value="1237.0037231425">
            <text:p>1237.0037231425</text:p>
          </table:table-cell>
          <table:table-cell office:value-type="float" office:value="1242.002624515">
            <text:p>1242.002624515</text:p>
          </table:table-cell>
          <table:table-cell office:value-type="float" office:value="1252.6852417">
            <text:p>1252.6852417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2];&quot;} &amp; &quot;;&quot;{\SI{&quot;;ROUND((([.D27]-[.D12])/[.D12])*100;2);&quot;}{\percent}} &amp; &quot;;&quot;{\SI{&quot;;ROUND((([.E27]-[.E12])/[.E12])*100;2);&quot;}{\percent}} &amp; &quot;;&quot;{\SI{&quot;;ROUND((([.F27]-[.F12])/[.F12])*100;2);&quot;}{\percent}} &amp; &quot;;&quot;{\SI{&quot;;ROUND((([.D42]-[.D12])/[.D12])*100;2);&quot;}{\percent}} &amp; &quot;;&quot;{\SI{&quot;;ROUND((([.E42]-[.E12])/[.E12])*100;2);&quot;}{\percent}} &amp; &quot;;&quot;{\SI{&quot;;ROUND((([.F42]-[.F12])/[.F12])*100;2);&quot;}{\percent}} \\ &quot;)" office:value-type="string" office:string-value="{w10} &amp; {\SI{6.31}{\percent}} &amp; {\SI{6.47}{\percent}} &amp; {\SI{4.88}{\percent}} &amp; {\SI{34.99}{\percent}} &amp; {\SI{44.35}{\percent}} &amp; {\SI{40.9}{\percent}} \\ ">
            <text:p>{w10} &amp; {\SI{6.31}{\percent}} &amp; {\SI{6.47}{\percent}} &amp; {\SI{4.88}{\percent}} &amp; {\SI{34.99}{\percent}} &amp; {\SI{44.35}{\percent}} &amp; {\SI{40.9}{\percent}} \\ </text:p>
          </table:table-cell>
        </table:table-row>
        <table:table-row table:style-name="ro2">
          <table:table-cell table:formula="of:=VALUE(RIGHT(TRIM([.B13]); LEN(TRIM([.B13])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[.C12]*2" office:value-type="float" office:value="102400">
            <text:p>102400</text:p>
          </table:table-cell>
          <table:table-cell office:value-type="float" office:value="2505.254821775">
            <text:p>2505.254821775</text:p>
          </table:table-cell>
          <table:table-cell office:value-type="float" office:value="2488.41003418">
            <text:p>2488.41003418</text:p>
          </table:table-cell>
          <table:table-cell office:value-type="float" office:value="2490.834228515">
            <text:p>2490.834228515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3];&quot;} &amp; &quot;;&quot;{\SI{&quot;;ROUND((([.D28]-[.D13])/[.D13])*100;2);&quot;}{\percent}} &amp; &quot;;&quot;{\SI{&quot;;ROUND((([.E28]-[.E13])/[.E13])*100;2);&quot;}{\percent}} &amp; &quot;;&quot;{\SI{&quot;;ROUND((([.F28]-[.F13])/[.F13])*100;2);&quot;}{\percent}} &amp; &quot;;&quot;{\SI{&quot;;ROUND((([.D43]-[.D13])/[.D13])*100;2);&quot;}{\percent}} &amp; &quot;;&quot;{\SI{&quot;;ROUND((([.E43]-[.E13])/[.E13])*100;2);&quot;}{\percent}} &amp; &quot;;&quot;{\SI{&quot;;ROUND((([.F43]-[.F13])/[.F13])*100;2);&quot;}{\percent}} \\ &quot;)" office:value-type="string" office:string-value="{w11} &amp; {\SI{4.12}{\percent}} &amp; {\SI{5.91}{\percent}} &amp; {\SI{6.13}{\percent}} &amp; {\SI{26.02}{\percent}} &amp; {\SI{26.94}{\percent}} &amp; {\SI{34.42}{\percent}} \\ ">
            <text:p>{w11} &amp; {\SI{4.12}{\percent}} &amp; {\SI{5.91}{\percent}} &amp; {\SI{6.13}{\percent}} &amp; {\SI{26.02}{\percent}} &amp; {\SI{26.94}{\percent}} &amp; {\SI{34.42}{\percent}} \\ </text:p>
          </table:table-cell>
        </table:table-row>
        <table:table-row table:style-name="ro2">
          <table:table-cell table:formula="of:=VALUE(RIGHT(TRIM([.B14]); LEN(TRIM([.B14])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[.C13]*2" office:value-type="float" office:value="204800">
            <text:p>204800</text:p>
          </table:table-cell>
          <table:table-cell office:value-type="float" office:value="5117.12963867">
            <text:p>5117.12963867</text:p>
          </table:table-cell>
          <table:table-cell office:value-type="float" office:value="4963.08557129">
            <text:p>4963.08557129</text:p>
          </table:table-cell>
          <table:table-cell office:value-type="float" office:value="5007.6688232425">
            <text:p>5007.6688232425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4];&quot;} &amp; &quot;;&quot;{\SI{&quot;;ROUND((([.D29]-[.D14])/[.D14])*100;2);&quot;}{\percent}} &amp; &quot;;&quot;{\SI{&quot;;ROUND((([.E29]-[.E14])/[.E14])*100;2);&quot;}{\percent}} &amp; &quot;;&quot;{\SI{&quot;;ROUND((([.F29]-[.F14])/[.F14])*100;2);&quot;}{\percent}} &amp; &quot;;&quot;{\SI{&quot;;ROUND((([.D44]-[.D14])/[.D14])*100;2);&quot;}{\percent}} &amp; &quot;;&quot;{\SI{&quot;;ROUND((([.E44]-[.E14])/[.E14])*100;2);&quot;}{\percent}} &amp; &quot;;&quot;{\SI{&quot;;ROUND((([.F44]-[.F14])/[.F14])*100;2);&quot;}{\percent}} \\ &quot;)" office:value-type="string" office:string-value="{w12} &amp; {\SI{3.69}{\percent}} &amp; {\SI{4.28}{\percent}} &amp; {\SI{4.14}{\percent}} &amp; {\SI{55.52}{\percent}} &amp; {\SI{64.81}{\percent}} &amp; {\SI{57.05}{\percent}} \\ ">
            <text:p>{w12} &amp; {\SI{3.69}{\percent}} &amp; {\SI{4.28}{\percent}} &amp; {\SI{4.14}{\percent}} &amp; {\SI{55.52}{\percent}} &amp; {\SI{64.81}{\percent}} &amp; {\SI{57.05}{\percent}} \\ </text:p>
          </table:table-cell>
        </table:table-row>
        <table:table-row table:style-name="ro2">
          <table:table-cell table:formula="of:=VALUE(RIGHT(TRIM([.B15]); LEN(TRIM([.B15])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[.C14]*2" office:value-type="float" office:value="409600">
            <text:p>409600</text:p>
          </table:table-cell>
          <table:table-cell office:value-type="float" office:value="10534.386718725">
            <text:p>10534.386718725</text:p>
          </table:table-cell>
          <table:table-cell office:value-type="float" office:value="10624.911560075">
            <text:p>10624.911560075</text:p>
          </table:table-cell>
          <table:table-cell office:value-type="float" office:value="10627.81396485">
            <text:p>10627.81396485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5];&quot;} &amp; &quot;;&quot;{\SI{&quot;;ROUND((([.D30]-[.D15])/[.D15])*100;2);&quot;}{\percent}} &amp; &quot;;&quot;{\SI{&quot;;ROUND((([.E30]-[.E15])/[.E15])*100;2);&quot;}{\percent}} &amp; &quot;;&quot;{\SI{&quot;;ROUND((([.F30]-[.F15])/[.F15])*100;2);&quot;}{\percent}} &amp; &quot;;&quot;{\SI{&quot;;ROUND((([.D45]-[.D15])/[.D15])*100;2);&quot;}{\percent}} &amp; &quot;;&quot;{\SI{&quot;;ROUND((([.E45]-[.E15])/[.E15])*100;2);&quot;}{\percent}} &amp; &quot;;&quot;{\SI{&quot;;ROUND((([.F45]-[.F15])/[.F15])*100;2);&quot;}{\percent}} \\ &quot;)" office:value-type="string" office:string-value="{w13} &amp; {\SI{9}{\percent}} &amp; {\SI{8.98}{\percent}} &amp; {\SI{9.24}{\percent}} &amp; {\SI{101.65}{\percent}} &amp; {\SI{94.27}{\percent}} &amp; {\SI{100.57}{\percent}} \\ ">
            <text:p>{w13} &amp; {\SI{9}{\percent}} &amp; {\SI{8.98}{\percent}} &amp; {\SI{9.24}{\percent}} &amp; {\SI{101.65}{\percent}} &amp; {\SI{94.27}{\percent}} &amp; {\SI{100.57}{\percent}} \\ </text:p>
          </table:table-cell>
        </table:table-row>
        <table:table-row table:style-name="ro2">
          <table:table-cell table:formula="of:=VALUE(RIGHT(TRIM([.B16]); LEN(TRIM([.B16])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[.C15]*2" office:value-type="float" office:value="819200">
            <text:p>819200</text:p>
          </table:table-cell>
          <table:table-cell office:value-type="float" office:value="137461.8462525">
            <text:p>137461.8462525</text:p>
          </table:table-cell>
          <table:table-cell office:value-type="float" office:value="151019.95471175">
            <text:p>151019.95471175</text:p>
          </table:table-cell>
          <table:table-cell office:value-type="float" office:value="160638.44122325">
            <text:p>160638.44122325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6];&quot;} &amp; &quot;;&quot;{\SI{&quot;;ROUND((([.D31]-[.D16])/[.D16])*100;2);&quot;}{\percent}} &amp; &quot;;&quot;{\SI{&quot;;ROUND((([.E31]-[.E16])/[.E16])*100;2);&quot;}{\percent}} &amp; &quot;;&quot;{\SI{&quot;;ROUND((([.F31]-[.F16])/[.F16])*100;2);&quot;}{\percent}} &amp; &quot;;&quot;{\SI{&quot;;ROUND((([.D46]-[.D16])/[.D16])*100;2);&quot;}{\percent}} &amp; &quot;;&quot;{\SI{&quot;;ROUND((([.E46]-[.E16])/[.E16])*100;2);&quot;}{\percent}} &amp; &quot;;&quot;{\SI{&quot;;ROUND((([.F46]-[.F16])/[.F16])*100;2);&quot;}{\percent}} \\ &quot;)" office:value-type="string" office:string-value="{w14} &amp; {\SI{-50.45}{\percent}} &amp; {\SI{-55.47}{\percent}} &amp; {\SI{-57.92}{\percent}} &amp; {\SI{38.85}{\percent}} &amp; {\SI{25.31}{\percent}} &amp; {\SI{18}{\percent}} \\ ">
            <text:p>{w14} &amp; {\SI{-50.45}{\percent}} &amp; {\SI{-55.47}{\percent}} &amp; {\SI{-57.92}{\percent}} &amp; {\SI{38.85}{\percent}} &amp; {\SI{25.31}{\percent}} &amp; {\SI{18}{\percent}} \\ </text:p>
          </table:table-cell>
        </table:table-row>
        <table:table-row table:style-name="ro2">
          <table:table-cell table:formula="of:=VALUE(RIGHT(TRIM([.B17]); LEN(TRIM([.B17])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[.C16]*2" office:value-type="float" office:value="1638400">
            <text:p>1638400</text:p>
          </table:table-cell>
          <table:table-cell office:value-type="float" office:value="1503809.296325">
            <text:p>1503809.296325</text:p>
          </table:table-cell>
          <table:table-cell office:value-type="float" office:value="1493657.7374275">
            <text:p>1493657.7374275</text:p>
          </table:table-cell>
          <table:table-cell office:value-type="float" office:value="1526953.2141125">
            <text:p>1526953.2141125</text:p>
          </table:table-cell>
          <table:table-cell office:value-type="string">
            <text:p>h1</text:p>
          </table:table-cell>
          <table:table-cell/>
          <table:table-cell table:style-name="ce2" table:formula="of:=CONCATENATE(&quot;{&quot;;[.B17];&quot;} &amp; &quot;;&quot;{\SI{&quot;;ROUND((([.D32]-[.D17])/[.D17])*100;2);&quot;}{\percent}} &amp; &quot;;&quot;{\SI{&quot;;ROUND((([.E32]-[.E17])/[.E17])*100;2);&quot;}{\percent}} &amp; &quot;;&quot;{\SI{&quot;;ROUND((([.F32]-[.F17])/[.F17])*100;2);&quot;}{\percent}} &amp; &quot;;&quot;{\SI{&quot;;ROUND((([.D47]-[.D17])/[.D17])*100;2);&quot;}{\percent}} &amp; &quot;;&quot;{\SI{&quot;;ROUND((([.E47]-[.E17])/[.E17])*100;2);&quot;}{\percent}} &amp; &quot;;&quot;{\SI{&quot;;ROUND((([.F47]-[.F17])/[.F17])*100;2);&quot;}{\percent}} \\ &quot;)" office:value-type="string" office:string-value="{w15} &amp; {\SI{-90.14}{\percent}} &amp; {\SI{-90.06}{\percent}} &amp; {\SI{-90.36}{\percent}} &amp; {\SI{-80.48}{\percent}} &amp; {\SI{-80.5}{\percent}} &amp; {\SI{-80.84}{\percent}} \\ ">
            <text:p>{w15} &amp; {\SI{-90.14}{\percent}} &amp; {\SI{-90.06}{\percent}} &amp; {\SI{-90.36}{\percent}} &amp; {\SI{-80.48}{\percent}} &amp; {\SI{-80.5}{\percent}} &amp; {\SI{-80.84}{\percent}} \\ </text:p>
          </table:table-cell>
        </table:table-row>
        <table:table-row table:style-name="ro2">
          <table:table-cell table:formula="of:=VALUE(RIGHT(TRIM([.B18]); LEN(TRIM([.B18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1293334960925">
            <text:p>5.1293334961</text:p>
          </table:table-cell>
          <table:table-cell office:value-type="float" office:value="5.11260986328">
            <text:p>5.1126098633</text:p>
          </table:table-cell>
          <table:table-cell office:value-type="float" office:value="5.12890625">
            <text:p>5.1289062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19]); LEN(TRIM([.B19]))-1))" office:value-type="float" office:value="2">
            <text:p>2</text:p>
          </table:table-cell>
          <table:table-cell office:value-type="string">
            <text:p>w2</text:p>
          </table:table-cell>
          <table:table-cell table:formula="of:=[.C18]*2" office:value-type="float" office:value="200">
            <text:p>200</text:p>
          </table:table-cell>
          <table:table-cell office:value-type="float" office:value="8.87890625">
            <text:p>8.87890625</text:p>
          </table:table-cell>
          <table:table-cell office:value-type="float" office:value="8.962829589845">
            <text:p>8.9628295898</text:p>
          </table:table-cell>
          <table:table-cell office:value-type="float" office:value="9.0685424804725">
            <text:p>9.068542480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0]); LEN(TRIM([.B20]))-1))" office:value-type="float" office:value="3">
            <text:p>3</text:p>
          </table:table-cell>
          <table:table-cell office:value-type="string">
            <text:p>w3</text:p>
          </table:table-cell>
          <table:table-cell table:formula="of:=[.C19]*2" office:value-type="float" office:value="400">
            <text:p>400</text:p>
          </table:table-cell>
          <table:table-cell office:value-type="float" office:value="16.701904296875">
            <text:p>16.7019042969</text:p>
          </table:table-cell>
          <table:table-cell office:value-type="float" office:value="16.59075927735">
            <text:p>16.5907592774</text:p>
          </table:table-cell>
          <table:table-cell office:value-type="float" office:value="16.95318603515">
            <text:p>16.9531860352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1]); LEN(TRIM([.B21]))-1))" office:value-type="float" office:value="4">
            <text:p>4</text:p>
          </table:table-cell>
          <table:table-cell office:value-type="string">
            <text:p>w4</text:p>
          </table:table-cell>
          <table:table-cell table:formula="of:=[.C20]*2" office:value-type="float" office:value="800">
            <text:p>800</text:p>
          </table:table-cell>
          <table:table-cell office:value-type="float" office:value="29.595214843775">
            <text:p>29.5952148438</text:p>
          </table:table-cell>
          <table:table-cell office:value-type="float" office:value="29.268859863275">
            <text:p>29.2688598633</text:p>
          </table:table-cell>
          <table:table-cell office:value-type="float" office:value="29.8130493164">
            <text:p>29.8130493164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2]); LEN(TRIM([.B22]))-1))" office:value-type="float" office:value="5">
            <text:p>5</text:p>
          </table:table-cell>
          <table:table-cell office:value-type="string">
            <text:p>w5</text:p>
          </table:table-cell>
          <table:table-cell table:formula="of:=[.C21]*2" office:value-type="float" office:value="1600">
            <text:p>1600</text:p>
          </table:table-cell>
          <table:table-cell office:value-type="float" office:value="54.03057861325">
            <text:p>54.0305786133</text:p>
          </table:table-cell>
          <table:table-cell office:value-type="float" office:value="54.1235961914">
            <text:p>54.1235961914</text:p>
          </table:table-cell>
          <table:table-cell office:value-type="float" office:value="54.63403320315">
            <text:p>54.6340332032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3]); LEN(TRIM([.B23]))-1))" office:value-type="float" office:value="6">
            <text:p>6</text:p>
          </table:table-cell>
          <table:table-cell office:value-type="string">
            <text:p>w6</text:p>
          </table:table-cell>
          <table:table-cell table:formula="of:=[.C22]*2" office:value-type="float" office:value="3200">
            <text:p>3200</text:p>
          </table:table-cell>
          <table:table-cell office:value-type="float" office:value="97.3818359375">
            <text:p>97.3818359375</text:p>
          </table:table-cell>
          <table:table-cell office:value-type="float" office:value="98.782470703125">
            <text:p>98.7824707031</text:p>
          </table:table-cell>
          <table:table-cell office:value-type="float" office:value="97.9324951172">
            <text:p>97.9324951172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4]); LEN(TRIM([.B24]))-1))" office:value-type="float" office:value="7">
            <text:p>7</text:p>
          </table:table-cell>
          <table:table-cell office:value-type="string">
            <text:p>w7</text:p>
          </table:table-cell>
          <table:table-cell table:formula="of:=[.C23]*2" office:value-type="float" office:value="6400">
            <text:p>6400</text:p>
          </table:table-cell>
          <table:table-cell office:value-type="float" office:value="183.6787719725">
            <text:p>183.6787719725</text:p>
          </table:table-cell>
          <table:table-cell office:value-type="float" office:value="183.3502197265">
            <text:p>183.3502197265</text:p>
          </table:table-cell>
          <table:table-cell office:value-type="float" office:value="184.120300293">
            <text:p>184.120300293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5]); LEN(TRIM([.B25]))-1))" office:value-type="float" office:value="8">
            <text:p>8</text:p>
          </table:table-cell>
          <table:table-cell office:value-type="string">
            <text:p>w8</text:p>
          </table:table-cell>
          <table:table-cell table:formula="of:=[.C24]*2" office:value-type="float" office:value="12800">
            <text:p>12800</text:p>
          </table:table-cell>
          <table:table-cell office:value-type="float" office:value="351.91900634775">
            <text:p>351.9190063478</text:p>
          </table:table-cell>
          <table:table-cell office:value-type="float" office:value="352.0197753905">
            <text:p>352.0197753905</text:p>
          </table:table-cell>
          <table:table-cell office:value-type="float" office:value="350.93151855475">
            <text:p>350.9315185548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6]); LEN(TRIM([.B26]))-1))" office:value-type="float" office:value="9">
            <text:p>9</text:p>
          </table:table-cell>
          <table:table-cell office:value-type="string">
            <text:p>w9</text:p>
          </table:table-cell>
          <table:table-cell table:formula="of:=[.C25]*2" office:value-type="float" office:value="25600">
            <text:p>25600</text:p>
          </table:table-cell>
          <table:table-cell office:value-type="float" office:value="667.2660522465">
            <text:p>667.2660522465</text:p>
          </table:table-cell>
          <table:table-cell office:value-type="float" office:value="679.77038574225">
            <text:p>679.7703857423</text:p>
          </table:table-cell>
          <table:table-cell office:value-type="float" office:value="676.19921875">
            <text:p>676.1992187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7]); LEN(TRIM([.B27])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[.C26]*2" office:value-type="float" office:value="51200">
            <text:p>51200</text:p>
          </table:table-cell>
          <table:table-cell office:value-type="float" office:value="1315.0360717775">
            <text:p>1315.0360717775</text:p>
          </table:table-cell>
          <table:table-cell office:value-type="float" office:value="1322.318847655">
            <text:p>1322.318847655</text:p>
          </table:table-cell>
          <table:table-cell office:value-type="float" office:value="1313.8598632825">
            <text:p>1313.859863282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8]); LEN(TRIM([.B28])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[.C27]*2" office:value-type="float" office:value="102400">
            <text:p>102400</text:p>
          </table:table-cell>
          <table:table-cell office:value-type="float" office:value="2608.52972412">
            <text:p>2608.52972412</text:p>
          </table:table-cell>
          <table:table-cell office:value-type="float" office:value="2635.4238281275">
            <text:p>2635.4238281275</text:p>
          </table:table-cell>
          <table:table-cell office:value-type="float" office:value="2643.4875488275">
            <text:p>2643.487548827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29]); LEN(TRIM([.B29])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[.C28]*2" office:value-type="float" office:value="204800">
            <text:p>204800</text:p>
          </table:table-cell>
          <table:table-cell office:value-type="float" office:value="5306.020751955">
            <text:p>5306.020751955</text:p>
          </table:table-cell>
          <table:table-cell office:value-type="float" office:value="5175.5664672875">
            <text:p>5175.5664672875</text:p>
          </table:table-cell>
          <table:table-cell office:value-type="float" office:value="5215.1971435525">
            <text:p>5215.197143552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30]); LEN(TRIM([.B30])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[.C29]*2" office:value-type="float" office:value="409600">
            <text:p>409600</text:p>
          </table:table-cell>
          <table:table-cell office:value-type="float" office:value="11482.2606201">
            <text:p>11482.2606201</text:p>
          </table:table-cell>
          <table:table-cell office:value-type="float" office:value="11579.385009775">
            <text:p>11579.385009775</text:p>
          </table:table-cell>
          <table:table-cell office:value-type="float" office:value="11610.1829834">
            <text:p>11610.1829834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31]); LEN(TRIM([.B31])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[.C30]*2" office:value-type="float" office:value="819200">
            <text:p>819200</text:p>
          </table:table-cell>
          <table:table-cell office:value-type="float" office:value="68105.514404325">
            <text:p>68105.514404325</text:p>
          </table:table-cell>
          <table:table-cell office:value-type="float" office:value="67246.451416">
            <text:p>67246.451416</text:p>
          </table:table-cell>
          <table:table-cell office:value-type="float" office:value="67591.51293945">
            <text:p>67591.51293945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32]); LEN(TRIM([.B32])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[.C31]*2" office:value-type="float" office:value="1638400">
            <text:p>1638400</text:p>
          </table:table-cell>
          <table:table-cell office:value-type="float" office:value="148297.5197145">
            <text:p>148297.5197145</text:p>
          </table:table-cell>
          <table:table-cell office:value-type="float" office:value="148501.6292725">
            <text:p>148501.6292725</text:p>
          </table:table-cell>
          <table:table-cell office:value-type="float" office:value="147208.149658">
            <text:p>147208.149658</text:p>
          </table:table-cell>
          <table:table-cell office:value-type="string">
            <text:p>h2</text:p>
          </table:table-cell>
          <table:table-cell table:number-columns-repeated="2"/>
        </table:table-row>
        <table:table-row table:style-name="ro2">
          <table:table-cell table:formula="of:=VALUE(RIGHT(TRIM([.B33]); LEN(TRIM([.B33])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7.912414550785">
            <text:p>7.9124145508</text:p>
          </table:table-cell>
          <table:table-cell office:value-type="float" office:value="7.9414062500025">
            <text:p>7.94140625</text:p>
          </table:table-cell>
          <table:table-cell office:value-type="float" office:value="7.9319458007825">
            <text:p>7.9319458008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4]); LEN(TRIM([.B34]))-1))" office:value-type="float" office:value="2">
            <text:p>2</text:p>
          </table:table-cell>
          <table:table-cell office:value-type="string">
            <text:p>w2</text:p>
          </table:table-cell>
          <table:table-cell table:formula="of:=[.C33]*2" office:value-type="float" office:value="200">
            <text:p>200</text:p>
          </table:table-cell>
          <table:table-cell office:value-type="float" office:value="14.075866699225">
            <text:p>14.0758666992</text:p>
          </table:table-cell>
          <table:table-cell office:value-type="float" office:value="14.3067626953">
            <text:p>14.3067626953</text:p>
          </table:table-cell>
          <table:table-cell office:value-type="float" office:value="14.205078125">
            <text:p>14.205078125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5]); LEN(TRIM([.B35]))-1))" office:value-type="float" office:value="3">
            <text:p>3</text:p>
          </table:table-cell>
          <table:table-cell office:value-type="string">
            <text:p>w3</text:p>
          </table:table-cell>
          <table:table-cell table:formula="of:=[.C34]*2" office:value-type="float" office:value="400">
            <text:p>400</text:p>
          </table:table-cell>
          <table:table-cell office:value-type="float" office:value="26.5953979492">
            <text:p>26.5953979492</text:p>
          </table:table-cell>
          <table:table-cell office:value-type="float" office:value="26.937072753875">
            <text:p>26.9370727539</text:p>
          </table:table-cell>
          <table:table-cell office:value-type="float" office:value="26.83795166015">
            <text:p>26.8379516602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6]); LEN(TRIM([.B36]))-1))" office:value-type="float" office:value="4">
            <text:p>4</text:p>
          </table:table-cell>
          <table:table-cell office:value-type="string">
            <text:p>w4</text:p>
          </table:table-cell>
          <table:table-cell table:formula="of:=[.C35]*2" office:value-type="float" office:value="800">
            <text:p>800</text:p>
          </table:table-cell>
          <table:table-cell office:value-type="float" office:value="47.179016113275">
            <text:p>47.1790161133</text:p>
          </table:table-cell>
          <table:table-cell office:value-type="float" office:value="47.68579101565">
            <text:p>47.6857910157</text:p>
          </table:table-cell>
          <table:table-cell office:value-type="float" office:value="47.514404296875">
            <text:p>47.5144042969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7]); LEN(TRIM([.B37]))-1))" office:value-type="float" office:value="5">
            <text:p>5</text:p>
          </table:table-cell>
          <table:table-cell office:value-type="string">
            <text:p>w5</text:p>
          </table:table-cell>
          <table:table-cell table:formula="of:=[.C36]*2" office:value-type="float" office:value="1600">
            <text:p>1600</text:p>
          </table:table-cell>
          <table:table-cell office:value-type="float" office:value="86.362182617175">
            <text:p>86.3621826172</text:p>
          </table:table-cell>
          <table:table-cell office:value-type="float" office:value="86.56945800785">
            <text:p>86.5694580079</text:p>
          </table:table-cell>
          <table:table-cell office:value-type="float" office:value="87.11572265625">
            <text:p>87.1157226563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8]); LEN(TRIM([.B38]))-1))" office:value-type="float" office:value="6">
            <text:p>6</text:p>
          </table:table-cell>
          <table:table-cell office:value-type="string">
            <text:p>w6</text:p>
          </table:table-cell>
          <table:table-cell table:formula="of:=[.C37]*2" office:value-type="float" office:value="3200">
            <text:p>3200</text:p>
          </table:table-cell>
          <table:table-cell office:value-type="float" office:value="152.83178710925">
            <text:p>152.8317871093</text:p>
          </table:table-cell>
          <table:table-cell office:value-type="float" office:value="155.80822753925">
            <text:p>155.8082275393</text:p>
          </table:table-cell>
          <table:table-cell office:value-type="float" office:value="166.45764160175">
            <text:p>166.4576416018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39]); LEN(TRIM([.B39]))-1))" office:value-type="float" office:value="7">
            <text:p>7</text:p>
          </table:table-cell>
          <table:table-cell office:value-type="string">
            <text:p>w7</text:p>
          </table:table-cell>
          <table:table-cell table:formula="of:=[.C38]*2" office:value-type="float" office:value="6400">
            <text:p>6400</text:p>
          </table:table-cell>
          <table:table-cell office:value-type="float" office:value="284.05627441425">
            <text:p>284.0562744143</text:p>
          </table:table-cell>
          <table:table-cell office:value-type="float" office:value="281.598022461">
            <text:p>281.598022461</text:p>
          </table:table-cell>
          <table:table-cell office:value-type="float" office:value="282.2212524415">
            <text:p>282.2212524415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0]); LEN(TRIM([.B40]))-1))" office:value-type="float" office:value="8">
            <text:p>8</text:p>
          </table:table-cell>
          <table:table-cell office:value-type="string">
            <text:p>w8</text:p>
          </table:table-cell>
          <table:table-cell table:formula="of:=[.C39]*2" office:value-type="float" office:value="12800">
            <text:p>12800</text:p>
          </table:table-cell>
          <table:table-cell office:value-type="float" office:value="498.72454834">
            <text:p>498.72454834</text:p>
          </table:table-cell>
          <table:table-cell office:value-type="float" office:value="505.6193847655">
            <text:p>505.6193847655</text:p>
          </table:table-cell>
          <table:table-cell office:value-type="float" office:value="526.233581543">
            <text:p>526.233581543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1]); LEN(TRIM([.B41]))-1))" office:value-type="float" office:value="9">
            <text:p>9</text:p>
          </table:table-cell>
          <table:table-cell office:value-type="string">
            <text:p>w9</text:p>
          </table:table-cell>
          <table:table-cell table:formula="of:=[.C40]*2" office:value-type="float" office:value="25600">
            <text:p>25600</text:p>
          </table:table-cell>
          <table:table-cell office:value-type="float" office:value="953.0005493165">
            <text:p>953.0005493165</text:p>
          </table:table-cell>
          <table:table-cell office:value-type="float" office:value="945.6891479495">
            <text:p>945.6891479495</text:p>
          </table:table-cell>
          <table:table-cell office:value-type="float" office:value="938.28765869125">
            <text:p>938.2876586913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2]); LEN(TRIM([.B42])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[.C41]*2" office:value-type="float" office:value="51200">
            <text:p>51200</text:p>
          </table:table-cell>
          <table:table-cell office:value-type="float" office:value="1669.8139648425">
            <text:p>1669.8139648425</text:p>
          </table:table-cell>
          <table:table-cell office:value-type="float" office:value="1792.8060302725">
            <text:p>1792.8060302725</text:p>
          </table:table-cell>
          <table:table-cell office:value-type="float" office:value="1765.01751709">
            <text:p>1765.01751709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3]); LEN(TRIM([.B43])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[.C42]*2" office:value-type="float" office:value="102400">
            <text:p>102400</text:p>
          </table:table-cell>
          <table:table-cell office:value-type="float" office:value="3157.0095214875">
            <text:p>3157.0095214875</text:p>
          </table:table-cell>
          <table:table-cell office:value-type="float" office:value="3158.66986084">
            <text:p>3158.66986084</text:p>
          </table:table-cell>
          <table:table-cell office:value-type="float" office:value="3348.1691284175">
            <text:p>3348.1691284175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4]); LEN(TRIM([.B44])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[.C43]*2" office:value-type="float" office:value="204800">
            <text:p>204800</text:p>
          </table:table-cell>
          <table:table-cell office:value-type="float" office:value="7957.981018075">
            <text:p>7957.981018075</text:p>
          </table:table-cell>
          <table:table-cell office:value-type="float" office:value="8179.426513675">
            <text:p>8179.426513675</text:p>
          </table:table-cell>
          <table:table-cell office:value-type="float" office:value="7864.646850585">
            <text:p>7864.646850585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5]); LEN(TRIM([.B45])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[.C44]*2" office:value-type="float" office:value="409600">
            <text:p>409600</text:p>
          </table:table-cell>
          <table:table-cell office:value-type="float" office:value="21242.5150757">
            <text:p>21242.5150757</text:p>
          </table:table-cell>
          <table:table-cell office:value-type="float" office:value="20641.1727295">
            <text:p>20641.1727295</text:p>
          </table:table-cell>
          <table:table-cell office:value-type="float" office:value="21315.9215088">
            <text:p>21315.9215088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6]); LEN(TRIM([.B46])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[.C45]*2" office:value-type="float" office:value="819200">
            <text:p>819200</text:p>
          </table:table-cell>
          <table:table-cell office:value-type="float" office:value="190861.291199">
            <text:p>190861.291199</text:p>
          </table:table-cell>
          <table:table-cell office:value-type="float" office:value="189238.28552275">
            <text:p>189238.28552275</text:p>
          </table:table-cell>
          <table:table-cell office:value-type="float" office:value="189545.37176525">
            <text:p>189545.37176525</text:p>
          </table:table-cell>
          <table:table-cell office:value-type="string">
            <text:p>h3</text:p>
          </table:table-cell>
          <table:table-cell table:number-columns-repeated="2"/>
        </table:table-row>
        <table:table-row table:style-name="ro2">
          <table:table-cell table:formula="of:=VALUE(RIGHT(TRIM([.B47]); LEN(TRIM([.B47])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[.C46]*2" office:value-type="float" office:value="1638400">
            <text:p>1638400</text:p>
          </table:table-cell>
          <table:table-cell office:value-type="float" office:value="293514.4815675">
            <text:p>293514.4815675</text:p>
          </table:table-cell>
          <table:table-cell office:value-type="float" office:value="291265.95922825">
            <text:p>291265.95922825</text:p>
          </table:table-cell>
          <table:table-cell office:value-type="float" office:value="292593.02673375">
            <text:p>292593.02673375</text:p>
          </table:table-cell>
          <table:table-cell office:value-type="string">
            <text:p>h3</text:p>
          </table:table-cell>
          <table:table-cell table:number-columns-repeated="2"/>
        </table:table-row>
      </table:table>
      <table:table table:name="OAI-PMH Baseline Measurements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2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GetRecor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ListSets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10">
            <text:p>1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/>
          <table:table-cell table:style-name="ce2" table:formula="of:=CONCATENATE(&quot;{&quot;;[.A2];&quot;} &amp; &quot;;&quot;{\tablenum[table-format=4.2]{&quot;;ROUND([.B2];2);&quot;}} &amp; &quot;;&quot;{\tablenum[table-format=4.2]{&quot;;ROUND([.C2];2);&quot;}} &amp; &quot;;&quot;{\tablenum[table-format=4.2]{&quot;;ROUND([.D2];2);&quot;}} &amp; &quot;;&quot;{\tablenum[table-format=4.2]{&quot;;ROUND([.E2];2);&quot;}} \\ &quot;)" office:value-type="string" office:string-value="{W1} &amp; {\tablenum[table-format=4.2]{10}} &amp; {\tablenum[table-format=4.2]{10}} &amp; {\tablenum[table-format=4.2]{480}} &amp; {\tablenum[table-format=4.2]{0}} \\ ">
            <text:p>{W1} &amp; {\tablenum[table-format=4.2]{10}} &amp; {\tablenum[table-format=4.2]{10}} &amp; {\tablenum[table-format=4.2]{480}} &amp; {\tablenum[table-format=4.2]{0}} \\ 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  <table:table-cell/>
          <table:table-cell table:style-name="ce2" table:formula="of:=CONCATENATE(&quot;{&quot;;[.A3];&quot;} &amp; &quot;;&quot;{\tablenum[table-format=4.2]{&quot;;ROUND([.B3];2);&quot;}} &amp; &quot;;&quot;{\tablenum[table-format=4.2]{&quot;;ROUND([.C3];2);&quot;}} &amp; &quot;;&quot;{\tablenum[table-format=4.2]{&quot;;ROUND([.D3];2);&quot;}} &amp; &quot;;&quot;{\tablenum[table-format=4.2]{&quot;;ROUND([.E3];2);&quot;}} \\ &quot;)" office:value-type="string" office:string-value="{W2} &amp; {\tablenum[table-format=4.2]{10}} &amp; {\tablenum[table-format=4.2]{20}} &amp; {\tablenum[table-format=4.2]{980}} &amp; {\tablenum[table-format=4.2]{10}} \\ ">
            <text:p>{W2} &amp; {\tablenum[table-format=4.2]{10}} &amp; {\tablenum[table-format=4.2]{20}} &amp; {\tablenum[table-format=4.2]{980}} &amp; {\tablenum[table-format=4.2]{10}} \\ 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/>
          <table:table-cell table:style-name="ce2" table:formula="of:=CONCATENATE(&quot;{&quot;;[.A4];&quot;} &amp; &quot;;&quot;{\tablenum[table-format=4.2]{&quot;;ROUND([.B4];2);&quot;}} &amp; &quot;;&quot;{\tablenum[table-format=4.2]{&quot;;ROUND([.C4];2);&quot;}} &amp; &quot;;&quot;{\tablenum[table-format=4.2]{&quot;;ROUND([.D4];2);&quot;}} &amp; &quot;;&quot;{\tablenum[table-format=4.2]{&quot;;ROUND([.E4];2);&quot;}} \\ &quot;)" office:value-type="string" office:string-value="{W3} &amp; {\tablenum[table-format=4.2]{10}} &amp; {\tablenum[table-format=4.2]{60}} &amp; {\tablenum[table-format=4.2]{2000}} &amp; {\tablenum[table-format=4.2]{0}} \\ ">
            <text:p>{W3} &amp; {\tablenum[table-format=4.2]{10}} &amp; {\tablenum[table-format=4.2]{60}} &amp; {\tablenum[table-format=4.2]{2000}} &amp; {\tablenum[table-format=4.2]{0}} \\ 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4120">
            <text:p>4120</text:p>
          </table:table-cell>
          <table:table-cell office:value-type="float" office:value="10">
            <text:p>10</text:p>
          </table:table-cell>
          <table:table-cell/>
          <table:table-cell table:style-name="ce2" table:formula="of:=CONCATENATE(&quot;{&quot;;[.A5];&quot;} &amp; &quot;;&quot;{\tablenum[table-format=4.2]{&quot;;ROUND([.B5];2);&quot;}} &amp; &quot;;&quot;{\tablenum[table-format=4.2]{&quot;;ROUND([.C5];2);&quot;}} &amp; &quot;;&quot;{\tablenum[table-format=4.2]{&quot;;ROUND([.D5];2);&quot;}} &amp; &quot;;&quot;{\tablenum[table-format=4.2]{&quot;;ROUND([.E5];2);&quot;}} \\ &quot;)" office:value-type="string" office:string-value="{W4} &amp; {\tablenum[table-format=4.2]{20}} &amp; {\tablenum[table-format=4.2]{170}} &amp; {\tablenum[table-format=4.2]{4120}} &amp; {\tablenum[table-format=4.2]{10}} \\ ">
            <text:p>{W4} &amp; {\tablenum[table-format=4.2]{20}} &amp; {\tablenum[table-format=4.2]{170}} &amp; {\tablenum[table-format=4.2]{4120}} &amp; {\tablenum[table-format=4.2]{10}} \\ 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office:value-type="float" office:value="5410">
            <text:p>5410</text:p>
          </table:table-cell>
          <table:table-cell office:value-type="float" office:value="10">
            <text:p>10</text:p>
          </table:table-cell>
          <table:table-cell/>
          <table:table-cell table:style-name="ce2" table:formula="of:=CONCATENATE(&quot;{&quot;;[.A6];&quot;} &amp; &quot;;&quot;{\tablenum[table-format=4.2]{&quot;;ROUND([.B6];2);&quot;}} &amp; &quot;;&quot;{\tablenum[table-format=4.2]{&quot;;ROUND([.C6];2);&quot;}} &amp; &quot;;&quot;{\tablenum[table-format=4.2]{&quot;;ROUND([.D6];2);&quot;}} &amp; &quot;;&quot;{\tablenum[table-format=4.2]{&quot;;ROUND([.E6];2);&quot;}} \\ &quot;)" office:value-type="string" office:string-value="{W5} &amp; {\tablenum[table-format=4.2]{20}} &amp; {\tablenum[table-format=4.2]{390}} &amp; {\tablenum[table-format=4.2]{5410}} &amp; {\tablenum[table-format=4.2]{10}} \\ ">
            <text:p>{W5} &amp; {\tablenum[table-format=4.2]{20}} &amp; {\tablenum[table-format=4.2]{390}} &amp; {\tablenum[table-format=4.2]{5410}} &amp; {\tablenum[table-format=4.2]{10}} \\ 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0">
            <text:p>50</text:p>
          </table:table-cell>
          <table:table-cell office:value-type="float" office:value="770">
            <text:p>770</text:p>
          </table:table-cell>
          <table:table-cell office:value-type="float" office:value="5940">
            <text:p>5940</text:p>
          </table:table-cell>
          <table:table-cell office:value-type="float" office:value="20">
            <text:p>20</text:p>
          </table:table-cell>
          <table:table-cell/>
          <table:table-cell table:style-name="ce2" table:formula="of:=CONCATENATE(&quot;{&quot;;[.A7];&quot;} &amp; &quot;;&quot;{\tablenum[table-format=4.2]{&quot;;ROUND([.B7];2);&quot;}} &amp; &quot;;&quot;{\tablenum[table-format=4.2]{&quot;;ROUND([.C7];2);&quot;}} &amp; &quot;;&quot;{\tablenum[table-format=4.2]{&quot;;ROUND([.D7];2);&quot;}} &amp; &quot;;&quot;{\tablenum[table-format=4.2]{&quot;;ROUND([.E7];2);&quot;}} \\ &quot;)" office:value-type="string" office:string-value="{W6} &amp; {\tablenum[table-format=4.2]{50}} &amp; {\tablenum[table-format=4.2]{770}} &amp; {\tablenum[table-format=4.2]{5940}} &amp; {\tablenum[table-format=4.2]{20}} \\ ">
            <text:p>{W6} &amp; {\tablenum[table-format=4.2]{50}} &amp; {\tablenum[table-format=4.2]{770}} &amp; {\tablenum[table-format=4.2]{5940}} &amp; {\tablenum[table-format=4.2]{20}} \\ 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80">
            <text:p>80</text:p>
          </table:table-cell>
          <table:table-cell office:value-type="float" office:value="1530">
            <text:p>1530</text:p>
          </table:table-cell>
          <table:table-cell office:value-type="float" office:value="6730">
            <text:p>6730</text:p>
          </table:table-cell>
          <table:table-cell office:value-type="float" office:value="40">
            <text:p>40</text:p>
          </table:table-cell>
          <table:table-cell/>
          <table:table-cell table:style-name="ce2" table:formula="of:=CONCATENATE(&quot;{&quot;;[.A8];&quot;} &amp; &quot;;&quot;{\tablenum[table-format=4.2]{&quot;;ROUND([.B8];2);&quot;}} &amp; &quot;;&quot;{\tablenum[table-format=4.2]{&quot;;ROUND([.C8];2);&quot;}} &amp; &quot;;&quot;{\tablenum[table-format=4.2]{&quot;;ROUND([.D8];2);&quot;}} &amp; &quot;;&quot;{\tablenum[table-format=4.2]{&quot;;ROUND([.E8];2);&quot;}} \\ &quot;)" office:value-type="string" office:string-value="{W7} &amp; {\tablenum[table-format=4.2]{80}} &amp; {\tablenum[table-format=4.2]{1530}} &amp; {\tablenum[table-format=4.2]{6730}} &amp; {\tablenum[table-format=4.2]{40}} \\ ">
            <text:p>{W7} &amp; {\tablenum[table-format=4.2]{80}} &amp; {\tablenum[table-format=4.2]{1530}} &amp; {\tablenum[table-format=4.2]{6730}} &amp; {\tablenum[table-format=4.2]{40}} \\ 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50">
            <text:p>150</text:p>
          </table:table-cell>
          <table:table-cell office:value-type="float" office:value="3090">
            <text:p>3090</text:p>
          </table:table-cell>
          <table:table-cell office:value-type="float" office:value="8370">
            <text:p>8370</text:p>
          </table:table-cell>
          <table:table-cell office:value-type="float" office:value="70">
            <text:p>70</text:p>
          </table:table-cell>
          <table:table-cell/>
          <table:table-cell table:style-name="ce2" table:formula="of:=CONCATENATE(&quot;{&quot;;[.A9];&quot;} &amp; &quot;;&quot;{\tablenum[table-format=4.2]{&quot;;ROUND([.B9];2);&quot;}} &amp; &quot;;&quot;{\tablenum[table-format=4.2]{&quot;;ROUND([.C9];2);&quot;}} &amp; &quot;;&quot;{\tablenum[table-format=4.2]{&quot;;ROUND([.D9];2);&quot;}} &amp; &quot;;&quot;{\tablenum[table-format=4.2]{&quot;;ROUND([.E9];2);&quot;}} \\ &quot;)" office:value-type="string" office:string-value="{W8} &amp; {\tablenum[table-format=4.2]{150}} &amp; {\tablenum[table-format=4.2]{3090}} &amp; {\tablenum[table-format=4.2]{8370}} &amp; {\tablenum[table-format=4.2]{70}} \\ ">
            <text:p>{W8} &amp; {\tablenum[table-format=4.2]{150}} &amp; {\tablenum[table-format=4.2]{3090}} &amp; {\tablenum[table-format=4.2]{8370}} &amp; {\tablenum[table-format=4.2]{70}} \\ 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300">
            <text:p>300</text:p>
          </table:table-cell>
          <table:table-cell office:value-type="float" office:value="6250">
            <text:p>6250</text:p>
          </table:table-cell>
          <table:table-cell office:value-type="float" office:value="11680">
            <text:p>11680</text:p>
          </table:table-cell>
          <table:table-cell office:value-type="float" office:value="120">
            <text:p>120</text:p>
          </table:table-cell>
          <table:table-cell/>
          <table:table-cell table:style-name="ce2" table:formula="of:=CONCATENATE(&quot;{&quot;;[.A10];&quot;} &amp; &quot;;&quot;{\tablenum[table-format=4.2]{&quot;;ROUND([.B10];2);&quot;}} &amp; &quot;;&quot;{\tablenum[table-format=4.2]{&quot;;ROUND([.C10];2);&quot;}} &amp; &quot;;&quot;{\tablenum[table-format=4.2]{&quot;;ROUND([.D10];2);&quot;}} &amp; &quot;;&quot;{\tablenum[table-format=4.2]{&quot;;ROUND([.E10];2);&quot;}} \\ &quot;)" office:value-type="string" office:string-value="{W9} &amp; {\tablenum[table-format=4.2]{300}} &amp; {\tablenum[table-format=4.2]{6250}} &amp; {\tablenum[table-format=4.2]{11680}} &amp; {\tablenum[table-format=4.2]{120}} \\ ">
            <text:p>{W9} &amp; {\tablenum[table-format=4.2]{300}} &amp; {\tablenum[table-format=4.2]{6250}} &amp; {\tablenum[table-format=4.2]{11680}} &amp; {\tablenum[table-format=4.2]{120}} \\ 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90">
            <text:p>590</text:p>
          </table:table-cell>
          <table:table-cell office:value-type="float" office:value="13380">
            <text:p>13380</text:p>
          </table:table-cell>
          <table:table-cell office:value-type="float" office:value="18900">
            <text:p>18900</text:p>
          </table:table-cell>
          <table:table-cell office:value-type="float" office:value="240">
            <text:p>240</text:p>
          </table:table-cell>
          <table:table-cell/>
          <table:table-cell table:style-name="ce2" table:formula="of:=CONCATENATE(&quot;{&quot;;[.A11];&quot;} &amp; &quot;;&quot;{\tablenum[table-format=4.2]{&quot;;ROUND([.B11];2);&quot;}} &amp; &quot;;&quot;{\tablenum[table-format=4.2]{&quot;;ROUND([.C11];2);&quot;}} &amp; &quot;;&quot;{\tablenum[table-format=4.2]{&quot;;ROUND([.D11];2);&quot;}} &amp; &quot;;&quot;{\tablenum[table-format=4.2]{&quot;;ROUND([.E11];2);&quot;}} \\ &quot;)" office:value-type="string" office:string-value="{W10} &amp; {\tablenum[table-format=4.2]{590}} &amp; {\tablenum[table-format=4.2]{13380}} &amp; {\tablenum[table-format=4.2]{18900}} &amp; {\tablenum[table-format=4.2]{240}} \\ ">
            <text:p>{W10} &amp; {\tablenum[table-format=4.2]{590}} &amp; {\tablenum[table-format=4.2]{13380}} &amp; {\tablenum[table-format=4.2]{18900}} &amp; {\tablenum[table-format=4.2]{240}} \\ 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200">
            <text:p>1200</text:p>
          </table:table-cell>
          <table:table-cell office:value-type="float" office:value="28460">
            <text:p>28460</text:p>
          </table:table-cell>
          <table:table-cell office:value-type="float" office:value="33460">
            <text:p>33460</text:p>
          </table:table-cell>
          <table:table-cell office:value-type="float" office:value="490">
            <text:p>490</text:p>
          </table:table-cell>
          <table:table-cell/>
          <table:table-cell table:style-name="ce2" table:formula="of:=CONCATENATE(&quot;{&quot;;[.A12];&quot;} &amp; &quot;;&quot;{\tablenum[table-format=4.2]{&quot;;ROUND([.B12];2);&quot;}} &amp; &quot;;&quot;{\tablenum[table-format=4.2]{&quot;;ROUND([.C12];2);&quot;}} &amp; &quot;;&quot;{\tablenum[table-format=4.2]{&quot;;ROUND([.D12];2);&quot;}} &amp; &quot;;&quot;{\tablenum[table-format=4.2]{&quot;;ROUND([.E12];2);&quot;}} \\ &quot;)" office:value-type="string" office:string-value="{W11} &amp; {\tablenum[table-format=4.2]{1200}} &amp; {\tablenum[table-format=4.2]{28460}} &amp; {\tablenum[table-format=4.2]{33460}} &amp; {\tablenum[table-format=4.2]{490}} \\ ">
            <text:p>{W11} &amp; {\tablenum[table-format=4.2]{1200}} &amp; {\tablenum[table-format=4.2]{28460}} &amp; {\tablenum[table-format=4.2]{33460}} &amp; {\tablenum[table-format=4.2]{490}} \\ 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450">
            <text:p>2450</text:p>
          </table:table-cell>
          <table:table-cell office:value-type="float" office:value="61860">
            <text:p>61860</text:p>
          </table:table-cell>
          <table:table-cell office:value-type="float" office:value="66950">
            <text:p>66950</text:p>
          </table:table-cell>
          <table:table-cell office:value-type="float" office:value="990">
            <text:p>990</text:p>
          </table:table-cell>
          <table:table-cell/>
          <table:table-cell table:style-name="ce2" table:formula="of:=CONCATENATE(&quot;{&quot;;[.A13];&quot;} &amp; &quot;;&quot;{\tablenum[table-format=4.2]{&quot;;ROUND([.B13];2);&quot;}} &amp; &quot;;&quot;{\tablenum[table-format=4.2]{&quot;;ROUND([.C13];2);&quot;}} &amp; &quot;;&quot;{\tablenum[table-format=4.2]{&quot;;ROUND([.D13];2);&quot;}} &amp; &quot;;&quot;{\tablenum[table-format=4.2]{&quot;;ROUND([.E13];2);&quot;}} \\ &quot;)" office:value-type="string" office:string-value="{W12} &amp; {\tablenum[table-format=4.2]{2450}} &amp; {\tablenum[table-format=4.2]{61860}} &amp; {\tablenum[table-format=4.2]{66950}} &amp; {\tablenum[table-format=4.2]{990}} \\ ">
            <text:p>{W12} &amp; {\tablenum[table-format=4.2]{2450}} &amp; {\tablenum[table-format=4.2]{61860}} &amp; {\tablenum[table-format=4.2]{66950}} &amp; {\tablenum[table-format=4.2]{990}} \\ 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4870">
            <text:p>4870</text:p>
          </table:table-cell>
          <table:table-cell office:value-type="float" office:value="133940">
            <text:p>133940</text:p>
          </table:table-cell>
          <table:table-cell office:value-type="float" office:value="139720">
            <text:p>139720</text:p>
          </table:table-cell>
          <table:table-cell office:value-type="float" office:value="1990">
            <text:p>1990</text:p>
          </table:table-cell>
          <table:table-cell/>
          <table:table-cell table:style-name="ce2" table:formula="of:=CONCATENATE(&quot;{&quot;;[.A14];&quot;} &amp; &quot;;&quot;{\tablenum[table-format=4.2]{&quot;;ROUND([.B14];2);&quot;}} &amp; &quot;;&quot;{\tablenum[table-format=4.2]{&quot;;ROUND([.C14];2);&quot;}} &amp; &quot;;&quot;{\tablenum[table-format=4.2]{&quot;;ROUND([.D14];2);&quot;}} &amp; &quot;;&quot;{\tablenum[table-format=4.2]{&quot;;ROUND([.E14];2);&quot;}} \\ &quot;)" office:value-type="string" office:string-value="{W13} &amp; {\tablenum[table-format=4.2]{4870}} &amp; {\tablenum[table-format=4.2]{133940}} &amp; {\tablenum[table-format=4.2]{139720}} &amp; {\tablenum[table-format=4.2]{1990}} \\ ">
            <text:p>{W13} &amp; {\tablenum[table-format=4.2]{4870}} &amp; {\tablenum[table-format=4.2]{133940}} &amp; {\tablenum[table-format=4.2]{139720}} &amp; {\tablenum[table-format=4.2]{1990}} \\ 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720">
            <text:p>10720</text:p>
          </table:table-cell>
          <table:table-cell office:value-type="float" office:value="548080">
            <text:p>548080</text:p>
          </table:table-cell>
          <table:table-cell office:value-type="float" office:value="586450">
            <text:p>586450</text:p>
          </table:table-cell>
          <table:table-cell office:value-type="float" office:value="11610">
            <text:p>11610</text:p>
          </table:table-cell>
          <table:table-cell/>
          <table:table-cell table:style-name="ce2" table:formula="of:=CONCATENATE(&quot;{&quot;;[.A15];&quot;} &amp; &quot;;&quot;{\tablenum[table-format=4.2]{&quot;;ROUND([.B15];2);&quot;}} &amp; &quot;;&quot;{\tablenum[table-format=4.2]{&quot;;ROUND([.C15];2);&quot;}} &amp; &quot;;&quot;{\tablenum[table-format=4.2]{&quot;;ROUND([.D15];2);&quot;}} &amp; &quot;;&quot;{\tablenum[table-format=4.2]{&quot;;ROUND([.E15];2);&quot;}} \\ &quot;)" office:value-type="string" office:string-value="{W14} &amp; {\tablenum[table-format=4.2]{10720}} &amp; {\tablenum[table-format=4.2]{548080}} &amp; {\tablenum[table-format=4.2]{586450}} &amp; {\tablenum[table-format=4.2]{11610}} \\ ">
            <text:p>{W14} &amp; {\tablenum[table-format=4.2]{10720}} &amp; {\tablenum[table-format=4.2]{548080}} &amp; {\tablenum[table-format=4.2]{586450}} &amp; {\tablenum[table-format=4.2]{11610}} \\ 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608110">
            <text:p>608110</text:p>
          </table:table-cell>
          <table:table-cell office:value-type="float" office:value="1922890">
            <text:p>1922890</text:p>
          </table:table-cell>
          <table:table-cell office:value-type="float" office:value="1937090">
            <text:p>1937090</text:p>
          </table:table-cell>
          <table:table-cell office:value-type="float" office:value="609180">
            <text:p>609180</text:p>
          </table:table-cell>
          <table:table-cell/>
          <table:table-cell table:style-name="ce2" table:formula="of:=CONCATENATE(&quot;{&quot;;[.A16];&quot;} &amp; &quot;;&quot;{\tablenum[table-format=4.2]{&quot;;ROUND([.B16];2);&quot;}} &amp; &quot;;&quot;{\tablenum[table-format=4.2]{&quot;;ROUND([.C16];2);&quot;}} &amp; &quot;;&quot;{\tablenum[table-format=4.2]{&quot;;ROUND([.D16];2);&quot;}} &amp; &quot;;&quot;{\tablenum[table-format=4.2]{&quot;;ROUND([.E16];2);&quot;}} \\ &quot;)" office:value-type="string" office:string-value="{W15} &amp; {\tablenum[table-format=4.2]{608110}} &amp; {\tablenum[table-format=4.2]{1922890}} &amp; {\tablenum[table-format=4.2]{1937090}} &amp; {\tablenum[table-format=4.2]{609180}} \\ ">
            <text:p>{W15} &amp; {\tablenum[table-format=4.2]{608110}} &amp; {\tablenum[table-format=4.2]{1922890}} &amp; {\tablenum[table-format=4.2]{1937090}} &amp; {\tablenum[table-format=4.2]{609180}} \\ </text:p>
          </table:table-cell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2" table:target-range-address="'Indexing - Updates'.A1:'Indexing - Updates'.H121" table:display-filter-buttons="true" table:orientation="column">
          <table:filter>
            <table:filter-or>
              <table:filter-condition table:field-number="4" table:value="F" table:operator="="/>
            </table:filter-or>
          </table:filter>
        </table:database-range>
        <table:database-range table:name="__Anonymous_Sheet_DB__9" table:target-range-address="'RSS Feed Basic'.A2:'RSS Feed Basic'.D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on Phiri</meta:initial-creator>
    <meta:creation-date>2012-12-27T19:19:30</meta:creation-date>
    <dc:date>2013-02-10T23:25:42</dc:date>
    <dc:creator>Lighton Phiri</dc:creator>
    <meta:editing-duration>P4DT10H52M45S</meta:editing-duration>
    <meta:editing-cycles>70</meta:editing-cycles>
    <meta:generator>LibreOffice/3.5$Linux_x86 LibreOffice_project/350m1$Build-2</meta:generator>
    <meta:document-statistic meta:table-count="11" meta:cell-count="4007" meta:object-count="0"/>
  </office:meta>
</office:document-meta>
</file>